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5cm"/>
    </style:style>
    <style:style style:name="co2" style:family="table-column">
      <style:table-column-properties fo:break-before="auto" style:column-width="2.053cm"/>
    </style:style>
    <style:style style:name="co3" style:family="table-column">
      <style:table-column-properties fo:break-before="auto" style:column-width="5.166cm"/>
    </style:style>
    <style:style style:name="co4" style:family="table-column">
      <style:table-column-properties fo:break-before="auto" style:column-width="60.942cm"/>
    </style:style>
    <style:style style:name="co5" style:family="table-column">
      <style:table-column-properties fo:break-before="auto" style:column-width="14.601cm"/>
    </style:style>
    <style:style style:name="co6" style:family="table-column">
      <style:table-column-properties fo:break-before="auto" style:column-width="20.262cm"/>
    </style:style>
    <style:style style:name="co7" style:family="table-column">
      <style:table-column-properties fo:break-before="auto" style:column-width="23.065cm"/>
    </style:style>
    <style:style style:name="co8" style:family="table-column">
      <style:table-column-properties fo:break-before="auto" style:column-width="2.267cm"/>
    </style:style>
    <style:style style:name="ro1" style:family="table-row">
      <style:table-row-properties style:row-height="0.526cm" fo:break-before="auto" style:use-optimal-row-height="false"/>
    </style:style>
    <style:style style:name="ro2" style:family="table-row">
      <style:table-row-properties style:row-height="0.453cm" fo:break-before="auto" style:use-optimal-row-height="fals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link</text:p>
          </table:table-cell>
          <table:table-cell office:value-type="string">
            <text:p>date</text:p>
          </table:table-cell>
          <table:table-cell office:value-type="string">
            <text:p>author</text:p>
          </table:table-cell>
          <table:table-cell office:value-type="string">
            <text:p>title</text:p>
          </table:table-cell>
          <table:table-cell office:value-type="string">
            <text:p>ipfslink</text:p>
          </table:table-cell>
          <table:table-cell office:value-type="string">
            <text:p>archive_is_link</text:p>
          </table:table-cell>
          <table:table-cell office:value-type="string">
            <text:p>wayback_machine</text:p>
          </table:table-cell>
        </table:table-row>
        <table:table-row table:style-name="ro1">
          <table:table-cell office:value-type="string">
            <text:p>https://www.reddit.com/r/Superstonk/comments/o120xs/the_obv_does_not_lie_the_price_is_wronghodl/</text:p>
          </table:table-cell>
          <table:table-cell office:value-type="string">
            <text:p>2021-06-16</text:p>
          </table:table-cell>
          <table:table-cell office:value-type="string">
            <text:p>u/_Badtothebone_</text:p>
          </table:table-cell>
          <table:table-cell office:value-type="string">
            <text:p>The OBV does not lie. The price is WRONG!??HODL!? </text:p>
          </table:table-cell>
          <table:table-cell table:number-columns-repeated="3"/>
        </table:table-row>
        <table:table-row table:style-name="ro1">
          <table:table-cell office:value-type="string">
            <text:p>https://www.reddit.com/r/Superstonk/comments/txnwhu/checkmate/</text:p>
          </table:table-cell>
          <table:table-cell office:value-type="string">
            <text:p>2022-04-06</text:p>
          </table:table-cell>
          <table:table-cell office:value-type="string">
            <text:p>u/-einfachman-</text:p>
          </table:table-cell>
          <table:table-cell office:value-type="string">
            <text:p>Checkmate</text:p>
          </table:table-cell>
          <table:table-cell table:number-columns-repeated="3"/>
        </table:table-row>
        <table:table-row table:style-name="ro1">
          <table:table-cell office:value-type="string">
            <text:p>https://www.reddit.com/r/Superstonk/comments/u4jwqy/are_billionaires_or_wealthy_public_figures_being/</text:p>
          </table:table-cell>
          <table:table-cell office:value-type="string">
            <text:p>2022-04-16</text:p>
          </table:table-cell>
          <table:table-cell office:value-type="string">
            <text:p>u/-einfachman-</text:p>
          </table:table-cell>
          <table:table-cell office:value-type="string">
            <text:p>Are Billionaires (or Wealthy Public Figures) Being Threatened Away From Publicly Supporting GME?</text:p>
          </table:table-cell>
          <table:table-cell table:number-columns-repeated="3"/>
        </table:table-row>
        <table:table-row table:style-name="ro1">
          <table:table-cell office:value-type="string">
            <text:p>https://www.reddit.com/r/Superstonk/comments/uf8pm6/2022_year_of_the_moass_8_reasons_why_soon/</text:p>
          </table:table-cell>
          <table:table-cell office:value-type="string">
            <text:p>2022-04-30</text:p>
          </table:table-cell>
          <table:table-cell office:value-type="string">
            <text:p>u/-einfachman-</text:p>
          </table:table-cell>
          <table:table-cell office:value-type="string">
            <text:p>2022: Year of the MOASS [8 Reasons Why ? Soon]</text:p>
          </table:table-cell>
          <table:table-cell table:number-columns-repeated="3"/>
        </table:table-row>
        <table:table-row table:style-name="ro1">
          <table:table-cell office:value-type="string">
            <text:p>https://www.reddit.com/r/Superstonk/comments/ulqgud/bcg_goldman_sachs_were_at_least_partially/</text:p>
          </table:table-cell>
          <table:table-cell office:value-type="string">
            <text:p>2022-05-09</text:p>
          </table:table-cell>
          <table:table-cell office:value-type="string">
            <text:p>u/-einfachman-</text:p>
          </table:table-cell>
          <table:table-cell office:value-type="string">
            <text:p>BCG &amp;amp; Goldman Sachs Were (At Least) Partially Responsible for the Events Leading Up to the Default of Greece [And Citadel Profited From It].</text:p>
          </table:table-cell>
          <table:table-cell table:number-columns-repeated="3"/>
        </table:table-row>
        <table:table-row table:style-name="ro1">
          <table:table-cell office:value-type="string">
            <text:p>https://www.reddit.com/r/Superstonk/comments/v0zrni/burning_cash/</text:p>
          </table:table-cell>
          <table:table-cell office:value-type="string">
            <text:p>2022-05-30</text:p>
          </table:table-cell>
          <table:table-cell office:value-type="string">
            <text:p>u/-einfachman-</text:p>
          </table:table-cell>
          <table:table-cell office:value-type="string">
            <text:p>Burning Cash</text:p>
          </table:table-cell>
          <table:table-cell table:number-columns-repeated="3"/>
        </table:table-row>
        <table:table-row table:style-name="ro1">
          <table:table-cell office:value-type="string">
            <text:p>https://www.reddit.com/r/Superstonk/comments/v4wxkb/i_spoke_with_a_former_citadel_client_heres_what/</text:p>
          </table:table-cell>
          <table:table-cell office:value-type="string">
            <text:p>2022-06-04</text:p>
          </table:table-cell>
          <table:table-cell office:value-type="string">
            <text:p>u/-einfachman-</text:p>
          </table:table-cell>
          <table:table-cell office:value-type="string">
            <text:p>I Spoke With a Former Citadel Client. Here’s What He Said About Ken Griffin &amp;amp; Citadel.</text:p>
          </table:table-cell>
          <table:table-cell table:number-columns-repeated="3"/>
        </table:table-row>
        <table:table-row table:style-name="ro1">
          <table:table-cell office:value-type="string">
            <text:p>https://www.reddit.com/r/Superstonk/comments/vfctgw/%CE%B1mc_isnt_being_used_as_a_hedge_against_gme/</text:p>
          </table:table-cell>
          <table:table-cell office:value-type="string">
            <text:p>2022-06-18</text:p>
          </table:table-cell>
          <table:table-cell office:value-type="string">
            <text:p>u/-einfachman-</text:p>
          </table:table-cell>
          <table:table-cell office:value-type="string">
            <text:p>?mc Isn’t Being Used as a Hedge Against GME [Addressing a SHF Divide &amp;amp; Conquer Strategy]</text:p>
          </table:table-cell>
          <table:table-cell table:number-columns-repeated="3"/>
        </table:table-row>
        <table:table-row table:style-name="ro1">
          <table:table-cell office:value-type="string">
            <text:p>https://www.reddit.com/r/Superstonk/comments/vrwfjt/shfs_can_will_get_margin_called/</text:p>
          </table:table-cell>
          <table:table-cell office:value-type="string">
            <text:p>2022-07-05</text:p>
          </table:table-cell>
          <table:table-cell office:value-type="string">
            <text:p>u/-einfachman-</text:p>
          </table:table-cell>
          <table:table-cell office:value-type="string">
            <text:p>SHFs Can &amp;amp; Will Get Margin Called</text:p>
          </table:table-cell>
          <table:table-cell table:number-columns-repeated="3"/>
        </table:table-row>
        <table:table-row table:style-name="ro1">
          <table:table-cell office:value-type="string">
            <text:p>https://www.reddit.com/r/Superstonk/comments/w22nvo/economic_principles_of_gamestop/</text:p>
          </table:table-cell>
          <table:table-cell office:value-type="string">
            <text:p>2022-07-18</text:p>
          </table:table-cell>
          <table:table-cell office:value-type="string">
            <text:p>u/-einfachman-</text:p>
          </table:table-cell>
          <table:table-cell office:value-type="string">
            <text:p>Economic Principles of GameStop</text:p>
          </table:table-cell>
          <table:table-cell table:number-columns-repeated="3"/>
        </table:table-row>
        <table:table-row table:style-name="ro1">
          <table:table-cell office:value-type="string">
            <text:p>https://www.reddit.com/r/Superstonk/comments/z137ou/have_youtubers_been_getting_paid_to_bash_gamestop/</text:p>
          </table:table-cell>
          <table:table-cell office:value-type="string">
            <text:p>2022-11-21</text:p>
          </table:table-cell>
          <table:table-cell office:value-type="string">
            <text:p>u/-einfachman-</text:p>
          </table:table-cell>
          <table:table-cell office:value-type="string">
            <text:p>Have YouTubers Been Getting Paid to Bash GameStop?</text:p>
          </table:table-cell>
          <table:table-cell table:number-columns-repeated="3"/>
        </table:table-row>
        <table:table-row table:style-name="ro1">
          <table:table-cell office:value-type="string">
            <text:p>https://www.reddit.com/r/Superstonk/comments/yt5zfb/this_is_why_shfs_love_trading_halts/</text:p>
          </table:table-cell>
          <table:table-cell office:value-type="string">
            <text:p>2022-11-22</text:p>
          </table:table-cell>
          <table:table-cell office:value-type="string">
            <text:p>u/-einfachman-</text:p>
          </table:table-cell>
          <table:table-cell office:value-type="string">
            <text:p>This is Why SHFs Love Trading Halts</text:p>
          </table:table-cell>
          <table:table-cell table:number-columns-repeated="3"/>
        </table:table-row>
        <table:table-row table:style-name="ro1">
          <table:table-cell office:value-type="string">
            <text:p>https://www.reddit.com/r/Superstonk/comments/z86psz/what_you_should_do_right_now_before_moass/</text:p>
          </table:table-cell>
          <table:table-cell office:value-type="string">
            <text:p>2022-11-29</text:p>
          </table:table-cell>
          <table:table-cell office:value-type="string">
            <text:p>u/-einfachman-</text:p>
          </table:table-cell>
          <table:table-cell office:value-type="string">
            <text:p>What You Should Do (Right Now) Before MOASS</text:p>
          </table:table-cell>
          <table:table-cell table:number-columns-repeated="3"/>
        </table:table-row>
        <table:table-row table:style-name="ro1">
          <table:table-cell office:value-type="string">
            <text:p>https://www.reddit.com/r/Superstonk/comments/zfxmuw/shfs_screwed_with_gamestops_drs_numbers/</text:p>
          </table:table-cell>
          <table:table-cell office:value-type="string">
            <text:p>2022-12-08</text:p>
          </table:table-cell>
          <table:table-cell office:value-type="string">
            <text:p>u/-einfachman-</text:p>
          </table:table-cell>
          <table:table-cell office:value-type="string">
            <text:p>SHFs Screwed With GameStop's DRS Numbers</text:p>
          </table:table-cell>
          <table:table-cell table:number-columns-repeated="3"/>
        </table:table-row>
        <table:table-row table:style-name="ro1">
          <table:table-cell office:value-type="string">
            <text:p>https://www.reddit.com/r/GME/comments/m5anov/operation_smoothbrain_culminating_the_events_of/</text:p>
          </table:table-cell>
          <table:table-cell office:value-type="string">
            <text:p>2021-03-15</text:p>
          </table:table-cell>
          <table:table-cell office:value-type="string">
            <text:p>u/3for100specials</text:p>
          </table:table-cell>
          <table:table-cell office:value-type="string">
            <text:p>Operation SmoothBrain: Culminating The Events of 3/10-3/12 and Why I Believe Shorts Bought The Massive Calls on Wed Dip - In A Failed Attempt to Reload Their Rope Pusher!</text:p>
          </table:table-cell>
          <table:table-cell table:number-columns-repeated="3"/>
        </table:table-row>
        <table:table-row table:style-name="ro1">
          <table:table-cell office:value-type="string">
            <text:p>https://www.reddit.com/r/GME/comments/m7ldm3/a_message_for_all_the_diamond_hands_behind_the/</text:p>
          </table:table-cell>
          <table:table-cell office:value-type="string">
            <text:p>2021-03-18</text:p>
          </table:table-cell>
          <table:table-cell office:value-type="string">
            <text:p>u/3for100specials</text:p>
          </table:table-cell>
          <table:table-cell office:value-type="string">
            <text:p>A message for all the Diamond Hands behind the curtain. The acknowledged but often unmentioned. The silent, yet unyielding. Those doubted, and yet holding for a purpose far greater than themselves. The unassailable.</text:p>
          </table:table-cell>
          <table:table-cell table:number-columns-repeated="3"/>
        </table:table-row>
        <table:table-row table:style-name="ro1">
          <table:table-cell office:value-type="string">
            <text:p>https://www.reddit.com/r/GME/comments/mfke2t/double_dd_analysis_massive_volume_glitches_their/</text:p>
          </table:table-cell>
          <table:table-cell office:value-type="string">
            <text:p>2021-03-29</text:p>
          </table:table-cell>
          <table:table-cell office:value-type="string">
            <text:p>u/3for100specials</text:p>
          </table:table-cell>
          <table:table-cell office:value-type="string">
            <text:p>Double DD Analysis: Massive volume “glitches”, their connection to FTDs, and lastly why DTCC is the end result of a failed DBZ fusion dance between Sauron and Sidious</text:p>
          </table:table-cell>
          <table:table-cell table:number-columns-repeated="3"/>
        </table:table-row>
        <table:table-row table:style-name="ro1">
          <table:table-cell office:value-type="string">
            <text:p>https://www.reddit.com/r/Superstonk/comments/nxlw8v/a_dd_drop_from_last_weekend_which_predicted_and/</text:p>
          </table:table-cell>
          <table:table-cell office:value-type="string">
            <text:p>2021-06-11</text:p>
          </table:table-cell>
          <table:table-cell office:value-type="string">
            <text:p>u/3for100specials</text:p>
          </table:table-cell>
          <table:table-cell office:value-type="string">
            <text:p>A DD drop from last weekend which predicted and described in depth BOTH the usage of ETFs and Married-Put action that occurred this week. Why is no one talking about this???</text:p>
          </table:table-cell>
          <table:table-cell table:number-columns-repeated="3"/>
        </table:table-row>
        <table:table-row table:style-name="ro1">
          <table:table-cell office:value-type="string">
            <text:p>https://www.reddit.com/r/GME/comments/oj3wtr/a_castle_of_glass_game_on_anon/</text:p>
          </table:table-cell>
          <table:table-cell office:value-type="string">
            <text:p>2021-07-13</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GME/comments/ojjzoe/if_youre_wondering_how_the_etfs_rrps_nfts_are_all/</text:p>
          </table:table-cell>
          <table:table-cell office:value-type="string">
            <text:p>2021-07-13</text:p>
          </table:table-cell>
          <table:table-cell office:value-type="string">
            <text:p>u/3for100specials</text:p>
          </table:table-cell>
          <table:table-cell office:value-type="string">
            <text:p>If you're wondering how the ETFs, RRPs, NFTs are all linked. I've got something for you apes. It's not just a House Of Cards, It's a Castle of Glass. Game On, Anon ?</text:p>
          </table:table-cell>
          <table:table-cell table:number-columns-repeated="3"/>
        </table:table-row>
        <table:table-row table:style-name="ro1">
          <table:table-cell office:value-type="string">
            <text:p>https://www.reddit.com/r/Superstonk/comments/ok2e0b/a_castle_of_glass_game_on_anon/</text:p>
          </table:table-cell>
          <table:table-cell office:value-type="string">
            <text:p>2021-07-14</text:p>
          </table:table-cell>
          <table:table-cell office:value-type="string">
            <text:p>u/3for100specials</text:p>
          </table:table-cell>
          <table:table-cell office:value-type="string">
            <text:p>A Castle of Glass - Game On, Anon</text:p>
          </table:table-cell>
          <table:table-cell table:number-columns-repeated="3"/>
        </table:table-row>
        <table:table-row table:style-name="ro1">
          <table:table-cell office:value-type="string">
            <text:p>https://www.reddit.com/r/Superstonk/comments/pljrdn/glass_castle_op_here_reposting_until_every_ape/</text:p>
          </table:table-cell>
          <table:table-cell office:value-type="string">
            <text:p>2021-09-10</text:p>
          </table:table-cell>
          <table:table-cell office:value-type="string">
            <text:p>u/3for100specials</text:p>
          </table:table-cell>
          <table:table-cell office:value-type="string">
            <text:p>Glass Castle OP here. Reposting until EVERY ape gets a chance to see for themselves: This is the Top Awarded DD on S.S this week with a near 1:1 Karma/comment Ratio. Yet it continues to be supressed for the material within it. The true 741/F-NFT Link.</text:p>
          </table:table-cell>
          <table:table-cell table:number-columns-repeated="3"/>
        </table:table-row>
        <table:table-row table:style-name="ro1">
          <table:table-cell office:value-type="string">
            <text:p>https://www.reddit.com/r/Superstonk/comments/pnj625/critical_update_the_glass_castle_part_ii_direct/</text:p>
          </table:table-cell>
          <table:table-cell office:value-type="string">
            <text:p>2021-09-13</text:p>
          </table:table-cell>
          <table:table-cell office:value-type="string">
            <text:p>u/3for100specials</text:p>
          </table:table-cell>
          <table:table-cell office:value-type="string">
            <text:p>Critical Update: The Glass Castle Part II. Direct verification, from Matt Finestone himself. To any new apes who seek to erase any seeds of doubt, I encourage you to see for yourself where this game ends. To 2nd timers. Jack. Your. Fucking. Tits.</text:p>
          </table:table-cell>
          <table:table-cell table:number-columns-repeated="3"/>
        </table:table-row>
        <table:table-row table:style-name="ro1">
          <table:table-cell office:value-type="string">
            <text:p>https://www.reddit.com/r/Superstonk/comments/qib963/over_40000_apes_read_glass_castle_i_and_ii_it_was/</text:p>
          </table:table-cell>
          <table:table-cell office:value-type="string">
            <text:p>2021-10-29</text:p>
          </table:table-cell>
          <table:table-cell office:value-type="string">
            <text:p>u/3for100specials</text:p>
          </table:table-cell>
          <table:table-cell office:value-type="string">
            <text:p>Over 40,000 apes read Glass Castle I and II, it was never Invalidated. Only suppressed. Why? Because I was early, not wrong. See for yourself, the first ever transaction to occur between GME-Loopring below. This is the one, true, Endgame. Expect now, there's evidence. Game On, Anon. ???</text:p>
          </table:table-cell>
          <table:table-cell table:number-columns-repeated="3"/>
        </table:table-row>
        <table:table-row table:style-name="ro1">
          <table:table-cell office:value-type="string">
            <text:p>https://www.reddit.com/r/Superstonk/comments/pki107/the_glass_castle_new_game/</text:p>
          </table:table-cell>
          <table:table-cell office:value-type="string">
            <text:p>2021-11-08</text:p>
          </table:table-cell>
          <table:table-cell office:value-type="string">
            <text:p>u/3for100specials</text:p>
          </table:table-cell>
          <table:table-cell office:value-type="string">
            <text:p>The Glass Castle - New Game +</text:p>
          </table:table-cell>
          <table:table-cell table:number-columns-repeated="3"/>
        </table:table-row>
        <table:table-row table:style-name="ro1">
          <table:table-cell office:value-type="string">
            <text:p>https://www.reddit.com/r/Superstonk/comments/tlx142/the_nft_lrc_layer_ii_741_the_partnership_i_may/</text:p>
          </table:table-cell>
          <table:table-cell office:value-type="string">
            <text:p>2022-03-24</text:p>
          </table:table-cell>
          <table:table-cell office:value-type="string">
            <text:p>u/3for100specials</text:p>
          </table:table-cell>
          <table:table-cell office:value-type="string">
            <text:p>The NFT. LRC. Layer II. 741. The partnership. I may have been 8 months early, but I was not wrong. The Glass Castle's final act nears. The Endgame.</text:p>
          </table:table-cell>
          <table:table-cell table:number-columns-repeated="3"/>
        </table:table-row>
        <table:table-row table:style-name="ro1">
          <table:table-cell office:value-type="string">
            <text:p>https://www.reddit.com/r/GME/comments/zl8h75/why_drs_numbers_may_have_come_in_low_the_burger/</text:p>
          </table:table-cell>
          <table:table-cell office:value-type="string">
            <text:p>2022-12-13</text:p>
          </table:table-cell>
          <table:table-cell office:value-type="string">
            <text:p>u/6Days1Week</text:p>
          </table:table-cell>
          <table:table-cell office:value-type="string">
            <text:p>Why DRS Numbers May Have Come In Low ~ The Burger Chain Heat Lamp Theory </text:p>
          </table:table-cell>
          <table:table-cell table:number-columns-repeated="3"/>
        </table:table-row>
        <table:table-row table:style-name="ro1">
          <table:table-cell office:value-type="string">
            <text:p>https://web.archive.org/web/20230424131334/https://www.reddit.com/r/DRSyourGME/comments/12xfcnl/the_heat_lamp_theory_why_youd_never_heard_of_it/</text:p>
          </table:table-cell>
          <table:table-cell office:value-type="string">
            <text:p>2023-04-17</text:p>
          </table:table-cell>
          <table:table-cell office:value-type="string">
            <text:p>u/6Days1Week</text:p>
          </table:table-cell>
          <table:table-cell office:value-type="string">
            <text:p>DSPP Share Revelations and the Heat Lamp Theory</text:p>
          </table:table-cell>
          <table:table-cell table:number-columns-repeated="3"/>
        </table:table-row>
        <table:table-row table:style-name="ro1">
          <table:table-cell office:value-type="string">
            <text:p>https://www.reddit.com/r/Superstonk/comments/o0hey8/why_big_name_banks_like_bank_of_america_jp_morgan/</text:p>
          </table:table-cell>
          <table:table-cell office:value-type="string">
            <text:p>2021-06-15</text:p>
          </table:table-cell>
          <table:table-cell office:value-type="string">
            <text:p>u/AcedVector</text:p>
          </table:table-cell>
          <table:table-cell office:value-type="string">
            <text:p>Why big name banks like Bank of America, JP Morgan Chase, Citigroup and more were excluded from bonds sales in the EU, and what banks have been doing for YEARS to manipulate the market to fuck everyone else over</text:p>
          </table:table-cell>
          <table:table-cell table:number-columns-repeated="3"/>
        </table:table-row>
        <table:table-row table:style-name="ro1">
          <table:table-cell office:value-type="string">
            <text:p>https://www.reddit.com/r/Superstonk/comments/o4n596/reverse_repos_dtc2021005_srnscc2021002_banks_and/</text:p>
          </table:table-cell>
          <table:table-cell office:value-type="string">
            <text:p>2021-06-20</text:p>
          </table:table-cell>
          <table:table-cell office:value-type="string">
            <text:p>u/AcedVector</text:p>
          </table:table-cell>
          <table:table-cell office:value-type="string">
            <text:p>Reverse Repos, DTC-2021-005, SR-NSCC-2021-002, Banks, and the C-Market: How it's all connected and how we might be on the verge of the House of Cards falling. </text:p>
          </table:table-cell>
          <table:table-cell table:number-columns-repeated="3"/>
        </table:table-row>
        <table:table-row table:style-name="ro1">
          <table:table-cell office:value-type="string">
            <text:p>https://www.reddit.com/r/Superstonk/comments/o7fsqc/where_and_how_citadelother_hedge_funds_have_been/</text:p>
          </table:table-cell>
          <table:table-cell office:value-type="string">
            <text:p>2021-06-24</text:p>
          </table:table-cell>
          <table:table-cell office:value-type="string">
            <text:p>u/AcedVector</text:p>
          </table:table-cell>
          <table:table-cell office:value-type="string">
            <text:p>Where and how Citadel/other hedge funds have been hiding their short positions, and a true estimate of how many short shares are currently being hidden. </text:p>
          </table:table-cell>
          <table:table-cell table:number-columns-repeated="3"/>
        </table:table-row>
        <table:table-row table:style-name="ro1">
          <table:table-cell office:value-type="string">
            <text:p>https://www.reddit.com/r/Superstonk/comments/qtjp6a/here_is_a_simple_explanation_of_l1_and_l2/</text:p>
          </table:table-cell>
          <table:table-cell office:value-type="string">
            <text:p>2021-11-14</text:p>
          </table:table-cell>
          <table:table-cell office:value-type="string">
            <text:p>u/additional-ad5055</text:p>
          </table:table-cell>
          <table:table-cell office:value-type="string">
            <text:p>Here is a simple explanation of L1 and L2 blockchain, what and why Zkrollups are the future and how is GME gonna benefit from it.</text:p>
          </table:table-cell>
          <table:table-cell table:number-columns-repeated="3"/>
        </table:table-row>
        <table:table-row table:style-name="ro1">
          <table:table-cell office:value-type="string">
            <text:p>https://www.reddit.com/r/Superstonk/comments/r37hwi/missing_catalyst_libor_is_changing_to_sofr_on/</text:p>
          </table:table-cell>
          <table:table-cell office:value-type="string">
            <text:p>2021-11-27</text:p>
          </table:table-cell>
          <table:table-cell office:value-type="string">
            <text:p>u/additional-ad5055</text:p>
          </table:table-cell>
          <table:table-cell office:value-type="string">
            <text:p>?MISSING CATALYST? Libor is changing to SOFR, on December 31. Delayed from 2019.</text:p>
          </table:table-cell>
          <table:table-cell table:number-columns-repeated="3"/>
        </table:table-row>
        <table:table-row table:style-name="ro1">
          <table:table-cell office:value-type="string">
            <text:p>https://www.reddit.com/r/Superstonk/comments/r4ejl9/libor_is_changing_to_sofr_on_december_31_delayed/</text:p>
          </table:table-cell>
          <table:table-cell office:value-type="string">
            <text:p>2021-11-28</text:p>
          </table:table-cell>
          <table:table-cell office:value-type="string">
            <text:p>u/additional-ad5055</text:p>
          </table:table-cell>
          <table:table-cell office:value-type="string">
            <text:p>Libor is changing to SOFR, on December 31. Delayed from June 2021. Please don’t award, no karma farming, awareness only.</text:p>
          </table:table-cell>
          <table:table-cell table:number-columns-repeated="3"/>
        </table:table-row>
        <table:table-row table:style-name="ro1">
          <table:table-cell office:value-type="string">
            <text:p>https://www.reddit.com/r/Superstonk/comments/ra0c8t/gme_for_dummies_eli5_of_web3_metaverse_nfts/</text:p>
          </table:table-cell>
          <table:table-cell office:value-type="string">
            <text:p>2021-12-06</text:p>
          </table:table-cell>
          <table:table-cell office:value-type="string">
            <text:p>u/additional-ad5055</text:p>
          </table:table-cell>
          <table:table-cell office:value-type="string">
            <text:p>GME for DUMMIES: Eli5 of Web3 , Metaverse, NFTs, ZKrollups and L2 with real life applications.</text:p>
          </table:table-cell>
          <table:table-cell table:number-columns-repeated="3"/>
        </table:table-row>
        <table:table-row table:style-name="ro1">
          <table:table-cell office:value-type="string">
            <text:p>https://www.reddit.com/r/Superstonk/comments/rqmdyc/lets_talk_about_nfts_daos_web3_and_the_metaverse/</text:p>
          </table:table-cell>
          <table:table-cell office:value-type="string">
            <text:p>2021-12-28</text:p>
          </table:table-cell>
          <table:table-cell office:value-type="string">
            <text:p>u/additional-ad5055</text:p>
          </table:table-cell>
          <table:table-cell office:value-type="string">
            <text:p>Lets talk about NFTs, DAOs, Web3 and the metaverse. How does it work for DUMMIES?</text:p>
          </table:table-cell>
          <table:table-cell table:number-columns-repeated="3"/>
        </table:table-row>
        <table:table-row table:style-name="ro1">
          <table:table-cell office:value-type="string">
            <text:p>https://www.reddit.com/r/Superstonk/comments/rs7idl/new_dd_dec_31_libor_changes_to_sofr_what_does/</text:p>
          </table:table-cell>
          <table:table-cell office:value-type="string">
            <text:p>2021-12-30</text:p>
          </table:table-cell>
          <table:table-cell office:value-type="string">
            <text:p>u/additional-ad5055</text:p>
          </table:table-cell>
          <table:table-cell office:value-type="string">
            <text:p>[New DD] Dec 31 Libor changes to SOFR. What does that mean? Economy hanging by a tread!</text:p>
          </table:table-cell>
          <table:table-cell table:number-columns-repeated="3"/>
        </table:table-row>
        <table:table-row table:style-name="ro1">
          <table:table-cell office:value-type="string">
            <text:p>https://www.reddit.com/r/Superstonk/comments/mv2fnw/george_sherman_just_forfeited_his_bonus_saving/</text:p>
          </table:table-cell>
          <table:table-cell office:value-type="string">
            <text:p>2021-04-20</text:p>
          </table:table-cell>
          <table:table-cell office:value-type="string">
            <text:p>u/ajquick</text:p>
          </table:table-cell>
          <table:table-cell office:value-type="string">
            <text:p>George Sherman just forfeited his bonus, saving Gamestop ~$47 million. </text:p>
          </table:table-cell>
          <table:table-cell table:number-columns-repeated="3"/>
        </table:table-row>
        <table:table-row table:style-name="ro1">
          <table:table-cell office:value-type="string">
            <text:p>https://www.reddit.com/r/Superstonk/comments/nptiio/gamestop_shareholder_list_the_final_catalyst/</text:p>
          </table:table-cell>
          <table:table-cell office:value-type="string">
            <text:p>2021-06-01</text:p>
          </table:table-cell>
          <table:table-cell office:value-type="string">
            <text:p>u/ajquick</text:p>
          </table:table-cell>
          <table:table-cell office:value-type="string">
            <text:p>The GameStop Shareholder List – The Final Catalyst</text:p>
          </table:table-cell>
          <table:table-cell table:number-columns-repeated="3"/>
        </table:table-row>
        <table:table-row table:style-name="ro1">
          <table:table-cell office:value-type="string">
            <text:p>https://www.reddit.com/r/Superstonk/comments/ob0m9w/why_im_moving_my_shares_to_computershare/</text:p>
          </table:table-cell>
          <table:table-cell office:value-type="string">
            <text:p>2021-06-30</text:p>
          </table:table-cell>
          <table:table-cell office:value-type="string">
            <text:p>u/ajquick</text:p>
          </table:table-cell>
          <table:table-cell office:value-type="string">
            <text:p>Why I’m Moving My Shares To Computershare </text:p>
          </table:table-cell>
          <table:table-cell table:number-columns-repeated="3"/>
        </table:table-row>
        <table:table-row table:style-name="ro1">
          <table:table-cell office:value-type="string">
            <text:p>https://old.reddit.com/r/Superstonk/comments/p3owe8/dispelling_the_fud_surrounding_computershare/</text:p>
          </table:table-cell>
          <table:table-cell office:value-type="string">
            <text:p>2021-08-13</text:p>
          </table:table-cell>
          <table:table-cell office:value-type="string">
            <text:p>u/ajquick</text:p>
          </table:table-cell>
          <table:table-cell office:value-type="string">
            <text:p>Dispelling The FUD Surround Computershare</text:p>
          </table:table-cell>
          <table:table-cell table:number-columns-repeated="3"/>
        </table:table-row>
        <table:table-row table:style-name="ro1">
          <table:table-cell office:value-type="string">
            <text:p>https://www.reddit.com/r/Superstonk/comments/ptu49w/computershares_positive_price_impact_and_tracking/</text:p>
          </table:table-cell>
          <table:table-cell office:value-type="string">
            <text:p>2021-09-23</text:p>
          </table:table-cell>
          <table:table-cell office:value-type="string">
            <text:p>u/ajquick</text:p>
          </table:table-cell>
          <table:table-cell office:value-type="string">
            <text:p>ComputerShare's Positive Price Impact and Tracking Batch Orders</text:p>
          </table:table-cell>
          <table:table-cell table:number-columns-repeated="3"/>
        </table:table-row>
        <table:table-row table:style-name="ro1">
          <table:table-cell office:value-type="string">
            <text:p>https://www.reddit.com/r/Superstonk/comments/tpqcxs/the_direct_registered_shares_thesis/</text:p>
          </table:table-cell>
          <table:table-cell office:value-type="string">
            <text:p>2022-03-27</text:p>
          </table:table-cell>
          <table:table-cell office:value-type="string">
            <text:p>u/ajquick</text:p>
          </table:table-cell>
          <table:table-cell office:value-type="string">
            <text:p>The Direct Registered Shares Thesis</text:p>
          </table:table-cell>
          <table:table-cell table:number-columns-repeated="3"/>
        </table:table-row>
        <table:table-row table:style-name="ro1">
          <table:table-cell office:value-type="string">
            <text:p>https://www.reddit.com/r/Superstonk/comments/nnmb4c/tombstone_tweet_confirms_reverse_merger_reposted/</text:p>
          </table:table-cell>
          <table:table-cell office:value-type="string">
            <text:p>2021-05-29</text:p>
          </table:table-cell>
          <table:table-cell office:value-type="string">
            <text:p>u/Alert_Piano341</text:p>
          </table:table-cell>
          <table:table-cell office:value-type="string">
            <text:p>Tombstone Tweet Confirms Reverse Merger? Reposted Reverse Merger DD </text:p>
          </table:table-cell>
          <table:table-cell table:number-columns-repeated="3"/>
        </table:table-row>
        <table:table-row table:style-name="ro1">
          <table:table-cell office:value-type="string">
            <text:p>https://www.reddit.com/r/GME/comments/m2fmms/today_was_a_premeditated_coordinated_and_well/</text:p>
          </table:table-cell>
          <table:table-cell office:value-type="string">
            <text:p>2021-03-11</text:p>
          </table:table-cell>
          <table:table-cell office:value-type="string">
            <text:p>u/AlexanderHood</text:p>
          </table:table-cell>
          <table:table-cell office:value-type="string">
            <text:p>Today was a pre-meditated, co-ordinated and well executed strike by the Hedgies. It failed. Now let's break it down.</text:p>
          </table:table-cell>
          <table:table-cell table:number-columns-repeated="3"/>
        </table:table-row>
        <table:table-row table:style-name="ro1">
          <table:table-cell office:value-type="string">
            <text:p>https://www.reddit.com/r/Superstonk/comments/mtnohj/calculating_potential_short_interest_from_married/</text:p>
          </table:table-cell>
          <table:table-cell office:value-type="string">
            <text:p>2021-04-19</text:p>
          </table:table-cell>
          <table:table-cell office:value-type="string">
            <text:p>u/AlexanderHood</text:p>
          </table:table-cell>
          <table:table-cell office:value-type="string">
            <text:p>Calculating potential Short Interest from Married Put remnants and Share Rehypothecation</text:p>
          </table:table-cell>
          <table:table-cell table:number-columns-repeated="3"/>
        </table:table-row>
        <table:table-row table:style-name="ro1">
          <table:table-cell office:value-type="string">
            <text:p>https://www.reddit.com/r/Superstonk/comments/n3odba/total_market_failure_to_delivers_ftds_drop_in/</text:p>
          </table:table-cell>
          <table:table-cell office:value-type="string">
            <text:p>2021-05-03</text:p>
          </table:table-cell>
          <table:table-cell office:value-type="string">
            <text:p>u/AlexanderHood</text:p>
          </table:table-cell>
          <table:table-cell office:value-type="string">
            <text:p>Total Market Failure to Delivers (FTDs) drop in April</text:p>
          </table:table-cell>
          <table:table-cell table:number-columns-repeated="3"/>
        </table:table-row>
        <table:table-row table:style-name="ro1">
          <table:table-cell office:value-type="string">
            <text:p>https://www.reddit.com/r/Superstonk/comments/nacqtm/may_update_on_the_marriedput_forensic_analysis/</text:p>
          </table:table-cell>
          <table:table-cell office:value-type="string">
            <text:p>2021-05-12</text:p>
          </table:table-cell>
          <table:table-cell office:value-type="string">
            <text:p>u/AlexanderHood</text:p>
          </table:table-cell>
          <table:table-cell office:value-type="string">
            <text:p>May Update on the Married-Put Forensic Analysis</text:p>
          </table:table-cell>
          <table:table-cell table:number-columns-repeated="3"/>
        </table:table-row>
        <table:table-row table:style-name="ro1">
          <table:table-cell office:value-type="string">
            <text:p>https://www.reddit.com/r/Superstonk/comments/ngp969/may_19th_update_on_the_marriedput_forensic/</text:p>
          </table:table-cell>
          <table:table-cell office:value-type="string">
            <text:p>2021-05-20</text:p>
          </table:table-cell>
          <table:table-cell office:value-type="string">
            <text:p>u/AlexanderHood</text:p>
          </table:table-cell>
          <table:table-cell office:value-type="string">
            <text:p>May 19th Update on the Married-Put Forensic Analysis</text:p>
          </table:table-cell>
          <table:table-cell table:number-columns-repeated="3"/>
        </table:table-row>
        <table:table-row table:style-name="ro1">
          <table:table-cell office:value-type="string">
            <text:p>https://www.reddit.com/r/Superstonk/comments/r2d8hi/total_destruction_of_the_call_options_chain_no/</text:p>
          </table:table-cell>
          <table:table-cell office:value-type="string">
            <text:p>2021-11-26</text:p>
          </table:table-cell>
          <table:table-cell office:value-type="string">
            <text:p>u/AlexanderHood</text:p>
          </table:table-cell>
          <table:table-cell office:value-type="string">
            <text:p>Total Destruction of the Call Options Chain - No Sauce for the Goose</text:p>
          </table:table-cell>
          <table:table-cell table:number-columns-repeated="3"/>
        </table:table-row>
        <table:table-row table:style-name="ro1">
          <table:table-cell office:value-type="string">
            <text:p>https://www.reddit.com/r/Superstonk/comments/reiiui/shorter_shorts_every_day_why_they_keep_digging/</text:p>
          </table:table-cell>
          <table:table-cell office:value-type="string">
            <text:p>2021-12-12</text:p>
          </table:table-cell>
          <table:table-cell office:value-type="string">
            <text:p>u/AlexanderHood</text:p>
          </table:table-cell>
          <table:table-cell office:value-type="string">
            <text:p>Shorter Shorts every day - Why they keep digging the hole deeper and deeper</text:p>
          </table:table-cell>
          <table:table-cell table:number-columns-repeated="3"/>
        </table:table-row>
        <table:table-row table:style-name="ro1">
          <table:table-cell office:value-type="string">
            <text:p>https://www.reddit.com/r/Superstonk/comments/rjic5t/nyse_threshold_securities_list_xrt_added_dec_17th/</text:p>
          </table:table-cell>
          <table:table-cell office:value-type="string">
            <text:p>2021-12-18</text:p>
          </table:table-cell>
          <table:table-cell office:value-type="string">
            <text:p>u/AlexanderHood</text:p>
          </table:table-cell>
          <table:table-cell office:value-type="string">
            <text:p>NYSE Threshold Securities List: XRT added Dec 17th</text:p>
          </table:table-cell>
          <table:table-cell table:number-columns-repeated="3"/>
        </table:table-row>
        <table:table-row table:style-name="ro1">
          <table:table-cell office:value-type="string">
            <text:p>https://www.reddit.com/r/Superstonk/comments/rk9fo9/latest_estimated_ortex_technical_analysis_of_gme/</text:p>
          </table:table-cell>
          <table:table-cell office:value-type="string">
            <text:p>2021-12-20</text:p>
          </table:table-cell>
          <table:table-cell office:value-type="string">
            <text:p>u/AlexanderHood</text:p>
          </table:table-cell>
          <table:table-cell office:value-type="string">
            <text:p>Latest ESTIMATED Ortex Technical Analysis of GME Short Interest Data</text:p>
          </table:table-cell>
          <table:table-cell table:number-columns-repeated="3"/>
        </table:table-row>
        <table:table-row table:style-name="ro1">
          <table:table-cell office:value-type="string">
            <text:p>https://www.reddit.com/r/Superstonk/comments/rluphz/short_volume_imbalances_in_etfs_containing_gme_a/</text:p>
          </table:table-cell>
          <table:table-cell office:value-type="string">
            <text:p>2021-12-22</text:p>
          </table:table-cell>
          <table:table-cell office:value-type="string">
            <text:p>u/AlexanderHood</text:p>
          </table:table-cell>
          <table:table-cell office:value-type="string">
            <text:p>Short Volume Imbalances in ETFs containing GME: A case study in the newest MEME ETF</text:p>
          </table:table-cell>
          <table:table-cell table:number-columns-repeated="3"/>
        </table:table-row>
        <table:table-row table:style-name="ro1">
          <table:table-cell office:value-type="string">
            <text:p>https://www.reddit.com/r/Superstonk/comments/s0l7kb/the_makers_gambit_an_after_action_report_on_jan/</text:p>
          </table:table-cell>
          <table:table-cell office:value-type="string">
            <text:p>2022-01-10</text:p>
          </table:table-cell>
          <table:table-cell office:value-type="string">
            <text:p>u/AlexanderHood</text:p>
          </table:table-cell>
          <table:table-cell office:value-type="string">
            <text:p>The Makers Gambit: An After Action Report on Jan 7th, a really terrible day to be a Hedge Fund short on GME and the entire Retail Sector</text:p>
          </table:table-cell>
          <table:table-cell table:number-columns-repeated="3"/>
        </table:table-row>
        <table:table-row table:style-name="ro1">
          <table:table-cell office:value-type="string">
            <text:p>https://www.reddit.com/r/Superstonk/comments/s92mgu/breaking_news_tmfx_the_motley_fool_etf_is_now/</text:p>
          </table:table-cell>
          <table:table-cell office:value-type="string">
            <text:p>2022-01-21</text:p>
          </table:table-cell>
          <table:table-cell office:value-type="string">
            <text:p>u/AlexanderHood</text:p>
          </table:table-cell>
          <table:table-cell office:value-type="string">
            <text:p>Breaking News: TMFX the Motley Fool ETF is now officially on the NYSE Threshold Securities List, an ETF containing GME</text:p>
          </table:table-cell>
          <table:table-cell table:number-columns-repeated="3"/>
        </table:table-row>
        <table:table-row table:style-name="ro1">
          <table:table-cell office:value-type="string">
            <text:p>https://www.reddit.com/r/Superstonk/comments/snowhw/the_fed_and_108t/</text:p>
          </table:table-cell>
          <table:table-cell office:value-type="string">
            <text:p>2021-02-08</text:p>
          </table:table-cell>
          <table:table-cell office:value-type="string">
            <text:p>u/ammoprofit</text:p>
          </table:table-cell>
          <table:table-cell office:value-type="string">
            <text:p>The Fed and $10.8T </text:p>
          </table:table-cell>
          <table:table-cell table:number-columns-repeated="3"/>
        </table:table-row>
        <table:table-row table:style-name="ro1">
          <table:table-cell office:value-type="string">
            <text:p>https://www.reddit.com/r/Superstonk/comments/oequz8/market_maker_liquidity_providers_maths/</text:p>
          </table:table-cell>
          <table:table-cell office:value-type="string">
            <text:p>2021-07-06</text:p>
          </table:table-cell>
          <table:table-cell office:value-type="string">
            <text:p>u/ammoprofit</text:p>
          </table:table-cell>
          <table:table-cell office:value-type="string">
            <text:p>Market Maker / Liquidity Providers Maths</text:p>
          </table:table-cell>
          <table:table-cell table:number-columns-repeated="3"/>
        </table:table-row>
        <table:table-row table:style-name="ro1">
          <table:table-cell office:value-type="string">
            <text:p>https://www.reddit.com/r/Superstonk/comments/o07eo7/dd_etfs_yo/</text:p>
          </table:table-cell>
          <table:table-cell office:value-type="string">
            <text:p>2021-07-10</text:p>
          </table:table-cell>
          <table:table-cell office:value-type="string">
            <text:p>u/ammoprofit</text:p>
          </table:table-cell>
          <table:table-cell office:value-type="string">
            <text:p>DD: ETFs, yo!</text:p>
          </table:table-cell>
          <table:table-cell table:number-columns-repeated="3"/>
        </table:table-row>
        <table:table-row table:style-name="ro1">
          <table:table-cell office:value-type="string">
            <text:p>https://www.reddit.com/r/Superstonk/comments/phha1i/bankruptcy_delisted_tickers/</text:p>
          </table:table-cell>
          <table:table-cell office:value-type="string">
            <text:p>2021-09-04</text:p>
          </table:table-cell>
          <table:table-cell office:value-type="string">
            <text:p>u/ammoprofit</text:p>
          </table:table-cell>
          <table:table-cell office:value-type="string">
            <text:p>Bankruptcy &amp;amp; Delisted Tickers</text:p>
          </table:table-cell>
          <table:table-cell table:number-columns-repeated="3"/>
        </table:table-row>
        <table:table-row table:style-name="ro1">
          <table:table-cell office:value-type="string">
            <text:p>https://www.reddit.com/r/Superstonk/comments/pi7u3l/doxxing_swatting_and_other_horrible_things_you/</text:p>
          </table:table-cell>
          <table:table-cell office:value-type="string">
            <text:p>2021-09-05</text:p>
          </table:table-cell>
          <table:table-cell office:value-type="string">
            <text:p>u/ammoprofit</text:p>
          </table:table-cell>
          <table:table-cell office:value-type="string">
            <text:p>Doxxing, Swatting, and other horrible things you need to know</text:p>
          </table:table-cell>
          <table:table-cell table:number-columns-repeated="3"/>
        </table:table-row>
        <table:table-row table:style-name="ro1">
          <table:table-cell office:value-type="string">
            <text:p>https://www.reddit.com/r/Superstonk/comments/pj26zt/the_dtcc_has_ftd_data/</text:p>
          </table:table-cell>
          <table:table-cell office:value-type="string">
            <text:p>2021-09-06</text:p>
          </table:table-cell>
          <table:table-cell office:value-type="string">
            <text:p>u/ammoprofit</text:p>
          </table:table-cell>
          <table:table-cell office:value-type="string">
            <text:p>The DTCC has FTD Data</text:p>
          </table:table-cell>
          <table:table-cell table:number-columns-repeated="3"/>
        </table:table-row>
        <table:table-row table:style-name="ro1">
          <table:table-cell office:value-type="string">
            <text:p>https://www.reddit.com/r/Superstonk/comments/pk5sf1/dd_headspace_games/</text:p>
          </table:table-cell>
          <table:table-cell office:value-type="string">
            <text:p>2021-09-08</text:p>
          </table:table-cell>
          <table:table-cell office:value-type="string">
            <text:p>u/ammoprofit</text:p>
          </table:table-cell>
          <table:table-cell office:value-type="string">
            <text:p>DD: Headspace Games</text:p>
          </table:table-cell>
          <table:table-cell table:number-columns-repeated="3"/>
        </table:table-row>
        <table:table-row table:style-name="ro1">
          <table:table-cell office:value-type="string">
            <text:p>https://www.reddit.com/r/Superstonk/comments/s6xzhh/brka_insurance_and_mungers_slip_up/</text:p>
          </table:table-cell>
          <table:table-cell office:value-type="string">
            <text:p>2022-01-18</text:p>
          </table:table-cell>
          <table:table-cell office:value-type="string">
            <text:p>u/ammoprofit</text:p>
          </table:table-cell>
          <table:table-cell office:value-type="string">
            <text:p>BRKA, Insurance, and Munger's Slip Up</text:p>
          </table:table-cell>
          <table:table-cell table:number-columns-repeated="3"/>
        </table:table-row>
        <table:table-row table:style-name="ro1">
          <table:table-cell office:value-type="string">
            <text:p>https://www.reddit.com/r/Superstonk/comments/sblheb/dd_marge_called/</text:p>
          </table:table-cell>
          <table:table-cell office:value-type="string">
            <text:p>2022-01-24</text:p>
          </table:table-cell>
          <table:table-cell office:value-type="string">
            <text:p>u/ammoprofit</text:p>
          </table:table-cell>
          <table:table-cell office:value-type="string">
            <text:p>DD: Marge Called</text:p>
          </table:table-cell>
          <table:table-cell table:number-columns-repeated="3"/>
        </table:table-row>
        <table:table-row table:style-name="ro1">
          <table:table-cell office:value-type="string">
            <text:p>https://www.reddit.com/r/Superstonk/comments/t3tcz5/dd_liquidity_drs_crime/</text:p>
          </table:table-cell>
          <table:table-cell office:value-type="string">
            <text:p>2022-02-28</text:p>
          </table:table-cell>
          <table:table-cell office:value-type="string">
            <text:p>u/ammoprofit</text:p>
          </table:table-cell>
          <table:table-cell office:value-type="string">
            <text:p>DD: Liquidity, DRS, &amp;amp; Crime</text:p>
          </table:table-cell>
          <table:table-cell table:number-columns-repeated="3"/>
        </table:table-row>
        <table:table-row table:style-name="ro1">
          <table:table-cell office:value-type="string">
            <text:p>https://www.reddit.com/r/Superstonk/comments/t3s88y/the_secs_accidental_early_release_of_ftd_data/</text:p>
          </table:table-cell>
          <table:table-cell office:value-type="string">
            <text:p>2022-02-28</text:p>
          </table:table-cell>
          <table:table-cell office:value-type="string">
            <text:p>u/ammoprofit</text:p>
          </table:table-cell>
          <table:table-cell office:value-type="string">
            <text:p>The SEC's Accidental Early Release of FTD Data</text:p>
          </table:table-cell>
          <table:table-cell table:number-columns-repeated="3"/>
        </table:table-row>
        <table:table-row table:style-name="ro1">
          <table:table-cell office:value-type="string">
            <text:p>https://www.reddit.com/r/Superstonk/comments/ta6eon/dd_short_sales_taxes_smoking_gun/</text:p>
          </table:table-cell>
          <table:table-cell office:value-type="string">
            <text:p>2022-03-09</text:p>
          </table:table-cell>
          <table:table-cell office:value-type="string">
            <text:p>u/ammoprofit</text:p>
          </table:table-cell>
          <table:table-cell office:value-type="string">
            <text:p>DD: Short Sales &amp;amp; Taxes (Smoking Gun)</text:p>
          </table:table-cell>
          <table:table-cell table:number-columns-repeated="3"/>
        </table:table-row>
        <table:table-row table:style-name="ro1">
          <table:table-cell office:value-type="string">
            <text:p>https://www.reddit.com/r/Superstonk/comments/tnjmwf/bcg_research/</text:p>
          </table:table-cell>
          <table:table-cell office:value-type="string">
            <text:p>2022-03-25</text:p>
          </table:table-cell>
          <table:table-cell office:value-type="string">
            <text:p>u/ammoprofit</text:p>
          </table:table-cell>
          <table:table-cell office:value-type="string">
            <text:p>BCG Research</text:p>
          </table:table-cell>
          <table:table-cell table:number-columns-repeated="3"/>
        </table:table-row>
        <table:table-row table:style-name="ro1">
          <table:table-cell office:value-type="string">
            <text:p>https://www.reddit.com/r/Superstonk/comments/tyk5le/bcg_and_its_relationships_to_the_presidents_the/</text:p>
          </table:table-cell>
          <table:table-cell office:value-type="string">
            <text:p>2022-04-07</text:p>
          </table:table-cell>
          <table:table-cell office:value-type="string">
            <text:p>u/ammoprofit</text:p>
          </table:table-cell>
          <table:table-cell office:value-type="string">
            <text:p>BCG and its relationships to the Presidents &amp;amp; the FBI</text:p>
          </table:table-cell>
          <table:table-cell table:number-columns-repeated="3"/>
        </table:table-row>
        <table:table-row table:style-name="ro1">
          <table:table-cell office:value-type="string">
            <text:p>https://www.reddit.com/r/Wallstreetbetsnew/comments/m57auh/financial_times_and_bloomberg_intelligence/</text:p>
          </table:table-cell>
          <table:table-cell office:value-type="string">
            <text:p>2021-03-14</text:p>
          </table:table-cell>
          <table:table-cell office:value-type="string">
            <text:p>u/animasoul</text:p>
          </table:table-cell>
          <table:table-cell office:value-type="string">
            <text:p>Financial Times and Bloomberg Intelligence confirm that retail trading is now almost equal in volume to ALL mutual funds and hedge funds COMBINED</text:p>
          </table:table-cell>
          <table:table-cell table:number-columns-repeated="3"/>
        </table:table-row>
        <table:table-row table:style-name="ro1">
          <table:table-cell office:value-type="string">
            <text:p>https://www.reddit.com/r/Wallstreetbetsnew/comments/m6g8u4/extremely_abnormal_negative_beta_of_gme_evidence/</text:p>
          </table:table-cell>
          <table:table-cell office:value-type="string">
            <text:p>2021-03-16</text:p>
          </table:table-cell>
          <table:table-cell office:value-type="string">
            <text:p>u/animasoul</text:p>
          </table:table-cell>
          <table:table-cell office:value-type="string">
            <text:p>EXTREMELY ABNORMAL negative beta of GME evidence that shorts have NOT covered</text:p>
          </table:table-cell>
          <table:table-cell table:number-columns-repeated="3"/>
        </table:table-row>
        <table:table-row table:style-name="ro1">
          <table:table-cell office:value-type="string">
            <text:p>https://www.reddit.com/r/GME/comments/mau3dk/beta_part_2_extremely_abnormal_negative_beta_as/</text:p>
          </table:table-cell>
          <table:table-cell office:value-type="string">
            <text:p>2021-03-22</text:p>
          </table:table-cell>
          <table:table-cell office:value-type="string">
            <text:p>u/animasoul</text:p>
          </table:table-cell>
          <table:table-cell office:value-type="string">
            <text:p>Beta Part 2: Extremely abnormal negative beta as indirect evidence of the risk management of shorts that have not covered</text:p>
          </table:table-cell>
          <table:table-cell table:number-columns-repeated="3"/>
        </table:table-row>
        <table:table-row table:style-name="ro1">
          <table:table-cell office:value-type="string">
            <text:p>https://www.reddit.com/r/GME/comments/mcwu5m/mystery_of_the_negative_beta_solved_hfs_are/</text:p>
          </table:table-cell>
          <table:table-cell office:value-type="string">
            <text:p>2021-03-25</text:p>
          </table:table-cell>
          <table:table-cell office:value-type="string">
            <text:p>u/animasoul</text:p>
          </table:table-cell>
          <table:table-cell office:value-type="string">
            <text:p>Mystery of the negative beta SOLVED: HFs are levered to the tits + my market watch 25Mar21: where we are now &amp;amp; what we can expect for the future</text:p>
          </table:table-cell>
          <table:table-cell table:number-columns-repeated="3"/>
        </table:table-row>
        <table:table-row table:style-name="ro1">
          <table:table-cell office:value-type="string">
            <text:p>https://www.reddit.com/r/GME/comments/mgkqa8/prime_brokerage_business_ie_risk_exposure_to/</text:p>
          </table:table-cell>
          <table:table-cell office:value-type="string">
            <text:p>2021-03-30</text:p>
          </table:table-cell>
          <table:table-cell office:value-type="string">
            <text:p>u/animasoul</text:p>
          </table:table-cell>
          <table:table-cell office:value-type="string">
            <text:p>Prime brokerage business (i.e. risk exposure to hedge funds) may blow up US banks and with them the market; negative beta against Dow Jones (i.e. not S&amp;amp;P 500) indication of CONNECTION between Archegos and GameStop</text:p>
          </table:table-cell>
          <table:table-cell table:number-columns-repeated="3"/>
        </table:table-row>
        <table:table-row table:style-name="ro1">
          <table:table-cell office:value-type="string">
            <text:p>https://www.reddit.com/r/GME/comments/mh6gfz/the_big_banks_are_the_shorts_who_have_to_pay_when/</text:p>
          </table:table-cell>
          <table:table-cell office:value-type="string">
            <text:p>2021-03-31</text:p>
          </table:table-cell>
          <table:table-cell office:value-type="string">
            <text:p>u/animasoul</text:p>
          </table:table-cell>
          <table:table-cell office:value-type="string">
            <text:p>The big BANKS are the shorts who have to pay when GameStop SQUEEZES and they are TRAPPED</text:p>
          </table:table-cell>
          <table:table-cell table:number-columns-repeated="3"/>
        </table:table-row>
        <table:table-row table:style-name="ro1">
          <table:table-cell office:value-type="string">
            <text:p>https://www.reddit.com/r/GME/comments/mk4c02/the_endgame_getting_ready_for_the_moass/</text:p>
          </table:table-cell>
          <table:table-cell office:value-type="string">
            <text:p>2021-04-04</text:p>
          </table:table-cell>
          <table:table-cell office:value-type="string">
            <text:p>u/animasoul</text:p>
          </table:table-cell>
          <table:table-cell office:value-type="string">
            <text:p>The endgame – getting ready for the MOASS</text:p>
          </table:table-cell>
          <table:table-cell table:number-columns-repeated="3"/>
        </table:table-row>
        <table:table-row table:style-name="ro1">
          <table:table-cell office:value-type="string">
            <text:p>https://www.reddit.com/r/Superstonk/comments/mlkh3i/the_picture_of_the_players_is_complete_special/</text:p>
          </table:table-cell>
          <table:table-cell office:value-type="string">
            <text:p>2021-04-06</text:p>
          </table:table-cell>
          <table:table-cell office:value-type="string">
            <text:p>u/animasoul</text:p>
          </table:table-cell>
          <table:table-cell office:value-type="string">
            <text:p>The picture of the players is complete. Special relationships.</text:p>
          </table:table-cell>
          <table:table-cell table:number-columns-repeated="3"/>
        </table:table-row>
        <table:table-row table:style-name="ro1">
          <table:table-cell office:value-type="string">
            <text:p>https://www.reddit.com/r/Superstonk/comments/mobnyf/the_anatomy_of_an_equity_swap_how_prime_brokers/</text:p>
          </table:table-cell>
          <table:table-cell office:value-type="string">
            <text:p>2021-04-10</text:p>
          </table:table-cell>
          <table:table-cell office:value-type="string">
            <text:p>u/animasoul</text:p>
          </table:table-cell>
          <table:table-cell office:value-type="string">
            <text:p>The anatomy of an equity swap - how prime brokers and market makers are stuck in equity swaps and GME will moon ?</text:p>
          </table:table-cell>
          <table:table-cell table:number-columns-repeated="3"/>
        </table:table-row>
        <table:table-row table:style-name="ro1">
          <table:table-cell office:value-type="string">
            <text:p>https://www.reddit.com/r/Superstonk/comments/mqwyg3/financial_mafias_and_equity_swaps_and_how_one/</text:p>
          </table:table-cell>
          <table:table-cell office:value-type="string">
            <text:p>2021-04-14</text:p>
          </table:table-cell>
          <table:table-cell office:value-type="string">
            <text:p>u/animasoul</text:p>
          </table:table-cell>
          <table:table-cell office:value-type="string">
            <text:p>Financial mafias and equity swaps – and how one prime broker rules them all ??</text:p>
          </table:table-cell>
          <table:table-cell table:number-columns-repeated="3"/>
        </table:table-row>
        <table:table-row table:style-name="ro1">
          <table:table-cell office:value-type="string">
            <text:p>https://www.reddit.com/r/Superstonk/comments/nb3kav/sharing_some_of_my_initial_dissertation_findings/</text:p>
          </table:table-cell>
          <table:table-cell office:value-type="string">
            <text:p>2021-05-13</text:p>
          </table:table-cell>
          <table:table-cell office:value-type="string">
            <text:p>u/animasoul</text:p>
          </table:table-cell>
          <table:table-cell office:value-type="string">
            <text:p>Sharing some of my initial dissertation findings on HEDGE FUND FRAUD</text:p>
          </table:table-cell>
          <table:table-cell table:number-columns-repeated="3"/>
        </table:table-row>
        <table:table-row table:style-name="ro1">
          <table:table-cell office:value-type="string">
            <text:p>https://www.reddit.com/r/Superstonk/comments/nnvmtj/benfords_law_test_shows_high_likelihood_of/</text:p>
          </table:table-cell>
          <table:table-cell office:value-type="string">
            <text:p>2021-05-29</text:p>
          </table:table-cell>
          <table:table-cell office:value-type="string">
            <text:p>u/animasoul</text:p>
          </table:table-cell>
          <table:table-cell office:value-type="string">
            <text:p>Benford’s Law test shows high likelihood of fraudulent manipulation of GameStop prices</text:p>
          </table:table-cell>
          <table:table-cell table:number-columns-repeated="3"/>
        </table:table-row>
        <table:table-row table:style-name="ro1">
          <table:table-cell office:value-type="string">
            <text:p>https://www.reddit.com/r/Superstonk/comments/o3e9kg/annihilationgod_presents_the_big_short_data/</text:p>
          </table:table-cell>
          <table:table-cell office:value-type="string">
            <text:p>2021-06-19</text:p>
          </table:table-cell>
          <table:table-cell office:value-type="string">
            <text:p>u/annihilationgod</text:p>
          </table:table-cell>
          <table:table-cell office:value-type="string">
            <text:p>AnnihilationGod presents: The Big Short Data Collection for Everyone - Or: How to data proof irregularities in GMEs trading history for everyone (AGods GME Mastersheet + Full collection Download link at the end) </text:p>
          </table:table-cell>
          <table:table-cell table:number-columns-repeated="3"/>
        </table:table-row>
        <table:table-row table:style-name="ro1">
          <table:table-cell office:value-type="string">
            <text:p>https://www.reddit.com/r/Superstonk/comments/piibhs/annihilationgods_dd_on_sears_historical_charts/</text:p>
          </table:table-cell>
          <table:table-cell office:value-type="string">
            <text:p>2021-09-05</text:p>
          </table:table-cell>
          <table:table-cell office:value-type="string">
            <text:p>u/annihilationgod</text:p>
          </table:table-cell>
          <table:table-cell office:value-type="string">
            <text:p>AnnihilationGods DD on SEARS - Historical Charts for a dead company that still has FTDs and a Short Volume in 2021</text:p>
          </table:table-cell>
          <table:table-cell table:number-columns-repeated="3"/>
        </table:table-row>
        <table:table-row table:style-name="ro1">
          <table:table-cell office:value-type="string">
            <text:p><text:a xlink:href="https://www/">https://www</text:a>.reddit.com/r/Superstonk/comments/u47sco/dear_mr_pulte_you_you_believe_in_coincidences_i/</text:p>
          </table:table-cell>
          <table:table-cell office:value-type="string">
            <text:p>2022-04-15</text:p>
          </table:table-cell>
          <table:table-cell office:value-type="string">
            <text:p>u/annihilationgod</text:p>
          </table:table-cell>
          <table:table-cell office:value-type="string">
            <text:p>Dear Mr. Pulte, you you believe in coincidences? - I do not. On 12.04.2022, 74.62% of PulteGroups Trading Volume was Reported to be Short Volume! Looks like your Tweets and AMA on r/Superstonk didnt make some guys happy - looks like someone really doesnt like what you do, so please keep going.</text:p>
          </table:table-cell>
          <table:table-cell table:number-columns-repeated="3"/>
        </table:table-row>
        <table:table-row table:style-name="ro1">
          <table:table-cell office:value-type="string">
            <text:p><text:a xlink:href="https://www/">https://www</text:a>.reddit.com/r/Superstonk/comments/xrxvfj/probably_nothing_sec_filing_against_barclays/</text:p>
          </table:table-cell>
          <table:table-cell office:value-type="string">
            <text:p>2022-09-30</text:p>
          </table:table-cell>
          <table:table-cell office:value-type="string">
            <text:p>u/annihilationgod</text:p>
          </table:table-cell>
          <table:table-cell office:value-type="string">
            <text:p>Probably nothing: SEC filing against Barclays - "BBPLC offered and sold an unprecedented amount of securities—cumulatively totaling approximately $17.7 billion" - Make sure you check picture No. 5 and 6 - pretty famous date, right? ;)</text:p>
          </table:table-cell>
          <table:table-cell table:number-columns-repeated="3"/>
        </table:table-row>
        <table:table-row table:style-name="ro1">
          <table:table-cell office:value-type="string">
            <text:p>https://www.reddit.com/r/GME/comments/m4c0p4/citadel_has_no_clothes/</text:p>
          </table:table-cell>
          <table:table-cell office:value-type="string">
            <text:p>2021-03-13</text:p>
          </table:table-cell>
          <table:table-cell office:value-type="string">
            <text:p>u/atobitt</text:p>
          </table:table-cell>
          <table:table-cell office:value-type="string">
            <text:p>Citadel Has No Clothes</text:p>
          </table:table-cell>
          <table:table-cell table:number-columns-repeated="3"/>
        </table:table-row>
        <table:table-row table:style-name="ro1">
          <table:table-cell office:value-type="string">
            <text:p>https://www.reddit.com/r/GME/comments/m7o7iy/blackrock_bagholders_inc/</text:p>
          </table:table-cell>
          <table:table-cell office:value-type="string">
            <text:p>2021-03-18</text:p>
          </table:table-cell>
          <table:table-cell office:value-type="string">
            <text:p>u/atobitt</text:p>
          </table:table-cell>
          <table:table-cell office:value-type="string">
            <text:p>BlackRock Bagholders, Inc.</text:p>
          </table:table-cell>
          <table:table-cell table:number-columns-repeated="3"/>
        </table:table-row>
        <table:table-row table:style-name="ro1">
          <table:table-cell office:value-type="string">
            <text:p>https://www.reddit.com/r/GME/comments/m8w9sr/breaking_news_melvin_capital_is_screwed/</text:p>
          </table:table-cell>
          <table:table-cell office:value-type="string">
            <text:p>2021-03-20</text:p>
          </table:table-cell>
          <table:table-cell office:value-type="string">
            <text:p>u/atobitt</text:p>
          </table:table-cell>
          <table:table-cell office:value-type="string">
            <text:p>BREAKING NEWS: Melvin Capital is SCREWED</text:p>
          </table:table-cell>
          <table:table-cell table:number-columns-repeated="3"/>
        </table:table-row>
        <table:table-row table:style-name="ro1">
          <table:table-cell office:value-type="string">
            <text:p>https://www.reddit.com/r/GME/comments/mbgsl8/huge_citadel_is_paying_for_order_flow_from_nine/</text:p>
          </table:table-cell>
          <table:table-cell office:value-type="string">
            <text:p>2021-03-23</text:p>
          </table:table-cell>
          <table:table-cell office:value-type="string">
            <text:p>u/atobitt</text:p>
          </table:table-cell>
          <table:table-cell office:value-type="string">
            <text:p>HUGE: Citadel is paying for Order Flow from NINE ONLINE BROKERS- not just Robinhood!</text:p>
          </table:table-cell>
          <table:table-cell table:number-columns-repeated="3"/>
        </table:table-row>
        <table:table-row table:style-name="ro1">
          <table:table-cell office:value-type="string">
            <text:p>https://www.reddit.com/r/GME/comments/mgucv2/the_everything_short/</text:p>
          </table:table-cell>
          <table:table-cell office:value-type="string">
            <text:p>2021-03-30</text:p>
          </table:table-cell>
          <table:table-cell office:value-type="string">
            <text:p>u/atobitt</text:p>
          </table:table-cell>
          <table:table-cell office:value-type="string">
            <text:p>The Everything Short </text:p>
          </table:table-cell>
          <table:table-cell table:number-columns-repeated="3"/>
        </table:table-row>
        <table:table-row table:style-name="ro1">
          <table:table-cell office:value-type="string">
            <text:p>https://www.reddit.com/r/Superstonk/comments/ml48ov/walkin_like_a_duck_talkin_like_a_duck/</text:p>
          </table:table-cell>
          <table:table-cell office:value-type="string">
            <text:p>2021-04-05</text:p>
          </table:table-cell>
          <table:table-cell office:value-type="string">
            <text:p>u/atobitt</text:p>
          </table:table-cell>
          <table:table-cell office:value-type="string">
            <text:p>Walkin' like a duck. Talkin' like a duck</text:p>
          </table:table-cell>
          <table:table-cell table:number-columns-repeated="3"/>
        </table:table-row>
        <table:table-row table:style-name="ro1">
          <table:table-cell office:value-type="string">
            <text:p>https://www.reddit.com/r/Superstonk/comments/mvk5dv/a_house_of_cards_part_1/</text:p>
          </table:table-cell>
          <table:table-cell office:value-type="string">
            <text:p>2021-04-21</text:p>
          </table:table-cell>
          <table:table-cell office:value-type="string">
            <text:p>u/atobitt</text:p>
          </table:table-cell>
          <table:table-cell office:value-type="string">
            <text:p>A House of Cards - Part 1</text:p>
          </table:table-cell>
          <table:table-cell table:number-columns-repeated="3"/>
        </table:table-row>
        <table:table-row table:style-name="ro1">
          <table:table-cell office:value-type="string">
            <text:p>https://www.reddit.com/r/Superstonk/comments/mz37ds/dr_trimbath_ama_questions/</text:p>
          </table:table-cell>
          <table:table-cell office:value-type="string">
            <text:p>2021-04-26</text:p>
          </table:table-cell>
          <table:table-cell office:value-type="string">
            <text:p>u/atobitt</text:p>
          </table:table-cell>
          <table:table-cell office:value-type="string">
            <text:p>Dr. Trimbath AMA Questions</text:p>
          </table:table-cell>
          <table:table-cell table:number-columns-repeated="3"/>
        </table:table-row>
        <table:table-row table:style-name="ro1">
          <table:table-cell office:value-type="string">
            <text:p>https://www.reddit.com/r/Superstonk/comments/nazyz3/shorts_must_cover/</text:p>
          </table:table-cell>
          <table:table-cell office:value-type="string">
            <text:p>2021-05-12</text:p>
          </table:table-cell>
          <table:table-cell office:value-type="string">
            <text:p>u/atobitt</text:p>
          </table:table-cell>
          <table:table-cell office:value-type="string">
            <text:p>Shorts MUST cover!</text:p>
          </table:table-cell>
          <table:table-cell table:number-columns-repeated="3"/>
        </table:table-row>
        <table:table-row table:style-name="ro1">
          <table:table-cell office:value-type="string">
            <text:p>https://www.reddit.com/r/Superstonk/comments/nlwaxv/house_of_cards_part_2/</text:p>
          </table:table-cell>
          <table:table-cell office:value-type="string">
            <text:p>2021-05-26</text:p>
          </table:table-cell>
          <table:table-cell office:value-type="string">
            <text:p>u/atobitt</text:p>
          </table:table-cell>
          <table:table-cell office:value-type="string">
            <text:p>House of Cards - Part 2</text:p>
          </table:table-cell>
          <table:table-cell table:number-columns-repeated="3"/>
        </table:table-row>
        <table:table-row table:style-name="ro1">
          <table:table-cell office:value-type="string">
            <text:p>https://www.reddit.com/r/Superstonk/comments/nlwqyv/house_of_cards_part_3/</text:p>
          </table:table-cell>
          <table:table-cell office:value-type="string">
            <text:p>2021-05-26</text:p>
          </table:table-cell>
          <table:table-cell office:value-type="string">
            <text:p>u/atobitt</text:p>
          </table:table-cell>
          <table:table-cell office:value-type="string">
            <text:p>House of Cards - Part 3</text:p>
          </table:table-cell>
          <table:table-cell table:number-columns-repeated="3"/>
        </table:table-row>
        <table:table-row table:style-name="ro1">
          <table:table-cell office:value-type="string">
            <text:p>https://www.reddit.com/r/Superstonk/comments/ooptc3/i_aint_hear_no_bell/</text:p>
          </table:table-cell>
          <table:table-cell office:value-type="string">
            <text:p>2021-07-21</text:p>
          </table:table-cell>
          <table:table-cell office:value-type="string">
            <text:p>u/atobitt</text:p>
          </table:table-cell>
          <table:table-cell office:value-type="string">
            <text:p/>
            <text:p>I Ain't Hear No Bell</text:p>
          </table:table-cell>
          <table:table-cell table:number-columns-repeated="3"/>
        </table:table-row>
        <table:table-row table:style-name="ro1">
          <table:table-cell office:value-type="string">
            <text:p>https://tokenist.com/in-depth-citadel-connect-and-dark-pools-uncovered/</text:p>
          </table:table-cell>
          <table:table-cell office:value-type="string">
            <text:p>2021-07-21</text:p>
          </table:table-cell>
          <table:table-cell office:value-type="string">
            <text:p>u/atobitt</text:p>
          </table:table-cell>
          <table:table-cell office:value-type="string">
            <text:p>Citadel's dark pool - Citadel Connect</text:p>
          </table:table-cell>
          <table:table-cell table:number-columns-repeated="3"/>
        </table:table-row>
        <table:table-row table:style-name="ro1">
          <table:table-cell office:value-type="string">
            <text:p>https://www.reddit.com/r/Superstonk/comments/t3rqfq/citadel_still_has_no_clothes/</text:p>
          </table:table-cell>
          <table:table-cell office:value-type="string">
            <text:p>2022-02-28</text:p>
          </table:table-cell>
          <table:table-cell office:value-type="string">
            <text:p>u/atobitt</text:p>
          </table:table-cell>
          <table:table-cell office:value-type="string">
            <text:p>Citadel Still Has No Clothes</text:p>
          </table:table-cell>
          <table:table-cell table:number-columns-repeated="3"/>
        </table:table-row>
        <table:table-row table:style-name="ro1">
          <table:table-cell office:value-type="string">
            <text:p>https://www.reddit.com/r/Superstonk/comments/tb92al/the_smoking_gun/</text:p>
          </table:table-cell>
          <table:table-cell office:value-type="string">
            <text:p>2022-03-10</text:p>
          </table:table-cell>
          <table:table-cell office:value-type="string">
            <text:p>u/atobitt</text:p>
          </table:table-cell>
          <table:table-cell office:value-type="string">
            <text:p>The Smoking Gun</text:p>
          </table:table-cell>
          <table:table-cell table:number-columns-repeated="3"/>
        </table:table-row>
        <table:table-row table:style-name="ro1">
          <table:table-cell office:value-type="string">
            <text:p>https://www.reddit.com/r/Superstonk/comments/mvvmvp/time_to_expose_the_shell_game_ftds_can_be_reset/</text:p>
          </table:table-cell>
          <table:table-cell office:value-type="string">
            <text:p>2021-04-22</text:p>
          </table:table-cell>
          <table:table-cell office:value-type="string">
            <text:p>u/augrr</text:p>
          </table:table-cell>
          <table:table-cell office:value-type="string">
            <text:p>? Time to expose the shell game. FTDs can be "reset" through borrowing from ETFs. Read the Truth.</text:p>
          </table:table-cell>
          <table:table-cell table:number-columns-repeated="3"/>
        </table:table-row>
        <table:table-row table:style-name="ro1">
          <table:table-cell office:value-type="string">
            <text:p>https://www.reddit.com/r/Superstonk/comments/mwnnmj/the_shell_game_revisited_how_etfs_work_and_what/</text:p>
          </table:table-cell>
          <table:table-cell office:value-type="string">
            <text:p>2021-04-23</text:p>
          </table:table-cell>
          <table:table-cell office:value-type="string">
            <text:p>u/augrr</text:p>
          </table:table-cell>
          <table:table-cell office:value-type="string">
            <text:p>?? The Shell Game, Revisited - How ETFs work and what their FTDs mean for GME</text:p>
          </table:table-cell>
          <table:table-cell table:number-columns-repeated="3"/>
        </table:table-row>
        <table:table-row table:style-name="ro1">
          <table:table-cell office:value-type="string">
            <text:p>https://www.reddit.com/r/Superstonk/comments/myn9vn/the_shell_game_iii_lifting_the_final_cups_for/</text:p>
          </table:table-cell>
          <table:table-cell office:value-type="string">
            <text:p>2021-04-26</text:p>
          </table:table-cell>
          <table:table-cell office:value-type="string">
            <text:p>u/augrr</text:p>
          </table:table-cell>
          <table:table-cell office:value-type="string">
            <text:p>??? The Shell Game III – Lifting the Final Cups for Take-Off.</text:p>
          </table:table-cell>
          <table:table-cell table:number-columns-repeated="3"/>
        </table:table-row>
        <table:table-row table:style-name="ro1">
          <table:table-cell office:value-type="string">
            <text:p>https://www.reddit.com/r/Superstonk/comments/n17q48/the_shell_game_iv_to_the_moon_shit_or_get_off_the/</text:p>
          </table:table-cell>
          <table:table-cell office:value-type="string">
            <text:p>2021-04-29</text:p>
          </table:table-cell>
          <table:table-cell office:value-type="string">
            <text:p>u/augrr</text:p>
          </table:table-cell>
          <table:table-cell office:value-type="string">
            <text:p>??? ? The Shell Game IV – TO THE MOON. Shit or get off the pot edition.</text:p>
          </table:table-cell>
          <table:table-cell table:number-columns-repeated="3"/>
        </table:table-row>
        <table:table-row table:style-name="ro1">
          <table:table-cell office:value-type="string">
            <text:p>https://www.reddit.com/r/Superstonk/comments/s8zafy/gme_shell_gameover_dd_i_am_going_to_show_you_guys/</text:p>
          </table:table-cell>
          <table:table-cell office:value-type="string">
            <text:p>2022-01-22</text:p>
          </table:table-cell>
          <table:table-cell office:value-type="string">
            <text:p>u/augrr</text:p>
          </table:table-cell>
          <table:table-cell office:value-type="string">
            <text:p>?? GME Shell GameOVER DD. i am going to show you guys my pp. FOMO Begins tomorrow. Launch Pad Cleared. Sky's Blue. The sun is breaking the horizon. LOOKS LIKE A GREAT DAY TO BUY THE DIP. ???</text:p>
          </table:table-cell>
          <table:table-cell table:number-columns-repeated="3"/>
        </table:table-row>
        <table:table-row table:style-name="ro1">
          <table:table-cell office:value-type="string">
            <text:p>https://www.reddit.com/r/Superstonk/comments/n090ge/what_exactly_happened_with_melvin_capital/</text:p>
          </table:table-cell>
          <table:table-cell office:value-type="string">
            <text:p>2021-04-28</text:p>
          </table:table-cell>
          <table:table-cell office:value-type="string">
            <text:p>u/avidtreesfan</text:p>
          </table:table-cell>
          <table:table-cell office:value-type="string">
            <text:p>What Exactly Happened with Melvin Capital?</text:p>
          </table:table-cell>
          <table:table-cell table:number-columns-repeated="3"/>
        </table:table-row>
        <table:table-row table:style-name="ro1">
          <table:table-cell office:value-type="string">
            <text:p>https://www.reddit.com/r/GME/comments/n1x909/companies_destroyed_by_hedge_funds_how_gamestop/</text:p>
          </table:table-cell>
          <table:table-cell office:value-type="string">
            <text:p>2021-04-30</text:p>
          </table:table-cell>
          <table:table-cell office:value-type="string">
            <text:p>u/avidtreesfan</text:p>
          </table:table-cell>
          <table:table-cell office:value-type="string">
            <text:p>Companies Destroyed by Hedge Funds: How Gamestop was almost the next Toys R' Us</text:p>
          </table:table-cell>
          <table:table-cell table:number-columns-repeated="3"/>
        </table:table-row>
        <table:table-row table:style-name="ro1">
          <table:table-cell office:value-type="string">
            <text:p>https://www.reddit.com/r/GME/comments/ngafr3/hedge_funds_stole_the_american_economy_created/</text:p>
          </table:table-cell>
          <table:table-cell office:value-type="string">
            <text:p>2021-05-19</text:p>
          </table:table-cell>
          <table:table-cell office:value-type="string">
            <text:p>u/avidtreesfan</text:p>
          </table:table-cell>
          <table:table-cell office:value-type="string">
            <text:p>Hedge Funds Stole The American Economy &amp;amp; Created the Richest Man in the World</text:p>
          </table:table-cell>
          <table:table-cell table:number-columns-repeated="3"/>
        </table:table-row>
        <table:table-row table:style-name="ro1">
          <table:table-cell office:value-type="string">
            <text:p>https://www.reddit.com/r/Superstonk/comments/nk580r/thieves_run_thick_selfish_ken_griffin_has_been/</text:p>
          </table:table-cell>
          <table:table-cell office:value-type="string">
            <text:p>2021-05-24</text:p>
          </table:table-cell>
          <table:table-cell office:value-type="string">
            <text:p>u/avidtreesfan</text:p>
          </table:table-cell>
          <table:table-cell office:value-type="string">
            <text:p>Thieves run Thick: Selfish Ken Griffin has been sued for Fraud before</text:p>
          </table:table-cell>
          <table:table-cell table:number-columns-repeated="3"/>
        </table:table-row>
        <table:table-row table:style-name="ro1">
          <table:table-cell office:value-type="string">
            <text:p><text:a xlink:href="https://www/">https://www</text:a>.reddit.com/r/Superstonk/comments/nkqofa/financial_crisis_2009_former_fed_chairman_ben/</text:p>
          </table:table-cell>
          <table:table-cell office:value-type="string">
            <text:p>2021-05-25</text:p>
          </table:table-cell>
          <table:table-cell office:value-type="string">
            <text:p>u/avidtreesfan</text:p>
          </table:table-cell>
          <table:table-cell office:value-type="string">
            <text:p>Financial Crisis 2009: Former Fed Chairman Ben Bernanke is now employed by Citadel LLC as an Advisor</text:p>
          </table:table-cell>
          <table:table-cell table:number-columns-repeated="3"/>
        </table:table-row>
        <table:table-row table:style-name="ro1">
          <table:table-cell office:value-type="string">
            <text:p>https://www.reddit.com/r/Superstonk/comments/o18w9x/how_the_1_avoid_taxes_wolters_kluwer_wmb_holdings/</text:p>
          </table:table-cell>
          <table:table-cell office:value-type="string">
            <text:p>2021-06-16</text:p>
          </table:table-cell>
          <table:table-cell office:value-type="string">
            <text:p>u/avidtreesfan</text:p>
          </table:table-cell>
          <table:table-cell office:value-type="string">
            <text:p>How the 1% Avoid Taxes: Wolters Kluwer &amp;amp; WMB Holdings</text:p>
          </table:table-cell>
          <table:table-cell table:number-columns-repeated="3"/>
        </table:table-row>
        <table:table-row table:style-name="ro1">
          <table:table-cell office:value-type="string">
            <text:p>https://www.reddit.com/r/GME/comments/on7xve/how_the_insanely_wealthy_avoid_paying_taxes/</text:p>
          </table:table-cell>
          <table:table-cell office:value-type="string">
            <text:p>2021-07-19</text:p>
          </table:table-cell>
          <table:table-cell office:value-type="string">
            <text:p>u/avidtreesfan</text:p>
          </table:table-cell>
          <table:table-cell office:value-type="string">
            <text:p>How the Insanely Wealthy Avoid Paying Taxes: Wolters Kluwer &amp;amp; WMB Holdings</text:p>
          </table:table-cell>
          <table:table-cell table:number-columns-repeated="3"/>
        </table:table-row>
        <table:table-row table:style-name="ro1">
          <table:table-cell office:value-type="string">
            <text:p>https://www.reddit.com/r/Superstonk/comments/oungrv/us_currency_and_credit_derivatives_now_totals_595/</text:p>
          </table:table-cell>
          <table:table-cell office:value-type="string">
            <text:p>2021-07-30</text:p>
          </table:table-cell>
          <table:table-cell office:value-type="string">
            <text:p>u/avidtreesfan</text:p>
          </table:table-cell>
          <table:table-cell office:value-type="string">
            <text:p>U.S Currency and Credit Derivatives now Totals $595 Trillion</text:p>
          </table:table-cell>
          <table:table-cell table:number-columns-repeated="3"/>
        </table:table-row>
        <table:table-row table:style-name="ro1">
          <table:table-cell office:value-type="string">
            <text:p><text:a xlink:href="https://www/">https://www</text:a>.reddit.com/r/Superstonk/comments/q5odlp/2009_48000_word_deep_capture_report_on_naked/</text:p>
          </table:table-cell>
          <table:table-cell office:value-type="string">
            <text:p>2021-10-11</text:p>
          </table:table-cell>
          <table:table-cell office:value-type="string">
            <text:p>u/avidtreesfan</text:p>
          </table:table-cell>
          <table:table-cell office:value-type="string">
            <text:p>2009 48,000 Word Deep Capture Report on Naked Short Selling and Stock Manipulation referencing "a network of market miscreants that includes disreputable financial analysts, prominent journalists, some of America’s best-known hedge fund managers, associates of the Mafia, and Michael Milken"</text:p>
          </table:table-cell>
          <table:table-cell table:number-columns-repeated="3"/>
        </table:table-row>
        <table:table-row table:style-name="ro1">
          <table:table-cell office:value-type="string">
            <text:p>https://www.reddit.com/r/Superstonk/comments/q8rkcc/checkmate_ryan_cohens_forbes_interview/</text:p>
          </table:table-cell>
          <table:table-cell office:value-type="string">
            <text:p>2021-10-15</text:p>
          </table:table-cell>
          <table:table-cell office:value-type="string">
            <text:p>u/avidtreesfan</text:p>
          </table:table-cell>
          <table:table-cell office:value-type="string">
            <text:p>Checkmate: Ryan Cohen's Forbes Interview - Understanding GME and The King's Game</text:p>
          </table:table-cell>
          <table:table-cell table:number-columns-repeated="3"/>
        </table:table-row>
        <table:table-row table:style-name="ro1">
          <table:table-cell office:value-type="string">
            <text:p>https://www.reddit.com/r/Superstonk/comments/nzkzi5/is_this_the_final_boss_john_petry_and_ken_griffin/</text:p>
          </table:table-cell>
          <table:table-cell office:value-type="string">
            <text:p>2021-06-14</text:p>
          </table:table-cell>
          <table:table-cell office:value-type="string">
            <text:p>u/badasstrader</text:p>
          </table:table-cell>
          <table:table-cell office:value-type="string">
            <text:p>BBC Part 1 IS THIS THE FINAL BOSS?</text:p>
          </table:table-cell>
          <table:table-cell table:number-columns-repeated="3"/>
        </table:table-row>
        <table:table-row table:style-name="ro1">
          <table:table-cell office:value-type="string">
            <text:p>https://www.reddit.com/r/Superstonk/comments/nzrtsq/billionaires_boys_club_part_2_the_inner_circle/</text:p>
          </table:table-cell>
          <table:table-cell office:value-type="string">
            <text:p>2021-06-14</text:p>
          </table:table-cell>
          <table:table-cell office:value-type="string">
            <text:p>u/badasstrader</text:p>
          </table:table-cell>
          <table:table-cell office:value-type="string">
            <text:p>BBC Part 2 The Inner Circle</text:p>
          </table:table-cell>
          <table:table-cell table:number-columns-repeated="3"/>
        </table:table-row>
        <table:table-row table:style-name="ro1">
          <table:table-cell office:value-type="string">
            <text:p>https://www.reddit.com/r/Superstonk/comments/nzxjra/billionaires_boys_club_part_3_the_big_boys_i_just/</text:p>
          </table:table-cell>
          <table:table-cell office:value-type="string">
            <text:p>2021-06-14</text:p>
          </table:table-cell>
          <table:table-cell office:value-type="string">
            <text:p>u/badasstrader</text:p>
          </table:table-cell>
          <table:table-cell office:value-type="string">
            <text:p>BBC Part 3 THE BIG BOYS</text:p>
          </table:table-cell>
          <table:table-cell table:number-columns-repeated="3"/>
        </table:table-row>
        <table:table-row table:style-name="ro1">
          <table:table-cell office:value-type="string">
            <text:p>https://www.reddit.com/r/Superstonk/comments/o0isaz/billionaire_boys_club_bbc_part_4_recess_is_over/</text:p>
          </table:table-cell>
          <table:table-cell office:value-type="string">
            <text:p>2021-06-15</text:p>
          </table:table-cell>
          <table:table-cell office:value-type="string">
            <text:p>u/badasstrader</text:p>
          </table:table-cell>
          <table:table-cell office:value-type="string">
            <text:p>BBC Part 4 Recess is over... You didn't think BILL GATES was involved did you?</text:p>
          </table:table-cell>
          <table:table-cell table:number-columns-repeated="3"/>
        </table:table-row>
        <table:table-row table:style-name="ro1">
          <table:table-cell office:value-type="string">
            <text:p>https://www.reddit.com/r/Superstonk/comments/o16cbm/billionaires_boys_club_part_5_the_foundational/</text:p>
          </table:table-cell>
          <table:table-cell office:value-type="string">
            <text:p>2021-06-16</text:p>
          </table:table-cell>
          <table:table-cell office:value-type="string">
            <text:p>u/badasstrader</text:p>
          </table:table-cell>
          <table:table-cell office:value-type="string">
            <text:p>BBC Part 5 The Foundational Strategy</text:p>
          </table:table-cell>
          <table:table-cell table:number-columns-repeated="3"/>
        </table:table-row>
        <table:table-row table:style-name="ro1">
          <table:table-cell office:value-type="string">
            <text:p>https://www.reddit.com/r/Superstonk/comments/oa8ynd/billionaire_boys_club_bbc_part_6_smile_for_the/</text:p>
          </table:table-cell>
          <table:table-cell office:value-type="string">
            <text:p>2021-06-29</text:p>
          </table:table-cell>
          <table:table-cell office:value-type="string">
            <text:p>u/badasstrader</text:p>
          </table:table-cell>
          <table:table-cell office:value-type="string">
            <text:p>BBC Part 6 SMILE FOR THE CAMERA KENNY...</text:p>
          </table:table-cell>
          <table:table-cell table:number-columns-repeated="3"/>
        </table:table-row>
        <table:table-row table:style-name="ro1">
          <table:table-cell office:value-type="string">
            <text:p>https://www.reddit.com/r/Superstonk/comments/oox1sn/the_billionaire_boys_club_bbc_episode_7_what_daf/</text:p>
          </table:table-cell>
          <table:table-cell office:value-type="string">
            <text:p>2021-07-21</text:p>
          </table:table-cell>
          <table:table-cell office:value-type="string">
            <text:p>u/badasstrader</text:p>
          </table:table-cell>
          <table:table-cell office:value-type="string">
            <text:p>BBC Part 7 What DAF fuck is this???</text:p>
          </table:table-cell>
          <table:table-cell table:number-columns-repeated="3"/>
        </table:table-row>
        <table:table-row table:style-name="ro1">
          <table:table-cell office:value-type="string">
            <text:p>https://www.reddit.com/r/Superstonk/comments/ope0w3/billionaire_boys_club_bbc_episode_7_the_chips_are/</text:p>
          </table:table-cell>
          <table:table-cell office:value-type="string">
            <text:p>2021-07-22</text:p>
          </table:table-cell>
          <table:table-cell office:value-type="string">
            <text:p>u/badasstrader</text:p>
          </table:table-cell>
          <table:table-cell office:value-type="string">
            <text:p>BBC Part 8 The chips are stacked against us... ALWAYS HAVE BEEN.</text:p>
          </table:table-cell>
          <table:table-cell table:number-columns-repeated="3"/>
        </table:table-row>
        <table:table-row table:style-name="ro1">
          <table:table-cell office:value-type="string">
            <text:p>https://www.reddit.com/r/Superstonk/comments/opp09p/billionaire_boys_club_bbc_episode_errr_9_steve/</text:p>
          </table:table-cell>
          <table:table-cell office:value-type="string">
            <text:p>2021-07-22</text:p>
          </table:table-cell>
          <table:table-cell office:value-type="string">
            <text:p>u/badasstrader</text:p>
          </table:table-cell>
          <table:table-cell office:value-type="string">
            <text:p>BBC Part 9 Steve Cohen... So HOT right now...</text:p>
          </table:table-cell>
          <table:table-cell table:number-columns-repeated="3"/>
        </table:table-row>
        <table:table-row table:style-name="ro1">
          <table:table-cell office:value-type="string">
            <text:p>https://www.reddit.com/r/Superstonk/comments/p1ofgr/billionaire_boys_club_bbc_episode_10_allinclusive/</text:p>
          </table:table-cell>
          <table:table-cell office:value-type="string">
            <text:p>2021-08-10</text:p>
          </table:table-cell>
          <table:table-cell office:value-type="string">
            <text:p>u/badasstrader</text:p>
          </table:table-cell>
          <table:table-cell office:value-type="string">
            <text:p>BBC Part 10 All-Inclusive Vacation of a Lifetime... to the CAYMANS! -- PART 1</text:p>
          </table:table-cell>
          <table:table-cell table:number-columns-repeated="3"/>
        </table:table-row>
        <table:table-row table:style-name="ro1">
          <table:table-cell office:value-type="string">
            <text:p>https://www.reddit.com/r/Superstonk/comments/p3a79x/billionaire_boys_club_bbc_ep_102_cayman_island/</text:p>
          </table:table-cell>
          <table:table-cell office:value-type="string">
            <text:p>2021-08-12</text:p>
          </table:table-cell>
          <table:table-cell office:value-type="string">
            <text:p>u/badasstrader</text:p>
          </table:table-cell>
          <table:table-cell office:value-type="string">
            <text:p>BBC Part 10.2 Cayman Island Getaway - How to hide money from the FBI + Brazilgate!</text:p>
          </table:table-cell>
          <table:table-cell table:number-columns-repeated="3"/>
        </table:table-row>
        <table:table-row table:style-name="ro1">
          <table:table-cell office:value-type="string">
            <text:p>https://www.reddit.com/r/Superstonk/comments/p7nl7y/billionaire_boys_clib_episode_11_bbc_billionaire/</text:p>
          </table:table-cell>
          <table:table-cell office:value-type="string">
            <text:p>2021-08-19</text:p>
          </table:table-cell>
          <table:table-cell office:value-type="string">
            <text:p>u/badasstrader</text:p>
          </table:table-cell>
          <table:table-cell office:value-type="string">
            <text:p>BBC Part 11 BILLIONAIRE BANK LOANS - Buy Borrow Die</text:p>
          </table:table-cell>
          <table:table-cell table:number-columns-repeated="3"/>
        </table:table-row>
        <table:table-row table:style-name="ro1">
          <table:table-cell office:value-type="string">
            <text:p>https://www.reddit.com/r/Superstonk/comments/pcp37f/billionaire_boys_club_part_12_bbc_please_prove_me/</text:p>
          </table:table-cell>
          <table:table-cell office:value-type="string">
            <text:p>2021-08-27</text:p>
          </table:table-cell>
          <table:table-cell office:value-type="string">
            <text:p>u/badasstrader</text:p>
          </table:table-cell>
          <table:table-cell office:value-type="string">
            <text:p>Billionaire Boys Club Part 12 (BBC) - PLEASE PROVE ME WRONG? - Kenny's WARCHEST - SPECIALIZED PURPOSE ENTITY (SPE) + Leveraged +1000% of the FLOAT </text:p>
          </table:table-cell>
          <table:table-cell table:number-columns-repeated="3"/>
        </table:table-row>
        <table:table-row table:style-name="ro1">
          <table:table-cell office:value-type="string">
            <text:p>https://www.reddit.com/r/Superstonk/comments/pv9yon/billionaire_boys_club_bbc_episode_13_part_1_do/</text:p>
          </table:table-cell>
          <table:table-cell office:value-type="string">
            <text:p>2021-09-25</text:p>
          </table:table-cell>
          <table:table-cell office:value-type="string">
            <text:p>u/badasstrader</text:p>
          </table:table-cell>
          <table:table-cell office:value-type="string">
            <text:p>Billionaire Boys Club (BBC) Episode 13 - Part 1 - Do you Swear to tell the truth, the whole truth and nothing but the truth? - BILLIONAIRE LEGAL TROUBLES </text:p>
          </table:table-cell>
          <table:table-cell table:number-columns-repeated="3"/>
        </table:table-row>
        <table:table-row table:style-name="ro1">
          <table:table-cell office:value-type="string">
            <text:p>https://www.reddit.com/r/Superstonk/comments/pvr3gg/billionaire_boys_club_bbc_episode_13_part_2_the/</text:p>
          </table:table-cell>
          <table:table-cell office:value-type="string">
            <text:p>2021-09-26</text:p>
          </table:table-cell>
          <table:table-cell office:value-type="string">
            <text:p>u/badasstrader</text:p>
          </table:table-cell>
          <table:table-cell office:value-type="string">
            <text:p>Billionaire Boys Club (BBC) episode 13 Part 2 - The PUSSY board - Steve Cohen's TRUE form revealed! (Apettes be warned - This post contains Sexist references) </text:p>
          </table:table-cell>
          <table:table-cell table:number-columns-repeated="3"/>
        </table:table-row>
        <table:table-row table:style-name="ro1">
          <table:table-cell office:value-type="string">
            <text:p>https://www.reddit.com/r/Superstonk/comments/px80o7/vlad_lied_too_is_this_proof_and_proof_that/</text:p>
          </table:table-cell>
          <table:table-cell office:value-type="string">
            <text:p>2021-09-28</text:p>
          </table:table-cell>
          <table:table-cell office:value-type="string">
            <text:p>u/badasstrader</text:p>
          </table:table-cell>
          <table:table-cell office:value-type="string">
            <text:p>VLAD LIED TOO (IS THIS PROOF?) - AND... Proof that CITADEL got the heads up Pre-Market?? Billionaire Boys Club Episode 13 Part 3 - NEED SOME WRINKLES ON THIS 1! ??? </text:p>
          </table:table-cell>
          <table:table-cell table:number-columns-repeated="3"/>
        </table:table-row>
        <table:table-row table:style-name="ro1">
          <table:table-cell office:value-type="string">
            <text:p>https://www.reddit.com/r/Superstonk/comments/qfqiz8/a_smooth_brain_look_at_the_housing_market/</text:p>
          </table:table-cell>
          <table:table-cell office:value-type="string">
            <text:p>2021-10-25</text:p>
          </table:table-cell>
          <table:table-cell office:value-type="string">
            <text:p>u/badasstrader</text:p>
          </table:table-cell>
          <table:table-cell office:value-type="string">
            <text:p>A smooth Brain Look at the Housing Market. </text:p>
          </table:table-cell>
          <table:table-cell table:number-columns-repeated="3"/>
        </table:table-row>
        <table:table-row table:style-name="ro1">
          <table:table-cell office:value-type="string">
            <text:p>https://www.reddit.com/r/Superstonk/comments/qg5nxo/a_smooth_brain_look_at_the_banks_part_2/</text:p>
          </table:table-cell>
          <table:table-cell office:value-type="string">
            <text:p>2021-10-26</text:p>
          </table:table-cell>
          <table:table-cell office:value-type="string">
            <text:p>u/badasstrader</text:p>
          </table:table-cell>
          <table:table-cell office:value-type="string">
            <text:p>A Smooth Brain Look At the Banks (Part 2) </text:p>
          </table:table-cell>
          <table:table-cell table:number-columns-repeated="3"/>
        </table:table-row>
        <table:table-row table:style-name="ro1">
          <table:table-cell office:value-type="string">
            <text:p>https://www.reddit.com/r/Superstonk/comments/qicm2m/billionaire_boys_club_bbc_ep_14_pop_quiz_whats/</text:p>
          </table:table-cell>
          <table:table-cell office:value-type="string">
            <text:p>2021-10-29</text:p>
          </table:table-cell>
          <table:table-cell office:value-type="string">
            <text:p>u/badasstrader</text:p>
          </table:table-cell>
          <table:table-cell office:value-type="string">
            <text:p>Billionaire Boys Club (BBC) Ep 14 - POP QUIZ - What's Safer than a Bank &amp; The Most Efficient Way to Avoid Paying Taxes? (Onshore) </text:p>
          </table:table-cell>
          <table:table-cell table:number-columns-repeated="3"/>
        </table:table-row>
        <table:table-row table:style-name="ro1">
          <table:table-cell office:value-type="string">
            <text:p>https://www.reddit.com/r/Superstonk/comments/rfgriy/billionaire_boys_club_bbc_ep_14_the_deregulation/</text:p>
          </table:table-cell>
          <table:table-cell office:value-type="string">
            <text:p>2021-12-13</text:p>
          </table:table-cell>
          <table:table-cell office:value-type="string">
            <text:p>u/badasstrader</text:p>
          </table:table-cell>
          <table:table-cell office:value-type="string">
            <text:p>Billionaire Boys Club (BBC) Ep. 14 - The DEREGULATION Agenda - The ROOT of all evil and everything we are fighting against. EVERY Ape Should Read this IMO. ??? </text:p>
          </table:table-cell>
          <table:table-cell table:number-columns-repeated="3"/>
        </table:table-row>
        <table:table-row table:style-name="ro1">
          <table:table-cell office:value-type="string">
            <text:p>https://www.reddit.com/r/Superstonk/comments/s24hxt/billionaire_boys_club_bbc_ep_16_part_1_the_apollo/</text:p>
          </table:table-cell>
          <table:table-cell office:value-type="string">
            <text:p>2022-01-12</text:p>
          </table:table-cell>
          <table:table-cell office:value-type="string">
            <text:p>u/badasstrader</text:p>
          </table:table-cell>
          <table:table-cell office:value-type="string">
            <text:p>Billionaire Boys Club (BBC) Ep 16 - Part 1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2os/billionaire_boys_club_bbc_ep_16_part_2_the_apollo/</text:p>
          </table:table-cell>
          <table:table-cell office:value-type="string">
            <text:p>2022-01-12</text:p>
          </table:table-cell>
          <table:table-cell office:value-type="string">
            <text:p>u/badasstrader</text:p>
          </table:table-cell>
          <table:table-cell office:value-type="string">
            <text:p>Billionaire Boys Club (BBC) Ep 16 - Part 2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5i88/billionaire_boys_club_bbc_ep_16_part_3_the_apollo/</text:p>
          </table:table-cell>
          <table:table-cell office:value-type="string">
            <text:p>2022-01-12</text:p>
          </table:table-cell>
          <table:table-cell office:value-type="string">
            <text:p>u/badasstrader</text:p>
          </table:table-cell>
          <table:table-cell office:value-type="string">
            <text:p>Billionaire Boys Club (BBC) Ep 16 - Part 3 - THE APOLLO MISSIONS - What RYAN COHEN figured out - And why POPCORN APES are FUCKED (Sorry guys) </text:p>
          </table:table-cell>
          <table:table-cell table:number-columns-repeated="3"/>
        </table:table-row>
        <table:table-row table:style-name="ro1">
          <table:table-cell office:value-type="string">
            <text:p>https://www.reddit.com/r/Superstonk/comments/s28x8z/billionaire_boys_club_bbc_ep_16_part_4_the_apollo/</text:p>
          </table:table-cell>
          <table:table-cell office:value-type="string">
            <text:p>2022-01-12</text:p>
          </table:table-cell>
          <table:table-cell office:value-type="string">
            <text:p>u/badasstrader</text:p>
          </table:table-cell>
          <table:table-cell office:value-type="string">
            <text:p>Billionaire Boys Club (BBC) Ep 16 - Part 4 - THE APOLLO MISSIONS - What RYAN COHEN figured out - And why POPCORN APES are FUCKED (Sorry guys) </text:p>
          </table:table-cell>
          <table:table-cell table:number-columns-repeated="3"/>
        </table:table-row>
        <table:table-row table:style-name="ro1">
          <table:table-cell office:value-type="string">
            <text:p><text:a xlink:href="https://www/">https://www</text:a>.reddit.com/r/Superstonk/comments/s3rzkt/the_apollo_connection_top_5_companies_with_xrt/</text:p>
          </table:table-cell>
          <table:table-cell office:value-type="string">
            <text:p>2022-01-14</text:p>
          </table:table-cell>
          <table:table-cell office:value-type="string">
            <text:p>u/badasstrader</text:p>
          </table:table-cell>
          <table:table-cell office:value-type="string">
            <text:p>THE APOLLO CONNECTION - Top 5 Companies with XRT PUTS - Susquehanna, Citadel, Jane Street, UBS and... wait for it... APOLLO MANAGEMENT HOLDINGS!! Surprise Motherfuckers! - Shoutout to u/Elegant-remote6667 for coming across this one! Source Fintel - Link in Description!</text:p>
          </table:table-cell>
          <table:table-cell table:number-columns-repeated="3"/>
        </table:table-row>
        <table:table-row table:style-name="ro1">
          <table:table-cell office:value-type="string">
            <text:p>https://www.sec.gov/Archives/edgar/data/1834518/000119312521169589/d121216ds4a.htm</text:p>
          </table:table-cell>
          <table:table-cell office:value-type="string">
            <text:p>2022-01-21</text:p>
          </table:table-cell>
          <table:table-cell office:value-type="string">
            <text:p>u/badasstrader</text:p>
          </table:table-cell>
          <table:table-cell office:value-type="string">
            <text:p>This is Bill Capuzzi the CEO of Apex Clearing House/Apex Fintech - Not Only is Citadel Listed a 7.5% Owner - BUT Citadel also PAY THEM to Direct Order Flow (PFOF) - They r the Clearing House for Webull - Were Involved with Buy Button Removal + Feature in Attobitts House of Cards - Scroll right -&amp;gt;&amp;gt;</text:p>
          </table:table-cell>
          <table:table-cell table:number-columns-repeated="3"/>
        </table:table-row>
        <table:table-row table:style-name="ro1">
          <table:table-cell office:value-type="string">
            <text:p>https://www.reddit.com/r/Superstonk/comments/skiff2/billionaire_boys_club_bbc_ep_16_part_5_the_apollo/</text:p>
          </table:table-cell>
          <table:table-cell office:value-type="string">
            <text:p>2022-02-04</text:p>
          </table:table-cell>
          <table:table-cell office:value-type="string">
            <text:p>u/badasstrader</text:p>
          </table:table-cell>
          <table:table-cell office:value-type="string">
            <text:p>Billionaire Boys Club (BBC) Ep 16 - Part 5 - THE APOLLO MISSIONS - Enter FUCKING RYAN COHEN!! #heFuckingKnew!! ? </text:p>
          </table:table-cell>
          <table:table-cell table:number-columns-repeated="3"/>
        </table:table-row>
        <table:table-row table:style-name="ro1">
          <table:table-cell office:value-type="string">
            <text:p>https://www.reddit.com/r/Superstonk/comments/taib2v/billionaire_boys_club_bbc_ep_16_part_6_the_apollo/</text:p>
          </table:table-cell>
          <table:table-cell office:value-type="string">
            <text:p>2022-03-09</text:p>
          </table:table-cell>
          <table:table-cell office:value-type="string">
            <text:p>u/badasstrader</text:p>
          </table:table-cell>
          <table:table-cell office:value-type="string">
            <text:p>Billionaire Boys Club (BBC) Ep 16 - Part 6 - THE APOLLO MISSIONS - Enter FUCKING RYAN COHEN BBBabY!! #heFuckingKnew!! ? </text:p>
          </table:table-cell>
          <table:table-cell table:number-columns-repeated="3"/>
        </table:table-row>
        <table:table-row table:style-name="ro1">
          <table:table-cell office:value-type="string">
            <text:p>https://www.reddit.com/r/Superstonk/comments/oao9oo/the_nyse_threshold_list_collapsing_shorts_and/</text:p>
          </table:table-cell>
          <table:table-cell office:value-type="string">
            <text:p>2021-06-29</text:p>
          </table:table-cell>
          <table:table-cell office:value-type="string">
            <text:p>u/bladeace</text:p>
          </table:table-cell>
          <table:table-cell office:value-type="string">
            <text:p>The NYSE threshold list: collapsing shorts and launching the MOASS </text:p>
          </table:table-cell>
          <table:table-cell table:number-columns-repeated="3"/>
        </table:table-row>
        <table:table-row table:style-name="ro1">
          <table:table-cell office:value-type="string">
            <text:p>https://www.reddit.com/r/Superstonk/comments/ofdhkk/citadel_has_hostages_explaining_why_the_moass_is/</text:p>
          </table:table-cell>
          <table:table-cell office:value-type="string">
            <text:p>2021-07-06</text:p>
          </table:table-cell>
          <table:table-cell office:value-type="string">
            <text:p>u/bladeace</text:p>
          </table:table-cell>
          <table:table-cell office:value-type="string">
            <text:p>Citadel has hostages: explaining why the MOASS is taking so long, how the January spike was stopped, Robinhood's motives for the trading halt, and the mysterious silence of the SEC </text:p>
          </table:table-cell>
          <table:table-cell table:number-columns-repeated="3"/>
        </table:table-row>
        <table:table-row table:style-name="ro1">
          <table:table-cell office:value-type="string">
            <text:p>https://www.reddit.com/r/Superstonk/comments/mvov2f/the_gme_wargame_a_new_theory_of_everything_my/</text:p>
          </table:table-cell>
          <table:table-cell office:value-type="string">
            <text:p>2021-04-21</text:p>
          </table:table-cell>
          <table:table-cell office:value-type="string">
            <text:p>u/blanderson_snooper</text:p>
          </table:table-cell>
          <table:table-cell office:value-type="string">
            <text:p>The GME Wargame: A New Theory of Everything (My Final DD) ??????</text:p>
          </table:table-cell>
          <table:table-cell table:number-columns-repeated="3"/>
        </table:table-row>
        <table:table-row table:style-name="ro1">
          <table:table-cell office:value-type="string">
            <text:p>https://www.reddit.com/r/Superstonk/comments/ng4ja0/wargame_theory_ii_the_mother_of_all_fud_moafud/</text:p>
          </table:table-cell>
          <table:table-cell office:value-type="string">
            <text:p>2021-05-19</text:p>
          </table:table-cell>
          <table:table-cell office:value-type="string">
            <text:p>u/blanderson_snooper</text:p>
          </table:table-cell>
          <table:table-cell office:value-type="string">
            <text:p>Wargame Theory II: The Mother of All FUD (MOAFUD)</text:p>
          </table:table-cell>
          <table:table-cell table:number-columns-repeated="3"/>
        </table:table-row>
        <table:table-row table:style-name="ro1">
          <table:table-cell office:value-type="string">
            <text:p>https://www.reddit.com/r/Superstonk/comments/njwv6n/the_gme_masters_guide_a_dd_campaign_for_apes/</text:p>
          </table:table-cell>
          <table:table-cell office:value-type="string">
            <text:p>2021-05-24</text:p>
          </table:table-cell>
          <table:table-cell office:value-type="string">
            <text:p>u/blanderson_snooper</text:p>
          </table:table-cell>
          <table:table-cell office:value-type="string">
            <text:p>The GME Masters' Guide: A DD Campaign for Apes Levels 1-20 (The GME Story in 100 DDs)</text:p>
          </table:table-cell>
          <table:table-cell table:number-columns-repeated="3"/>
        </table:table-row>
        <table:table-row table:style-name="ro1">
          <table:table-cell office:value-type="string">
            <text:p>https://www.reddit.com/r/Superstonk/comments/ojh2eh/ultimate_wargame_theory_the_beginning_total/</text:p>
          </table:table-cell>
          <table:table-cell office:value-type="string">
            <text:p>2021-07-13</text:p>
          </table:table-cell>
          <table:table-cell office:value-type="string">
            <text:p>u/blanderson_snooper</text:p>
          </table:table-cell>
          <table:table-cell office:value-type="string">
            <text:p>Ultimate Wargame Theory: The Beginning - Total Return Swaps, RRPs, and the Voltron Fund</text:p>
          </table:table-cell>
          <table:table-cell table:number-columns-repeated="3"/>
        </table:table-row>
        <table:table-row table:style-name="ro1">
          <table:table-cell office:value-type="string">
            <text:p>https://www.reddit.com/r/Superstonk/comments/oku8fm/ultimate_wargame_flashbacks_archegos_glacier/</text:p>
          </table:table-cell>
          <table:table-cell office:value-type="string">
            <text:p>2021-07-15</text:p>
          </table:table-cell>
          <table:table-cell office:value-type="string">
            <text:p>u/blanderson_snooper</text:p>
          </table:table-cell>
          <table:table-cell office:value-type="string">
            <text:p>Ultimate Wargame: Flashbacks – Archegos, Glacier Capital, White Square Capital, and Iceberg Research</text:p>
          </table:table-cell>
          <table:table-cell table:number-columns-repeated="3"/>
        </table:table-row>
        <table:table-row table:style-name="ro1">
          <table:table-cell office:value-type="string">
            <text:p>https://www.reddit.com/r/Superstonk/comments/oty1f2/quick_simple_game_that_explains_how_shfs_are/</text:p>
          </table:table-cell>
          <table:table-cell office:value-type="string">
            <text:p>2021-07-29</text:p>
          </table:table-cell>
          <table:table-cell office:value-type="string">
            <text:p>u/blanderson_snooper</text:p>
          </table:table-cell>
          <table:table-cell office:value-type="string">
            <text:p>Quick, Simple Game that explains how SHFs are staying alive and spreading risk to avoid margin calls, and why the MOASS will likely be very obvious when it happens</text:p>
          </table:table-cell>
          <table:table-cell table:number-columns-repeated="3"/>
        </table:table-row>
        <table:table-row table:style-name="ro1">
          <table:table-cell office:value-type="string">
            <text:p>https://www.reddit.com/r/Superstonk/comments/rmwv8c/cultural_due_diligence_ii_the_definitive_guide_to/</text:p>
          </table:table-cell>
          <table:table-cell office:value-type="string">
            <text:p>2021-12-23</text:p>
          </table:table-cell>
          <table:table-cell office:value-type="string">
            <text:p>u/blanderson_snooper</text:p>
          </table:table-cell>
          <table:table-cell office:value-type="string">
            <text:p>Cultural Due Diligence II – The Definitive Guide to the Psychology of Scams and How to Detect Them</text:p>
          </table:table-cell>
          <table:table-cell table:number-columns-repeated="3"/>
        </table:table-row>
        <table:table-row table:style-name="ro1">
          <table:table-cell office:value-type="string">
            <text:p>http://web.archive.org/web/20220621231110/https://www.reddit.com/r/Superstonk/comments/vhnc86/archegos_fact_sheet_what_we_know_and_how_it/</text:p>
          </table:table-cell>
          <table:table-cell office:value-type="string">
            <text:p>2022-06-21</text:p>
          </table:table-cell>
          <table:table-cell office:value-type="string">
            <text:p>u/blanderson_snooper</text:p>
          </table:table-cell>
          <table:table-cell office:value-type="string">
            <text:p>Archegos Fact Sheet - What we know and how it connects to our DD on swaps, ETF shorting, and the fraudulent markets</text:p>
          </table:table-cell>
          <table:table-cell table:number-columns-repeated="3"/>
        </table:table-row>
        <table:table-row table:style-name="ro1">
          <table:table-cell office:value-type="string">
            <text:p>https://www.reddit.com/r/Superstonk/comments/mpvx9n/the_infinity_pool_naming_a_theoretical_posit_for/</text:p>
          </table:table-cell>
          <table:table-cell office:value-type="string">
            <text:p>2021-04-12</text:p>
          </table:table-cell>
          <table:table-cell office:value-type="string">
            <text:p>u/BluPrince</text:p>
          </table:table-cell>
          <table:table-cell office:value-type="string">
            <text:p>THE INFINITY POOL: Naming a theoretical Posit for Endgame and Post-Squeeze Considerations</text:p>
          </table:table-cell>
          <table:table-cell table:number-columns-repeated="3"/>
        </table:table-row>
        <table:table-row table:style-name="ro1">
          <table:table-cell office:value-type="string">
            <text:p>https://www.reddit.com/r/Superstonk/comments/s3n4pw/the_compendium_of_wrinkles_correlating_different/</text:p>
          </table:table-cell>
          <table:table-cell office:value-type="string">
            <text:p>2022-01-14</text:p>
          </table:table-cell>
          <table:table-cell office:value-type="string">
            <text:p>u/bobsmith808</text:p>
          </table:table-cell>
          <table:table-cell office:value-type="string">
            <text:p>The Compendium Of Wrinkles: Correlating Different Theories</text:p>
          </table:table-cell>
          <table:table-cell table:number-columns-repeated="3"/>
        </table:table-row>
        <table:table-row table:style-name="ro1">
          <table:table-cell office:value-type="string">
            <text:p>https://www.reddit.com/r/GME/comments/m5k32p/why_current_gme_prices_are_suppressed_and_hedges/</text:p>
          </table:table-cell>
          <table:table-cell office:value-type="string">
            <text:p>2021-03-15</text:p>
          </table:table-cell>
          <table:table-cell office:value-type="string">
            <text:p>u/broccaaa</text:p>
          </table:table-cell>
          <table:table-cell office:value-type="string">
            <text:p>Why current GME prices are suppressed and hedges are fucked: OBV, shorting and the disconnect with price</text:p>
          </table:table-cell>
          <table:table-cell table:number-columns-repeated="3"/>
        </table:table-row>
        <table:table-row table:style-name="ro1">
          <table:table-cell office:value-type="string">
            <text:p>https://www.reddit.com/r/GME/comments/mgj0j1/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Wallstreetbetsnew/comments/mgof7q/the_naked_shorting_scam_revealed_lending_of/</text:p>
          </table:table-cell>
          <table:table-cell office:value-type="string">
            <text:p>2021-03-30</text:p>
          </table:table-cell>
          <table:table-cell office:value-type="string">
            <text:p>u/broccaaa</text:p>
          </table:table-cell>
          <table:table-cell office:value-type="string">
            <text:p>The naked shorting scam revealed: lending of market maker privileges, the married put trade and why inflicting max pain will bleed them dry</text:p>
          </table:table-cell>
          <table:table-cell table:number-columns-repeated="3"/>
        </table:table-row>
        <table:table-row table:style-name="ro1">
          <table:table-cell office:value-type="string">
            <text:p>https://www.reddit.com/r/GME/comments/mh6lnz/the_naked_shorting_scam_update_selling_nude_like/</text:p>
          </table:table-cell>
          <table:table-cell office:value-type="string">
            <text:p>2021-03-31</text:p>
          </table:table-cell>
          <table:table-cell office:value-type="string">
            <text:p>u/broccaaa</text:p>
          </table:table-cell>
          <table:table-cell office:value-type="string">
            <text:p>The naked shorting scam update: selling nude like its 2021</text:p>
          </table:table-cell>
          <table:table-cell table:number-columns-repeated="3"/>
        </table:table-row>
        <table:table-row table:style-name="ro1">
          <table:table-cell office:value-type="string">
            <text:p>https://www.reddit.com/r/Superstonk/comments/mvdgf5/the_naked_shorting_scam_in_numbers_ai_detection/</text:p>
          </table:table-cell>
          <table:table-cell office:value-type="string">
            <text:p>2021-04-21</text:p>
          </table:table-cell>
          <table:table-cell office:value-type="string">
            <text:p>u/broccaaa</text:p>
          </table:table-cell>
          <table:table-cell office:value-type="string">
            <text:p>The naked shorting scam in numbers: AI detection of 140M hidden FTDs, up to 400M naked shorts in married puts and massive dark pool activity by Shitadel and the shorts</text:p>
          </table:table-cell>
          <table:table-cell table:number-columns-repeated="3"/>
        </table:table-row>
        <table:table-row table:style-name="ro1">
          <table:table-cell office:value-type="string">
            <text:p>https://www.reddit.com/r/Superstonk/comments/n1vgbb/the_naked_shorting_scam_using_etfs_mass_shifting/</text:p>
          </table:table-cell>
          <table:table-cell office:value-type="string">
            <text:p>2021-04-30</text:p>
          </table:table-cell>
          <table:table-cell office:value-type="string">
            <text:p>u/broccaaa</text:p>
          </table:table-cell>
          <table:table-cell office:value-type="string">
            <text:p>The naked shorting scam using ETFs: mass shifting of FTDs from GME to 20+ ETFs &amp;amp; 27+ billion dollars still owed in remaining SI</text:p>
          </table:table-cell>
          <table:table-cell table:number-columns-repeated="3"/>
        </table:table-row>
        <table:table-row table:style-name="ro1">
          <table:table-cell office:value-type="string">
            <text:p><text:a xlink:href="https://www/">https://www</text:a>.reddit.com/r/Superstonk/comments/nhccar/lucy_komisars_article_how_corrupt_brokers_hedge/</text:p>
          </table:table-cell>
          <table:table-cell office:value-type="string">
            <text:p>2021-05-20</text:p>
          </table:table-cell>
          <table:table-cell office:value-type="string">
            <text:p>u/broccaaa</text:p>
          </table:table-cell>
          <table:table-cell office:value-type="string">
            <text:p>Lucy Komisar's article ¨How corrupt brokers, hedge funds with govt &amp;amp; media facilitators steal from stock market investors¨ based on the topics discussed in her Superstonk AMA</text:p>
          </table:table-cell>
          <table:table-cell table:number-columns-repeated="3"/>
        </table:table-row>
        <table:table-row table:style-name="ro1">
          <table:table-cell office:value-type="string">
            <text:p>https://www.reddit.com/r/Superstonk/comments/o14ccz/the_naked_shorting_scam_in_numbers_part_deux_up/</text:p>
          </table:table-cell>
          <table:table-cell office:value-type="string">
            <text:p>2021-06-16</text:p>
          </table:table-cell>
          <table:table-cell office:value-type="string">
            <text:p>u/broccaaa</text:p>
          </table:table-cell>
          <table:table-cell office:value-type="string">
            <text:p>The naked shorting scam in numbers part deux: Up to date FTD, ETF, SI, Options &amp;amp; Dark Pool Data. GME is the shorted to shit unicorn that can never happen again.</text:p>
          </table:table-cell>
          <table:table-cell table:number-columns-repeated="3"/>
        </table:table-row>
        <table:table-row table:style-name="ro1">
          <table:table-cell office:value-type="string">
            <text:p><text:a xlink:href="https://www/">https://www</text:a>.reddit.com/r/Superstonk/comments/o4ps1c/a_friendly_reminder_that_shorts_never_covered_3/</text:p>
          </table:table-cell>
          <table:table-cell office:value-type="string">
            <text:p>2021-06-21</text:p>
          </table:table-cell>
          <table:table-cell office:value-type="string">
            <text:p>u/broccaaa</text:p>
          </table:table-cell>
          <table:table-cell office:value-type="string">
            <text:p>A friendly reminder that shorts never covered: 3 images that clearly reveal the short fuckery ??????</text:p>
          </table:table-cell>
          <table:table-cell table:number-columns-repeated="3"/>
        </table:table-row>
        <table:table-row table:style-name="ro1">
          <table:table-cell office:value-type="string">
            <text:p>https://www.reddit.com/r/Superstonk/comments/nllceu/groundbreaking_discovery_have_i_buttfarm69_blown/</text:p>
          </table:table-cell>
          <table:table-cell office:value-type="string">
            <text:p>2021-05-26</text:p>
          </table:table-cell>
          <table:table-cell office:value-type="string">
            <text:p>u/buttfarm69</text:p>
          </table:table-cell>
          <table:table-cell office:value-type="string">
            <text:p>GROUNDBREAKING DISCOVERY: Have I, ButtFarm69, blown the lid on Kenny's deepest, darkest secrets?! It's worse than you thought (please hold me, I'm scared)...</text:p>
          </table:table-cell>
          <table:table-cell table:number-columns-repeated="3"/>
        </table:table-row>
        <table:table-row table:style-name="ro1">
          <table:table-cell office:value-type="string">
            <text:p>https://www.reddit.com/r/GME/comments/m4hqkc/gme_moass_faq/</text:p>
          </table:table-cell>
          <table:table-cell office:value-type="string">
            <text:p>2021-03-13</text:p>
          </table:table-cell>
          <table:table-cell office:value-type="string">
            <text:p>u/Bye_Triangle</text:p>
          </table:table-cell>
          <table:table-cell office:value-type="string">
            <text:p>GME M.O.A.S.S. F.A.Q.</text:p>
          </table:table-cell>
          <table:table-cell table:number-columns-repeated="3"/>
        </table:table-row>
        <table:table-row table:style-name="ro1">
          <table:table-cell office:value-type="string">
            <text:p>https://www.reddit.com/r/Superstonk/comments/n6bjj3/us_house_committee_on_financial_services_hearing/</text:p>
          </table:table-cell>
          <table:table-cell office:value-type="string">
            <text:p>2021-05-06</text:p>
          </table:table-cell>
          <table:table-cell office:value-type="string">
            <text:p>u/Bye_Triangle</text:p>
          </table:table-cell>
          <table:table-cell office:value-type="string">
            <text:p>???? U.S. House Committee on Financial Services hearing MEGATHREAD ?????</text:p>
          </table:table-cell>
          <table:table-cell table:number-columns-repeated="3"/>
        </table:table-row>
        <table:table-row table:style-name="ro1">
          <table:table-cell office:value-type="string">
            <text:p>https://www.reddit.com/r/Superstonk/comments/rfhehn/superstonk_moass_faq_v20/</text:p>
          </table:table-cell>
          <table:table-cell office:value-type="string">
            <text:p>2021-12-13</text:p>
          </table:table-cell>
          <table:table-cell office:value-type="string">
            <text:p>u/Bye_Triangle</text:p>
          </table:table-cell>
          <table:table-cell office:value-type="string">
            <text:p>SUPERSTONK MOASS FAQ V2.0</text:p>
          </table:table-cell>
          <table:table-cell table:number-columns-repeated="3"/>
        </table:table-row>
        <table:table-row table:style-name="ro1">
          <table:table-cell office:value-type="string">
            <text:p>https://www.reddit.com/r/Superstonk/comments/mkvgew/why_are_we_trading_sideways_why_is_the_borrow/</text:p>
          </table:table-cell>
          <table:table-cell office:value-type="string">
            <text:p>2021-04-05</text:p>
          </table:table-cell>
          <table:table-cell office:value-type="string">
            <text:p>u/c-digs</text:p>
          </table:table-cell>
          <table:table-cell office:value-type="string">
            <text:p>Why are we trading sideways? Why is the borrow rate so low? When will we moon? The Theory of EVERYTHING GME</text:p>
          </table:table-cell>
          <table:table-cell table:number-columns-repeated="3"/>
        </table:table-row>
        <table:table-row table:style-name="ro1">
          <table:table-cell office:value-type="string">
            <text:p>https://www.reddit.com/r/Superstonk/comments/mu9xed/why_were_still_trading_sideways_and_why_we_havent/</text:p>
          </table:table-cell>
          <table:table-cell office:value-type="string">
            <text:p>2021-04-19</text:p>
          </table:table-cell>
          <table:table-cell office:value-type="string">
            <text:p>u/c-digs</text:p>
          </table:table-cell>
          <table:table-cell office:value-type="string">
            <text:p>Why We're STILL Trading Sideways and Why We Haven't Launched</text:p>
          </table:table-cell>
          <table:table-cell table:number-columns-repeated="3"/>
        </table:table-row>
        <table:table-row table:style-name="ro1">
          <table:table-cell office:value-type="string">
            <text:p>https://www.reddit.com/r/GME/comments/napco9/srocc2021004_finalizes_this_week_is_this_the/</text:p>
          </table:table-cell>
          <table:table-cell office:value-type="string">
            <text:p>2021-05-12</text:p>
          </table:table-cell>
          <table:table-cell office:value-type="string">
            <text:p>u/c-digs</text:p>
          </table:table-cell>
          <table:table-cell office:value-type="string">
            <text:p>SR-OCC-2021-004 Finalizes This Week; Is This the Convergence?</text:p>
          </table:table-cell>
          <table:table-cell table:number-columns-repeated="3"/>
        </table:table-row>
        <table:table-row table:style-name="ro1">
          <table:table-cell office:value-type="string">
            <text:p>https://www.reddit.com/r/Superstonk/comments/nfagu1/this_week_might_be_it_the_brakes_are_possibly/</text:p>
          </table:table-cell>
          <table:table-cell office:value-type="string">
            <text:p>2021-05-18</text:p>
          </table:table-cell>
          <table:table-cell office:value-type="string">
            <text:p>u/c-digs</text:p>
          </table:table-cell>
          <table:table-cell office:value-type="string">
            <text:p>This week might be it; the brakes are possibly ready to come off (SR-OCC-2021-004 and MORE)</text:p>
          </table:table-cell>
          <table:table-cell table:number-columns-repeated="3"/>
        </table:table-row>
        <table:table-row table:style-name="ro1">
          <table:table-cell office:value-type="string">
            <text:p>https://www.reddit.com/r/Superstonk/comments/ngnjms/expect_the_unexpected_how_the_squeeze_may_unfold/</text:p>
          </table:table-cell>
          <table:table-cell office:value-type="string">
            <text:p>2021-05-20</text:p>
          </table:table-cell>
          <table:table-cell office:value-type="string">
            <text:p>u/c-digs</text:p>
          </table:table-cell>
          <table:table-cell office:value-type="string">
            <text:p>Expect the Unexpected: How the Squeeze May Unfold</text:p>
          </table:table-cell>
          <table:table-cell table:number-columns-repeated="3"/>
        </table:table-row>
        <table:table-row table:style-name="ro1">
          <table:table-cell office:value-type="string">
            <text:p>https://www.reddit.com/r/Superstonk/comments/nmxmri/clearing_up_the_fed_reverse_repos_and_what_it/</text:p>
          </table:table-cell>
          <table:table-cell office:value-type="string">
            <text:p>2021-05-28</text:p>
          </table:table-cell>
          <table:table-cell office:value-type="string">
            <text:p>u/c-digs</text:p>
          </table:table-cell>
          <table:table-cell office:value-type="string">
            <text:p>Clearing up the Fed Reverse Repos and What it Could Indicate</text:p>
          </table:table-cell>
          <table:table-cell table:number-columns-repeated="3"/>
        </table:table-row>
        <table:table-row table:style-name="ro1">
          <table:table-cell office:value-type="string">
            <text:p>https://www.reddit.com/r/GME/comments/qigzwm/why_gme_is_the_investment_opportunity_of_a/</text:p>
          </table:table-cell>
          <table:table-cell office:value-type="string">
            <text:p>2021-10-29</text:p>
          </table:table-cell>
          <table:table-cell office:value-type="string">
            <text:p>u/cataclysmic98</text:p>
          </table:table-cell>
          <table:table-cell office:value-type="string">
            <text:p>Why GME is 'The Investment Opportunity of a Lifetime' and why you should take another look at it!</text:p>
          </table:table-cell>
          <table:table-cell table:number-columns-repeated="3"/>
        </table:table-row>
        <table:table-row table:style-name="ro1">
          <table:table-cell office:value-type="string">
            <text:p><text:a xlink:href="https://www/">https://www</text:a>.reddit.com/r/Superstonk/comments/rww52i/wall_street_veteran_charles_gradante_calls_out/</text:p>
          </table:table-cell>
          <table:table-cell office:value-type="string">
            <text:p>2022-01-05</text:p>
          </table:table-cell>
          <table:table-cell office:value-type="string">
            <text:p>u/cataclysmic98</text:p>
          </table:table-cell>
          <table:table-cell office:value-type="string">
            <text:p>Wall Street Veteran Charles Gradante calls out Citadel (MMs) naked shorting Gamestop, lack of penalties for naked shorting, options use for driving price action on stocks. Voices support for GME Redditors, retail investors and more! Listen at 5 min (or all)! Needs more exposure! Link in comments.</text:p>
          </table:table-cell>
          <table:table-cell table:number-columns-repeated="3"/>
        </table:table-row>
        <table:table-row table:style-name="ro1">
          <table:table-cell office:value-type="string">
            <text:p>https://www.reddit.com/r/Superstonk/comments/sgu1wn/a_counter_to_the_fud_fear_uncertainty_doubt/</text:p>
          </table:table-cell>
          <table:table-cell office:value-type="string">
            <text:p>2022-01-30</text:p>
          </table:table-cell>
          <table:table-cell office:value-type="string">
            <text:p>u/cataclysmic98</text:p>
          </table:table-cell>
          <table:table-cell office:value-type="string">
            <text:p>A counter to the FUD (Fear, Uncertainty &amp;amp; Doubt) around the shorts having covered their short interest in GameStop GME. Here is the DD to support that Short Interest (SI) and Failures to Deliver (FTDs) are still high, and are just being hidden through manipulative derivative strategies.</text:p>
          </table:table-cell>
          <table:table-cell table:number-columns-repeated="3"/>
        </table:table-row>
        <table:table-row table:style-name="ro1">
          <table:table-cell office:value-type="string">
            <text:p>https://www.reddit.com/r/Superstonk/comments/too38h/wondering_what_all_the_hype_is_about_gamestop/</text:p>
          </table:table-cell>
          <table:table-cell office:value-type="string">
            <text:p>2022-03-26</text:p>
          </table:table-cell>
          <table:table-cell office:value-type="string">
            <text:p>u/cataclysmic98</text:p>
          </table:table-cell>
          <table:table-cell office:value-type="string">
            <text:p>Wondering what all the hype is about? GameStop short interest is much higher than reported. Sorts never closed - they covered through manipulative strategies! Pick up a few shares, DRS if eligible to remove the shares from DTCC and manipulation, and do some DD! GME is the goldmine!</text:p>
          </table:table-cell>
          <table:table-cell table:number-columns-repeated="3"/>
        </table:table-row>
        <table:table-row table:style-name="ro1">
          <table:table-cell office:value-type="string">
            <text:p>https://www.reddit.com/r/Superstonk/comments/tw641b/gamestops_bull_thesis_gamestops_history_due/</text:p>
          </table:table-cell>
          <table:table-cell office:value-type="string">
            <text:p>2022-04-04</text:p>
          </table:table-cell>
          <table:table-cell office:value-type="string">
            <text:p>u/cataclysmic98</text:p>
          </table:table-cell>
          <table:table-cell office:value-type="string">
            <text:p>GameStop's Bull Thesis: GameStop's history. Due diligence supporting shorts have not closed, they 'covered' through derivative manipulation. GME with high reported SI and FTDs. Gamestop fundamentals and intrinsic analysis. GameStop Marketplace, Crypto &amp;amp; NFT. GME stock split by way of dividend.</text:p>
          </table:table-cell>
          <table:table-cell table:number-columns-repeated="3"/>
        </table:table-row>
        <table:table-row table:style-name="ro1">
          <table:table-cell office:value-type="string">
            <text:p>https://www.reddit.com/r/Superstonk/comments/u7blcg/how_will_gamestops_stock_split_in_the_form_of_a/</text:p>
          </table:table-cell>
          <table:table-cell office:value-type="string">
            <text:p>2022-04-19</text:p>
          </table:table-cell>
          <table:table-cell office:value-type="string">
            <text:p>u/cataclysmic98</text:p>
          </table:table-cell>
          <table:table-cell office:value-type="string">
            <text:p>How will GameStop's stock split (in the form of a stock dividend) work? Will the stock split cause GME to squeeze? A look at Tesla's stock split as a comparable for GameStop.</text:p>
          </table:table-cell>
          <table:table-cell table:number-columns-repeated="3"/>
        </table:table-row>
        <table:table-row table:style-name="ro1">
          <table:table-cell office:value-type="string">
            <text:p>https://www.reddit.com/r/GME/comments/mr6pz6/world_war_whale_explanation_of_95_short_volume/</text:p>
          </table:table-cell>
          <table:table-cell office:value-type="string">
            <text:p>2021-04-14</text:p>
          </table:table-cell>
          <table:table-cell office:value-type="string">
            <text:p>u/choompop</text:p>
          </table:table-cell>
          <table:table-cell office:value-type="string">
            <text:p>?WORLD WAR WHALE??? - EXPLANATION OF ~95% SHORT VOLUME FOR IXG (iShares Global Financials ETF)?????</text:p>
          </table:table-cell>
          <table:table-cell table:number-columns-repeated="2"/>
          <table:table-cell office:value-type="string">
            <text:p>http://web.archive.org/web/*/https://www.reddit.com/r/Superstonk/comments/n4h832/major_deep_itm_call_option_dates_a_massive_net/</text:p>
          </table:table-cell>
        </table:table-row>
        <table:table-row table:style-name="ro1">
          <table:table-cell office:value-type="string">
            <text:p>https://www.reddit.com/r/Superstonk/comments/szo47s/the_final_date_tuesday_morning_march_1rd_is/</text:p>
          </table:table-cell>
          <table:table-cell office:value-type="string">
            <text:p>2022-02-23</text:p>
          </table:table-cell>
          <table:table-cell office:value-type="string">
            <text:p>u/choompop</text:p>
          </table:table-cell>
          <table:table-cell office:value-type="string">
            <text:p>? ?? THE FINAL DATE! TUESDAY MORNING??, MARCH 1RD IS OFFICIAL LAUNCH DAY ACCORDING TO THE PROPHECY???</text:p>
          </table:table-cell>
          <table:table-cell table:number-columns-repeated="3"/>
        </table:table-row>
        <table:table-row table:style-name="ro1">
          <table:table-cell office:value-type="string">
            <text:p>https://www.reddit.com/r/Superstonk/comments/t0kere/choompop_moonwalk_the_uno_reverse_card_how/</text:p>
          </table:table-cell>
          <table:table-cell office:value-type="string">
            <text:p>2022-02-24</text:p>
          </table:table-cell>
          <table:table-cell office:value-type="string">
            <text:p>u/choompop</text:p>
          </table:table-cell>
          <table:table-cell office:value-type="string">
            <text:p>CHOOMPOP MOONWALK - THE UNO REVERSE CARD: How Reverse Conversion &amp;amp; Married Puts Roll a Naked Short Position, + How TSF Schemes the CNS System</text:p>
          </table:table-cell>
          <table:table-cell table:number-columns-repeated="2"/>
          <table:table-cell office:value-type="string">
            <text:p>http://web.archive.org/web/*/https://www.reddit.com/r/Superstonk/comments/nc1lny/ive_estimated_the_current_si_based_on_the_si/</text:p>
          </table:table-cell>
        </table:table-row>
        <table:table-row table:style-name="ro1">
          <table:table-cell office:value-type="string">
            <text:p>https://www.reddit.com/r/Superstonk/comments/t3a24c/the_cart_driving_the_horse_dynamic_hedging_with/</text:p>
          </table:table-cell>
          <table:table-cell office:value-type="string">
            <text:p>2022-02-27</text:p>
          </table:table-cell>
          <table:table-cell office:value-type="string">
            <text:p>u/choompop</text:p>
          </table:table-cell>
          <table:table-cell office:value-type="string">
            <text:p>THE CART DRIVING THE HORSE: Dynamic Hedging with Futures &amp;amp; Why Derivatives will Destroy the Casino?</text:p>
          </table:table-cell>
          <table:table-cell table:number-columns-repeated="2"/>
          <table:table-cell office:value-type="string">
            <text:p>http://web.archive.org/web/*/https://www.reddit.com/r/Superstonk/comments/ngru15/the_flurry_of_rules_before_the_storm_dtc_icc_occ/</text:p>
          </table:table-cell>
        </table:table-row>
        <table:table-row table:style-name="ro1">
          <table:table-cell office:value-type="string">
            <text:p>https://www.reddit.com/r/Superstonk/comments/ndptr5/q_but_where_does_the_money_come_from_a_market/</text:p>
          </table:table-cell>
          <table:table-cell office:value-type="string">
            <text:p>2021-05-16</text:p>
          </table:table-cell>
          <table:table-cell office:value-type="string">
            <text:p>u/Con101smd</text:p>
          </table:table-cell>
          <table:table-cell office:value-type="string">
            <text:p>Q: "BuT wHEre Doe'S ThE MoNey COme FroM?" A: MARKET CANNIBALIZATION</text:p>
          </table:table-cell>
          <table:table-cell table:number-columns-repeated="2"/>
          <table:table-cell office:value-type="string">
            <text:p>http://web.archive.org/web/*/https://www.reddit.com/r/Superstonk/comments/nqbera/things_are_shockingly_similar_to_the_february/</text:p>
          </table:table-cell>
        </table:table-row>
        <table:table-row table:style-name="ro1">
          <table:table-cell office:value-type="string">
            <text:p>https://www.reddit.com/r/Superstonk/comments/nz0fsz/i_found_a_correlation_in_why_reverse_repo_rates/</text:p>
          </table:table-cell>
          <table:table-cell office:value-type="string">
            <text:p>2021-06-13</text:p>
          </table:table-cell>
          <table:table-cell office:value-type="string">
            <text:p>u/Con101smd</text:p>
          </table:table-cell>
          <table:table-cell office:value-type="string">
            <text:p>I found a correlation in why REVERSE REPO RATES are exponentially growing, Gamestop &amp;amp; crypto and its in NSCC 802</text:p>
          </table:table-cell>
          <table:table-cell table:number-columns-repeated="2"/>
          <table:table-cell office:value-type="string">
            <text:p>http://web.archive.org/web/*/https://www.reddit.com/r/Superstonk/comments/nwgzw7/danger_zone_part_2_shorts_are_terrified_of_a_310/</text:p>
          </table:table-cell>
        </table:table-row>
        <table:table-row table:style-name="ro1">
          <table:table-cell office:value-type="string">
            <text:p>https://www.reddit.com/r/Superstonk/comments/o18dvu/reverse_repo_rates_inflation_and_oh_my_god_they/</text:p>
          </table:table-cell>
          <table:table-cell office:value-type="string">
            <text:p>2021-06-16</text:p>
          </table:table-cell>
          <table:table-cell office:value-type="string">
            <text:p>u/Con101smd</text:p>
          </table:table-cell>
          <table:table-cell office:value-type="string">
            <text:p>Reverse Repo Rates, inflation and Oh my God they killed Kenny.....YOU BAST*RDS</text:p>
          </table:table-cell>
          <table:table-cell table:number-columns-repeated="2"/>
          <table:table-cell office:value-type="string">
            <text:p>http://web.archive.org/web/*/https://www.reddit.com/r/Superstonk/comments/ny2ov4/a_revisit_to_net_capital_what_is_truly_driving/</text:p>
          </table:table-cell>
        </table:table-row>
        <table:table-row table:style-name="ro1">
          <table:table-cell office:value-type="string">
            <text:p>https://www.reddit.com/r/wallstreetbets/comments/k9apx5/gme_q3_call_thoughts_on_the_clash_between_cohen/</text:p>
          </table:table-cell>
          <table:table-cell office:value-type="string">
            <text:p>2020-12-08</text:p>
          </table:table-cell>
          <table:table-cell office:value-type="string">
            <text:p>u/CPTHubbard</text:p>
          </table:table-cell>
          <table:table-cell office:value-type="string">
            <text:p>GME Q3 Call Thoughts on the clash between Cohen and Sherman [Insert Rocket Emoji Here]</text:p>
          </table:table-cell>
          <table:table-cell table:number-columns-repeated="2"/>
          <table:table-cell office:value-type="string">
            <text:p>http://web.archive.org/web/*/https://www.reddit.com/r/Superstonk/comments/o0scoy/the_bigger_short_how_2008_is_repeating_at_a_much/</text:p>
          </table:table-cell>
        </table:table-row>
        <table:table-row table:style-name="ro1">
          <table:table-cell office:value-type="string">
            <text:p>https://www.reddit.com/r/wallstreetbets/comments/kakxrm/gme_tribe_a_story_about_how_ryan_cohen_is_about/</text:p>
          </table:table-cell>
          <table:table-cell office:value-type="string">
            <text:p>2020-12-10</text:p>
          </table:table-cell>
          <table:table-cell office:value-type="string">
            <text:p>u/CPTHubbard</text:p>
          </table:table-cell>
          <table:table-cell office:value-type="string">
            <text:p>GME Tribe: A Story About How Ryan Cohen is About to Kick Down Sherman's Door and Drink His Milkshake </text:p>
          </table:table-cell>
          <table:table-cell table:number-columns-repeated="2"/>
          <table:table-cell office:value-type="string">
            <text:p>http://web.archive.org/web/*/https://www.reddit.com/r/Superstonk/comments/o4rfnu/the_fed_is_pinned_into_a_corner_from_the_2008/</text:p>
          </table:table-cell>
        </table:table-row>
        <table:table-row table:style-name="ro1">
          <table:table-cell office:value-type="string">
            <text:p>https://www.reddit.com/r/wallstreetbets/comments/kito44/gme_short_squeeze_and_ryan_cohen_dd_for_jim/</text:p>
          </table:table-cell>
          <table:table-cell office:value-type="string">
            <text:p>2020-12-23</text:p>
          </table:table-cell>
          <table:table-cell office:value-type="string">
            <text:p>u/CPTHubbard</text:p>
          </table:table-cell>
          <table:table-cell office:value-type="string">
            <text:p>GME Short Squeeze and Ryan Cohen DD for Jim Cramer, The (Man)Child Who Wandered Into the Middle of the GME-Cohen Movie ? ? ?</text:p>
          </table:table-cell>
          <table:table-cell table:number-columns-repeated="2"/>
          <table:table-cell office:value-type="string">
            <text:p>http://web.archive.org/web/*/https://www.reddit.com/r/Superstonk/comments/o5ingt/wait_is_nscc002_about_to_turn_the_t21t35_loop/</text:p>
          </table:table-cell>
        </table:table-row>
        <table:table-row table:style-name="ro1">
          <table:table-cell office:value-type="string">
            <text:p>https://www.reddit.com/r/wallstreetbets/comments/knvgd1/ryan_cohen_is_about_to_light_this_shit_up/</text:p>
          </table:table-cell>
          <table:table-cell office:value-type="string">
            <text:p>2020-12-31</text:p>
          </table:table-cell>
          <table:table-cell office:value-type="string">
            <text:p>u/CPTHubbard</text:p>
          </table:table-cell>
          <table:table-cell office:value-type="string">
            <text:p>Ryan Cohen is About to Light This Shit Up ???</text:p>
          </table:table-cell>
          <table:table-cell table:number-columns-repeated="2"/>
          <table:table-cell office:value-type="string">
            <text:p>http://web.archive.org/web/*/https://www.reddit.com/r/Superstonk/comments/o7klxj/looks_like_the_recent_robinhood_class_action_si/</text:p>
          </table:table-cell>
        </table:table-row>
        <table:table-row table:style-name="ro1">
          <table:table-cell office:value-type="string">
            <text:p>https://www.reddit.com/r/wallstreetbets/comments/l21pwh/gme_gang_on_the_subject_of_the_golden_bridge_and/</text:p>
          </table:table-cell>
          <table:table-cell office:value-type="string">
            <text:p>2021-01-21</text:p>
          </table:table-cell>
          <table:table-cell office:value-type="string">
            <text:p>u/CPTHubbard</text:p>
          </table:table-cell>
          <table:table-cell office:value-type="string">
            <text:p>GME Gang: On the Subject of the Golden Bridge and Its Inevitable Destruction By Fire ???</text:p>
          </table:table-cell>
          <table:table-cell table:number-columns-repeated="3"/>
        </table:table-row>
        <table:table-row table:style-name="ro1">
          <table:table-cell office:value-type="string">
            <text:p>https://www.reddit.com/r/Superstonk/comments/n4h832/major_deep_itm_call_option_dates_a_massive_net/</text:p>
          </table:table-cell>
          <table:table-cell office:value-type="string">
            <text:p>2021-05-04</text:p>
          </table:table-cell>
          <table:table-cell office:value-type="string">
            <text:p>u/Criand</text:p>
          </table:table-cell>
          <table:table-cell office:value-type="string">
            <text:p>Major Deep ITM CALL Option Dates. A Massive Net Capital BOMB Might Explode This Week.</text:p>
          </table:table-cell>
          <table:table-cell table:number-columns-repeated="3"/>
        </table:table-row>
        <table:table-row table:style-name="ro1">
          <table:table-cell office:value-type="string">
            <text:p>https://www.reddit.com/r/Superstonk/comments/n792mf/all_shorts_must_cover_theyre_entering_the_danger/</text:p>
          </table:table-cell>
          <table:table-cell office:value-type="string">
            <text:p>2021-05-07</text:p>
          </table:table-cell>
          <table:table-cell office:value-type="string">
            <text:p>u/Criand</text:p>
          </table:table-cell>
          <table:table-cell office:value-type="string">
            <text:p>All Shorts Must Cover. They're Entering The Danger Zone. The SI Report Loop Consistently Brings Us Ever Closer To The Squeeze. </text:p>
          </table:table-cell>
          <table:table-cell office:value-type="string">
            <text:p>https://bafybeihsozcjqo2bnutyuy6h2ww3qia32zpsmrrk5xse67rhwg2du42xpu.ipfs.w3s.link/</text:p>
          </table:table-cell>
          <table:table-cell office:value-type="string">
            <text:p>https://archive.ph/www.reddit.com/r/Superstonk/comments/n4h832/major_deep_itm_call_option_dates_a_massive_net/</text:p>
          </table:table-cell>
          <table:table-cell/>
        </table:table-row>
        <table:table-row table:style-name="ro1">
          <table:table-cell office:value-type="string">
            <text:p>https://www.reddit.com/r/Superstonk/comments/nc1lny/ive_estimated_the_current_si_based_on_the_si/</text:p>
          </table:table-cell>
          <table:table-cell office:value-type="string">
            <text:p>2021-05-14</text:p>
          </table:table-cell>
          <table:table-cell office:value-type="string">
            <text:p>u/Criand</text:p>
          </table:table-cell>
          <table:table-cell office:value-type="string">
            <text:p>I've estimated the current SI% based on the SI Report Cycle and Deep ITM CALL purchases.</text:p>
          </table:table-cell>
          <table:table-cell office:value-type="string">
            <text:p>https://bafybeiejayeqcyiny5pyusk7az74onm76qyyiw7xewtepio4r6m2jbyxf4.ipfs.w3s.link/</text:p>
          </table:table-cell>
          <table:table-cell/>
          <table:table-cell office:value-type="string">
            <text:p>http://web.archive.org/web/*/https://www.reddit.com/r/Superstonk/comments/o9aanm/black_monday_events_are_mondays_which_experience/</text:p>
          </table:table-cell>
        </table:table-row>
        <table:table-row table:style-name="ro1">
          <table:table-cell office:value-type="string">
            <text:p>https://www.reddit.com/r/Superstonk/comments/ngru15/the_flurry_of_rules_before_the_storm_dtc_icc_occ/</text:p>
          </table:table-cell>
          <table:table-cell office:value-type="string">
            <text:p>2021-05-20</text:p>
          </table:table-cell>
          <table:table-cell office:value-type="string">
            <text:p>u/Criand</text:p>
          </table:table-cell>
          <table:table-cell office:value-type="string">
            <text:p>The flurry of rules before the storm. DTC, ICC, OCC are prepared. GME might be hitting T+35 and T+21 crossover next week, pulling the house of cards down.</text:p>
          </table:table-cell>
          <table:table-cell office:value-type="string">
            <text:p>https://bafybeihk4wppox7bcmx37nnwdpjwyrzbe4qkn3bkgepg3fhxhktfi3tagq.ipfs.w3s.link/</text:p>
          </table:table-cell>
          <table:table-cell office:value-type="string">
            <text:p>https://archive.ph/www.reddit.com/r/Superstonk/comments/nc1lny/ive_estimated_the_current_si_based_on_the_si/</text:p>
          </table:table-cell>
          <table:table-cell/>
        </table:table-row>
        <table:table-row table:style-name="ro1">
          <table:table-cell office:value-type="string">
            <text:p>https://www.reddit.com/r/Superstonk/comments/nqbera/things_are_shockingly_similar_to_the_february/</text:p>
          </table:table-cell>
          <table:table-cell office:value-type="string">
            <text:p>2021-06-02</text:p>
          </table:table-cell>
          <table:table-cell office:value-type="string">
            <text:p>u/Criand</text:p>
          </table:table-cell>
          <table:table-cell office:value-type="string">
            <text:p>Things are shockingly similar to the February 24th and March 10th runup so far. Gamma squeeze indicators from the previous T+21/T+35 have returned. Their doom approaches.</text:p>
          </table:table-cell>
          <table:table-cell office:value-type="string">
            <text:p>https://bafybeick6ekczoc7qr27lscmy4xskha4xwjebrlpxynvjxf5wxok2f6kfi.ipfs.w3s.link/</text:p>
          </table:table-cell>
          <table:table-cell office:value-type="string">
            <text:p>https://archive.ph/www.reddit.com/r/Superstonk/comments/ngru15/the_flurry_of_rules_before_the_storm_dtc_icc_occ/</text:p>
          </table:table-cell>
          <table:table-cell/>
        </table:table-row>
        <table:table-row table:style-name="ro1">
          <table:table-cell office:value-type="string">
            <text:p>https://www.reddit.com/r/Superstonk/comments/nwgzw7/danger_zone_part_2_shorts_are_terrified_of_a_310/</text:p>
          </table:table-cell>
          <table:table-cell office:value-type="string">
            <text:p>2021-06-10</text:p>
          </table:table-cell>
          <table:table-cell office:value-type="string">
            <text:p>u/Criand</text:p>
          </table:table-cell>
          <table:table-cell office:value-type="string">
            <text:p>Danger Zone Part 2 - Shorts are terrified of a $310+ close. Projected price movement for the next few months based on T+21, ever-increasing, and poking harder at the first domino just waiting for it to fall.</text:p>
          </table:table-cell>
          <table:table-cell office:value-type="string">
            <text:p>https://bafybeiadfv3mev4if2y4q7ey7yxljrchphkculwadkrb23qubrl63ugvl4.ipfs.w3s.link/</text:p>
          </table:table-cell>
          <table:table-cell office:value-type="string">
            <text:p>https://archive.ph/www.reddit.com/r/Superstonk/comments/nqbera/things_are_shockingly_similar_to_the_february/</text:p>
          </table:table-cell>
          <table:table-cell office:value-type="string">
            <text:p>http://web.archive.org/web/*/https://www.reddit.com/r/Superstonk/comments/qv0sry/there_were_two_main_fud_topics_since_january_drs/</text:p>
          </table:table-cell>
        </table:table-row>
        <table:table-row table:style-name="ro1">
          <table:table-cell office:value-type="string">
            <text:p>https://www.reddit.com/r/Superstonk/comments/ny2ov4/a_revisit_to_net_capital_what_is_truly_driving/</text:p>
          </table:table-cell>
          <table:table-cell office:value-type="string">
            <text:p>2021-06-12</text:p>
          </table:table-cell>
          <table:table-cell office:value-type="string">
            <text:p>u/Criand</text:p>
          </table:table-cell>
          <table:table-cell office:value-type="string">
            <text:p>A revisit to Net Capital. What is truly driving these T+21 loops, the March and June gamma runs, and how skyrocketing ETF FTDs might cause big price movements in the coming weeks. </text:p>
          </table:table-cell>
          <table:table-cell office:value-type="string">
            <text:p>https://bafybeiejayeqcyiny5pyusk7az74onm76qyyiw7xewtepio4r6m2jbyxf4.ipfs.w3s.link/</text:p>
          </table:table-cell>
          <table:table-cell office:value-type="string">
            <text:p>https://archive.ph/www.reddit.com/r/Superstonk/comments/nwgzw7/danger_zone_part_2_shorts_are_terrified_of_a_310/</text:p>
          </table:table-cell>
          <table:table-cell/>
        </table:table-row>
        <table:table-row table:style-name="ro1">
          <table:table-cell office:value-type="string">
            <text:p>https://www.reddit.com/r/Superstonk/comments/o0scoy/the_bigger_short_how_2008_is_repeating_at_a_much/</text:p>
          </table:table-cell>
          <table:table-cell office:value-type="string">
            <text:p>2021-06-15</text:p>
          </table:table-cell>
          <table:table-cell office:value-type="string">
            <text:p>u/Criand</text:p>
          </table:table-cell>
          <table:table-cell office:value-type="string">
            <text:p>The Bigger Short. How 2008 is repeating, at a much greater magnitude, and COVID ignited the fuse. GME is not the reason for the market crash. GME was the fatal flaw of Wall Street in their infinite money cheat that they did not expect. </text:p>
          </table:table-cell>
          <table:table-cell office:value-type="string">
            <text:p>https://bafybeiby5t6cjoxkwemn4pjyo3cffz67vtc2whhbltki5p3mnunnk3z2ze.ipfs.w3s.link/</text:p>
          </table:table-cell>
          <table:table-cell office:value-type="string">
            <text:p>https://archive.ph/www.reddit.com/r/Superstonk/comments/ny2ov4/a_revisit_to_net_capital_what_is_truly_driving/</text:p>
          </table:table-cell>
          <table:table-cell/>
        </table:table-row>
        <table:table-row table:style-name="ro1">
          <table:table-cell office:value-type="string">
            <text:p>https://www.reddit.com/r/Superstonk/comments/o4rfnu/the_fed_is_pinned_into_a_corner_from_the_2008/</text:p>
          </table:table-cell>
          <table:table-cell office:value-type="string">
            <text:p>2021-06-21</text:p>
          </table:table-cell>
          <table:table-cell office:value-type="string">
            <text:p>u/Criand</text:p>
          </table:table-cell>
          <table:table-cell office:value-type="string">
            <text:p>The Fed is pinned into a corner from the 2008 can-kick utilizing QE, and the economic effects of COVID. They are stuck battling a collateral crisis AND a liquidity crisis. The Fed is currently fudging the numbers of treasuries to hide a collateral shortage and to try to prop the economy up. </text:p>
          </table:table-cell>
          <table:table-cell office:value-type="string">
            <text:p>https://bafybeihmkd7kzjzbiwvf2so5poqpihlppe56uykkeycqduiuejrthwwx64.ipfs.w3s.link/</text:p>
          </table:table-cell>
          <table:table-cell office:value-type="string">
            <text:p>https://archive.ph/www.reddit.com/r/Superstonk/comments/o0scoy/the_bigger_short_how_2008_is_repeating_at_a_much/</text:p>
          </table:table-cell>
          <table:table-cell/>
        </table:table-row>
        <table:table-row table:style-name="ro1">
          <table:table-cell office:value-type="string">
            <text:p>https://www.reddit.com/r/Superstonk/comments/o5ingt/wait_is_nscc002_about_to_turn_the_t21t35_loop/</text:p>
          </table:table-cell>
          <table:table-cell office:value-type="string">
            <text:p>2021-06-22</text:p>
          </table:table-cell>
          <table:table-cell office:value-type="string">
            <text:p>u/Criand</text:p>
          </table:table-cell>
          <table:table-cell office:value-type="string">
            <text:p>Wait... Is NSCC-002 about to turn the T+21/T+35 loop into a death spiral of T+0 as we approach Q2 end?</text:p>
          </table:table-cell>
          <table:table-cell office:value-type="string">
            <text:p>https://bafybeicl6y5lottlxd5nglkegu2fxx264ohvng7ur6xavt7sfyrykdie4q.ipfs.w3s.link/</text:p>
          </table:table-cell>
          <table:table-cell office:value-type="string">
            <text:p>https://archive.ph/www.reddit.com/r/Superstonk/comments/o4rfnu/the_fed_is_pinned_into_a_corner_from_the_2008/</text:p>
          </table:table-cell>
          <table:table-cell/>
        </table:table-row>
        <table:table-row table:style-name="ro1">
          <table:table-cell office:value-type="string">
            <text:p>https://www.reddit.com/r/Superstonk/comments/o7klxj/looks_like_the_recent_robinhood_class_action_si/</text:p>
          </table:table-cell>
          <table:table-cell office:value-type="string">
            <text:p>2021-06-25</text:p>
          </table:table-cell>
          <table:table-cell office:value-type="string">
            <text:p>u/Criand</text:p>
          </table:table-cell>
          <table:table-cell office:value-type="string">
            <text:p>Looks like the recent RobinHood Class Action SI Report just proved /u/broccaaa's data. That the shorts haven't covered, that they hid SI% through Deep ITM CALLs, and SI% is a minimum of 226.42%.</text:p>
          </table:table-cell>
          <table:table-cell office:value-type="string">
            <text:p>https://bafybeiaemtw3dijgfjvobf45bjvamay3hwkn3fobl46b4xh2luszanzoai.ipfs.w3s.link/</text:p>
          </table:table-cell>
          <table:table-cell office:value-type="string">
            <text:p>https://archive.ph/www.reddit.com/r/Superstonk/comments/o5ingt/wait_is_nscc002_about_to_turn_the_t21t35_loop/</text:p>
          </table:table-cell>
          <table:table-cell/>
        </table:table-row>
        <table:table-row table:style-name="ro1">
          <table:table-cell office:value-type="string">
            <text:p>https://www.reddit.com/r/Superstonk/comments/o9aanm/black_monday_events_are_mondays_which_experience/</text:p>
          </table:table-cell>
          <table:table-cell office:value-type="string">
            <text:p>2021-06-28</text:p>
          </table:table-cell>
          <table:table-cell office:value-type="string">
            <text:p>u/Criand</text:p>
          </table:table-cell>
          <table:table-cell office:value-type="string">
            <text:p>Black Monday events are Mondays which experience great market turbulence. September 29th, 2008, was one of these days which occurred the week OF a quarter end where there is even more strain on the system. The markets have been boiling all quarter, and next week is a Quarter End (June 30th).</text:p>
          </table:table-cell>
          <table:table-cell table:number-columns-repeated="3"/>
        </table:table-row>
        <table:table-row table:style-name="ro1">
          <table:table-cell office:value-type="string">
            <text:p>https://www.reddit.com/r/Superstonk/comments/pps2yj/direct_registering_shares_drs_is_the_moass_key/</text:p>
          </table:table-cell>
          <table:table-cell office:value-type="string">
            <text:p>2021-09-16</text:p>
          </table:table-cell>
          <table:table-cell office:value-type="string">
            <text:p>u/Criand</text:p>
          </table:table-cell>
          <table:table-cell office:value-type="string">
            <text:p>Direct Registering Shares (DRS) is the MOASS key handed on a golden platter. Dr T has been preaching this for months with CMKM as an example that exposed phantom shares. ComputerShare is not some shady company. They are the designated transfer agent for 37.4% of the market. </text:p>
          </table:table-cell>
          <table:table-cell office:value-type="string">
            <text:p>https://bafybeiczeod76ln35bskzlkrjlx5hm7tkrrtl5flilgdphwaqm4ec43pnu.ipfs.w3s.link/</text:p>
          </table:table-cell>
          <table:table-cell office:value-type="string">
            <text:p>https://archive.ph/www.reddit.com/r/Superstonk/comments/o7klxj/looks_like_the_recent_robinhood_class_action_si/</text:p>
          </table:table-cell>
          <table:table-cell/>
        </table:table-row>
        <table:table-row table:style-name="ro1">
          <table:table-cell office:value-type="string">
            <text:p>https://www.reddit.com/r/Superstonk/comments/prpum9/computershare_and_drs_is_the_way_it_ignites_the/</text:p>
          </table:table-cell>
          <table:table-cell office:value-type="string">
            <text:p>2021-09-20</text:p>
          </table:table-cell>
          <table:table-cell office:value-type="string">
            <text:p>u/Criand</text:p>
          </table:table-cell>
          <table:table-cell office:value-type="string">
            <text:p>ComputerShare and DRS is the way. It ignites the squeeze because it's equivalent to an investor-driven share recall. You aren't transferring shares, you are transferring CERTIFICATE ownership away from the DTC and into retail's hands. Shares can be replicated infinitely. Certificates can NOT. </text:p>
          </table:table-cell>
          <table:table-cell table:number-columns-repeated="3"/>
        </table:table-row>
        <table:table-row table:style-name="ro1">
          <table:table-cell office:value-type="string">
            <text:p>https://www.reddit.com/r/Superstonk/comments/ptp3a4/thought_id_make_some_bad_charts_for_you_visual/</text:p>
          </table:table-cell>
          <table:table-cell office:value-type="string">
            <text:p>2021-09-22</text:p>
          </table:table-cell>
          <table:table-cell office:value-type="string">
            <text:p>u/Criand</text:p>
          </table:table-cell>
          <table:table-cell office:value-type="string">
            <text:p>Thought I'd make some bad charts for you visual apes to show what happens when shares are direct registered. Hope this clears things up! As always do your own research on both the pros &amp; cons to make the right choice for yourself. </text:p>
          </table:table-cell>
          <table:table-cell table:number-columns-repeated="3"/>
        </table:table-row>
        <table:table-row table:style-name="ro1">
          <table:table-cell office:value-type="string">
            <text:p>https://www.reddit.com/r/Superstonk/comments/q2f3o2/theory_on_the_january_sneeze_and_how_direct/</text:p>
          </table:table-cell>
          <table:table-cell office:value-type="string">
            <text:p>2021-10-06</text:p>
          </table:table-cell>
          <table:table-cell office:value-type="string">
            <text:p>u/Criand</text:p>
          </table:table-cell>
          <table:table-cell office:value-type="string">
            <text:p>Theory on the January Sneeze and how direct registration can result in the same sneeze conditions without retail FOMO. If you're wondering why the price is going down despite apes direct registering, it's because there's still a high supply of borrowable shares versus the demand for them. </text:p>
          </table:table-cell>
          <table:table-cell table:number-columns-repeated="3"/>
        </table:table-row>
        <table:table-row table:style-name="ro1">
          <table:table-cell office:value-type="string">
            <text:p>https://www.reddit.com/r/Superstonk/comments/qv0sry/there_were_two_main_fud_topics_since_january_drs/</text:p>
          </table:table-cell>
          <table:table-cell office:value-type="string">
            <text:p>2021-11-15</text:p>
          </table:table-cell>
          <table:table-cell office:value-type="string">
            <text:p>u/Criand</text:p>
          </table:table-cell>
          <table:table-cell office:value-type="string">
            <text:p>There were two main FUD topics since January: DRS and Options. Guess what? Both of them SCREW the SHFs and Citadel. It's time to stop the FUD around options. They can push MOASS and give retail MORE cash for MORE shares this upcoming cycle due to leverage.</text:p>
          </table:table-cell>
          <table:table-cell table:number-columns-repeated="3"/>
        </table:table-row>
        <table:table-row table:style-name="ro1">
          <table:table-cell office:value-type="string">
            <text:p>https://www.reddit.com/r/Superstonk/comments/qvtmxm/clearing_up_some_things_about_options_and_how_it/</text:p>
          </table:table-cell>
          <table:table-cell office:value-type="string">
            <text:p>2021-11-16</text:p>
          </table:table-cell>
          <table:table-cell office:value-type="string">
            <text:p>u/Criand</text:p>
          </table:table-cell>
          <table:table-cell office:value-type="string">
            <text:p>Clearing up some things about options, and how it deals with the Variance Swaps DD. </text:p>
          </table:table-cell>
          <table:table-cell office:value-type="string">
            <text:p>https://bafybeihxqcjlnlrcei5ffthmvbdlp2fiqhcr6uxcmwyjxkurbtamwmpabi.ipfs.w3s.link/</text:p>
          </table:table-cell>
          <table:table-cell office:value-type="string">
            <text:p>https://archive.ph/www.reddit.com/r/Superstonk/comments/o9aanm/black_monday_events_are_mondays_which_experience/</text:p>
          </table:table-cell>
          <table:table-cell/>
        </table:table-row>
        <table:table-row table:style-name="ro1">
          <table:table-cell office:value-type="string">
            <text:p>https://www.reddit.com/r/Superstonk/comments/mvrxzf/credit_suisses_exposure_to_archegos_investments/</text:p>
          </table:table-cell>
          <table:table-cell office:value-type="string">
            <text:p>2021-04-22</text:p>
          </table:table-cell>
          <table:table-cell office:value-type="string">
            <text:p>u/cruxhub</text:p>
          </table:table-cell>
          <table:table-cell office:value-type="string">
            <text:p>Credit Suisse’s Exposure to Archegos Investments Grew to More Than $20 Billion - WSJ</text:p>
          </table:table-cell>
          <table:table-cell table:number-columns-repeated="3"/>
        </table:table-row>
        <table:table-row table:style-name="ro1">
          <table:table-cell office:value-type="string">
            <text:p>https://www.reddit.com/r/DDintoGME/comments/n7asqp/blackrock_13f_for_quarter_ended_3312021/</text:p>
          </table:table-cell>
          <table:table-cell office:value-type="string">
            <text:p>2021-05-08</text:p>
          </table:table-cell>
          <table:table-cell office:value-type="string">
            <text:p>u/cruxhub</text:p>
          </table:table-cell>
          <table:table-cell office:value-type="string">
            <text:p>Blackrock 13F for quarter ended 3/31/2021</text:p>
          </table:table-cell>
          <table:table-cell table:number-columns-repeated="3"/>
        </table:table-row>
        <table:table-row table:style-name="ro1">
          <table:table-cell office:value-type="string">
            <text:p>https://www.reddit.com/r/DDintoGME/comments/newhuc/about_melvins_latest_13fhr_filing_showing_no_put/</text:p>
          </table:table-cell>
          <table:table-cell office:value-type="string">
            <text:p>2021-05-18</text:p>
          </table:table-cell>
          <table:table-cell office:value-type="string">
            <text:p>u/cruxhub</text:p>
          </table:table-cell>
          <table:table-cell office:value-type="string">
            <text:p>About Melvin's latest 13F-HR filing showing no put positions</text:p>
          </table:table-cell>
          <table:table-cell table:number-columns-repeated="3"/>
        </table:table-row>
        <table:table-row table:style-name="ro1">
          <table:table-cell office:value-type="string">
            <text:p>https://www.reddit.com/r/Superstonk/comments/nhbiir/gensler_been_reading_uatobitts_dd/</text:p>
          </table:table-cell>
          <table:table-cell office:value-type="string">
            <text:p>2021-05-20</text:p>
          </table:table-cell>
          <table:table-cell office:value-type="string">
            <text:p>u/cruxhub</text:p>
          </table:table-cell>
          <table:table-cell office:value-type="string">
            <text:p>Gensler been reading u/atobitt's DD???</text:p>
          </table:table-cell>
          <table:table-cell table:number-columns-repeated="3"/>
        </table:table-row>
        <table:table-row table:style-name="ro1">
          <table:table-cell office:value-type="string">
            <text:p>https://www.reddit.com/r/Superstonk/comments/pxn9zj/alpha_league_mercury_dark_ignition_better_markets/</text:p>
          </table:table-cell>
          <table:table-cell office:value-type="string">
            <text:p>2021-09-29</text:p>
          </table:table-cell>
          <table:table-cell office:value-type="string">
            <text:p>u/cruxhub</text:p>
          </table:table-cell>
          <table:table-cell office:value-type="string">
            <text:p>Alpha League. Mercury Dark. Ignition. Better Markets Make A Better World. || What do these phrases have in common? If you guessed Citadel, you’re right. Untangling the web of Ken Griffin’s Citadel Empire and down the intellectual property rabbit hole we go.</text:p>
          </table:table-cell>
          <table:table-cell table:number-columns-repeated="3"/>
        </table:table-row>
        <table:table-row table:style-name="ro1">
          <table:table-cell office:value-type="string">
            <text:p>Https://www.reddit.com/r/Superstonk/comments/q2456b/david_scott_who_still_blames_retail_investors/</text:p>
          </table:table-cell>
          <table:table-cell office:value-type="string">
            <text:p>2021-10-05</text:p>
          </table:table-cell>
          <table:table-cell office:value-type="string">
            <text:p>u/cruxhub</text:p>
          </table:table-cell>
          <table:table-cell office:value-type="string">
            <text:p>David Scott - who still blames retail investors - forgets to pay taxes and sends campaign money to his family business. This is corruption.</text:p>
          </table:table-cell>
          <table:table-cell table:number-columns-repeated="3"/>
        </table:table-row>
        <table:table-row table:style-name="ro1">
          <table:table-cell office:value-type="string">
            <text:p>https://www.reddit.com/r/Superstonk/comments/q4mme5/did_you_give_ken_griffin_your_money_are_you/</text:p>
          </table:table-cell>
          <table:table-cell office:value-type="string">
            <text:p>2021-10-09</text:p>
          </table:table-cell>
          <table:table-cell office:value-type="string">
            <text:p>u/cruxhub</text:p>
          </table:table-cell>
          <table:table-cell office:value-type="string">
            <text:p>Did you give Ken Griffin your money? Are you accidentally investing with Citadel? Time to take a look at where your retirement funds are invested and SPEAK UP #KenGriffinLied #CitadelScandal #DontInvestWithKen</text:p>
          </table:table-cell>
          <table:table-cell table:number-columns-repeated="3"/>
        </table:table-row>
        <table:table-row table:style-name="ro1">
          <table:table-cell office:value-type="string">
            <text:p>https://apnews.com/article/facebook-meta-mark-zuckerberg-technology-business-5ad543ab7780caae435935f0aca9fac6</text:p>
          </table:table-cell>
          <table:table-cell office:value-type="string">
            <text:p>2021-10-28</text:p>
          </table:table-cell>
          <table:table-cell office:value-type="string">
            <text:p>u/cruxhub</text:p>
          </table:table-cell>
          <table:table-cell office:value-type="string">
            <text:p>GameStop is going to compete with Facebook as a TECHNOLOGY company ???- not a brick and mortar - Facebook Inc. rebrands as Meta to stress ‘metaverse’ plan</text:p>
          </table:table-cell>
          <table:table-cell table:number-columns-repeated="3"/>
        </table:table-row>
        <table:table-row table:style-name="ro1">
          <table:table-cell office:value-type="string">
            <text:p>https://www.reddit.com/r/Superstonk/comments/qy9i2v/update_on_shf_gme_positions_as_of_q3_9302021_13f/</text:p>
          </table:table-cell>
          <table:table-cell office:value-type="string">
            <text:p>2021-11-20</text:p>
          </table:table-cell>
          <table:table-cell office:value-type="string">
            <text:p>u/cruxhub</text:p>
          </table:table-cell>
          <table:table-cell office:value-type="string">
            <text:p>Update on SHF GME positions as of Q3 / 9-30-2021 - 13F filings for Citadel, Susquehanna, Jane Street, Wolverine, Group One, Simplex, Nomura, and Melvin - if they're still shorting, then I'm still hodling! ???</text:p>
          </table:table-cell>
          <table:table-cell table:number-columns-repeated="3"/>
        </table:table-row>
        <table:table-row table:style-name="ro1">
          <table:table-cell office:value-type="string">
            <text:p>https://www.reddit.com/r/Superstonk/comments/r1i5by/robinhoodvlad_tenev_got_a_meeting_with_gary/</text:p>
          </table:table-cell>
          <table:table-cell office:value-type="string">
            <text:p>2021-11-24</text:p>
          </table:table-cell>
          <table:table-cell office:value-type="string">
            <text:p>u/cruxhub</text:p>
          </table:table-cell>
          <table:table-cell office:value-type="string">
            <text:p>Robinhood/Vlad Tenev got a meeting with Gary Gensler AFTER the damning Robinhood/Citadel emails were released and BEFORE the SEC Gamestop report was published! WTF!?!?</text:p>
          </table:table-cell>
          <table:table-cell table:number-columns-repeated="3"/>
        </table:table-row>
        <table:table-row table:style-name="ro1">
          <table:table-cell office:value-type="string">
            <text:p>https://www.reddit.com/r/Superstonk/comments/rg0ezo/billionaires_have_mortgages_too_is_ken_griffin/</text:p>
          </table:table-cell>
          <table:table-cell office:value-type="string">
            <text:p>2021-12-14</text:p>
          </table:table-cell>
          <table:table-cell office:value-type="string">
            <text:p>u/cruxhub</text:p>
          </table:table-cell>
          <table:table-cell office:value-type="string">
            <text:p>Billionaires have mortgages too: is Ken Griffin using real estate to embellish his billionaire image? Which banks are giving him loans? A look at some of Ken Griffin’s real estate deals. ? ?</text:p>
          </table:table-cell>
          <table:table-cell table:number-columns-repeated="3"/>
        </table:table-row>
        <table:table-row table:style-name="ro1">
          <table:table-cell office:value-type="string">
            <text:p><text:a xlink:href="https://www/">https://www</text:a>.reddit.com/r/Superstonk/comments/rsx7l4/gme_failstodeliver_ftd_data_first_half_of/</text:p>
          </table:table-cell>
          <table:table-cell office:value-type="string">
            <text:p>2021-12-31</text:p>
          </table:table-cell>
          <table:table-cell office:value-type="string">
            <text:p>u/cruxhub</text:p>
          </table:table-cell>
          <table:table-cell office:value-type="string">
            <text:p>GME Fails-to-Deliver (FTD) data - first half of December 2021 (Dec 7 &amp;amp; 13, wut doing? ? )</text:p>
          </table:table-cell>
          <table:table-cell table:number-columns-repeated="3"/>
        </table:table-row>
        <table:table-row table:style-name="ro1">
          <table:table-cell office:value-type="string">
            <text:p>https://www.reddit.com/r/Superstonk/comments/s0ycuw/wall_street_on_parade_knows_they_have_superstonks/</text:p>
          </table:table-cell>
          <table:table-cell office:value-type="string">
            <text:p>2022-01-10</text:p>
          </table:table-cell>
          <table:table-cell office:value-type="string">
            <text:p>u/cruxhub</text:p>
          </table:table-cell>
          <table:table-cell office:value-type="string">
            <text:p>Wall Street on Parade knows they have SUPERSTONK'S attention! Reddit traffic reading their Fed Bailout reporting crashed their site - link in comments</text:p>
          </table:table-cell>
          <table:table-cell table:number-columns-repeated="3"/>
        </table:table-row>
        <table:table-row table:style-name="ro1">
          <table:table-cell office:value-type="string">
            <text:p>https://www.reddit.com/r/Superstonk/comments/s7dcat/trusts_death_and_divorce_the_parts_of_ken/</text:p>
          </table:table-cell>
          <table:table-cell office:value-type="string">
            <text:p>2022-01-18</text:p>
          </table:table-cell>
          <table:table-cell office:value-type="string">
            <text:p>u/cruxhub</text:p>
          </table:table-cell>
          <table:table-cell office:value-type="string">
            <text:p>Trusts, Death and Divorce ?? The Parts of Ken Griffin’s Life That Haven’t Been Published, From High School On ? - Untangling the web of Ken Griffin's Citadel Empire </text:p>
          </table:table-cell>
          <table:table-cell table:number-columns-repeated="3"/>
        </table:table-row>
        <table:table-row table:style-name="ro1">
          <table:table-cell office:value-type="string">
            <text:p>https://www.reddit.com/r/Superstonk/comments/s9h488/buying_political_influence_in_the_uk_evidence/</text:p>
          </table:table-cell>
          <table:table-cell office:value-type="string">
            <text:p>2022-01-21</text:p>
          </table:table-cell>
          <table:table-cell office:value-type="string">
            <text:p>u/cruxhub</text:p>
          </table:table-cell>
          <table:table-cell office:value-type="string">
            <text:p>Buying Political Influence in the UK? ? Evidence Shows Ken Griffin Effectively Gave GBP 1M to a Member of UK Parliament ? Is it a Foreign Corrupt Practices Act (FCPA) Violation? Untangling the web of Ken Griffin’s Citadel Empire ?</text:p>
          </table:table-cell>
          <table:table-cell table:number-columns-repeated="3"/>
        </table:table-row>
        <table:table-row table:style-name="ro1">
          <table:table-cell office:value-type="string">
            <text:p>https://www.reddit.com/r/Superstonk/comments/sx93rm/further_evidence_citadel_is_in_trouble_public/</text:p>
          </table:table-cell>
          <table:table-cell office:value-type="string">
            <text:p>2022-02-20</text:p>
          </table:table-cell>
          <table:table-cell office:value-type="string">
            <text:p>u/cruxhub</text:p>
          </table:table-cell>
          <table:table-cell office:value-type="string">
            <text:p>Further evidence Citadel is in trouble: public filings show Citadel has received financing from BNY Mellon and Mizuho Securities in the last 6 months. This mirrors what they did during the 2008 financial crisis.</text:p>
          </table:table-cell>
          <table:table-cell office:value-type="string">
            <text:p>https://bafybeidutm2h5qgeb3soim25opsftti2przckdu5rc545tzxir3wgj3sb4.ipfs.w3s.link/</text:p>
          </table:table-cell>
          <table:table-cell office:value-type="string">
            <text:p>https://archive.ph/www.reddit.com/r/Superstonk/comments/qv0sry/there_were_two_main_fud_topics_since_january_drs/</text:p>
          </table:table-cell>
          <table:table-cell/>
        </table:table-row>
        <table:table-row table:style-name="ro1">
          <table:table-cell office:value-type="string">
            <text:p>https://www.reddit.com/r/Superstonk/comments/u0ldnw/bcg_victorias_secret_jeffrey_epstein_kenneth/</text:p>
          </table:table-cell>
          <table:table-cell office:value-type="string">
            <text:p>2022-04-10</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text:p>
          </table:table-cell>
          <table:table-cell table:number-columns-repeated="3"/>
        </table:table-row>
        <table:table-row table:style-name="ro1">
          <table:table-cell office:value-type="string">
            <text:p>https://www.reddit.com/r/Superstonk/comments/u7dnjs/bcg_victorias_secret_jeffrey_epstein_kenneth/</text:p>
          </table:table-cell>
          <table:table-cell office:value-type="string">
            <text:p>2022-04-19</text:p>
          </table:table-cell>
          <table:table-cell office:value-type="string">
            <text:p>u/cruxhub</text:p>
          </table:table-cell>
          <table:table-cell office:value-type="string">
            <text:p>BCG - Victoria’s Secret - Jeffrey Epstein - Kenneth Griffin - They have some things in common - let’s pull some threads ? and see what that tangled web ? is hiding - this time with more links including the ENDGAME DD posted 8 MONTHS ago. LFG ???</text:p>
          </table:table-cell>
          <table:table-cell table:number-columns-repeated="3"/>
        </table:table-row>
        <table:table-row table:style-name="ro1">
          <table:table-cell office:value-type="string">
            <text:p><text:a xlink:href="https://www/">https://www</text:a>.reddit.com/r/Superstonk/comments/vmvvwe/jamil_nazarali_citadel_securities_former_head_of/</text:p>
          </table:table-cell>
          <table:table-cell office:value-type="string">
            <text:p>2022-06-28</text:p>
          </table:table-cell>
          <table:table-cell office:value-type="string">
            <text:p>u/cruxhub</text:p>
          </table:table-cell>
          <table:table-cell office:value-type="string">
            <text:p>Jamil Nazarali, Citadel Securities’ former head of business development and leader of their new crypto venture, admiring a true Ape.</text:p>
          </table:table-cell>
          <table:table-cell table:number-columns-repeated="3"/>
        </table:table-row>
        <table:table-row table:style-name="ro1">
          <table:table-cell office:value-type="string">
            <text:p>https://www.reddit.com/r/Superstonk/comments/xa71v3/citadel_europe_the_600m_loan_and_ken_griffin_in/</text:p>
          </table:table-cell>
          <table:table-cell office:value-type="string">
            <text:p>2022-09-09</text:p>
          </table:table-cell>
          <table:table-cell office:value-type="string">
            <text:p>u/cruxhub</text:p>
          </table:table-cell>
          <table:table-cell office:value-type="string">
            <text:p>Citadel Europe, the $600M loan, and Ken Griffin in UK politics: Clarification and info about what is going on</text:p>
          </table:table-cell>
          <table:table-cell table:number-columns-repeated="3"/>
        </table:table-row>
        <table:table-row table:style-name="ro1">
          <table:table-cell office:value-type="string">
            <text:p><text:a xlink:href="https://www/">https://www</text:a>.reddit.com/r/Superstonk/comments/xe7idt/anthony_chukumba_wut_doin_sec_charges_loop/</text:p>
          </table:table-cell>
          <table:table-cell office:value-type="string">
            <text:p>2022-09-14</text:p>
          </table:table-cell>
          <table:table-cell office:value-type="string">
            <text:p>u/cruxhub</text:p>
          </table:table-cell>
          <table:table-cell office:value-type="string">
            <text:p>Anthony Chukumba wut doin? SEC Charges Loop Capital Markets in First Action against Broker-Dealer for Violating Municipal Advisor Registration Rule</text:p>
          </table:table-cell>
          <table:table-cell table:number-columns-repeated="3"/>
        </table:table-row>
        <table:table-row table:style-name="ro1">
          <table:table-cell office:value-type="string">
            <text:p>https://www.reddit.com/r/Superstonk/comments/yhgf3k/ken_griffin_owns_a_helicopter_with_his/</text:p>
          </table:table-cell>
          <table:table-cell office:value-type="string">
            <text:p>2022-10-30</text:p>
          </table:table-cell>
          <table:table-cell office:value-type="string">
            <text:p>u/cruxhub</text:p>
          </table:table-cell>
          <table:table-cell office:value-type="string">
            <text:p>Ken Griffin owns a helicopter with his billionaire buddies David Geffen and Barry Diller. They rent it out like an Uber. Geffen and Diller are also under investigation by the DOJ and SEC for insider trading ?</text:p>
          </table:table-cell>
          <table:table-cell table:number-columns-repeated="3"/>
        </table:table-row>
        <table:table-row table:style-name="ro1">
          <table:table-cell office:value-type="string">
            <text:p>https://www.reddit.com/r/Superstonk/comments/ygwlbh/ortex_likely_receives_short_interest_data_from/</text:p>
          </table:table-cell>
          <table:table-cell office:value-type="string">
            <text:p>2022-10-30</text:p>
          </table:table-cell>
          <table:table-cell office:value-type="string">
            <text:p>u/cruxhub</text:p>
          </table:table-cell>
          <table:table-cell office:value-type="string">
            <text:p>ORTEX likely receives short interest data from FIS and S&amp;amp;P Global, in addition to exchanges. Another step up closer to the source, keep digging.</text:p>
          </table:table-cell>
          <table:table-cell table:number-columns-repeated="3"/>
        </table:table-row>
        <table:table-row table:style-name="ro1">
          <table:table-cell office:value-type="string">
            <text:p>https://www.reddit.com/r/Superstonk/comments/yhnmej/ortexs_evan_nius_articles_on_gamestop_from_his/</text:p>
          </table:table-cell>
          <table:table-cell office:value-type="string">
            <text:p>2022-10-30</text:p>
          </table:table-cell>
          <table:table-cell office:value-type="string">
            <text:p>u/cruxhub</text:p>
          </table:table-cell>
          <table:table-cell office:value-type="string">
            <text:p>ORTEX's Evan Niu's articles on Gamestop from his time at The Motley Fool</text:p>
          </table:table-cell>
          <table:table-cell table:number-columns-repeated="3"/>
        </table:table-row>
        <table:table-row table:style-name="ro1">
          <table:table-cell office:value-type="string">
            <text:p>https://www.reddit.com/r/Superstonk/comments/zl7mqg/ken_griffin_may_be_forming_his_own_political/</text:p>
          </table:table-cell>
          <table:table-cell office:value-type="string">
            <text:p>2022-12-13</text:p>
          </table:table-cell>
          <table:table-cell office:value-type="string">
            <text:p>u/cruxhub</text:p>
          </table:table-cell>
          <table:table-cell office:value-type="string">
            <text:p>Ken Griffin may be forming his own political think tank, “Griffin Catalyst.” I present evidence in this post, which has not been reported elsewhere.</text:p>
          </table:table-cell>
          <table:table-cell table:number-columns-repeated="3"/>
        </table:table-row>
        <table:table-row table:style-name="ro1">
          <table:table-cell office:value-type="string">
            <text:p>https://www.reddit.com/r/Superstonk/comments/10btniv/finra_your_favorite_selfregulatory_organization/</text:p>
          </table:table-cell>
          <table:table-cell office:value-type="string">
            <text:p>2023-01-14</text:p>
          </table:table-cell>
          <table:table-cell office:value-type="string">
            <text:p>u/cruxhub</text:p>
          </table:table-cell>
          <table:table-cell office:value-type="string">
            <text:p>FINRA - your favorite Self-Regulatory Organization (SRO) protecting retail investors - is hiring only the best and brightest to analyze short sales ?</text:p>
          </table:table-cell>
          <table:table-cell table:number-columns-repeated="3"/>
        </table:table-row>
        <table:table-row table:style-name="ro1">
          <table:table-cell office:value-type="string">
            <text:p>https://www.reddit.com/r/Superstonk/comments/10mrtqu/the_citadel_empire_revealed_500_entities_linked/</text:p>
          </table:table-cell>
          <table:table-cell office:value-type="string">
            <text:p>2023-01-27</text:p>
          </table:table-cell>
          <table:table-cell office:value-type="string">
            <text:p>u/cruxhub</text:p>
          </table:table-cell>
          <table:table-cell office:value-type="string">
            <text:p>The Citadel Empire, revealed: 500+ entities linked to Ken Griffin, all from public records. I have built the edge of the puzzle, can you help me fill in the middle? PS - Ken Griffin is still a butterfly lover</text:p>
          </table:table-cell>
          <table:table-cell table:number-columns-repeated="3"/>
        </table:table-row>
        <table:table-row table:style-name="ro1">
          <table:table-cell office:value-type="string">
            <text:p>https://www.reddit.com/r/Superstonk/comments/o5w43o/need_more_wrinkly_brains_gone_down_an_aviation/</text:p>
          </table:table-cell>
          <table:table-cell office:value-type="string">
            <text:p>2021-06-22</text:p>
          </table:table-cell>
          <table:table-cell office:value-type="string">
            <text:p>u/csmbird</text:p>
          </table:table-cell>
          <table:table-cell office:value-type="string">
            <text:p>??????Need More Wrinkly Brains. Gone down an Aviation Asset Manager Hole that might have ties to Ken G...and another Hedge Fund at 230 Park AVE NY......Right beside CITADEL. Plus Possible Cayman Islands Location of Hiding Funds???????</text:p>
          </table:table-cell>
          <table:table-cell table:number-columns-repeated="3"/>
        </table:table-row>
        <table:table-row table:style-name="ro1">
          <table:table-cell office:value-type="string">
            <text:p>https://www.reddit.com/r/Superstonk/comments/o6tseo/behavior_girl_reporting_for_duty_weve_heard_of/</text:p>
          </table:table-cell>
          <table:table-cell office:value-type="string">
            <text:p>2021-06-24</text:p>
          </table:table-cell>
          <table:table-cell office:value-type="string">
            <text:p>u/csmbird</text:p>
          </table:table-cell>
          <table:table-cell office:value-type="string">
            <text:p>??????Behavior Girl? Reporting for Duty. We've heard of Mortgage Backed Securities and Commercial Mortgage Backed Securities....But get this. These turds are utilizing Aviation Backed Securities and hiding money through "blind"/dark pools within the aviation world....And fucking warehouses!!!!</text:p>
          </table:table-cell>
          <table:table-cell table:number-columns-repeated="3"/>
        </table:table-row>
        <table:table-row table:style-name="ro1">
          <table:table-cell office:value-type="string">
            <text:p>https://www.reddit.com/r/Superstonk/comments/pmsq3u/transferring_shares_to_computershare_a_stepbystep/</text:p>
          </table:table-cell>
          <table:table-cell office:value-type="string">
            <text:p>2021-09-12</text:p>
          </table:table-cell>
          <table:table-cell office:value-type="string">
            <text:p>u/da_squirrel_monkey</text:p>
          </table:table-cell>
          <table:table-cell office:value-type="string">
            <text:p>Transferring shares to ComputerShare - A step-by-step guide for most brokers (Fidelity, TDA, Webull, Wealthsimple, IBKR, etc) </text:p>
          </table:table-cell>
          <table:table-cell table:number-columns-repeated="3"/>
        </table:table-row>
        <table:table-row table:style-name="ro1">
          <table:table-cell office:value-type="string">
            <text:p>https://www.reddit.com/r/GME/comments/lo5pvo/this_is_what_a_short_squeeze_looks_like_come_and/</text:p>
          </table:table-cell>
          <table:table-cell office:value-type="string">
            <text:p>2021-02-20</text:p>
          </table:table-cell>
          <table:table-cell office:value-type="string">
            <text:p>u/Damsellindistress</text:p>
          </table:table-cell>
          <table:table-cell office:value-type="string">
            <text:p>This is what a short squeeze looks like, come and learn </text:p>
          </table:table-cell>
          <table:table-cell table:number-columns-repeated="3"/>
        </table:table-row>
        <table:table-row table:style-name="ro1">
          <table:table-cell office:value-type="string">
            <text:p>https://www.reddit.com/r/Superstonk/comments/n3wdy1/being_rich_is_easy_staying_rich_isnt_harsh_truths/</text:p>
          </table:table-cell>
          <table:table-cell office:value-type="string">
            <text:p>2021-05-03</text:p>
          </table:table-cell>
          <table:table-cell office:value-type="string">
            <text:p>u/Damsellindistress</text:p>
          </table:table-cell>
          <table:table-cell office:value-type="string">
            <text:p>Being rich is easy, staying rich isn't. Harsh truths that WILL offend you but you NEED to hear to save your money from yourself. Ignore and you'll end up broke or worse.</text:p>
          </table:table-cell>
          <table:table-cell table:number-columns-repeated="3"/>
        </table:table-row>
        <table:table-row table:style-name="ro1">
          <table:table-cell office:value-type="string">
            <text:p>https://www.reddit.com/r/Superstonk/comments/n0i3pr/some_of_you_arent_ready_to_be_rich_and_it_shows/</text:p>
          </table:table-cell>
          <table:table-cell office:value-type="string">
            <text:p>2021-04-28</text:p>
          </table:table-cell>
          <table:table-cell office:value-type="string">
            <text:p>u/DeepFriedDonkeyDick</text:p>
          </table:table-cell>
          <table:table-cell office:value-type="string">
            <text:p>Some of You Aren't Ready to be Rich and it Shows</text:p>
          </table:table-cell>
          <table:table-cell table:number-columns-repeated="3"/>
        </table:table-row>
        <table:table-row table:style-name="ro1">
          <table:table-cell office:value-type="string">
            <text:p>https://www.reddit.com/r/Superstonk/comments/vyv5xl/part_1_critical_margin_theory_shown_in_price/</text:p>
          </table:table-cell>
          <table:table-cell office:value-type="string">
            <text:p>2022-07-14</text:p>
          </table:table-cell>
          <table:table-cell office:value-type="string">
            <text:p>u/deeproot3d</text:p>
          </table:table-cell>
          <table:table-cell office:value-type="string">
            <text:p>PART 1: Critical Margin Theory shown in price relation between GME and the collateral used by Shitadel: Major assets vs. GME </text:p>
          </table:table-cell>
          <table:table-cell table:number-columns-repeated="3"/>
        </table:table-row>
        <table:table-row table:style-name="ro1">
          <table:table-cell office:value-type="string">
            <text:p>https://www.reddit.com/r/Superstonk/comments/vyv7u2/part_2_critical_margin_theory_shown_in_price/</text:p>
          </table:table-cell>
          <table:table-cell office:value-type="string">
            <text:p>2022-07-14</text:p>
          </table:table-cell>
          <table:table-cell office:value-type="string">
            <text:p>u/deeproot3d</text:p>
          </table:table-cell>
          <table:table-cell office:value-type="string">
            <text:p>PART 2: Critical Margin Theory shown in price relation between GME and the collateral used by Shitadel: The behavior of "normal" stonks</text:p>
          </table:table-cell>
          <table:table-cell table:number-columns-repeated="3"/>
        </table:table-row>
        <table:table-row table:style-name="ro1">
          <table:table-cell office:value-type="string">
            <text:p>https://www.reddit.com/r/Superstonk/comments/vyv8ri/part_3_critical_margin_theory_shown_in_price/</text:p>
          </table:table-cell>
          <table:table-cell office:value-type="string">
            <text:p>2022-07-14</text:p>
          </table:table-cell>
          <table:table-cell office:value-type="string">
            <text:p>u/deeproot3d</text:p>
          </table:table-cell>
          <table:table-cell office:value-type="string">
            <text:p>PART 3: Critical Margin Theory shown in price relation between GME and the collateral used by Shitadel: Basket stocks in comparison </text:p>
          </table:table-cell>
          <table:table-cell table:number-columns-repeated="3"/>
        </table:table-row>
        <table:table-row table:style-name="ro1">
          <table:table-cell office:value-type="string">
            <text:p>https://www.reddit.com/r/Superstonk/comments/vyv9x4/part_4_critical_margin_theory_shown_in_price/</text:p>
          </table:table-cell>
          <table:table-cell office:value-type="string">
            <text:p>2022-07-14</text:p>
          </table:table-cell>
          <table:table-cell office:value-type="string">
            <text:p>u/deeproot3d</text:p>
          </table:table-cell>
          <table:table-cell office:value-type="string">
            <text:p>PART 4: Critical Margin Theory shown in price relation between GME and the collateral used by Shitadel: Kenny's world is crumbling </text:p>
          </table:table-cell>
          <table:table-cell table:number-columns-repeated="3"/>
        </table:table-row>
        <table:table-row table:style-name="ro1">
          <table:table-cell office:value-type="string">
            <text:p>https://www.reddit.com/r/Superstonk/comments/vz7pt1/update_critical_margin_theory_shown_in_price/</text:p>
          </table:table-cell>
          <table:table-cell office:value-type="string">
            <text:p>2022-07-14</text:p>
          </table:table-cell>
          <table:table-cell office:value-type="string">
            <text:p>u/deeproot3d</text:p>
          </table:table-cell>
          <table:table-cell office:value-type="string">
            <text:p>UPDATE: Critical Margin Theory shown in price relation between GME and the collateral used by Shitadel </text:p>
          </table:table-cell>
          <table:table-cell table:number-columns-repeated="3"/>
        </table:table-row>
        <table:table-row table:style-name="ro1">
          <table:table-cell office:value-type="string">
            <text:p>https://www.reddit.com/r/Superstonk/comments/mrwyz1/explanation_of_why_iv_gets_really_big_on_deep_otm/</text:p>
          </table:table-cell>
          <table:table-cell office:value-type="string">
            <text:p>2021-04-16</text:p>
          </table:table-cell>
          <table:table-cell office:value-type="string">
            <text:p>u/dentisttft</text:p>
          </table:table-cell>
          <table:table-cell office:value-type="string">
            <text:p>Explanation of why IV gets really big on deep OTM and deep ITM strikes</text:p>
          </table:table-cell>
          <table:table-cell table:number-columns-repeated="3"/>
        </table:table-row>
        <table:table-row table:style-name="ro1">
          <table:table-cell office:value-type="string">
            <text:p>https://www.reddit.com/r/Superstonk/comments/niui83/rc_tweet_analysis_part_1_the_ted_tweets/</text:p>
          </table:table-cell>
          <table:table-cell office:value-type="string">
            <text:p>2021-05-23</text:p>
          </table:table-cell>
          <table:table-cell office:value-type="string">
            <text:p>u/dentisttft</text:p>
          </table:table-cell>
          <table:table-cell office:value-type="string">
            <text:p>RC Tweet Analysis: Part 1 [The Ted Tweets]</text:p>
          </table:table-cell>
          <table:table-cell table:number-columns-repeated="3"/>
        </table:table-row>
        <table:table-row table:style-name="ro1">
          <table:table-cell office:value-type="string">
            <text:p>https://www.reddit.com/r/Superstonk/comments/njgs66/rc_tweet_analysis_part_2_dumb_and_dumber_turbolax/</text:p>
          </table:table-cell>
          <table:table-cell office:value-type="string">
            <text:p>2021-05-23</text:p>
          </table:table-cell>
          <table:table-cell office:value-type="string">
            <text:p>u/dentisttft</text:p>
          </table:table-cell>
          <table:table-cell office:value-type="string">
            <text:p>RC Tweet Analysis: Part 2 [Dumb and Dumber TurboLAX]</text:p>
          </table:table-cell>
          <table:table-cell table:number-columns-repeated="3"/>
        </table:table-row>
        <table:table-row table:style-name="ro1">
          <table:table-cell office:value-type="string">
            <text:p>https://www.reddit.com/r/Superstonk/comments/nsady3/t21_is_not_actually_a_thing_counter_dd/</text:p>
          </table:table-cell>
          <table:table-cell office:value-type="string">
            <text:p>2021-06-04</text:p>
          </table:table-cell>
          <table:table-cell office:value-type="string">
            <text:p>u/dentisttft</text:p>
          </table:table-cell>
          <table:table-cell office:value-type="string">
            <text:p>T+21 is NOT actually a thing! [Counter DD]</text:p>
          </table:table-cell>
          <table:table-cell table:number-columns-repeated="3"/>
        </table:table-row>
        <table:table-row table:style-name="ro1">
          <table:table-cell office:value-type="string">
            <text:p>https://www.reddit.com/r/Superstonk/comments/o155a6/t35_is_the_one_true_cycle_evidence_to_back_my/</text:p>
          </table:table-cell>
          <table:table-cell office:value-type="string">
            <text:p>2021-06-16</text:p>
          </table:table-cell>
          <table:table-cell office:value-type="string">
            <text:p>u/dentisttft</text:p>
          </table:table-cell>
          <table:table-cell office:value-type="string">
            <text:p>T+35 is the one true "cycle" [Evidence to back my theory up plus a step-by-step guide on how to follow along at home]</text:p>
          </table:table-cell>
          <table:table-cell table:number-columns-repeated="3"/>
        </table:table-row>
        <table:table-row table:style-name="ro1">
          <table:table-cell office:value-type="string">
            <text:p>https://www.reddit.com/r/Superstonk/comments/obng9s/t35_follow_up_some_general_thoughts/</text:p>
          </table:table-cell>
          <table:table-cell office:value-type="string">
            <text:p>2021-07-01</text:p>
          </table:table-cell>
          <table:table-cell office:value-type="string">
            <text:p>u/dentisttft</text:p>
          </table:table-cell>
          <table:table-cell office:value-type="string">
            <text:p>T+35 Follow Up [some general thoughts]</text:p>
          </table:table-cell>
          <table:table-cell table:number-columns-repeated="3"/>
        </table:table-row>
        <table:table-row table:style-name="ro1">
          <table:table-cell office:value-type="string">
            <text:p>https://www.reddit.com/r/Superstonk/comments/oeahh2/rcs_tweets_are_timed_with_etf_ftds/</text:p>
          </table:table-cell>
          <table:table-cell office:value-type="string">
            <text:p>2021-07-05</text:p>
          </table:table-cell>
          <table:table-cell office:value-type="string">
            <text:p>u/dentisttft</text:p>
          </table:table-cell>
          <table:table-cell office:value-type="string">
            <text:p>RC's tweets are timed with ETF FTDs</text:p>
          </table:table-cell>
          <table:table-cell table:number-columns-repeated="3"/>
        </table:table-row>
        <table:table-row table:style-name="ro1">
          <table:table-cell office:value-type="string">
            <text:p>https://www.reddit.com/r/Superstonk/comments/ofi0yw/deeper_dive_into_etf_ftds_and_t35/</text:p>
          </table:table-cell>
          <table:table-cell office:value-type="string">
            <text:p>2021-07-07</text:p>
          </table:table-cell>
          <table:table-cell office:value-type="string">
            <text:p>u/dentisttft</text:p>
          </table:table-cell>
          <table:table-cell office:value-type="string">
            <text:p>Deeper dive into ETF FTDs and T+35</text:p>
          </table:table-cell>
          <table:table-cell table:number-columns-repeated="3"/>
        </table:table-row>
        <table:table-row table:style-name="ro1">
          <table:table-cell office:value-type="string">
            <text:p>https://www.reddit.com/r/Superstonk/comments/mto5cy/citadel_steals_clothes_or_how_they_will_try_to/</text:p>
          </table:table-cell>
          <table:table-cell office:value-type="string">
            <text:p>2021-04-19</text:p>
          </table:table-cell>
          <table:table-cell office:value-type="string">
            <text:p>u/digitlnoize</text:p>
          </table:table-cell>
          <table:table-cell office:value-type="string">
            <text:p>Citadel Steals Clothes, or How they will try to cover and it’s impact on the MOASS</text:p>
          </table:table-cell>
          <table:table-cell table:number-columns-repeated="3"/>
        </table:table-row>
        <table:table-row table:style-name="ro1">
          <table:table-cell office:value-type="string">
            <text:p>https://www.reddit.com/r/Superstonk/comments/ufnf7y/the_bigger_short_vw_squeeze_had_more_to_do_with/</text:p>
          </table:table-cell>
          <table:table-cell office:value-type="string">
            <text:p>2021-05-01</text:p>
          </table:table-cell>
          <table:table-cell office:value-type="string">
            <text:p>u/digitlnoize</text:p>
          </table:table-cell>
          <table:table-cell office:value-type="string">
            <text:p>The Bigger Short: VW Squeeze had more to do with the 2008 financial crisis than we were told. Guest starring: Berkshire Hathaway, and various US Hedge Funds including Steve Cohen and Lehman Bros.</text:p>
          </table:table-cell>
          <table:table-cell table:number-columns-repeated="3"/>
        </table:table-row>
        <table:table-row table:style-name="ro1">
          <table:table-cell office:value-type="string">
            <text:p>https://www.reddit.com/r/Superstonk/comments/uhs0x1/the_popcorn_buffett_hedge_a_weapon_of_financial/</text:p>
          </table:table-cell>
          <table:table-cell office:value-type="string">
            <text:p>2021-05-05</text:p>
          </table:table-cell>
          <table:table-cell office:value-type="string">
            <text:p>u/digitlnoize</text:p>
          </table:table-cell>
          <table:table-cell office:value-type="string">
            <text:p>THE POPCORN / BUFFETT HEDGE: A Weapon of Financial Mass Destruction</text:p>
          </table:table-cell>
          <table:table-cell table:number-columns-repeated="3"/>
        </table:table-row>
        <table:table-row table:style-name="ro1">
          <table:table-cell office:value-type="string">
            <text:p>https://www.reddit.com/r/Superstonk/comments/nxhz8s/who_the_hell_is_light_street_capital_lets_do_some/</text:p>
          </table:table-cell>
          <table:table-cell office:value-type="string">
            <text:p>2021-06-11</text:p>
          </table:table-cell>
          <table:table-cell office:value-type="string">
            <text:p>u/digitlnoize</text:p>
          </table:table-cell>
          <table:table-cell office:value-type="string">
            <text:p>Who the hell is Light Street Capital? Let's do some digging...Ready? Go!</text:p>
          </table:table-cell>
          <table:table-cell table:number-columns-repeated="3"/>
        </table:table-row>
        <table:table-row table:style-name="ro1">
          <table:table-cell office:value-type="string">
            <text:p>https://www.reddit.com/r/Superstonk/comments/ohhwkk/a_basket_of_shorts_why_so_many_meme_stocks_move/</text:p>
          </table:table-cell>
          <table:table-cell office:value-type="string">
            <text:p>2021-07-10</text:p>
          </table:table-cell>
          <table:table-cell office:value-type="string">
            <text:p>u/digitlnoize</text:p>
          </table:table-cell>
          <table:table-cell office:value-type="string">
            <text:p>A Basket of Shorts: Why so many “meme” stocks move together. Hint: it’s not retail.</text:p>
          </table:table-cell>
          <table:table-cell table:number-columns-repeated="3"/>
        </table:table-row>
        <table:table-row table:style-name="ro1">
          <table:table-cell office:value-type="string">
            <text:p>https://www.reddit.com/r/Superstonk/comments/ov0g8s/the_bucket_short_gme_was_shorted_with_a_group_of/</text:p>
          </table:table-cell>
          <table:table-cell office:value-type="string">
            <text:p>2021-07-31</text:p>
          </table:table-cell>
          <table:table-cell office:value-type="string">
            <text:p>u/digitlnoize</text:p>
          </table:table-cell>
          <table:table-cell office:value-type="string">
            <text:p>THE BUCKET SHORT: GME was shorted with a group of other stocks. Full explanation inside.</text:p>
          </table:table-cell>
          <table:table-cell table:number-columns-repeated="3"/>
        </table:table-row>
        <table:table-row table:style-name="ro1">
          <table:table-cell office:value-type="string">
            <text:p><text:a xlink:href="https://www/">https://www</text:a>.reddit.com/r/Superstonk/comments/phexb2/found_the_basket_swap_my_tits_are_jacked/</text:p>
          </table:table-cell>
          <table:table-cell office:value-type="string">
            <text:p>2021-09-04</text:p>
          </table:table-cell>
          <table:table-cell office:value-type="string">
            <text:p>u/digitlnoize</text:p>
          </table:table-cell>
          <table:table-cell office:value-type="string">
            <text:p>Found the basket swap. My tits are jacked!</text:p>
          </table:table-cell>
          <table:table-cell table:number-columns-repeated="3"/>
        </table:table-row>
        <table:table-row table:style-name="ro1">
          <table:table-cell office:value-type="string">
            <text:p>https://www.reddit.com/r/Superstonk/comments/rw79so/berkshire_hathaway_is_an_indicator_of_gme_spikes/</text:p>
          </table:table-cell>
          <table:table-cell office:value-type="string">
            <text:p>2022-01-04</text:p>
          </table:table-cell>
          <table:table-cell office:value-type="string">
            <text:p>u/digitlnoize</text:p>
          </table:table-cell>
          <table:table-cell office:value-type="string">
            <text:p>Berkshire Hathaway is an Indicator of GME Spikes. Is Warren Buffet the Final Boss?</text:p>
          </table:table-cell>
          <table:table-cell table:number-columns-repeated="3"/>
        </table:table-row>
        <table:table-row table:style-name="ro1">
          <table:table-cell office:value-type="string">
            <text:p>https://www.reddit.com/r/Superstonk/comments/sc4u7i/did_the_vw_squeeze_cause_the_20072008_crash_were/</text:p>
          </table:table-cell>
          <table:table-cell office:value-type="string">
            <text:p>2022-01-25</text:p>
          </table:table-cell>
          <table:table-cell office:value-type="string">
            <text:p>u/digitlnoize</text:p>
          </table:table-cell>
          <table:table-cell office:value-type="string">
            <text:p>Did the VW Squeeze Cause the 2007-2008 Crash? Were we all lied to? Also: Moon Soon?</text:p>
          </table:table-cell>
          <table:table-cell table:number-columns-repeated="3"/>
        </table:table-row>
        <table:table-row table:style-name="ro1">
          <table:table-cell office:value-type="string">
            <text:p>https://www.reddit.com/r/Superstonk/comments/w4cxh2/computershare_limit_sell_orders_are_ok_we_must/</text:p>
          </table:table-cell>
          <table:table-cell office:value-type="string">
            <text:p>2022-07-21</text:p>
          </table:table-cell>
          <table:table-cell office:value-type="string">
            <text:p>u/digitlnoize</text:p>
          </table:table-cell>
          <table:table-cell office:value-type="string">
            <text:p>Computershare Limit Sell Orders are OK! We must fight misinformation. FACTS NOT FUD.</text:p>
          </table:table-cell>
          <table:table-cell table:number-columns-repeated="3"/>
        </table:table-row>
        <table:table-row table:style-name="ro1">
          <table:table-cell office:value-type="string">
            <text:p>https://www.reddit.com/r/Superstonk/comments/se92fj/how_robinhood_became_the_sacrificial_lamb_that/</text:p>
          </table:table-cell>
          <table:table-cell office:value-type="string">
            <text:p>2022-01-27</text:p>
          </table:table-cell>
          <table:table-cell office:value-type="string">
            <text:p>u/dilkmud0002</text:p>
          </table:table-cell>
          <table:table-cell office:value-type="string">
            <text:p>How Robinhood became the sacrificial lamb that has given Citadel their last ounce of air... MOASS begins when HOOD hits $0 or files for bankruptcy...</text:p>
          </table:table-cell>
          <table:table-cell table:number-columns-repeated="3"/>
        </table:table-row>
        <table:table-row table:style-name="ro1">
          <table:table-cell office:value-type="string">
            <text:p><text:a xlink:href="https://www/">https://www</text:a>.reddit.com/r/Superstonk/comments/t541mf/i_just_found_proof_that_fake_companies_are/</text:p>
          </table:table-cell>
          <table:table-cell office:value-type="string">
            <text:p>2022-03-02</text:p>
          </table:table-cell>
          <table:table-cell office:value-type="string">
            <text:p>u/dilkmud0002</text:p>
          </table:table-cell>
          <table:table-cell office:value-type="string">
            <text:p>I just found Proof that fake companies are reporting fake positions... its also a Chicago company and the first one I looked at...</text:p>
          </table:table-cell>
          <table:table-cell table:number-columns-repeated="3"/>
        </table:table-row>
        <table:table-row table:style-name="ro1">
          <table:table-cell office:value-type="string">
            <text:p>https://www.reddit.com/r/Superstonk/comments/t57jd4/the_13f_from_gme_is_filled_with_fake_companies/</text:p>
          </table:table-cell>
          <table:table-cell office:value-type="string">
            <text:p>2022-03-02</text:p>
          </table:table-cell>
          <table:table-cell office:value-type="string">
            <text:p>u/dilkmud0002</text:p>
          </table:table-cell>
          <table:table-cell office:value-type="string">
            <text:p>the 13f from GME is filled with fake companies... some of them were started in 2022, hold GME puts and are in Chicago - I think I figured it out - Citadel is making fake companies with fake positions to bag hold GME for him...</text:p>
          </table:table-cell>
          <table:table-cell table:number-columns-repeated="3"/>
        </table:table-row>
        <table:table-row table:style-name="ro1">
          <table:table-cell office:value-type="string">
            <text:p>https://www.reddit.com/r/Superstonk/comments/t7bdfc/market_makers_control_99_of_trades_and_have/</text:p>
          </table:table-cell>
          <table:table-cell office:value-type="string">
            <text:p>2022-03-05</text:p>
          </table:table-cell>
          <table:table-cell office:value-type="string">
            <text:p>u/dilkmud0002</text:p>
          </table:table-cell>
          <table:table-cell office:value-type="string">
            <text:p>Market Makers control 99% of trades and have almost no cash (relative to the amount of money they move)... they do have receivables from brokers but is most likely other market makers... it looks like the market makers are bout to get caught in a liquidity crunch....</text:p>
          </table:table-cell>
          <table:table-cell table:number-columns-repeated="3"/>
        </table:table-row>
        <table:table-row table:style-name="ro1">
          <table:table-cell office:value-type="string">
            <text:p>https://www.reddit.com/r/Superstonk/comments/tagx4a/i_think_rc_is_trying_to_tell_us_something/</text:p>
          </table:table-cell>
          <table:table-cell office:value-type="string">
            <text:p>2022-03-09</text:p>
          </table:table-cell>
          <table:table-cell office:value-type="string">
            <text:p>u/dilkmud0002</text:p>
          </table:table-cell>
          <table:table-cell office:value-type="string">
            <text:p>I think RC is trying to tell us something...</text:p>
          </table:table-cell>
          <table:table-cell table:number-columns-repeated="3"/>
        </table:table-row>
        <table:table-row table:style-name="ro1">
          <table:table-cell office:value-type="string">
            <text:p>https://www.reddit.com/r/Superstonk/comments/tdamv6/the_fed_pump_is_not_working_anymore_quantitative/</text:p>
          </table:table-cell>
          <table:table-cell office:value-type="string">
            <text:p>2022-03-13</text:p>
          </table:table-cell>
          <table:table-cell office:value-type="string">
            <text:p>u/dilkmud0002</text:p>
          </table:table-cell>
          <table:table-cell office:value-type="string">
            <text:p>The FED pump is not working anymore... Quantitative easing has reached the "Break Even" point. A Year to date analysis confirms the DD, again...</text:p>
          </table:table-cell>
          <table:table-cell table:number-columns-repeated="3"/>
        </table:table-row>
        <table:table-row table:style-name="ro1">
          <table:table-cell office:value-type="string">
            <text:p>https://www.reddit.com/r/Superstonk/comments/te9fcd/i_translated_the_bloomberg_for_yall_but_yes_the/</text:p>
          </table:table-cell>
          <table:table-cell office:value-type="string">
            <text:p>2022-03-14</text:p>
          </table:table-cell>
          <table:table-cell office:value-type="string">
            <text:p>u/dilkmud0002</text:p>
          </table:table-cell>
          <table:table-cell office:value-type="string">
            <text:p>I translated the Bloomberg for yall.. But yes... THE SEC just turned off the short button and called in margin... Diamond Handed Apes Rocket to the Moon!!!</text:p>
          </table:table-cell>
          <table:table-cell table:number-columns-repeated="3"/>
        </table:table-row>
        <table:table-row table:style-name="ro1">
          <table:table-cell office:value-type="string">
            <text:p>https://www.reddit.com/r/Superstonk/comments/tfgbtk/the_fact_the_fed_is_totally_bugging_out_over_a_25/</text:p>
          </table:table-cell>
          <table:table-cell office:value-type="string">
            <text:p>2022-03-16</text:p>
          </table:table-cell>
          <table:table-cell office:value-type="string">
            <text:p>u/dilkmud0002</text:p>
          </table:table-cell>
          <table:table-cell office:value-type="string">
            <text:p>The FACT the FED is totally Bugging out over a .25% raise in Rates... TELLS me this market is screwed as soon as they raise... and its great confirmation BIAS.... lololololol</text:p>
          </table:table-cell>
          <table:table-cell table:number-columns-repeated="3"/>
        </table:table-row>
        <table:table-row table:style-name="ro1">
          <table:table-cell office:value-type="string">
            <text:p>https://www.reddit.com/r/Superstonk/comments/tr037a/naked_shorting_much_trades_before_halt/</text:p>
          </table:table-cell>
          <table:table-cell office:value-type="string">
            <text:p>2022-03-29</text:p>
          </table:table-cell>
          <table:table-cell office:value-type="string">
            <text:p>u/dilkmud0002</text:p>
          </table:table-cell>
          <table:table-cell office:value-type="string">
            <text:p>Naked shorting much? Trades before halt</text:p>
          </table:table-cell>
          <table:table-cell table:number-columns-repeated="3"/>
        </table:table-row>
        <table:table-row table:style-name="ro1">
          <table:table-cell office:value-type="string">
            <text:p>https://www.reddit.com/r/Superstonk/comments/tw0910/if_gme_does_not_blow_in_the_next_70_days_ill/</text:p>
          </table:table-cell>
          <table:table-cell office:value-type="string">
            <text:p>2022-04-04</text:p>
          </table:table-cell>
          <table:table-cell office:value-type="string">
            <text:p>u/dilkmud0002</text:p>
          </table:table-cell>
          <table:table-cell office:value-type="string">
            <text:p>IF GME does not blow in the next 70 days... Ill retire from superstonk and you wont ever have to see my annoying ass again... Today is APRIL 4th of 2022 and day 70 is Monday June 13th... MOASS by June 13th or Dilk is banned....</text:p>
          </table:table-cell>
          <table:table-cell table:number-columns-repeated="3"/>
        </table:table-row>
        <table:table-row table:style-name="ro1">
          <table:table-cell office:value-type="string">
            <text:p>https://www.reddit.com/r/Superstonk/comments/tyrim1/i_was_browsing_yahoo_the_fud_caught_my_eye_and/</text:p>
          </table:table-cell>
          <table:table-cell office:value-type="string">
            <text:p>2022-04-08</text:p>
          </table:table-cell>
          <table:table-cell office:value-type="string">
            <text:p>u/dilkmud0002</text:p>
          </table:table-cell>
          <table:table-cell office:value-type="string">
            <text:p>I was browsing Yahoo.. the FUD caught my eye... and like that... it all came together...</text:p>
          </table:table-cell>
          <table:table-cell table:number-columns-repeated="3"/>
        </table:table-row>
        <table:table-row table:style-name="ro1">
          <table:table-cell office:value-type="string">
            <text:p>https://www.reddit.com/r/Superstonk/comments/tzug28/the_market_makers_and_hedgies_are_almost_out_of/</text:p>
          </table:table-cell>
          <table:table-cell office:value-type="string">
            <text:p>2022-04-09</text:p>
          </table:table-cell>
          <table:table-cell office:value-type="string">
            <text:p>u/dilkmud0002</text:p>
          </table:table-cell>
          <table:table-cell office:value-type="string">
            <text:p>The Market Makers and Hedgies are almost out of REAL GME.... DFV has more shares than any of the market makers... If my GME math is right... APES are 300k DRS shares away from MOASS - 300K more DRS shares should ignite the rocket... MOASS next week?</text:p>
          </table:table-cell>
          <table:table-cell table:number-columns-repeated="3"/>
        </table:table-row>
        <table:table-row table:style-name="ro1">
          <table:table-cell office:value-type="string">
            <text:p>https://www.reddit.com/r/Superstonk/comments/tujl2f/over_the_last_180_days_the_msm_has_been_working/</text:p>
          </table:table-cell>
          <table:table-cell office:value-type="string">
            <text:p>2022-04-13</text:p>
          </table:table-cell>
          <table:table-cell office:value-type="string">
            <text:p>u/dilkmud0002</text:p>
          </table:table-cell>
          <table:table-cell office:value-type="string">
            <text:p>Over the last 180 days.... the MSM has been working in almost perfect sync with GME.... It is 100% ALGO cycle driven... The ALGO broke on Tuesday... If APES keep DRS up GME will blow one of these days....</text:p>
          </table:table-cell>
          <table:table-cell table:number-columns-repeated="3"/>
        </table:table-row>
        <table:table-row table:style-name="ro1">
          <table:table-cell office:value-type="string">
            <text:p>https://www.reddit.com/r/Superstonk/comments/u2y2ih/speculation_the_fed_is_paying_blackrock_750m_a/</text:p>
          </table:table-cell>
          <table:table-cell office:value-type="string">
            <text:p>2022-04-13</text:p>
          </table:table-cell>
          <table:table-cell office:value-type="string">
            <text:p>u/dilkmud0002</text:p>
          </table:table-cell>
          <table:table-cell office:value-type="string">
            <text:p>Speculation - The FED is paying Blackrock $750M a year in FEEs..... This tax payer money that was not properly disclosed to the people in anyway.</text:p>
          </table:table-cell>
          <table:table-cell table:number-columns-repeated="3"/>
        </table:table-row>
        <table:table-row table:style-name="ro1">
          <table:table-cell office:value-type="string">
            <text:p>https://www.reddit.com/r/Superstonk/comments/u49cbc/wheres_all_the_money_larry_blackrock_has_no/</text:p>
          </table:table-cell>
          <table:table-cell office:value-type="string">
            <text:p>2022-04-15</text:p>
          </table:table-cell>
          <table:table-cell office:value-type="string">
            <text:p>u/dilkmud0002</text:p>
          </table:table-cell>
          <table:table-cell office:value-type="string">
            <text:p>Wheres all the money Larry??? Blackrock has no clothes and worked with the FED to save each other In March of 2020.</text:p>
          </table:table-cell>
          <table:table-cell table:number-columns-repeated="3"/>
        </table:table-row>
        <table:table-row table:style-name="ro1">
          <table:table-cell office:value-type="string">
            <text:p>https://www.reddit.com/r/Superstonk/comments/v1n396/the_fed_is_the_greater_fool_part_1_part_2_is/</text:p>
          </table:table-cell>
          <table:table-cell office:value-type="string">
            <text:p>2022-05-31</text:p>
          </table:table-cell>
          <table:table-cell office:value-type="string">
            <text:p>u/dilkmud0002</text:p>
          </table:table-cell>
          <table:table-cell office:value-type="string">
            <text:p>“The FED is the Greater Fool…” Part 1 (Part 2 is ready and being uploaded now)</text:p>
          </table:table-cell>
          <table:table-cell table:number-columns-repeated="3"/>
        </table:table-row>
        <table:table-row table:style-name="ro1">
          <table:table-cell office:value-type="string">
            <text:p>https://www.reddit.com/r/Superstonk/comments/v48wdq/the_fed_printed_4_trillion_for_covid_and_only/</text:p>
          </table:table-cell>
          <table:table-cell office:value-type="string">
            <text:p>2022-06-03</text:p>
          </table:table-cell>
          <table:table-cell office:value-type="string">
            <text:p>u/dilkmud0002</text:p>
          </table:table-cell>
          <table:table-cell office:value-type="string">
            <text:p>The FED printed $4 Trillion for covid and only $17.5BN made it to small and medium sized business's($26.6BN Allocated total). The FED gave the taxpayers .0029% of all the money printed. CMBS is about to fail, and has zero FED support... Bulge Bank is baghodling CMBS...</text:p>
          </table:table-cell>
          <table:table-cell table:number-columns-repeated="2"/>
          <table:table-cell office:value-type="string">
            <text:p>http://web.archive.org/web/*/https://www.reddit.com/r/Superstonk/comments/s0whg9/who_is_abusing_xrt_a_short_course/</text:p>
          </table:table-cell>
        </table:table-row>
        <table:table-row table:style-name="ro1">
          <table:table-cell office:value-type="string">
            <text:p>https://www.reddit.com/r/Superstonk/comments/v5d93z/wall_st_member_banks_have_been_packaging_mbs_in/</text:p>
          </table:table-cell>
          <table:table-cell office:value-type="string">
            <text:p>2022-06-05</text:p>
          </table:table-cell>
          <table:table-cell office:value-type="string">
            <text:p>u/dilkmud0002</text:p>
          </table:table-cell>
          <table:table-cell office:value-type="string">
            <text:p>Wall St Member Banks have been packaging MBS in to CMBS... Wall St started to accumulate entire neighborhoods and pass them off as CMBS... CMBS is MBS 2.0.... Its called "Private Label CMBS" and almost entirely funded by Member Banks...</text:p>
          </table:table-cell>
          <table:table-cell table:number-columns-repeated="2"/>
          <table:table-cell office:value-type="string">
            <text:p>http://web.archive.org/web/*/https://www.reddit.com/r/Superstonk/comments/s363mi/who_is_abusing_xrt_a_short_course_again/</text:p>
          </table:table-cell>
        </table:table-row>
        <table:table-row table:style-name="ro1">
          <table:table-cell office:value-type="string">
            <text:p>https://www.reddit.com/r/Superstonk/comments/nxxwqt/tldr_i_believe_inflation_is_the_match_that_has/</text:p>
          </table:table-cell>
          <table:table-cell office:value-type="string">
            <text:p>2021-06-11</text:p>
          </table:table-cell>
          <table:table-cell office:value-type="string">
            <text:p>u/Dismal-Jellyfish</text:p>
          </table:table-cell>
          <table:table-cell office:value-type="string">
            <text:p>TL:DR – I believe inflation is the match that has been lit that will light the fuse of our rocket. </text:p>
          </table:table-cell>
          <table:table-cell table:number-columns-repeated="2"/>
          <table:table-cell office:value-type="string">
            <text:p>http://web.archive.org/web/*/https://www.reddit.com/r/Superstonk/comments/n7ap6e/citadels_clear_error/</text:p>
          </table:table-cell>
        </table:table-row>
        <table:table-row table:style-name="ro1">
          <table:table-cell office:value-type="string">
            <text:p>https://www.reddit.com/r/Superstonk/comments/o6ie6p/a_deep_dive_into_the_housing_data_released/</text:p>
          </table:table-cell>
          <table:table-cell office:value-type="string">
            <text:p>2021-06-23</text:p>
          </table:table-cell>
          <table:table-cell office:value-type="string">
            <text:p>u/Dismal-Jellyfish</text:p>
          </table:table-cell>
          <table:table-cell office:value-type="string">
            <text:p>A deep dive into the housing data released yesterday and what it can mean for GME! Hint:????</text:p>
          </table:table-cell>
          <table:table-cell table:number-columns-repeated="2"/>
          <table:table-cell office:value-type="string">
            <text:p>http://web.archive.org/web/*/https://www.reddit.com/r/Superstonk/comments/nrr5e0/the_finra_veil_whos_been_trading_gme_every_week/</text:p>
          </table:table-cell>
        </table:table-row>
        <table:table-row table:style-name="ro1">
          <table:table-cell office:value-type="string">
            <text:p>https://www.reddit.com/r/Superstonk/comments/oe6i3l/tldr_i_believe_inflation_is_the_match_that_has/</text:p>
          </table:table-cell>
          <table:table-cell office:value-type="string">
            <text:p>2021-07-05</text:p>
          </table:table-cell>
          <table:table-cell office:value-type="string">
            <text:p>u/Dismal-Jellyfish</text:p>
          </table:table-cell>
          <table:table-cell office:value-type="string">
            <text:p>TL:DR – I believe inflation is the match that has been lit that will light the fuse of our rocket. Part 2 </text:p>
          </table:table-cell>
          <table:table-cell table:number-columns-repeated="2"/>
          <table:table-cell office:value-type="string">
            <text:p>http://web.archive.org/web/*/https://www.reddit.com/r/Superstonk/comments/nsebey/theres_no_gas_left_trends_in_four_months_of_otc/</text:p>
          </table:table-cell>
        </table:table-row>
        <table:table-row table:style-name="ro1">
          <table:table-cell office:value-type="string">
            <text:p>https://www.reddit.com/r/Superstonk/comments/povnqi/whistleblower_alert_the_securities_and_exchange/</text:p>
          </table:table-cell>
          <table:table-cell office:value-type="string">
            <text:p>2021-09-15</text:p>
          </table:table-cell>
          <table:table-cell office:value-type="string">
            <text:p>u/Dismal-Jellyfish</text:p>
          </table:table-cell>
          <table:table-cell office:value-type="string">
            <text:p>Whistleblower Alert! The Securities and Exchange Commission today announced awards of approximately $110 million and $4 million to two whistleblowers whose information and assistance led to successful SEC and related actions. The SEC's whistleblower program has now paid more than $1 billion.</text:p>
          </table:table-cell>
          <table:table-cell table:number-columns-repeated="2"/>
          <table:table-cell office:value-type="string">
            <text:p>http://web.archive.org/web/*/https://www.reddit.com/r/Superstonk/comments/rtszwa/looks_like_the_nyse_removed_some_gme_data/</text:p>
          </table:table-cell>
        </table:table-row>
        <table:table-row table:style-name="ro1">
          <table:table-cell office:value-type="string">
            <text:p><text:a xlink:href="https://www/">https://www</text:a>.reddit.com/r/Superstonk/comments/riqq0g/dr_t_on_twitter_financial_regulatory_system_is/</text:p>
          </table:table-cell>
          <table:table-cell office:value-type="string">
            <text:p>2021-12-17</text:p>
          </table:table-cell>
          <table:table-cell office:value-type="string">
            <text:p>u/Dismal-Jellyfish</text:p>
          </table:table-cell>
          <table:table-cell office:value-type="string">
            <text:p>Dr. T on Twitter: Financial regulatory system is not broken. It works exactly as designed. Phantom Shares are enabled by system that views FTDs as innocent, or worse – as a valid investment strategy &amp;amp; a means for Market Makers to create liquidity. That’s a system that enables manipulation.</text:p>
          </table:table-cell>
          <table:table-cell table:number-columns-repeated="3"/>
        </table:table-row>
        <table:table-row table:style-name="ro1">
          <table:table-cell office:value-type="string">
            <text:p>https://www.reddit.com/r/Superstonk/comments/uh3vdi/susanne_trimbath_phd_on_twitter_i_hear_citadel/</text:p>
          </table:table-cell>
          <table:table-cell office:value-type="string">
            <text:p>2022-05-03</text:p>
          </table:table-cell>
          <table:table-cell office:value-type="string">
            <text:p>u/Dismal-Jellyfish</text:p>
          </table:table-cell>
          <table:table-cell office:value-type="string">
            <text:p>Susanne Trimbath PhD on Twitter: I hear Citadel Securities is on the menu at the 2022 Predators' Ball. ?</text:p>
          </table:table-cell>
          <table:table-cell table:number-columns-repeated="3"/>
        </table:table-row>
        <table:table-row table:style-name="ro1">
          <table:table-cell office:value-type="string">
            <text:p><text:a xlink:href="https://www/">https://www</text:a>.reddit.com/r/Superstonk/comments/xrhrt9/sec_alert_barclays_agrees_to_a_361_million/</text:p>
          </table:table-cell>
          <table:table-cell office:value-type="string">
            <text:p>2022-09-29</text:p>
          </table:table-cell>
          <table:table-cell office:value-type="string">
            <text:p>u/Dismal-Jellyfish</text:p>
          </table:table-cell>
          <table:table-cell office:value-type="string">
            <text:p>SEC Alert! Barclays Agrees to a $361 Million Settlement to Resolve SEC Charges Relating to Over-Issuances of Securities</text:p>
          </table:table-cell>
          <table:table-cell table:number-columns-repeated="3"/>
        </table:table-row>
        <table:table-row table:style-name="ro1">
          <table:table-cell office:value-type="string">
            <text:p><text:a xlink:href="https://www/">https://www</text:a>.reddit.com/r/Superstonk/comments/10cjpmz/liquidity_alert_ken_griffin_sells_park_tower/</text:p>
          </table:table-cell>
          <table:table-cell office:value-type="string">
            <text:p>2023-01-15</text:p>
          </table:table-cell>
          <table:table-cell office:value-type="string">
            <text:p>u/Dismal-Jellyfish</text:p>
          </table:table-cell>
          <table:table-cell office:value-type="string">
            <text:p>Liquidity Alert!? Ken Griffin sells Park Tower condo for $11.2 million</text:p>
          </table:table-cell>
          <table:table-cell table:number-columns-repeated="3"/>
        </table:table-row>
        <table:table-row table:style-name="ro1">
          <table:table-cell office:value-type="string">
            <text:p>https://www.reddit.com/r/Superstonk/comments/10fhzxv/finra_alert_without_admitting_or_denying_findings/</text:p>
          </table:table-cell>
          <table:table-cell office:value-type="string">
            <text:p>2023-01-18</text:p>
          </table:table-cell>
          <table:table-cell office:value-type="string">
            <text:p>u/Dismal-Jellyfish</text:p>
          </table:table-cell>
          <table:table-cell office:value-type="string">
            <text:p>FINRA Alert! Without admitting or denying findings, between January 2010 and June 2021 Credit Suisse misreported the covered quantity of over 10,000 Over-The-Counter (OTC) short positions to the LOPR in violation of FINRA Rules 2360(b)(5) and 2010. Penalty for 11 years misreporting? A $375,000 fine.</text:p>
          </table:table-cell>
          <table:table-cell table:number-columns-repeated="3"/>
        </table:table-row>
        <table:table-row table:style-name="ro1">
          <table:table-cell office:value-type="string">
            <text:p>https://www.reddit.com/r/Superstonk/comments/11sv9nx/how_did_we_get_here_reviewing_how_credit_suisse_a/</text:p>
          </table:table-cell>
          <table:table-cell office:value-type="string">
            <text:p>2023-03-16</text:p>
          </table:table-cell>
          <table:table-cell office:value-type="string">
            <text:p>u/Dismal-Jellyfish</text:p>
          </table:table-cell>
          <table:table-cell office:value-type="string">
            <text:p>How did we get here? Reviewing how Credit Suisse, a bank that lost $7.8 billion last year, is being rescued by the Swiss National Bank that lost $143 billion last year. Spoiler Alert: it's the Fed.</text:p>
          </table:table-cell>
          <table:table-cell table:number-columns-repeated="3"/>
        </table:table-row>
        <table:table-row table:style-name="ro1">
          <table:table-cell office:value-type="string">
            <text:p>https://www.reddit.com/r/Superstonk/comments/15m2732/moass_prediction_october_24_2023_a_tuesday/</text:p>
          </table:table-cell>
          <table:table-cell office:value-type="string">
            <text:p>2023-08-08</text:p>
          </table:table-cell>
          <table:table-cell office:value-type="string">
            <text:p>u/Dismal-Jellyfish</text:p>
          </table:table-cell>
          <table:table-cell office:value-type="string">
            <text:p>MOASS Prediction: October 24, 2023 (a Tuesday).</text:p>
          </table:table-cell>
          <table:table-cell table:number-columns-repeated="3"/>
        </table:table-row>
        <table:table-row table:style-name="ro1">
          <table:table-cell office:value-type="string">
            <text:p>https://www.reddit.com/r/Superstonk/comments/n7ap6e/citadels_clear_error/</text:p>
          </table:table-cell>
          <table:table-cell office:value-type="string">
            <text:p>2021-05-08</text:p>
          </table:table-cell>
          <table:table-cell office:value-type="string">
            <text:p>u/djk934</text:p>
          </table:table-cell>
          <table:table-cell office:value-type="string">
            <text:p>Citadel's Clear Error</text:p>
          </table:table-cell>
          <table:table-cell office:value-type="string">
            <text:p>https://bafybeibtanpkkjbluz7yzkxffvs7imsbt36ylppptrrobcgzkb3gjyciqi,.ipfs.w3s.link/</text:p>
          </table:table-cell>
          <table:table-cell office:value-type="string">
            <text:p>https://archive.ph/www.reddit.com/r/Superstonk/comments/n7ap6e/citadels_clear_error/</text:p>
          </table:table-cell>
          <table:table-cell/>
        </table:table-row>
        <table:table-row table:style-name="ro1">
          <table:table-cell office:value-type="string">
            <text:p>https://www.reddit.com/r/Superstonk/comments/nrr5e0/the_finra_veil_whos_been_trading_gme_every_week/</text:p>
          </table:table-cell>
          <table:table-cell office:value-type="string">
            <text:p>2021-06-04</text:p>
          </table:table-cell>
          <table:table-cell office:value-type="string">
            <text:p>u/djk934</text:p>
          </table:table-cell>
          <table:table-cell office:value-type="string">
            <text:p>The FINRA Veil: Who's Been Trading GME Every Week (four months of data examined)</text:p>
          </table:table-cell>
          <table:table-cell office:value-type="string">
            <text:p>https://bafybeiazdgdzl2lzmnf3fqz5tcemedixkbu4plv7gna3ek3f5ewtkawciy.ipfs.w3s.link/</text:p>
          </table:table-cell>
          <table:table-cell office:value-type="string">
            <text:p>https://archive.ph/www.reddit.com/r/Superstonk/comments/nrr5e0/the_finra_veil_whos_been_trading_gme_every_week/</text:p>
          </table:table-cell>
          <table:table-cell/>
        </table:table-row>
        <table:table-row table:style-name="ro1">
          <table:table-cell office:value-type="string">
            <text:p>https://www.reddit.com/r/Superstonk/comments/nsebey/theres_no_gas_left_trends_in_four_months_of_otc/</text:p>
          </table:table-cell>
          <table:table-cell office:value-type="string">
            <text:p>2021-06-04</text:p>
          </table:table-cell>
          <table:table-cell office:value-type="string">
            <text:p>u/djk934</text:p>
          </table:table-cell>
          <table:table-cell office:value-type="string">
            <text:p>There's No Gas Left. Trends in four months of OTC Data. Game's About To Stop.</text:p>
          </table:table-cell>
          <table:table-cell office:value-type="string">
            <text:p>https://bafybeibt6kwbetlcrphuivftrpfacxy7cqmf5d4msr2exzyiclemq4s3ti.ipfs.w3s.link/</text:p>
          </table:table-cell>
          <table:table-cell office:value-type="string">
            <text:p>https://archive.ph/www.reddit.com/r/Superstonk/comments/nsebey/theres_no_gas_left_trends_in_four_months_of_otc/</text:p>
          </table:table-cell>
          <table:table-cell/>
        </table:table-row>
        <table:table-row table:style-name="ro1">
          <table:table-cell office:value-type="string">
            <text:p>https://www.reddit.com/r/Superstonk/comments/rtszwa/looks_like_the_nyse_removed_some_gme_data/</text:p>
          </table:table-cell>
          <table:table-cell office:value-type="string">
            <text:p>2022-01-01</text:p>
          </table:table-cell>
          <table:table-cell office:value-type="string">
            <text:p>u/djk934</text:p>
          </table:table-cell>
          <table:table-cell office:value-type="string">
            <text:p>Looks like the NYSE removed some GME data.</text:p>
          </table:table-cell>
          <table:table-cell office:value-type="string">
            <text:p>https://bafybeibt6kwbetlcrphuivftrpfacxy7cqmf5d4msr2exzyiclemq4s3ti.ipfs.w3s.link/</text:p>
          </table:table-cell>
          <table:table-cell office:value-type="string">
            <text:p>https://archive.ph/www.reddit.com/r/Superstonk/comments/rtszwa/looks_like_the_nyse_removed_some_gme_data/</text:p>
          </table:table-cell>
          <table:table-cell/>
        </table:table-row>
        <table:table-row table:style-name="ro1">
          <table:table-cell office:value-type="string">
            <text:p>https://www.reddit.com/r/Superstonk/comments/s0whg9/who_is_abusing_xrt_a_short_course/</text:p>
          </table:table-cell>
          <table:table-cell office:value-type="string">
            <text:p>2022-01-10</text:p>
          </table:table-cell>
          <table:table-cell office:value-type="string">
            <text:p>u/djk934</text:p>
          </table:table-cell>
          <table:table-cell office:value-type="string">
            <text:p>Who is Abusing XRT - A "Short" Course</text:p>
          </table:table-cell>
          <table:table-cell/>
          <table:table-cell office:value-type="string">
            <text:p>https://archive.ph/www.reddit.com/r/Superstonk/comments/s0whg9/who_is_abusing_xrt_a_short_course/</text:p>
          </table:table-cell>
          <table:table-cell/>
        </table:table-row>
        <table:table-row table:style-name="ro1">
          <table:table-cell office:value-type="string">
            <text:p>https://www.reddit.com/r/Superstonk/comments/s363mi/who_is_abusing_xrt_a_short_course_again/</text:p>
          </table:table-cell>
          <table:table-cell office:value-type="string">
            <text:p>2022-01-13</text:p>
          </table:table-cell>
          <table:table-cell office:value-type="string">
            <text:p>u/djk934</text:p>
          </table:table-cell>
          <table:table-cell office:value-type="string">
            <text:p>Who is Abusing XRT? - A "Short" Course Again</text:p>
          </table:table-cell>
          <table:table-cell office:value-type="string">
            <text:p>https://bafybeidvq3t4glsm4kq7st22pbbjshztq2qtrkycsuyr4vvphso2gx6v6e.ipfs.w3s.link/</text:p>
          </table:table-cell>
          <table:table-cell office:value-type="string">
            <text:p>https://archive.ph/www.reddit.com/r/Superstonk/comments/s363mi/who_is_abusing_xrt_a_short_course_again/</text:p>
          </table:table-cell>
          <table:table-cell/>
        </table:table-row>
        <table:table-row table:style-name="ro1">
          <table:table-cell office:value-type="string">
            <text:p>https://www.reddit.com/r/Superstonk/comments/qmib50/gamestops_new_500m_abl_facility_and_why_it_is/</text:p>
          </table:table-cell>
          <table:table-cell office:value-type="string">
            <text:p>2021-04-21</text:p>
          </table:table-cell>
          <table:table-cell office:value-type="string">
            <text:p>u/djsneak666</text:p>
          </table:table-cell>
          <table:table-cell office:value-type="string">
            <text:p>Gamestops new $500m ABL Facility and why it is super bullish</text:p>
          </table:table-cell>
          <table:table-cell table:number-columns-repeated="3"/>
        </table:table-row>
        <table:table-row table:style-name="ro1">
          <table:table-cell office:value-type="string">
            <text:p>https://www.reddit.com/r/Superstonk/comments/r5hmru/work_direct_public_offerings_and_why_gamestop/</text:p>
          </table:table-cell>
          <table:table-cell office:value-type="string">
            <text:p>2021-11-30</text:p>
          </table:table-cell>
          <table:table-cell office:value-type="string">
            <text:p>u/djsneak666</text:p>
          </table:table-cell>
          <table:table-cell office:value-type="string">
            <text:p>WORK, direct public offerings and why GameStop might be about to reveal a new company for the NFT marketplace</text:p>
          </table:table-cell>
          <table:table-cell table:number-columns-repeated="3"/>
        </table:table-row>
        <table:table-row table:style-name="ro1">
          <table:table-cell office:value-type="string">
            <text:p>https://www.reddit.com/r/Superstonk/comments/rff0i6/rc_and_the_meme_stock_basket_tootsie_roll/</text:p>
          </table:table-cell>
          <table:table-cell office:value-type="string">
            <text:p>2021-12-13</text:p>
          </table:table-cell>
          <table:table-cell office:value-type="string">
            <text:p>u/djsneak666</text:p>
          </table:table-cell>
          <table:table-cell office:value-type="string">
            <text:p>RC AND THE MEME STOCK BASKET - TOOTSIE ROLL</text:p>
          </table:table-cell>
          <table:table-cell table:number-columns-repeated="3"/>
        </table:table-row>
        <table:table-row table:style-name="ro1">
          <table:table-cell office:value-type="string">
            <text:p>https://www.reddit.com/r/Superstonk/comments/s2a8fh/they_still_havent_told_you/</text:p>
          </table:table-cell>
          <table:table-cell office:value-type="string">
            <text:p>2022-01-12</text:p>
          </table:table-cell>
          <table:table-cell office:value-type="string">
            <text:p>u/djsneak666</text:p>
          </table:table-cell>
          <table:table-cell office:value-type="string">
            <text:p>THEY STILL HAVENT TOLD YOU</text:p>
          </table:table-cell>
          <table:table-cell table:number-columns-repeated="3"/>
        </table:table-row>
        <table:table-row table:style-name="ro1">
          <table:table-cell office:value-type="string">
            <text:p>https://www.reddit.com/r/Superstonk/comments/s6w9u5/they_still_havent_told_you_a_follow_up/</text:p>
          </table:table-cell>
          <table:table-cell office:value-type="string">
            <text:p>2022-01-18</text:p>
          </table:table-cell>
          <table:table-cell office:value-type="string">
            <text:p>u/djsneak666</text:p>
          </table:table-cell>
          <table:table-cell office:value-type="string">
            <text:p>THEY STILL HAVENT TOLD YOU - A FOLLOW UP</text:p>
          </table:table-cell>
          <table:table-cell table:number-columns-repeated="3"/>
        </table:table-row>
        <table:table-row table:style-name="ro1">
          <table:table-cell office:value-type="string">
            <text:p>https://www.reddit.com/r/Superstonk/comments/svbx7s/doj_prosecutions_have_between_a_79_and_94_success/</text:p>
          </table:table-cell>
          <table:table-cell office:value-type="string">
            <text:p>2022-02-18</text:p>
          </table:table-cell>
          <table:table-cell office:value-type="string">
            <text:p>u/djsneak666</text:p>
          </table:table-cell>
          <table:table-cell office:value-type="string">
            <text:p>DOJ prosecutions have between a 79% and 94% success rate! LFG! NO CELL NO SELL</text:p>
          </table:table-cell>
          <table:table-cell table:number-columns-repeated="3"/>
        </table:table-row>
        <table:table-row table:style-name="ro1">
          <table:table-cell office:value-type="string">
            <text:p>https://www.reddit.com/r/Superstonk/comments/ujjrqy/wtf_is_happening/</text:p>
          </table:table-cell>
          <table:table-cell office:value-type="string">
            <text:p>2022-05-06</text:p>
          </table:table-cell>
          <table:table-cell office:value-type="string">
            <text:p>u/djsneak666</text:p>
          </table:table-cell>
          <table:table-cell office:value-type="string">
            <text:p>WTF IS HAPPENING?</text:p>
          </table:table-cell>
          <table:table-cell table:number-columns-repeated="3"/>
        </table:table-row>
        <table:table-row table:style-name="ro1">
          <table:table-cell office:value-type="string">
            <text:p>https://www.reddit.com/r/Superstonk/comments/z2oee4/we_see_you_hedgies_we_know_your_game_we_know_you/</text:p>
          </table:table-cell>
          <table:table-cell office:value-type="string">
            <text:p>2022-11-23</text:p>
          </table:table-cell>
          <table:table-cell office:value-type="string">
            <text:p>u/djsneak666</text:p>
          </table:table-cell>
          <table:table-cell office:value-type="string">
            <text:p>WE SEE YOU HEDGIES. WE KNOW YOUR GAME. WE KNOW YOU KNOW WE KNOW. APES AINT LEAVING. SCARED OF NEW APES JUMPING IN?</text:p>
          </table:table-cell>
          <table:table-cell table:number-columns-repeated="3"/>
        </table:table-row>
        <table:table-row table:style-name="ro1">
          <table:table-cell office:value-type="string">
            <text:p>https://www.reddit.com/r/Superstonk/comments/zfw28t/well_well_well_who_remembers_this_in_october_the/</text:p>
          </table:table-cell>
          <table:table-cell office:value-type="string">
            <text:p>2022-12-08</text:p>
          </table:table-cell>
          <table:table-cell office:value-type="string">
            <text:p>u/djsneak666</text:p>
          </table:table-cell>
          <table:table-cell office:value-type="string">
            <text:p>WELL WELL WELL. WHO REMEMBERS THIS IN OCTOBER? THE INTERNET NEVER FORGETS. ORTEX GLITCH WAS HEDGIES PULLING SHARES FROM DRS TO FUCK WITH THE NUMBERS. TRY HARDER KEN.</text:p>
          </table:table-cell>
          <table:table-cell table:number-columns-repeated="3"/>
        </table:table-row>
        <table:table-row table:style-name="ro1">
          <table:table-cell office:value-type="string">
            <text:p>https://www.reddit.com/r/Superstonk/comments/10rnuig/wut_doing_blockbuster_a_twitter_timeline/</text:p>
          </table:table-cell>
          <table:table-cell office:value-type="string">
            <text:p>2023-02-02</text:p>
          </table:table-cell>
          <table:table-cell office:value-type="string">
            <text:p>u/djsneak666</text:p>
          </table:table-cell>
          <table:table-cell office:value-type="string">
            <text:p>WUT DOING BLOCKBUSTER - A TWITTER TIMELINE</text:p>
          </table:table-cell>
          <table:table-cell table:number-columns-repeated="3"/>
        </table:table-row>
        <table:table-row table:style-name="ro1">
          <table:table-cell office:value-type="string">
            <text:p>https://www.reddit.com/r/Superstonk/comments/mzmt96/did_you_know_ken_griffin_thought_payment_for/</text:p>
          </table:table-cell>
          <table:table-cell office:value-type="string">
            <text:p>2021-04-27</text:p>
          </table:table-cell>
          <table:table-cell office:value-type="string">
            <text:p>u/dlauer</text:p>
          </table:table-cell>
          <table:table-cell office:value-type="string">
            <text:p>Did you know Ken Griffin thought payment for order flow should be banned? This was, of course, before those payments paid for several of his houses.</text:p>
          </table:table-cell>
          <table:table-cell table:number-columns-repeated="3"/>
        </table:table-row>
        <table:table-row table:style-name="ro1">
          <table:table-cell office:value-type="string">
            <text:p>https://www.reddit.com/r/Superstonk/comments/n5qp96/ama_followup/</text:p>
          </table:table-cell>
          <table:table-cell office:value-type="string">
            <text:p>2021-05-05</text:p>
          </table:table-cell>
          <table:table-cell office:value-type="string">
            <text:p>u/dlauer</text:p>
          </table:table-cell>
          <table:table-cell office:value-type="string">
            <text:p>AMA Follow-Up</text:p>
          </table:table-cell>
          <table:table-cell table:number-columns-repeated="3"/>
        </table:table-row>
        <table:table-row table:style-name="ro1">
          <table:table-cell office:value-type="string">
            <text:p>https://www.reddit.com/r/Superstonk/comments/n68ooc/did_you_know_citadel_is_the_nyse_dmm_for_gme/</text:p>
          </table:table-cell>
          <table:table-cell office:value-type="string">
            <text:p>2021-05-06</text:p>
          </table:table-cell>
          <table:table-cell office:value-type="string">
            <text:p>u/dlauer</text:p>
          </table:table-cell>
          <table:table-cell office:value-type="string">
            <text:p>Did you know Citadel is the NYSE DMM for $GME?</text:p>
          </table:table-cell>
          <table:table-cell table:number-columns-repeated="3"/>
        </table:table-row>
        <table:table-row table:style-name="ro1">
          <table:table-cell office:value-type="string">
            <text:p>https://www.reddit.com/r/Superstonk/comments/n772fg/negative_volume_prints/</text:p>
          </table:table-cell>
          <table:table-cell office:value-type="string">
            <text:p>2021-05-07</text:p>
          </table:table-cell>
          <table:table-cell office:value-type="string">
            <text:p>u/dlauer</text:p>
          </table:table-cell>
          <table:table-cell office:value-type="string">
            <text:p>Negative Volume Prints</text:p>
          </table:table-cell>
          <table:table-cell table:number-columns-repeated="3"/>
        </table:table-row>
        <table:table-row table:style-name="ro1">
          <table:table-cell office:value-type="string">
            <text:p>https://www.reddit.com/r/Superstonk/comments/n9326x/sro_filings/</text:p>
          </table:table-cell>
          <table:table-cell office:value-type="string">
            <text:p>2021-05-10</text:p>
          </table:table-cell>
          <table:table-cell office:value-type="string">
            <text:p>u/dlauer</text:p>
          </table:table-cell>
          <table:table-cell office:value-type="string">
            <text:p>SRO Filings </text:p>
          </table:table-cell>
          <table:table-cell table:number-columns-repeated="3"/>
        </table:table-row>
        <table:table-row table:style-name="ro1">
          <table:table-cell office:value-type="string">
            <text:p>https://www.reddit.com/r/Superstonk/comments/nhtt04/cost_basis_and_trade_price_issues/</text:p>
          </table:table-cell>
          <table:table-cell office:value-type="string">
            <text:p>2021-05-21</text:p>
          </table:table-cell>
          <table:table-cell office:value-type="string">
            <text:p>u/dlauer</text:p>
          </table:table-cell>
          <table:table-cell office:value-type="string">
            <text:p>Cost Basis and Trade Price Issues - May 21, 2021 - SI Numbers and Naked Shorting</text:p>
          </table:table-cell>
          <table:table-cell table:number-columns-repeated="3"/>
        </table:table-row>
        <table:table-row table:style-name="ro1">
          <table:table-cell office:value-type="string">
            <text:p>https://www.reddit.com/r/Superstonk/comments/nmymbk/short_interest_numbers_and_naked_shorting/</text:p>
          </table:table-cell>
          <table:table-cell office:value-type="string">
            <text:p>2021-05-28</text:p>
          </table:table-cell>
          <table:table-cell office:value-type="string">
            <text:p>u/dlauer</text:p>
          </table:table-cell>
          <table:table-cell office:value-type="string">
            <text:p>Short Interest Numbers and Naked Shorting</text:p>
          </table:table-cell>
          <table:table-cell table:number-columns-repeated="3"/>
        </table:table-row>
        <table:table-row table:style-name="ro1">
          <table:table-cell office:value-type="string">
            <text:p>https://www.reddit.com/r/Superstonk/comments/o70lid/dark_pools_price_discovery_and_short/</text:p>
          </table:table-cell>
          <table:table-cell office:value-type="string">
            <text:p>2021-06-24</text:p>
          </table:table-cell>
          <table:table-cell office:value-type="string">
            <text:p>u/dlauer</text:p>
          </table:table-cell>
          <table:table-cell office:value-type="string">
            <text:p>Dark Pools, Price Discovery and Short Selling/Marking </text:p>
          </table:table-cell>
          <table:table-cell table:number-columns-repeated="3"/>
        </table:table-row>
        <table:table-row table:style-name="ro1">
          <table:table-cell office:value-type="string">
            <text:p>https://www.reddit.com/r/Superstonk/comments/oazd4f/finra_fines_robinhood_70m/</text:p>
          </table:table-cell>
          <table:table-cell office:value-type="string">
            <text:p>2021-06-30</text:p>
          </table:table-cell>
          <table:table-cell office:value-type="string">
            <text:p>u/dlauer</text:p>
          </table:table-cell>
          <table:table-cell office:value-type="string">
            <text:p>FINRA fines Robinhood $70M</text:p>
          </table:table-cell>
          <table:table-cell table:number-columns-repeated="3"/>
        </table:table-row>
        <table:table-row table:style-name="ro1">
          <table:table-cell office:value-type="string">
            <text:p>https://www.reddit.com/r/Superstonk/comments/ogcpqz/finra_posts_another_best_execution_notice/</text:p>
          </table:table-cell>
          <table:table-cell office:value-type="string">
            <text:p>2021-07-08</text:p>
          </table:table-cell>
          <table:table-cell office:value-type="string">
            <text:p>u/dlauer</text:p>
          </table:table-cell>
          <table:table-cell office:value-type="string">
            <text:p>FINRA Posts Another Best Execution Notice</text:p>
          </table:table-cell>
          <table:table-cell table:number-columns-repeated="3"/>
        </table:table-row>
        <table:table-row table:style-name="ro1">
          <table:table-cell office:value-type="string">
            <text:p>https://www.reddit.com/r/Superstonk/comments/opioau/on_glitches/</text:p>
          </table:table-cell>
          <table:table-cell office:value-type="string">
            <text:p>2021-07-22</text:p>
          </table:table-cell>
          <table:table-cell office:value-type="string">
            <text:p>u/dlauer</text:p>
          </table:table-cell>
          <table:table-cell office:value-type="string">
            <text:p>On Glitches</text:p>
          </table:table-cell>
          <table:table-cell table:number-columns-repeated="3"/>
        </table:table-row>
        <table:table-row table:style-name="ro1">
          <table:table-cell office:value-type="string">
            <text:p>https://www.reddit.com/r/Superstonk/comments/qaqv7z/citadels_lawsuit_against_the_sec_over_iexs_dlimit/</text:p>
          </table:table-cell>
          <table:table-cell office:value-type="string">
            <text:p>2021-10-18</text:p>
          </table:table-cell>
          <table:table-cell office:value-type="string">
            <text:p>u/dlauer</text:p>
          </table:table-cell>
          <table:table-cell office:value-type="string">
            <text:p>Citadel's Lawsuit Against the SEC Over IEX's D-Limit Order Type</text:p>
          </table:table-cell>
          <table:table-cell table:number-columns-repeated="3"/>
        </table:table-row>
        <table:table-row table:style-name="ro1">
          <table:table-cell office:value-type="string">
            <text:p>https://www.reddit.com/r/Superstonk/comments/qpn2z1/drs_ama/</text:p>
          </table:table-cell>
          <table:table-cell office:value-type="string">
            <text:p>2021-11-08</text:p>
          </table:table-cell>
          <table:table-cell office:value-type="string">
            <text:p>u/dlauer</text:p>
          </table:table-cell>
          <table:table-cell office:value-type="string">
            <text:p>DRS AMA</text:p>
          </table:table-cell>
          <table:table-cell table:number-columns-repeated="3"/>
        </table:table-row>
        <table:table-row table:style-name="ro1">
          <table:table-cell office:value-type="string">
            <text:p>https://www.reddit.com/r/Superstonk/comments/qwtnhd/self_regulation_complexity_and_market_structure/</text:p>
          </table:table-cell>
          <table:table-cell office:value-type="string">
            <text:p>2021-11-18</text:p>
          </table:table-cell>
          <table:table-cell office:value-type="string">
            <text:p>u/dlauer</text:p>
          </table:table-cell>
          <table:table-cell office:value-type="string">
            <text:p>Self Regulation, Complexity and Market Structure</text:p>
          </table:table-cell>
          <table:table-cell table:number-columns-repeated="3"/>
        </table:table-row>
        <table:table-row table:style-name="ro1">
          <table:table-cell office:value-type="string">
            <text:p>https://www.reddit.com/r/Superstonk/comments/sdibbs/payment_for_order_flow_should_be_banned_price/</text:p>
          </table:table-cell>
          <table:table-cell office:value-type="string">
            <text:p>2022-01-26</text:p>
          </table:table-cell>
          <table:table-cell office:value-type="string">
            <text:p>u/dlauer</text:p>
          </table:table-cell>
          <table:table-cell office:value-type="string">
            <text:p>Payment For Order Flow Should Be Banned - Price Improvement Is a Joke</text:p>
          </table:table-cell>
          <table:table-cell table:number-columns-repeated="3"/>
        </table:table-row>
        <table:table-row table:style-name="ro1">
          <table:table-cell office:value-type="string">
            <text:p>https://www.reddit.com/r/Superstonk/comments/suxpft/on_march_3rd_the_problem_with_jon_stewart_is/</text:p>
          </table:table-cell>
          <table:table-cell office:value-type="string">
            <text:p>2022-02-17</text:p>
          </table:table-cell>
          <table:table-cell office:value-type="string">
            <text:p>u/dlauer</text:p>
          </table:table-cell>
          <table:table-cell office:value-type="string">
            <text:p>On March 3rd, The Problem with Jon Stewart is doing an episode on markets!</text:p>
          </table:table-cell>
          <table:table-cell table:number-columns-repeated="3"/>
        </table:table-row>
        <table:table-row table:style-name="ro1">
          <table:table-cell office:value-type="string">
            <text:p>https://www.reddit.com/r/Superstonk/comments/vbk3m2/my_thoughts_on_the_organized_smear_campaign_being/</text:p>
          </table:table-cell>
          <table:table-cell office:value-type="string">
            <text:p>2022-06-13</text:p>
          </table:table-cell>
          <table:table-cell office:value-type="string">
            <text:p>u/dlauer</text:p>
          </table:table-cell>
          <table:table-cell office:value-type="string">
            <text:p>My thoughts on the organized smear campaign being waged against me</text:p>
          </table:table-cell>
          <table:table-cell table:number-columns-repeated="3"/>
        </table:table-row>
        <table:table-row table:style-name="ro1">
          <table:table-cell office:value-type="string">
            <text:p>https://www.reddit.com/r/Superstonk/comments/xldey3/we_the_investors_focus_2_securities_lending/</text:p>
          </table:table-cell>
          <table:table-cell office:value-type="string">
            <text:p>2022-09-22</text:p>
          </table:table-cell>
          <table:table-cell office:value-type="string">
            <text:p>u/dlauer</text:p>
          </table:table-cell>
          <table:table-cell office:value-type="string">
            <text:p>We The Investors Focus #2: Securities Lending, Direct Registration and Settlement/Clearing</text:p>
          </table:table-cell>
          <table:table-cell table:number-columns-repeated="3"/>
        </table:table-row>
        <table:table-row table:style-name="ro1">
          <table:table-cell office:value-type="string">
            <text:p>https://www.reddit.com/r/Superstonk/comments/y3xp69/comment_letter_for_sec_short_disclosure_proposal/</text:p>
          </table:table-cell>
          <table:table-cell office:value-type="string">
            <text:p>2022-10-14</text:p>
          </table:table-cell>
          <table:table-cell office:value-type="string">
            <text:p>u/dlauer</text:p>
          </table:table-cell>
          <table:table-cell office:value-type="string">
            <text:p>Comment Letter for SEC Short Disclosure Proposal</text:p>
          </table:table-cell>
          <table:table-cell table:number-columns-repeated="3"/>
        </table:table-row>
        <table:table-row table:style-name="ro1">
          <table:table-cell office:value-type="string">
            <text:p>https://www.reddit.com/r/Superstonk/comments/zebyha/we_the_investors_second_letter_ftds_lending_drs/</text:p>
          </table:table-cell>
          <table:table-cell office:value-type="string">
            <text:p>2022-12-06</text:p>
          </table:table-cell>
          <table:table-cell office:value-type="string">
            <text:p>u/dlauer</text:p>
          </table:table-cell>
          <table:table-cell office:value-type="string">
            <text:p>We The Investors Second Letter: FTDs, Lending, DRS and Settlement/Clearing Reforms</text:p>
          </table:table-cell>
          <table:table-cell table:number-columns-repeated="3"/>
        </table:table-row>
        <table:table-row table:style-name="ro1">
          <table:table-cell office:value-type="string">
            <text:p>https://www.reddit.com/r/Superstonk/comments/zlupr4/massive_market_structure_changes_and_direct/</text:p>
          </table:table-cell>
          <table:table-cell office:value-type="string">
            <text:p>2022-12-14</text:p>
          </table:table-cell>
          <table:table-cell office:value-type="string">
            <text:p>u/dlauer</text:p>
          </table:table-cell>
          <table:table-cell office:value-type="string">
            <text:p>Massive Market Structure Changes and Direct Engagement With Gary Gensler</text:p>
          </table:table-cell>
          <table:table-cell table:number-columns-repeated="3"/>
        </table:table-row>
        <table:table-row table:style-name="ro1">
          <table:table-cell office:value-type="string">
            <text:p>https://www.reddit.com/r/Superstonk/comments/118if6v/qa_with_sec_chair_gary_gensler_including_drs/</text:p>
          </table:table-cell>
          <table:table-cell office:value-type="string">
            <text:p>2023-02-21</text:p>
          </table:table-cell>
          <table:table-cell office:value-type="string">
            <text:p>u/dlauer</text:p>
          </table:table-cell>
          <table:table-cell office:value-type="string">
            <text:p>Q&amp;A with SEC Chair Gary Gensler, including DRS discussion with Paul Conn from Computershare</text:p>
          </table:table-cell>
          <table:table-cell table:number-columns-repeated="3"/>
        </table:table-row>
        <table:table-row table:style-name="ro1">
          <table:table-cell office:value-type="string">
            <text:p>https://www.reddit.com/r/Superstonk/comments/11rw8bt/its_time_to_end_pfof_and_excessive_offexchange/</text:p>
          </table:table-cell>
          <table:table-cell office:value-type="string">
            <text:p>2023-03-15</text:p>
          </table:table-cell>
          <table:table-cell office:value-type="string">
            <text:p>u/dlauer</text:p>
          </table:table-cell>
          <table:table-cell office:value-type="string">
            <text:p>It's time to end PFOF and excessive off-exchange trading, We The Investors first comment letter on the new SEC rule proposals is out</text:p>
          </table:table-cell>
          <table:table-cell table:number-columns-repeated="3"/>
        </table:table-row>
        <table:table-row table:style-name="ro1">
          <table:table-cell office:value-type="string">
            <text:p>https://www.reddit.com/r/Superstonk/comments/126qh9r/big_tick_energy_why_size_matters/</text:p>
          </table:table-cell>
          <table:table-cell office:value-type="string">
            <text:p>2023-03-30</text:p>
          </table:table-cell>
          <table:table-cell office:value-type="string">
            <text:p>u/dlauer</text:p>
          </table:table-cell>
          <table:table-cell office:value-type="string">
            <text:p>Big Tick Energy: Why Size Matters</text:p>
          </table:table-cell>
          <table:table-cell table:number-columns-repeated="3"/>
        </table:table-row>
        <table:table-row table:style-name="ro1">
          <table:table-cell office:value-type="string">
            <text:p>https://www.reddit.com/r/Superstonk/comments/mzt5sm/attorneys_and_you_a_guide_to_the_newly_rich/</text:p>
          </table:table-cell>
          <table:table-cell office:value-type="string">
            <text:p>2021-04-27</text:p>
          </table:table-cell>
          <table:table-cell office:value-type="string">
            <text:p>u/dodecaphonicism</text:p>
          </table:table-cell>
          <table:table-cell office:value-type="string">
            <text:p>Attorneys and You: A Guide to the Newly Rich</text:p>
          </table:table-cell>
          <table:table-cell table:number-columns-repeated="3"/>
        </table:table-row>
        <table:table-row table:style-name="ro1">
          <table:table-cell office:value-type="string">
            <text:p>https://www.reddit.com/r/Superstonk/comments/n0hn16/attorneys_and_you_2_electric_boogaloo_trusts/</text:p>
          </table:table-cell>
          <table:table-cell office:value-type="string">
            <text:p>2021-04-28</text:p>
          </table:table-cell>
          <table:table-cell office:value-type="string">
            <text:p>u/dodecaphonicism</text:p>
          </table:table-cell>
          <table:table-cell office:value-type="string">
            <text:p>Attorneys and You 2: Electric Boogaloo (Trusts)</text:p>
          </table:table-cell>
          <table:table-cell table:number-columns-repeated="3"/>
        </table:table-row>
        <table:table-row table:style-name="ro1">
          <table:table-cell office:value-type="string">
            <text:p>https://www.reddit.com/r/Superstonk/comments/nkqai5/why_the_dumb_money_is_still_betting_on_gamestop/</text:p>
          </table:table-cell>
          <table:table-cell office:value-type="string">
            <text:p>2021-05-25</text:p>
          </table:table-cell>
          <table:table-cell office:value-type="string">
            <text:p>u/Doom_Douche</text:p>
          </table:table-cell>
          <table:table-cell office:value-type="string">
            <text:p>Why the "Dumb Money" is still betting on GameStop</text:p>
          </table:table-cell>
          <table:table-cell table:number-columns-repeated="3"/>
        </table:table-row>
        <table:table-row table:style-name="ro1">
          <table:table-cell office:value-type="string">
            <text:p>https://www.reddit.com/r/Superstonk/comments/nucecc/the_economy_is_a_meme/</text:p>
          </table:table-cell>
          <table:table-cell office:value-type="string">
            <text:p>2021-06-07</text:p>
          </table:table-cell>
          <table:table-cell office:value-type="string">
            <text:p>u/Doom_Douche</text:p>
          </table:table-cell>
          <table:table-cell office:value-type="string">
            <text:p>The Economy is a Meme</text:p>
          </table:table-cell>
          <table:table-cell table:number-columns-repeated="3"/>
        </table:table-row>
        <table:table-row table:style-name="ro1">
          <table:table-cell office:value-type="string">
            <text:p>https://www.reddit.com/r/Superstonk/comments/nzm19r/is_gamestop_finally_crashing_buckle_up/</text:p>
          </table:table-cell>
          <table:table-cell office:value-type="string">
            <text:p>2021-06-14</text:p>
          </table:table-cell>
          <table:table-cell office:value-type="string">
            <text:p>u/Doom_Douche</text:p>
          </table:table-cell>
          <table:table-cell office:value-type="string">
            <text:p>Is GameStop finally crashing? Buckle up!</text:p>
          </table:table-cell>
          <table:table-cell table:number-columns-repeated="3"/>
        </table:table-row>
        <table:table-row table:style-name="ro1">
          <table:table-cell office:value-type="string">
            <text:p>https://www.reddit.com/r/Superstonk/comments/o9jb3x/the_rest_of_reddit_right_now/</text:p>
          </table:table-cell>
          <table:table-cell office:value-type="string">
            <text:p>2021-06-28</text:p>
          </table:table-cell>
          <table:table-cell office:value-type="string">
            <text:p>u/Doom_Douche</text:p>
          </table:table-cell>
          <table:table-cell office:value-type="string">
            <text:p>The rest of reddit right now</text:p>
          </table:table-cell>
          <table:table-cell table:number-columns-repeated="3"/>
        </table:table-row>
        <table:table-row table:style-name="ro1">
          <table:table-cell office:value-type="string">
            <text:p>https://www.reddit.com/r/Superstonk/comments/ptvaka/when_you_wish_upon_a_star_a_complete_guide_to/</text:p>
          </table:table-cell>
          <table:table-cell office:value-type="string">
            <text:p>2021-09-23</text:p>
          </table:table-cell>
          <table:table-cell office:value-type="string">
            <text:p>u/Doom_Douche</text:p>
          </table:table-cell>
          <table:table-cell office:value-type="string">
            <text:p>When You Wish Upon A Star - A Complete Guide to Computershare</text:p>
          </table:table-cell>
          <table:table-cell table:number-columns-repeated="3"/>
        </table:table-row>
        <table:table-row table:style-name="ro1">
          <table:table-cell office:value-type="string">
            <text:p>https://www.reddit.com/r/Superstonk/comments/s0vuu1/the_superstonk_youtube_channel_has_been_taken/</text:p>
          </table:table-cell>
          <table:table-cell office:value-type="string">
            <text:p>2022-01-10</text:p>
          </table:table-cell>
          <table:table-cell office:value-type="string">
            <text:p>u/Doom_Douche</text:p>
          </table:table-cell>
          <table:table-cell office:value-type="string">
            <text:p>The SuperStonk youtube channel has been taken down. We are appealing. Please feel free to share download links if you have them here!</text:p>
          </table:table-cell>
          <table:table-cell table:number-columns-repeated="3"/>
        </table:table-row>
        <table:table-row table:style-name="ro1">
          <table:table-cell office:value-type="string">
            <text:p>https://www.reddit.com/r/Superstonk/comments/tks4qp/gamestop_a_long_story_short_when_your/</text:p>
          </table:table-cell>
          <table:table-cell office:value-type="string">
            <text:p>2022-03-22</text:p>
          </table:table-cell>
          <table:table-cell office:value-type="string">
            <text:p>u/Doom_Douche</text:p>
          </table:table-cell>
          <table:table-cell office:value-type="string">
            <text:p>GameStop - A Long Story Short (When your friends/family ask what's going on with GME show them this )</text:p>
          </table:table-cell>
          <table:table-cell table:number-columns-repeated="3"/>
        </table:table-row>
        <table:table-row table:style-name="ro1">
          <table:table-cell office:value-type="string">
            <text:p>https://www.reddit.com/r/GME/comments/pjyokw/physical_gme_certificate_shares_exist_dtcc_hates/</text:p>
          </table:table-cell>
          <table:table-cell office:value-type="string">
            <text:p>2021-09-07</text:p>
          </table:table-cell>
          <table:table-cell office:value-type="string">
            <text:p>u/edwinbarnesc</text:p>
          </table:table-cell>
          <table:table-cell office:value-type="string">
            <text:p>Physical GME Certificate Shares Exist (DTCC HATES WHEN YOU DO THIS)</text:p>
          </table:table-cell>
          <table:table-cell table:number-columns-repeated="3"/>
        </table:table-row>
        <table:table-row table:style-name="ro1">
          <table:table-cell office:value-type="string">
            <text:p>https://www.reddit.com/r/GME/comments/pnr3ey/dfv_conepoochair_computershare_always_has_been/</text:p>
          </table:table-cell>
          <table:table-cell office:value-type="string">
            <text:p>2021-09-14</text:p>
          </table:table-cell>
          <table:table-cell office:value-type="string">
            <text:p>u/edwinbarnesc</text:p>
          </table:table-cell>
          <table:table-cell office:value-type="string">
            <text:p>DFV: Cone-Poo-Chair = Computershare, Always Has Been</text:p>
          </table:table-cell>
          <table:table-cell table:number-columns-repeated="3"/>
        </table:table-row>
        <table:table-row table:style-name="ro1">
          <table:table-cell office:value-type="string">
            <text:p>https://www.reddit.com/r/Superstonk/comments/r3aesj/loopring_final_stage_sdk_complete_and_l2_wallet/</text:p>
          </table:table-cell>
          <table:table-cell office:value-type="string">
            <text:p>2021-11-27</text:p>
          </table:table-cell>
          <table:table-cell office:value-type="string">
            <text:p>u/edwinbarnesc</text:p>
          </table:table-cell>
          <table:table-cell office:value-type="string">
            <text:p>Loopring Final stage: SDK complete and L2 Wallet complete. Waiting on Fiat payment processor to confirm then liftoff ?</text:p>
          </table:table-cell>
          <table:table-cell table:number-columns-repeated="3"/>
        </table:table-row>
        <table:table-row table:style-name="ro1">
          <table:table-cell office:value-type="string">
            <text:p>https://www.reddit.com/r/Superstonk/comments/s92dwr/to_all_the_critics_against_drs_does_it_work_heres/</text:p>
          </table:table-cell>
          <table:table-cell office:value-type="string">
            <text:p>2022-01-20</text:p>
          </table:table-cell>
          <table:table-cell office:value-type="string">
            <text:p>u/edwinbarnesc</text:p>
          </table:table-cell>
          <table:table-cell office:value-type="string">
            <text:p>To All The Critics Against DRS - Does It Work? Here's the Proof.</text:p>
          </table:table-cell>
          <table:table-cell table:number-columns-repeated="3"/>
        </table:table-row>
        <table:table-row table:style-name="ro1">
          <table:table-cell office:value-type="string">
            <text:p>https://www.reddit.com/r/Superstonk/comments/saj2qd/very_unpopular_opinion_stock_options_getting/</text:p>
          </table:table-cell>
          <table:table-cell office:value-type="string">
            <text:p>2022-01-22</text:p>
          </table:table-cell>
          <table:table-cell office:value-type="string">
            <text:p>u/edwinbarnesc</text:p>
          </table:table-cell>
          <table:table-cell office:value-type="string">
            <text:p>Very unpopular opinion: Stock Options getting Destroyed is Proof it works, Here's Why</text:p>
          </table:table-cell>
          <table:table-cell table:number-columns-repeated="3"/>
        </table:table-row>
        <table:table-row table:style-name="ro1">
          <table:table-cell office:value-type="string">
            <text:p>https://www.reddit.com/r/GME/comments/sjpu3m/is_citadel_or_melvin_about_be_liquidated/</text:p>
          </table:table-cell>
          <table:table-cell office:value-type="string">
            <text:p>2022-02-03</text:p>
          </table:table-cell>
          <table:table-cell office:value-type="string">
            <text:p>u/edwinbarnesc</text:p>
          </table:table-cell>
          <table:table-cell office:value-type="string">
            <text:p>Is Citadel or Melvin about be liquidated? ? Interesting timing of release with GameStop Announcement ?</text:p>
          </table:table-cell>
          <table:table-cell table:number-columns-repeated="3"/>
        </table:table-row>
        <table:table-row table:style-name="ro1">
          <table:table-cell office:value-type="string">
            <text:p>https://www.reddit.com/r/Superstonk/comments/xnz7f8/found_741_its_the_swaps_code_from_doddfrank_act/</text:p>
          </table:table-cell>
          <table:table-cell office:value-type="string">
            <text:p>2022-09-25</text:p>
          </table:table-cell>
          <table:table-cell office:value-type="string">
            <text:p>u/edwinbarnesc</text:p>
          </table:table-cell>
          <table:table-cell office:value-type="string">
            <text:p>Found 741: it's the Swaps Code from Dodd-Frank Act, and guess who's responsible for Enforcement? CFTC, the same guys who hid the reports from 2021 in 2023</text:p>
          </table:table-cell>
          <table:table-cell table:number-columns-repeated="3"/>
        </table:table-row>
        <table:table-row table:style-name="ro1">
          <table:table-cell office:value-type="string">
            <text:p>https://www.reddit.com/r/Superstonk/comments/xnbcgq/how_swaps_rehypothecation_work_archegos_employees/</text:p>
          </table:table-cell>
          <table:table-cell office:value-type="string">
            <text:p>2022-09-25</text:p>
          </table:table-cell>
          <table:table-cell office:value-type="string">
            <text:p>u/edwinbarnesc</text:p>
          </table:table-cell>
          <table:table-cell office:value-type="string">
            <text:p>How Swaps &amp;amp; Rehypothecation work: Archegos' Employees Admit in Court, credit u/idLogger. This is why CFTC hid swap reports until 2023. It shows how Citadel, Susquehanna, Point72, and Shorting Hedge Funds manipulate markets, sentiment, artificially control prices. It's all Fake. TL;DRS</text:p>
          </table:table-cell>
          <table:table-cell table:number-columns-repeated="3"/>
        </table:table-row>
        <table:table-row table:style-name="ro1">
          <table:table-cell office:value-type="string">
            <text:p>https://www.reddit.com/r/Superstonk/comments/yefhfd/gmerica_whalefinanced_and_the_activist_investors/</text:p>
          </table:table-cell>
          <table:table-cell office:value-type="string">
            <text:p>2022-10-27</text:p>
          </table:table-cell>
          <table:table-cell office:value-type="string">
            <text:p>u/edwinbarnesc</text:p>
          </table:table-cell>
          <table:table-cell office:value-type="string">
            <text:p>GMERICA: Whale-Financed and The Activist Investors</text:p>
          </table:table-cell>
          <table:table-cell table:number-columns-repeated="3"/>
        </table:table-row>
        <table:table-row table:style-name="ro1">
          <table:table-cell office:value-type="string">
            <text:p>https://www.reddit.com/r/Superstonk/comments/zruz3p/ceo_of_morningstar_bashing_gamestop_investors_and/</text:p>
          </table:table-cell>
          <table:table-cell office:value-type="string">
            <text:p>2022-12-21</text:p>
          </table:table-cell>
          <table:table-cell office:value-type="string">
            <text:p>u/edwinbarnesc</text:p>
          </table:table-cell>
          <table:table-cell office:value-type="string">
            <text:p>CEO of Morningstar bashing Gamestop investors and calling your investment "fun money meme stock" as he hopes you will transition to something more serious because he is concerned about how you spend your money</text:p>
          </table:table-cell>
          <table:table-cell table:number-columns-repeated="3"/>
        </table:table-row>
        <table:table-row table:style-name="ro1">
          <table:table-cell office:value-type="string">
            <text:p>https://www.reddit.com/r/Superstonk/comments/10m805g/the_merger_is_practically_confirmed_buckle_your/</text:p>
          </table:table-cell>
          <table:table-cell office:value-type="string">
            <text:p>2023-01-27</text:p>
          </table:table-cell>
          <table:table-cell office:value-type="string">
            <text:p>u/edwinbarnesc</text:p>
          </table:table-cell>
          <table:table-cell office:value-type="string">
            <text:p>The MERGER is practically confirmed, buckle your bunnies</text:p>
          </table:table-cell>
          <table:table-cell table:number-columns-repeated="3"/>
        </table:table-row>
        <table:table-row table:style-name="ro1">
          <table:table-cell office:value-type="string">
            <text:p>https://www.reddit.com/r/Superstonk/comments/10vsbuu/gmerica_the_buyout_is_coming/</text:p>
          </table:table-cell>
          <table:table-cell office:value-type="string">
            <text:p>2023-02-07</text:p>
          </table:table-cell>
          <table:table-cell office:value-type="string">
            <text:p>u/edwinbarnesc</text:p>
          </table:table-cell>
          <table:table-cell office:value-type="string">
            <text:p>GMERICA: THE BUYOUT IS COMING!</text:p>
          </table:table-cell>
          <table:table-cell table:number-columns-repeated="3"/>
        </table:table-row>
        <table:table-row table:style-name="ro1">
          <table:table-cell office:value-type="string">
            <text:p>https://www.reddit.com/r/Superstonk/comments/1100xbt/gmerica_is_coming_and_there_will_be_fireworks/</text:p>
          </table:table-cell>
          <table:table-cell office:value-type="string">
            <text:p>2023-02-11</text:p>
          </table:table-cell>
          <table:table-cell office:value-type="string">
            <text:p>u/edwinbarnesc</text:p>
          </table:table-cell>
          <table:table-cell office:value-type="string">
            <text:p>GMERICA is Coming and There Will Be Fireworks: Mergers, Spin offs, and SPACs</text:p>
          </table:table-cell>
          <table:table-cell table:number-columns-repeated="3"/>
        </table:table-row>
        <table:table-row table:style-name="ro1">
          <table:table-cell office:value-type="string">
            <text:p>https://www.reddit.com/r/Superstonk/comments/113gbqm/gmerica_the_infinity_squeeze_all_shorts_go_long/</text:p>
          </table:table-cell>
          <table:table-cell office:value-type="string">
            <text:p>2023-02-15</text:p>
          </table:table-cell>
          <table:table-cell office:value-type="string">
            <text:p>u/edwinbarnesc</text:p>
          </table:table-cell>
          <table:table-cell office:value-type="string">
            <text:p>GMERICA, The Infinity Squeeze: All Shorts Go Long</text:p>
          </table:table-cell>
          <table:table-cell table:number-columns-repeated="3"/>
        </table:table-row>
        <table:table-row table:style-name="ro1">
          <table:table-cell office:value-type="string">
            <text:p>https://www.reddit.com/r/GME/comments/m56sb3/my_professionalacademic_background_has_been_in/</text:p>
          </table:table-cell>
          <table:table-cell office:value-type="string">
            <text:p>2021-03-14</text:p>
          </table:table-cell>
          <table:table-cell office:value-type="string">
            <text:p>u/eff_robinhood</text:p>
          </table:table-cell>
          <table:table-cell office:value-type="string">
            <text:p>My professional/academic background has been in studying predatory human behaviors and the development of counter-tactics against them. The Shorts’ recent pattern of behavior has followed a distinct and predictable path.</text:p>
          </table:table-cell>
          <table:table-cell table:number-columns-repeated="3"/>
        </table:table-row>
        <table:table-row table:style-name="ro1">
          <table:table-cell office:value-type="string">
            <text:p>https://www.geekwire.com/2022/amazon-board-approves-20-for-1-stock-split-the-first-one-in-more-than-two-decades/amp/</text:p>
          </table:table-cell>
          <table:table-cell office:value-type="string">
            <text:p>2022-03-10</text:p>
          </table:table-cell>
          <table:table-cell office:value-type="string">
            <text:p>u/eff_robinhood</text:p>
          </table:table-cell>
          <table:table-cell office:value-type="string">
            <text:p>Amazon board approves 20-for-1 stock split, the first since before the dot-com bust. Citadel owns 317k shares (soon to be 6.43 million), one of their Top 5 holdings.</text:p>
          </table:table-cell>
          <table:table-cell table:number-columns-repeated="3"/>
        </table:table-row>
        <table:table-row table:style-name="ro1">
          <table:table-cell office:value-type="string">
            <text:p>https://www.reddit.com/r/Superstonk/comments/nklmyg/your_sub_has_been_infiltrated_you_dont_even_know/</text:p>
          </table:table-cell>
          <table:table-cell office:value-type="string">
            <text:p>2021-05-25</text:p>
          </table:table-cell>
          <table:table-cell office:value-type="string">
            <text:p>u/einfachman</text:p>
          </table:table-cell>
          <table:table-cell office:value-type="string">
            <text:p>Your Sub Has Been Infiltrated &amp; You Don't Even Know It </text:p>
          </table:table-cell>
          <table:table-cell table:number-columns-repeated="3"/>
        </table:table-row>
        <table:table-row table:style-name="ro1">
          <table:table-cell office:value-type="string">
            <text:p>https://www.reddit.com/r/Superstonk/comments/o00zft/a_media_company_tried_to_recruit_me_as_a_shill/</text:p>
          </table:table-cell>
          <table:table-cell office:value-type="string">
            <text:p>2021-06-15</text:p>
          </table:table-cell>
          <table:table-cell office:value-type="string">
            <text:p>u/einfachman</text:p>
          </table:table-cell>
          <table:table-cell office:value-type="string">
            <text:p>A Media Company Tried to Recruit Me As a Shill</text:p>
          </table:table-cell>
          <table:table-cell table:number-columns-repeated="3"/>
        </table:table-row>
        <table:table-row table:style-name="ro1">
          <table:table-cell office:value-type="string">
            <text:p>https://www.reddit.com/r/Superstonk/comments/o97qje/what_you_should_do_after_the_moass_must_read/</text:p>
          </table:table-cell>
          <table:table-cell office:value-type="string">
            <text:p>2021-06-27</text:p>
          </table:table-cell>
          <table:table-cell office:value-type="string">
            <text:p>u/einfachman</text:p>
          </table:table-cell>
          <table:table-cell office:value-type="string">
            <text:p>What You Should Do After MOASS</text:p>
          </table:table-cell>
          <table:table-cell table:number-columns-repeated="3"/>
        </table:table-row>
        <table:table-row table:style-name="ro1">
          <table:table-cell office:value-type="string">
            <text:p>https://www.reddit.com/r/Superstonk/comments/pihiz2/zombie_stocks_spiking_are_a_result_of_shfs/</text:p>
          </table:table-cell>
          <table:table-cell office:value-type="string">
            <text:p>2021-09-05</text:p>
          </table:table-cell>
          <table:table-cell office:value-type="string">
            <text:p>u/einfachman</text:p>
          </table:table-cell>
          <table:table-cell office:value-type="string">
            <text:p>Zombie Stocks Spiking Are A Result Of SHFs Covering</text:p>
          </table:table-cell>
          <table:table-cell table:number-columns-repeated="3"/>
        </table:table-row>
        <table:table-row table:style-name="ro1">
          <table:table-cell office:value-type="string">
            <text:p>https://www.reddit.com/r/Superstonk/comments/pze6e3/are_citadel_clients_leaving_is_this_why_citadel/</text:p>
          </table:table-cell>
          <table:table-cell office:value-type="string">
            <text:p>2021-10-01</text:p>
          </table:table-cell>
          <table:table-cell office:value-type="string">
            <text:p>u/einfachman</text:p>
          </table:table-cell>
          <table:table-cell office:value-type="string">
            <text:p>Are Citadel Clients Leaving</text:p>
          </table:table-cell>
          <table:table-cell table:number-columns-repeated="3"/>
        </table:table-row>
        <table:table-row table:style-name="ro1">
          <table:table-cell office:value-type="string">
            <text:p>https://www.reddit.com/r/Superstonk/comments/qxljfb/the_numbers_are_in_mountains_of_gme_synthetic/</text:p>
          </table:table-cell>
          <table:table-cell office:value-type="string">
            <text:p>2021-11-19</text:p>
          </table:table-cell>
          <table:table-cell office:value-type="string">
            <text:p>u/einfachman</text:p>
          </table:table-cell>
          <table:table-cell office:value-type="string">
            <text:p>Mountains of GME Synthetic Shares</text:p>
          </table:table-cell>
          <table:table-cell table:number-columns-repeated="3"/>
        </table:table-row>
        <table:table-row table:style-name="ro1">
          <table:table-cell office:value-type="string">
            <text:p>https://www.reddit.com/r/Superstonk/comments/t3x2z0/we_are_unstoppable/</text:p>
          </table:table-cell>
          <table:table-cell office:value-type="string">
            <text:p>2022-02-28</text:p>
          </table:table-cell>
          <table:table-cell office:value-type="string">
            <text:p>u/einfachman</text:p>
          </table:table-cell>
          <table:table-cell office:value-type="string">
            <text:p>We Are Unstoppable</text:p>
          </table:table-cell>
          <table:table-cell table:number-columns-repeated="3"/>
        </table:table-row>
        <table:table-row table:style-name="ro1">
          <table:table-cell office:value-type="string">
            <text:p>https://www.reddit.com/r/Superstonk/comments/ruet5u/ape_historian_msm_ultrafud_a_deepdive_into_how/</text:p>
          </table:table-cell>
          <table:table-cell office:value-type="string">
            <text:p>2022-01-02</text:p>
          </table:table-cell>
          <table:table-cell office:value-type="string">
            <text:p>u/elegant-remote6667</text:p>
          </table:table-cell>
          <table:table-cell office:value-type="string">
            <text:p>Ape historian - MSM ultrafud - a deepdive into how the media have been selecting the narrative they want to portray while missing all other data and points. Part 1- the overview of the last year.</text:p>
          </table:table-cell>
          <table:table-cell table:number-columns-repeated="3"/>
        </table:table-row>
        <table:table-row table:style-name="ro1">
          <table:table-cell office:value-type="string">
            <text:p>https://www.reddit.com/r/Superstonk/comments/rz2way/ape_historian_series_msm_if_gamestop_is_not_the/</text:p>
          </table:table-cell>
          <table:table-cell office:value-type="string">
            <text:p>2022-01-08</text:p>
          </table:table-cell>
          <table:table-cell office:value-type="string">
            <text:p>u/elegant-remote6667</text:p>
          </table:table-cell>
          <table:table-cell office:value-type="string">
            <text:p>Ape historian series: MSM- if GAMESTOP is not the play, why publish 500 articles A MONTH shitting on it? why? Why publish 300+ articles after the shorts closed? every month? Why? DRS</text:p>
          </table:table-cell>
          <table:table-cell table:number-columns-repeated="3"/>
        </table:table-row>
        <table:table-row table:style-name="ro1">
          <table:table-cell office:value-type="string">
            <text:p>https://www.reddit.com/r/Superstonk/comments/slaiac/apehistoriancom_is_live_incase_of_reddit_outage/</text:p>
          </table:table-cell>
          <table:table-cell office:value-type="string">
            <text:p>2022-02-05</text:p>
          </table:table-cell>
          <table:table-cell office:value-type="string">
            <text:p>u/elegant-remote6667</text:p>
          </table:table-cell>
          <table:table-cell office:value-type="string">
            <text:p>apehistorian.com is live. incase of reddit outage or any need to check back and see what the sub has discovered - it will all be documented here.</text:p>
          </table:table-cell>
          <table:table-cell table:number-columns-repeated="3"/>
        </table:table-row>
        <table:table-row table:style-name="ro1">
          <table:table-cell office:value-type="string">
            <text:p>https://www.reddit.com/r/Superstonk/comments/u69aox/you_can_shadownban_dd_writers_delete_the_dd/</text:p>
          </table:table-cell>
          <table:table-cell office:value-type="string">
            <text:p>2022-04-18</text:p>
          </table:table-cell>
          <table:table-cell office:value-type="string">
            <text:p>u/elegant-remote6667</text:p>
          </table:table-cell>
          <table:table-cell office:value-type="string">
            <text:p>you can shadownban dd writers. delete the dd. delete wayback machine archives. wipe my servers (lol good luck) and remove all the content that the market is completely broken as fuck. its slowly making its way to IPFS - decentralised storage. (moving dd to ipfs, then memes, then everything else).</text:p>
          </table:table-cell>
          <table:table-cell table:number-columns-repeated="3"/>
        </table:table-row>
        <table:table-row table:style-name="ro1">
          <table:table-cell office:value-type="string">
            <text:p>https://www.reddit.com/r/Superstonk/comments/v8ppme/its_finally_done_12000_top_dd_posts_are_now_on/</text:p>
          </table:table-cell>
          <table:table-cell office:value-type="string">
            <text:p>2022-06-09</text:p>
          </table:table-cell>
          <table:table-cell office:value-type="string">
            <text:p>u/elegant-remote6667</text:p>
          </table:table-cell>
          <table:table-cell office:value-type="string">
            <text:p>Its finally done | ~12,000 top DD posts are now on IPFS, major updates to dashboard coming. take that hedgies. backups havent stopped either. apes own version of the undeletable wayback machine. from now on all dd will be submitted to IPFS automatically. Power to the Players. Example of post below</text:p>
          </table:table-cell>
          <table:table-cell table:number-columns-repeated="3"/>
        </table:table-row>
        <table:table-row table:style-name="ro1">
          <table:table-cell office:value-type="string">
            <text:p>https://archive.ph/TVQ9X</text:p>
          </table:table-cell>
          <table:table-cell office:value-type="string">
            <text:p>2021-04-16</text:p>
          </table:table-cell>
          <table:table-cell office:value-type="string">
            <text:p>u/Endvisible</text:p>
          </table:table-cell>
          <table:table-cell office:value-type="string">
            <text:p>FUD Misinformation Tactics Explained in Detail, from a /biz/nessman</text:p>
          </table:table-cell>
          <table:table-cell table:number-columns-repeated="3"/>
        </table:table-row>
        <table:table-row table:style-name="ro1">
          <table:table-cell office:value-type="string">
            <text:p>https://archive.ph/PndAJ</text:p>
          </table:table-cell>
          <table:table-cell office:value-type="string">
            <text:p>2021-10-29</text:p>
          </table:table-cell>
          <table:table-cell office:value-type="string">
            <text:p>u/Endvisible</text:p>
          </table:table-cell>
          <table:table-cell office:value-type="string">
            <text:p>Dictionary For The Non-Ape</text:p>
          </table:table-cell>
          <table:table-cell table:number-columns-repeated="3"/>
        </table:table-row>
        <table:table-row table:style-name="ro1">
          <table:table-cell office:value-type="string">
            <text:p>https://www.reddit.com/r/Superstonk/comments/ommfn7/blackrock_the_great_reset_part_1/</text:p>
          </table:table-cell>
          <table:table-cell office:value-type="string">
            <text:p>2021-07-18</text:p>
          </table:table-cell>
          <table:table-cell office:value-type="string">
            <text:p>u/exceedingly</text:p>
          </table:table-cell>
          <table:table-cell office:value-type="string">
            <text:p>BlackRock &amp; The Great Reset (Part 1)</text:p>
          </table:table-cell>
          <table:table-cell table:number-columns-repeated="3"/>
        </table:table-row>
        <table:table-row table:style-name="ro1">
          <table:table-cell office:value-type="string">
            <text:p>https://www.reddit.com/r/Superstonk/comments/ommfz1/blackrock_the_great_reset_part_2/</text:p>
          </table:table-cell>
          <table:table-cell office:value-type="string">
            <text:p>2021-07-18</text:p>
          </table:table-cell>
          <table:table-cell office:value-type="string">
            <text:p>u/exceedingly</text:p>
          </table:table-cell>
          <table:table-cell office:value-type="string">
            <text:p>BlackRock &amp; The Great Reset (Part 2)</text:p>
          </table:table-cell>
          <table:table-cell table:number-columns-repeated="3"/>
        </table:table-row>
        <table:table-row table:style-name="ro1">
          <table:table-cell office:value-type="string">
            <text:p>https://www.reddit.com/r/Superstonk/comments/ommgb0/blackrock_the_great_reset_part_3/</text:p>
          </table:table-cell>
          <table:table-cell office:value-type="string">
            <text:p>2021-07-18</text:p>
          </table:table-cell>
          <table:table-cell office:value-type="string">
            <text:p>u/exceedingly</text:p>
          </table:table-cell>
          <table:table-cell office:value-type="string">
            <text:p>BlackRock &amp; The Great Reset (Part 3)</text:p>
          </table:table-cell>
          <table:table-cell table:number-columns-repeated="3"/>
        </table:table-row>
        <table:table-row table:style-name="ro1">
          <table:table-cell office:value-type="string">
            <text:p>https://www.reddit.com/r/Superstonk/comments/x3zuw2/the_dtcc_has_already_created_a_blockchain_market/</text:p>
          </table:table-cell>
          <table:table-cell office:value-type="string">
            <text:p>2022-09-02</text:p>
          </table:table-cell>
          <table:table-cell office:value-type="string">
            <text:p>u/exceedingly</text:p>
          </table:table-cell>
          <table:table-cell office:value-type="string">
            <text:p>The DTCC has already created a blockchain market system </text:p>
          </table:table-cell>
          <table:table-cell table:number-columns-repeated="3"/>
        </table:table-row>
        <table:table-row table:style-name="ro1">
          <table:table-cell office:value-type="string">
            <text:p>https://www.reddit.com/r/Superstonk/comments/x57k3m/the_fact_the_dtcc_had_to_resort_to_such_blatant/</text:p>
          </table:table-cell>
          <table:table-cell office:value-type="string">
            <text:p>2022-09-03</text:p>
          </table:table-cell>
          <table:table-cell office:value-type="string">
            <text:p>u/exceedingly</text:p>
          </table:table-cell>
          <table:table-cell office:value-type="string">
            <text:p>The fact the DTCC had to resort to such blatant international securities fraud is bullish AF</text:p>
          </table:table-cell>
          <table:table-cell table:number-columns-repeated="3"/>
        </table:table-row>
        <table:table-row table:style-name="ro1">
          <table:table-cell office:value-type="string">
            <text:p>https://www.reddit.com/r/Superstonk/comments/10asowt/the_mother_of_all_bubbles/</text:p>
          </table:table-cell>
          <table:table-cell office:value-type="string">
            <text:p>2023-01-13</text:p>
          </table:table-cell>
          <table:table-cell office:value-type="string">
            <text:p>u/exceedingly</text:p>
          </table:table-cell>
          <table:table-cell office:value-type="string">
            <text:p>The Mother of all Bubbles</text:p>
          </table:table-cell>
          <table:table-cell table:number-columns-repeated="3"/>
        </table:table-row>
        <table:table-row table:style-name="ro1">
          <table:table-cell office:value-type="string">
            <text:p>https://www.reddit.com/r/Superstonk/comments/10cz52m/market_making_is_the_biggest_scam_ever_devised/</text:p>
          </table:table-cell>
          <table:table-cell office:value-type="string">
            <text:p>2023-01-15</text:p>
          </table:table-cell>
          <table:table-cell office:value-type="string">
            <text:p>u/exceedingly</text:p>
          </table:table-cell>
          <table:table-cell office:value-type="string">
            <text:p>Market making is the biggest scam ever devised</text:p>
          </table:table-cell>
          <table:table-cell table:number-columns-repeated="3"/>
        </table:table-row>
        <table:table-row table:style-name="ro1">
          <table:table-cell office:value-type="string">
            <text:p>https://www.reddit.com/r/Superstonk/comments/10lc3xk/well_isnt_that_telling_both_designated_market/</text:p>
          </table:table-cell>
          <table:table-cell office:value-type="string">
            <text:p>2023-01-25</text:p>
          </table:table-cell>
          <table:table-cell office:value-type="string">
            <text:p>u/exceedingly</text:p>
          </table:table-cell>
          <table:table-cell office:value-type="string">
            <text:p>Well isn't that telling: "both Designated Market Makers (DMMs) and floor brokers appear to have been frozen out of the order book that is used to build the opening print."</text:p>
          </table:table-cell>
          <table:table-cell table:number-columns-repeated="3"/>
        </table:table-row>
        <table:table-row table:style-name="ro1">
          <table:table-cell office:value-type="string">
            <text:p>https://www.reddit.com/r/Superstonk/comments/nlcfzg/why_im_bullish_on_the_gamestop_nft_marketplace/</text:p>
          </table:table-cell>
          <table:table-cell office:value-type="string">
            <text:p>2021-05-26</text:p>
          </table:table-cell>
          <table:table-cell office:value-type="string">
            <text:p>u/Exotic-Tooth8166</text:p>
          </table:table-cell>
          <table:table-cell office:value-type="string">
            <text:p>Why I'm bullish on the GameStop NFT MarketPlace. </text:p>
          </table:table-cell>
          <table:table-cell table:number-columns-repeated="3"/>
        </table:table-row>
        <table:table-row table:style-name="ro1">
          <table:table-cell office:value-type="string">
            <text:p>https://www.reddit.com/r/Superstonk/comments/nwktlt/overvoting_prevention_exposed/</text:p>
          </table:table-cell>
          <table:table-cell office:value-type="string">
            <text:p>2021-06-10</text:p>
          </table:table-cell>
          <table:table-cell office:value-type="string">
            <text:p>u/Exotic-Tooth8166</text:p>
          </table:table-cell>
          <table:table-cell office:value-type="string">
            <text:p/>
            <text:p>Over-Voting Prevention Exposed</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6-25</text:p>
          </table:table-cell>
          <table:table-cell office:value-type="string">
            <text:p>u/Exotic-Tooth8166</text:p>
          </table:table-cell>
          <table:table-cell office:value-type="string">
            <text:p>Over-Voting Prevention Exposed - Part 2</text:p>
          </table:table-cell>
          <table:table-cell table:number-columns-repeated="3"/>
        </table:table-row>
        <table:table-row table:style-name="ro1">
          <table:table-cell office:value-type="string">
            <text:p>https://www.reddit.com/r/Superstonk/comments/mos6zf/anatomy_of_a_short_squeeze_and_why_no_ape_will_be/</text:p>
          </table:table-cell>
          <table:table-cell office:value-type="string">
            <text:p>2021-04-11</text:p>
          </table:table-cell>
          <table:table-cell office:value-type="string">
            <text:p>u/franciscogil90</text:p>
          </table:table-cell>
          <table:table-cell office:value-type="string">
            <text:p>Anatomy of a Short Squeeze and Why No Ape Will Be Left Holding The Bag</text:p>
          </table:table-cell>
          <table:table-cell table:number-columns-repeated="3"/>
        </table:table-row>
        <table:table-row table:style-name="ro1">
          <table:table-cell office:value-type="string">
            <text:p>https://www.reddit.com/r/Superstonk/comments/oiwpxj/covid19_the_cares_act_and_undeniable_greed_the/</text:p>
          </table:table-cell>
          <table:table-cell office:value-type="string">
            <text:p>2021-07-12</text:p>
          </table:table-cell>
          <table:table-cell office:value-type="string">
            <text:p>u/freadom6</text:p>
          </table:table-cell>
          <table:table-cell office:value-type="string">
            <text:p>COVID-19, The CARES Act, and Undeniable Greed: The Story of How Wall Street Tried to Bankrupt Businesses with Money Meant to Save Businesses (GME Centric)</text:p>
          </table:table-cell>
          <table:table-cell table:number-columns-repeated="3"/>
        </table:table-row>
        <table:table-row table:style-name="ro1">
          <table:table-cell office:value-type="string">
            <text:p>https://www.reddit.com/r/Superstonk/comments/oq7rqi/citadel_used_2008_bailout_money_to_begin_the_gme/</text:p>
          </table:table-cell>
          <table:table-cell office:value-type="string">
            <text:p>2021-07-23</text:p>
          </table:table-cell>
          <table:table-cell office:value-type="string">
            <text:p>u/freadom6</text:p>
          </table:table-cell>
          <table:table-cell office:value-type="string">
            <text:p>Citadel Used 2008 Bailout Money to Begin the GME Shorting Saga</text:p>
          </table:table-cell>
          <table:table-cell table:number-columns-repeated="3"/>
        </table:table-row>
        <table:table-row table:style-name="ro1">
          <table:table-cell office:value-type="string">
            <text:p>https://www.reddit.com/r/Superstonk/comments/q1w5z8/the_short_game_exposed_exploring_leverage_in_75/</text:p>
          </table:table-cell>
          <table:table-cell office:value-type="string">
            <text:p>2021-10-05</text:p>
          </table:table-cell>
          <table:table-cell office:value-type="string">
            <text:p>u/freadom6</text:p>
          </table:table-cell>
          <table:table-cell office:value-type="string">
            <text:p>The Short Game Exposed: Exploring Leverage in 75 Highly Shorted Stocks from 2020 in a Bull Market (24 Stocks Price Spiked on 1/27/2021... Yeah, You're Gonna Need to Cover Those Too SHF's)</text:p>
          </table:table-cell>
          <table:table-cell table:number-columns-repeated="3"/>
        </table:table-row>
        <table:table-row table:style-name="ro1">
          <table:table-cell office:value-type="string">
            <text:p><text:a xlink:href="https://www/">https://www</text:a>.reddit.com/r/Superstonk/comments/qfona1/dtc_updates_collateral_haircut_100_haircut_means/</text:p>
          </table:table-cell>
          <table:table-cell office:value-type="string">
            <text:p>2021-10-25</text:p>
          </table:table-cell>
          <table:table-cell office:value-type="string">
            <text:p>u/freadom6</text:p>
          </table:table-cell>
          <table:table-cell office:value-type="string">
            <text:p>DTC Updates Collateral Haircut (100% Haircut Means Not Accepted as Collateral)</text:p>
          </table:table-cell>
          <table:table-cell table:number-columns-repeated="3"/>
        </table:table-row>
        <table:table-row table:style-name="ro1">
          <table:table-cell office:value-type="string">
            <text:p>https://www.reddit.com/r/Superstonk/comments/ry51l6/cloverfield_i_the_banks_are_cutting_up_selling/</text:p>
          </table:table-cell>
          <table:table-cell office:value-type="string">
            <text:p>2022-01-07</text:p>
          </table:table-cell>
          <table:table-cell office:value-type="string">
            <text:p>u/freadom6</text:p>
          </table:table-cell>
          <table:table-cell office:value-type="string">
            <text:p>CLOverfield I: The Banks Are Cutting Up &amp; Selling Shitadel’s Leveraged Loans to Mutual Funds, ETF’s, Among Other Investors</text:p>
          </table:table-cell>
          <table:table-cell table:number-columns-repeated="3"/>
        </table:table-row>
        <table:table-row table:style-name="ro1">
          <table:table-cell office:value-type="string">
            <text:p>https://www.reddit.com/r/Superstonk/comments/ssi6v8/citadels_42021_meeting_with_the_cftc_has/</text:p>
          </table:table-cell>
          <table:table-cell office:value-type="string">
            <text:p>2022-02-14</text:p>
          </table:table-cell>
          <table:table-cell office:value-type="string">
            <text:p>u/freadom6</text:p>
          </table:table-cell>
          <table:table-cell office:value-type="string">
            <text:p>Citadel's 4/2021 Meeting with the CFTC Has Disappeared from the CFTC Website (All 2021 external meetings have been removed)... Citadel Meeting was to discuss ‘Data Recording Keeping Rule XVII’ to prohibit giving up the name of their Swap Execution Facility (SEF) - 2 Pictures: Links in Comments </text:p>
          </table:table-cell>
          <table:table-cell table:number-columns-repeated="3"/>
        </table:table-row>
        <table:table-row table:style-name="ro1">
          <table:table-cell office:value-type="string">
            <text:p>https://www.reddit.com/r/Superstonk/comments/tpm5si/nport_gme_deep_dive_so_much_gme_lending_total/</text:p>
          </table:table-cell>
          <table:table-cell office:value-type="string">
            <text:p>2022-03-27</text:p>
          </table:table-cell>
          <table:table-cell office:value-type="string">
            <text:p>u/freadom6</text:p>
          </table:table-cell>
          <table:table-cell office:value-type="string">
            <text:p>NPORT GME Deep Dive: SO MUCH GME LENDING + Total Return Swaps &amp;amp; Short Positions: 70 'Funds' Lent Out More Than 90% of Their GME Shares - YTD filings; Lots of Counterparty Exposure to Go 'Round</text:p>
          </table:table-cell>
          <table:table-cell table:number-columns-repeated="3"/>
        </table:table-row>
        <table:table-row table:style-name="ro1">
          <table:table-cell office:value-type="string">
            <text:p>https://www.reddit.com/r/Superstonk/comments/ugr6ni/huffpost_the_boston_consulting_group_caused_the/</text:p>
          </table:table-cell>
          <table:table-cell office:value-type="string">
            <text:p>2022-05-02</text:p>
          </table:table-cell>
          <table:table-cell office:value-type="string">
            <text:p>u/freadom6</text:p>
          </table:table-cell>
          <table:table-cell office:value-type="string">
            <text:p>HuffPost: The Boston Consulting Group Caused the (Great) Recession - 2009 Article</text:p>
          </table:table-cell>
          <table:table-cell table:number-columns-repeated="3"/>
        </table:table-row>
        <table:table-row table:style-name="ro1">
          <table:table-cell office:value-type="string">
            <text:p>https://www.reddit.com/r/Superstonk/comments/ukljqg/my_broker_trust_issues_ii_fidelity_has_hired_7/</text:p>
          </table:table-cell>
          <table:table-cell office:value-type="string">
            <text:p>2022-05-07</text:p>
          </table:table-cell>
          <table:table-cell office:value-type="string">
            <text:p>u/freadom6</text:p>
          </table:table-cell>
          <table:table-cell office:value-type="string">
            <text:p>My Broker Trust Issues II: Fidelity Has Hired 7 BCG Employees Directly Since the Sneeze, Some to High-Up Roles &amp;amp; 11 Other Former BCG Employees on Fidelity's Staff</text:p>
          </table:table-cell>
          <table:table-cell table:number-columns-repeated="3"/>
        </table:table-row>
        <table:table-row table:style-name="ro1">
          <table:table-cell office:value-type="string">
            <text:p>https://www.reddit.com/r/Superstonk/comments/w3kilm/benzinga_why_naked_short_selling_is_the_greatest/</text:p>
          </table:table-cell>
          <table:table-cell office:value-type="string">
            <text:p>2022-07-20</text:p>
          </table:table-cell>
          <table:table-cell office:value-type="string">
            <text:p>u/freadom6</text:p>
          </table:table-cell>
          <table:table-cell office:value-type="string">
            <text:p>Benzinga - Why Naked Short Selling is The Greatest Risk to All Stock Investors</text:p>
          </table:table-cell>
          <table:table-cell table:number-columns-repeated="3"/>
        </table:table-row>
        <table:table-row table:style-name="ro1">
          <table:table-cell office:value-type="string">
            <text:p>https://www.reddit.com/r/Superstonk/comments/x4aj97/73_of_funds_voted_against_gmes_proposal_to/</text:p>
          </table:table-cell>
          <table:table-cell office:value-type="string">
            <text:p>2022-09-02</text:p>
          </table:table-cell>
          <table:table-cell office:value-type="string">
            <text:p>u/freadom6</text:p>
          </table:table-cell>
          <table:table-cell office:value-type="string">
            <text:p>73% of 'Funds' Voted Against GME's Proposal to Increase the Authorized Common Shares from 300M to 1B (8 Filings Omitted Due to File Size)</text:p>
          </table:table-cell>
          <table:table-cell table:number-columns-repeated="3"/>
        </table:table-row>
        <table:table-row table:style-name="ro1">
          <table:table-cell office:value-type="string">
            <text:p>https://www.reddit.com/r/Superstonk/comments/zy5226/gme_a_single_security_exhibiting_idiosyncratic/</text:p>
          </table:table-cell>
          <table:table-cell office:value-type="string">
            <text:p>2022-12-29</text:p>
          </table:table-cell>
          <table:table-cell office:value-type="string">
            <text:p>u/freadom6</text:p>
          </table:table-cell>
          <table:table-cell office:value-type="string">
            <text:p>$GME: A Single Security Exhibiting Idiosyncratic Risk </text:p>
          </table:table-cell>
          <table:table-cell table:number-columns-repeated="3"/>
        </table:table-row>
        <table:table-row table:style-name="ro1">
          <table:table-cell office:value-type="string">
            <text:p>https://www.reddit.com/r/GME/comments/meeikj/how_citadel_keeps_gme_price_down_even_with_low/</text:p>
          </table:table-cell>
          <table:table-cell office:value-type="string">
            <text:p>2021-03-27</text:p>
          </table:table-cell>
          <table:table-cell office:value-type="string">
            <text:p>u/frugihoyi</text:p>
          </table:table-cell>
          <table:table-cell office:value-type="string">
            <text:p>How Citadel keeps GME price down even with low volume (for smooth brains)</text:p>
          </table:table-cell>
          <table:table-cell table:number-columns-repeated="3"/>
        </table:table-row>
        <table:table-row table:style-name="ro1">
          <table:table-cell office:value-type="string">
            <text:p>https://www.reddit.com/r/GME/comments/mk46c5/the_mother_of_all_gme_summaries_for_the_smooth/</text:p>
          </table:table-cell>
          <table:table-cell office:value-type="string">
            <text:p>2021-04-04</text:p>
          </table:table-cell>
          <table:table-cell office:value-type="string">
            <text:p>u/frugihoyi</text:p>
          </table:table-cell>
          <table:table-cell office:value-type="string">
            <text:p>The Mother Of All GME Summaries</text:p>
          </table:table-cell>
          <table:table-cell table:number-columns-repeated="3"/>
        </table:table-row>
        <table:table-row table:style-name="ro1">
          <table:table-cell office:value-type="string">
            <text:p>https://www.reddit.com/r/DeepFuckingValue/comments/le7hqv/gme_what_we_know_that_we_know_amidst_the/</text:p>
          </table:table-cell>
          <table:table-cell office:value-type="string">
            <text:p>2021-02-06</text:p>
          </table:table-cell>
          <table:table-cell office:value-type="string">
            <text:p>u/G_KG</text:p>
          </table:table-cell>
          <table:table-cell office:value-type="string">
            <text:p>GME: What we know that we know amidst the disinformation campaign</text:p>
          </table:table-cell>
          <table:table-cell table:number-columns-repeated="3"/>
        </table:table-row>
        <table:table-row table:style-name="ro1">
          <table:table-cell office:value-type="string">
            <text:p>https://www.reddit.com/r/Superstonk/comments/mmk8gm/short_whale_spotted_deep_itm_calls_possible/</text:p>
          </table:table-cell>
          <table:table-cell office:value-type="string">
            <text:p>2021-04-07</text:p>
          </table:table-cell>
          <table:table-cell office:value-type="string">
            <text:p>u/G_KG</text:p>
          </table:table-cell>
          <table:table-cell office:value-type="string">
            <text:p>SHORT WHALE SPOTTED! Deep ITM calls- Possible Discount on GME stock AM of 4/8!</text:p>
          </table:table-cell>
          <table:table-cell table:number-columns-repeated="3"/>
        </table:table-row>
        <table:table-row table:style-name="ro1">
          <table:table-cell office:value-type="string">
            <text:p>https://www.reddit.com/r/Superstonk/comments/mvzj1f/price_anomalies_are_real_spreadsheet_analysis/</text:p>
          </table:table-cell>
          <table:table-cell office:value-type="string">
            <text:p>2021-04-22</text:p>
          </table:table-cell>
          <table:table-cell office:value-type="string">
            <text:p>u/G_KG</text:p>
          </table:table-cell>
          <table:table-cell office:value-type="string">
            <text:p>"Price Anomalies" are REAL- Spreadsheet Analysis from a Research Ape </text:p>
          </table:table-cell>
          <table:table-cell table:number-columns-repeated="3"/>
        </table:table-row>
        <table:table-row table:style-name="ro1">
          <table:table-cell office:value-type="string">
            <text:p>https://www.reddit.com/r/Superstonk/comments/n0a0hf/proof_of_artificial_price_movement_spreadsheets/</text:p>
          </table:table-cell>
          <table:table-cell office:value-type="string">
            <text:p>2021-04-28</text:p>
          </table:table-cell>
          <table:table-cell office:value-type="string">
            <text:p>u/G_KG</text:p>
          </table:table-cell>
          <table:table-cell office:value-type="string">
            <text:p>PROOF of Artificial Price Movement: Spreadsheets with Statistics to Soothe the Soul</text:p>
          </table:table-cell>
          <table:table-cell table:number-columns-repeated="3"/>
        </table:table-row>
        <table:table-row table:style-name="ro1">
          <table:table-cell office:value-type="string">
            <text:p>https://www.reddit.com/r/Superstonk/comments/mtxtib/crayonbrained_manifesto_banks_are_unloading_their/</text:p>
          </table:table-cell>
          <table:table-cell office:value-type="string">
            <text:p>2021-04-29</text:p>
          </table:table-cell>
          <table:table-cell office:value-type="string">
            <text:p>u/G_KG</text:p>
          </table:table-cell>
          <table:table-cell office:value-type="string">
            <text:p>CRAYON-BRAINED MANIFESTO: BANKS ARE UNLOADING THEIR DEBT ONTO OUR PARENTS' RETIREMENT ACCOUNTS. Call your parents and ask them how much of their retirement savings is allocated to BONDS.</text:p>
          </table:table-cell>
          <table:table-cell table:number-columns-repeated="3"/>
        </table:table-row>
        <table:table-row table:style-name="ro1">
          <table:table-cell office:value-type="string">
            <text:p>https://www.reddit.com/r/Superstonk/comments/omegu8/when_kenny_g_sneezes_the_market_has_a_seizure/</text:p>
          </table:table-cell>
          <table:table-cell office:value-type="string">
            <text:p>2021-07-18</text:p>
          </table:table-cell>
          <table:table-cell office:value-type="string">
            <text:p>u/G_KG</text:p>
          </table:table-cell>
          <table:table-cell office:value-type="string">
            <text:p>When Kenny G Sneezes the Market Has a Seizure, Part II: The Glitch-ening — Vertical lines in price charts are REAL TRADES outside the NBBO, HIGHLY CORRELATED across different stocks, and correspond to HIGH FREQUENCY and ALGO TRADING</text:p>
          </table:table-cell>
          <table:table-cell table:number-columns-repeated="3"/>
        </table:table-row>
        <table:table-row table:style-name="ro1">
          <table:table-cell office:value-type="string">
            <text:p>https://www.reddit.com/r/Superstonk/comments/opbhbj/when_kenny_sneezes_the_market_seizes_part_iv_lock/</text:p>
          </table:table-cell>
          <table:table-cell office:value-type="string">
            <text:p>2021-07-22</text:p>
          </table:table-cell>
          <table:table-cell office:value-type="string">
            <text:p>u/G_KG</text:p>
          </table:table-cell>
          <table:table-cell office:value-type="string">
            <text:p>When Kenny Sneezes the Market Seizes, Part IV: Lock, Stock, &amp;amp; Two Crossing Markets — Taking an X-ray of GME's price data to reveal HFT and algo-trading activity</text:p>
          </table:table-cell>
          <table:table-cell table:number-columns-repeated="3"/>
        </table:table-row>
        <table:table-row table:style-name="ro1">
          <table:table-cell office:value-type="string">
            <text:p>https://www.reddit.com/r/Superstonk/comments/ov9f5e/when_kenny_sneezes_the_market_seizes_part_v_when/</text:p>
          </table:table-cell>
          <table:table-cell office:value-type="string">
            <text:p>2021-07-31</text:p>
          </table:table-cell>
          <table:table-cell office:value-type="string">
            <text:p>u/G_KG</text:p>
          </table:table-cell>
          <table:table-cell office:value-type="string">
            <text:p>When Kenny Sneezes the Market Seizes, Part V: When Head and Shoulders Have No Knees and Toes— Watch Shorts Suppress GME Liftoff at Critical Moments by using SWEEPS During OPENING AUCTION</text:p>
          </table:table-cell>
          <table:table-cell table:number-columns-repeated="3"/>
        </table:table-row>
        <table:table-row table:style-name="ro1">
          <table:table-cell office:value-type="string">
            <text:p>https://www.reddit.com/r/Superstonk/comments/pnkv1c/china_housing_market_imploding_citizens_currently/</text:p>
          </table:table-cell>
          <table:table-cell office:value-type="string">
            <text:p>2021-09-13</text:p>
          </table:table-cell>
          <table:table-cell office:value-type="string">
            <text:p>u/ganggangbet</text:p>
          </table:table-cell>
          <table:table-cell office:value-type="string">
            <text:p>China housing market imploding, citizens currently storming Evergrande’s HQ. It’s happening.</text:p>
          </table:table-cell>
          <table:table-cell table:number-columns-repeated="3"/>
        </table:table-row>
        <table:table-row table:style-name="ro1">
          <table:table-cell office:value-type="string">
            <text:p>https://www.reddit.com/r/Superstonk/comments/q2ie2f/chinese_property_developer_fantasia_defaults/</text:p>
          </table:table-cell>
          <table:table-cell office:value-type="string">
            <text:p>2021-10-06</text:p>
          </table:table-cell>
          <table:table-cell office:value-type="string">
            <text:p>u/ganggangbet</text:p>
          </table:table-cell>
          <table:table-cell office:value-type="string">
            <text:p>Chinese property developer Fantasia defaults. Contagion cross default is happening.</text:p>
          </table:table-cell>
          <table:table-cell table:number-columns-repeated="3"/>
        </table:table-row>
        <table:table-row table:style-name="ro1">
          <table:table-cell office:value-type="string">
            <text:p>https://www.reddit.com/r/Superstonk/comments/q8o4xh/pg13_13g_filing_everyone_look_into_bny_melon/</text:p>
          </table:table-cell>
          <table:table-cell office:value-type="string">
            <text:p>2021-10-15</text:p>
          </table:table-cell>
          <table:table-cell office:value-type="string">
            <text:p>u/ganggangbet</text:p>
          </table:table-cell>
          <table:table-cell office:value-type="string">
            <text:p>PG-13 = 13G filing. EVERYONE LOOK INTO BNY MELON, CITADEL, JGP GLOBAL, OTHERS ASC WITH 741 DD DROP’S 13G FILING REPORTS TO THE SEC NOW!!! NEED EYES ON THIS!</text:p>
          </table:table-cell>
          <table:table-cell table:number-columns-repeated="3"/>
        </table:table-row>
        <table:table-row table:style-name="ro1">
          <table:table-cell office:value-type="string">
            <text:p>https://www.reddit.com/r/Superstonk/comments/tszhia/gamestop_is_planning_on_dpoing_gmee_onto/</text:p>
          </table:table-cell>
          <table:table-cell office:value-type="string">
            <text:p>2022-03-31</text:p>
          </table:table-cell>
          <table:table-cell office:value-type="string">
            <text:p>u/ganggangbet</text:p>
          </table:table-cell>
          <table:table-cell office:value-type="string">
            <text:p>GameStop is planning on DPO'ing GME-E onto blockchain exchange. Cohen's tweets deciphered. GG.</text:p>
          </table:table-cell>
          <table:table-cell table:number-columns-repeated="3"/>
        </table:table-row>
        <table:table-row table:style-name="ro1">
          <table:table-cell office:value-type="string">
            <text:p>https://www.reddit.com/r/Superstonk/comments/twc9tk/gamestop_endgame_icos_and_dpos/</text:p>
          </table:table-cell>
          <table:table-cell office:value-type="string">
            <text:p>2022-04-04</text:p>
          </table:table-cell>
          <table:table-cell office:value-type="string">
            <text:p>u/ganggangbet</text:p>
          </table:table-cell>
          <table:table-cell office:value-type="string">
            <text:p>GameStop Endgame: ICOs and DPOs.</text:p>
          </table:table-cell>
          <table:table-cell table:number-columns-repeated="3"/>
        </table:table-row>
        <table:table-row table:style-name="ro1">
          <table:table-cell office:value-type="string">
            <text:p>https://www.reddit.com/r/Superstonk/comments/tx6e1e/cohens_tweets_deciphered_loopring_is_100_involved/</text:p>
          </table:table-cell>
          <table:table-cell office:value-type="string">
            <text:p>2022-04-06</text:p>
          </table:table-cell>
          <table:table-cell office:value-type="string">
            <text:p>u/ganggangbet</text:p>
          </table:table-cell>
          <table:table-cell office:value-type="string">
            <text:p>Cohen's Tweets Deciphered: Loopring is 100% involved in a GME Merger</text:p>
          </table:table-cell>
          <table:table-cell table:number-columns-repeated="3"/>
        </table:table-row>
        <table:table-row table:style-name="ro1">
          <table:table-cell office:value-type="string">
            <text:p>https://www.reddit.com/r/Superstonk/comments/tykv7f/cohendfv_tweets_deciphered_dreyfus_carl_icahn/</text:p>
          </table:table-cell>
          <table:table-cell office:value-type="string">
            <text:p>2022-04-07</text:p>
          </table:table-cell>
          <table:table-cell office:value-type="string">
            <text:p>u/ganggangbet</text:p>
          </table:table-cell>
          <table:table-cell office:value-type="string">
            <text:p>Cohen+DFV Tweets Deciphered: Dreyfus / Carl Icahn / Consultants</text:p>
          </table:table-cell>
          <table:table-cell table:number-columns-repeated="3"/>
        </table:table-row>
        <table:table-row table:style-name="ro1">
          <table:table-cell office:value-type="string">
            <text:p>https://www.reddit.com/r/Superstonk/comments/tztgfp/meet_judge_colm_connolly_who_presides_over_bcg/</text:p>
          </table:table-cell>
          <table:table-cell office:value-type="string">
            <text:p>2022-04-09</text:p>
          </table:table-cell>
          <table:table-cell office:value-type="string">
            <text:p>u/ganggangbet</text:p>
          </table:table-cell>
          <table:table-cell office:value-type="string">
            <text:p>Meet Judge Colm Connolly who presides over BCG &amp; GME case</text:p>
          </table:table-cell>
          <table:table-cell table:number-columns-repeated="3"/>
        </table:table-row>
        <table:table-row table:style-name="ro1">
          <table:table-cell office:value-type="string">
            <text:p>https://www.reddit.com/r/Superstonk/comments/u6uway/rc_decoded_again_420_announcement_user_comments/</text:p>
          </table:table-cell>
          <table:table-cell office:value-type="string">
            <text:p>2022-04-19</text:p>
          </table:table-cell>
          <table:table-cell office:value-type="string">
            <text:p>u/ganggangbet</text:p>
          </table:table-cell>
          <table:table-cell office:value-type="string">
            <text:p>RC Decoded Again: 4/20 announcement. User comments full of Toys R Us as well..</text:p>
          </table:table-cell>
          <table:table-cell table:number-columns-repeated="3"/>
        </table:table-row>
        <table:table-row table:style-name="ro1">
          <table:table-cell office:value-type="string">
            <text:p>https://www.reddit.com/r/Superstonk/comments/utv526/ohio_teachers_contributed_14_of_income_to/</text:p>
          </table:table-cell>
          <table:table-cell office:value-type="string">
            <text:p>2022-05-20</text:p>
          </table:table-cell>
          <table:table-cell office:value-type="string">
            <text:p>u/ganggangbet</text:p>
          </table:table-cell>
          <table:table-cell office:value-type="string">
            <text:p>Ohio teachers contributed 14% of income to retirement. Hedge Funds got paid for managing said retirement and took risky bets.. lost again. Thousands and thousands of teachers dying without receiving their pensions they were promised. No cell no sell, this is not an isolated event KEN GRIFFIN.</text:p>
          </table:table-cell>
          <table:table-cell table:number-columns-repeated="3"/>
        </table:table-row>
        <table:table-row table:style-name="ro1">
          <table:table-cell office:value-type="string">
            <text:p>https://www.reddit.com/r/Superstonk/comments/uuqcg6/citadel_algos_exposed_creating_arbitrage_to_steal/</text:p>
          </table:table-cell>
          <table:table-cell office:value-type="string">
            <text:p>2022-05-21</text:p>
          </table:table-cell>
          <table:table-cell office:value-type="string">
            <text:p>u/ganggangbet</text:p>
          </table:table-cell>
          <table:table-cell office:value-type="string">
            <text:p>Citadel Algos Exposed: Creating Arbitrage To Steal From Retail And Stop Price Discovery</text:p>
          </table:table-cell>
          <table:table-cell table:number-columns-repeated="3"/>
        </table:table-row>
        <table:table-row table:style-name="ro1">
          <table:table-cell office:value-type="string">
            <text:p>https://www.reddit.com/r/Superstonk/comments/t78n39/fresh_google_consumer_surveying_suggests_830mm/</text:p>
          </table:table-cell>
          <table:table-cell office:value-type="string">
            <text:p>2021-05-22</text:p>
          </table:table-cell>
          <table:table-cell office:value-type="string">
            <text:p>u/get-it-got</text:p>
          </table:table-cell>
          <table:table-cell office:value-type="string">
            <text:p>Fresh Google Consumer Surveying Suggests 830MM+ Shares Held; 95+ share avg.; 8.5 Million+ Investors --- U.S. NUMBERS ONLY </text:p>
          </table:table-cell>
          <table:table-cell table:number-columns-repeated="3"/>
        </table:table-row>
        <table:table-row table:style-name="ro1">
          <table:table-cell office:value-type="string">
            <text:p>https://www.reddit.com/r/Superstonk/comments/nyxahe/youtuber_stock_swinger_lifted_my_dd_and_claimed/</text:p>
          </table:table-cell>
          <table:table-cell office:value-type="string">
            <text:p>2021-06-13</text:p>
          </table:table-cell>
          <table:table-cell office:value-type="string">
            <text:p>u/get-it-got</text:p>
          </table:table-cell>
          <table:table-cell office:value-type="string">
            <text:p>YouTuber 'Stock Swinger' Lifted My DD and Claimed It As His Own Discovery</text:p>
          </table:table-cell>
          <table:table-cell table:number-columns-repeated="3"/>
        </table:table-row>
        <table:table-row table:style-name="ro1">
          <table:table-cell office:value-type="string">
            <text:p>https://www.reddit.com/r/Superstonk/comments/pgi6qm/talk_of_sears_gme_the_hive_mind/</text:p>
          </table:table-cell>
          <table:table-cell office:value-type="string">
            <text:p>2021-09-02</text:p>
          </table:table-cell>
          <table:table-cell office:value-type="string">
            <text:p>u/get-it-got</text:p>
          </table:table-cell>
          <table:table-cell office:value-type="string">
            <text:p>Talk of Sears, GME &amp; The Hive Mind***</text:p>
          </table:table-cell>
          <table:table-cell table:number-columns-repeated="3"/>
        </table:table-row>
        <table:table-row table:style-name="ro1">
          <table:table-cell office:value-type="string">
            <text:p>https://www.reddit.com/r/Superstonk/comments/pivhpi/yes_more_zombie_company_talk_friday_sept_3_was_a/</text:p>
          </table:table-cell>
          <table:table-cell office:value-type="string">
            <text:p>2021-09-06</text:p>
          </table:table-cell>
          <table:table-cell office:value-type="string">
            <text:p>u/get-it-got</text:p>
          </table:table-cell>
          <table:table-cell office:value-type="string">
            <text:p>Yes, More Zombie Company Talk ... Friday (Sept. 3) was a HUGE PLOT TWIST for $GME &amp; MOASS, but no one seems to know about it (well they kinda do now, but not when I first posted this).</text:p>
          </table:table-cell>
          <table:table-cell table:number-columns-repeated="3"/>
        </table:table-row>
        <table:table-row table:style-name="ro1">
          <table:table-cell office:value-type="string">
            <text:p>https://www.reddit.com/r/Superstonk/comments/rvxw53/has_this_been_posted_here_yet_sexy_right_citadel/</text:p>
          </table:table-cell>
          <table:table-cell office:value-type="string">
            <text:p>2022-01-04</text:p>
          </table:table-cell>
          <table:table-cell office:value-type="string">
            <text:p>u/get-it-got</text:p>
          </table:table-cell>
          <table:table-cell office:value-type="string">
            <text:p>Has this been posted here yet? Sexy, right? Citadel Securities is on the hook for $57.5B in securities ... and who knows exactly how fair their "fair value" really is.</text:p>
          </table:table-cell>
          <table:table-cell table:number-columns-repeated="3"/>
        </table:table-row>
        <table:table-row table:style-name="ro1">
          <table:table-cell office:value-type="string">
            <text:p>https://www.reddit.com/r/Superstonk/comments/sbx6tm/well_well_well_what_a_peculiar_day_for_gme_and_xrt/</text:p>
          </table:table-cell>
          <table:table-cell office:value-type="string">
            <text:p>2022-01-24</text:p>
          </table:table-cell>
          <table:table-cell office:value-type="string">
            <text:p>u/get-it-got</text:p>
          </table:table-cell>
          <table:table-cell office:value-type="string">
            <text:p>Well, well, well ... what a peculiar day for $GME and $XRT</text:p>
          </table:table-cell>
          <table:table-cell table:number-columns-repeated="3"/>
        </table:table-row>
        <table:table-row table:style-name="ro1">
          <table:table-cell office:value-type="string">
            <text:p>https://www.reddit.com/r/Superstonk/comments/tkeduc/guess_whos_buying_yep_rc_link_in_the_comments/</text:p>
          </table:table-cell>
          <table:table-cell office:value-type="string">
            <text:p>2022-03-22</text:p>
          </table:table-cell>
          <table:table-cell office:value-type="string">
            <text:p>u/get-it-got</text:p>
          </table:table-cell>
          <table:table-cell office:value-type="string">
            <text:p>Guess who's buying???? Yep, RC!!! Link in the comments.</text:p>
          </table:table-cell>
          <table:table-cell table:number-columns-repeated="3"/>
        </table:table-row>
        <table:table-row table:style-name="ro1">
          <table:table-cell office:value-type="string">
            <text:p>https://www.reddit.com/r/Superstonk/comments/uiht3m/even_without_a_squeeze_let_alone_moass_or_nft/</text:p>
          </table:table-cell>
          <table:table-cell office:value-type="string">
            <text:p>2022-05-04</text:p>
          </table:table-cell>
          <table:table-cell office:value-type="string">
            <text:p>u/get-it-got</text:p>
          </table:table-cell>
          <table:table-cell office:value-type="string">
            <text:p>Even without a squeeze (let alone MOASS) or NFT Marketplace revenue, GameStop should be trading at $277 based on the Price-to-Sales of the rest of the market.</text:p>
          </table:table-cell>
          <table:table-cell table:number-columns-repeated="3"/>
        </table:table-row>
        <table:table-row table:style-name="ro1">
          <table:table-cell office:value-type="string">
            <text:p>https://www.reddit.com/r/Superstonk/comments/w0nhl8/did_anyone_catch_that_citadel_advisors_llc_became/</text:p>
          </table:table-cell>
          <table:table-cell office:value-type="string">
            <text:p>2022-07-16</text:p>
          </table:table-cell>
          <table:table-cell office:value-type="string">
            <text:p>u/get-it-got</text:p>
          </table:table-cell>
          <table:table-cell office:value-type="string">
            <text:p>Did anyone catch that Citadel Advisors LLC became Citadel L P in March of this year, and their SEC filing shows that 44% of their clients are non-United States persons, and most of the money under management (72%) belongs to non-U.S. persons ... Wat Doin Mayo Boy?</text:p>
          </table:table-cell>
          <table:table-cell table:number-columns-repeated="3"/>
        </table:table-row>
        <table:table-row table:style-name="ro1">
          <table:table-cell office:value-type="string">
            <text:p>https://www.reddit.com/r/Superstonk/comments/z8x83v/i_went_ahead_and_contacted_computershare_about/</text:p>
          </table:table-cell>
          <table:table-cell office:value-type="string">
            <text:p>2022-11-30</text:p>
          </table:table-cell>
          <table:table-cell office:value-type="string">
            <text:p>u/get-it-got</text:p>
          </table:table-cell>
          <table:table-cell office:value-type="string">
            <text:p>I went ahead and contacted Computershare about the Plan v. Book business. Here's what they said: Both Plan and Book are held outside of the DTC. Both Plan and Book are held in my name electronically. Both Plan and Book are being reported by GameStop in their quarterly DRS numbers.</text:p>
          </table:table-cell>
          <table:table-cell table:number-columns-repeated="3"/>
        </table:table-row>
        <table:table-row table:style-name="ro1">
          <table:table-cell office:value-type="string">
            <text:p>https://www.reddit.com/r/Superstonk/comments/nm1d65/bank_of_america_and_the_citadel_connection/</text:p>
          </table:table-cell>
          <table:table-cell office:value-type="string">
            <text:p>2021-05-27</text:p>
          </table:table-cell>
          <table:table-cell office:value-type="string">
            <text:p>u/gfountyyc</text:p>
          </table:table-cell>
          <table:table-cell office:value-type="string">
            <text:p>Bank of America and the Citadel connection</text:p>
          </table:table-cell>
          <table:table-cell table:number-columns-repeated="3"/>
        </table:table-row>
        <table:table-row table:style-name="ro1">
          <table:table-cell office:value-type="string">
            <text:p>https://www.reddit.com/r/Superstonk/comments/nsioql/the_complete_bank_of_america_gamestop_dd/</text:p>
          </table:table-cell>
          <table:table-cell office:value-type="string">
            <text:p>2021-06-04</text:p>
          </table:table-cell>
          <table:table-cell office:value-type="string">
            <text:p>u/gfountyyc</text:p>
          </table:table-cell>
          <table:table-cell office:value-type="string">
            <text:p>The Complete Bank of America Gamestop DD</text:p>
          </table:table-cell>
          <table:table-cell table:number-columns-repeated="3"/>
        </table:table-row>
        <table:table-row table:style-name="ro1">
          <table:table-cell office:value-type="string">
            <text:p>https://www.reddit.com/r/Superstonk/comments/pqqsz6/goldman_is_a_swapsfutures_counterparty_theory_why/</text:p>
          </table:table-cell>
          <table:table-cell office:value-type="string">
            <text:p>2021-09-18</text:p>
          </table:table-cell>
          <table:table-cell office:value-type="string">
            <text:p>u/gfountyyc</text:p>
          </table:table-cell>
          <table:table-cell office:value-type="string">
            <text:p>Goldman Is A Swaps/Futures Counterparty; Theory Why We Didn't See Volume This Cycle</text:p>
          </table:table-cell>
          <table:table-cell table:number-columns-repeated="3"/>
        </table:table-row>
        <table:table-row table:style-name="ro1">
          <table:table-cell office:value-type="string">
            <text:p>https://www.reddit.com/r/Superstonk/comments/qm9tnr/bank_of_america_quarterly_update_morgan_stanley/</text:p>
          </table:table-cell>
          <table:table-cell office:value-type="string">
            <text:p>2021-11-04</text:p>
          </table:table-cell>
          <table:table-cell office:value-type="string">
            <text:p>u/gfountyyc</text:p>
          </table:table-cell>
          <table:table-cell office:value-type="string">
            <text:p>Bank of America Quarterly Update. Morgan Stanley has entered the chat</text:p>
          </table:table-cell>
          <table:table-cell table:number-columns-repeated="3"/>
        </table:table-row>
        <table:table-row table:style-name="ro1">
          <table:table-cell office:value-type="string">
            <text:p>https://www.reddit.com/r/Superstonk/comments/t5fwl5/cme_group_may_be_holding_half_a_billion_in/</text:p>
          </table:table-cell>
          <table:table-cell office:value-type="string">
            <text:p>2022-03-03</text:p>
          </table:table-cell>
          <table:table-cell office:value-type="string">
            <text:p>u/gfountyyc</text:p>
          </table:table-cell>
          <table:table-cell office:value-type="string">
            <text:p>CME Group may be holding half a billion in unrealized Memestock short positions.</text:p>
          </table:table-cell>
          <table:table-cell table:number-columns-repeated="3"/>
        </table:table-row>
        <table:table-row table:style-name="ro1">
          <table:table-cell office:value-type="string">
            <text:p>https://www.reddit.com/r/Superstonk/comments/w69dat/bank_of_america_and_their_gamestop_exposure/</text:p>
          </table:table-cell>
          <table:table-cell office:value-type="string">
            <text:p>2022-07-23</text:p>
          </table:table-cell>
          <table:table-cell office:value-type="string">
            <text:p>u/gfountyyc</text:p>
          </table:table-cell>
          <table:table-cell office:value-type="string">
            <text:p>Bank of America and their Gamestop Exposure Updated Thesis</text:p>
          </table:table-cell>
          <table:table-cell table:number-columns-repeated="3"/>
        </table:table-row>
        <table:table-row table:style-name="ro1">
          <table:table-cell office:value-type="string">
            <text:p>https://www.reddit.com/r/Superstonk/comments/n6epps/head_of_dtcc_just_confirmed_short_positions_did/</text:p>
          </table:table-cell>
          <table:table-cell office:value-type="string">
            <text:p>2021-05-06</text:p>
          </table:table-cell>
          <table:table-cell office:value-type="string">
            <text:p>u/gherkinit</text:p>
          </table:table-cell>
          <table:table-cell office:value-type="string">
            <text:p>Head of DTCC just confirmed short positions did not get margin called in January</text:p>
          </table:table-cell>
          <table:table-cell table:number-columns-repeated="3"/>
        </table:table-row>
        <table:table-row table:style-name="ro1">
          <table:table-cell office:value-type="string">
            <text:p>https://www.reddit.com/r/Superstonk/comments/nogxnr/infinity_war_the_final_exit_dd_compilation/</text:p>
          </table:table-cell>
          <table:table-cell office:value-type="string">
            <text:p>2021-05-30</text:p>
          </table:table-cell>
          <table:table-cell office:value-type="string">
            <text:p>u/gherkinit</text:p>
          </table:table-cell>
          <table:table-cell office:value-type="string">
            <text:p>Infinity War: The Final Exit DD Compilation</text:p>
          </table:table-cell>
          <table:table-cell table:number-columns-repeated="3"/>
        </table:table-row>
        <table:table-row table:style-name="ro1">
          <table:table-cell office:value-type="string">
            <text:p>https://www.reddit.com/r/Superstonk/comments/pj90o7/buy_and_hodl_the_guide/</text:p>
          </table:table-cell>
          <table:table-cell office:value-type="string">
            <text:p>2021-09-06</text:p>
          </table:table-cell>
          <table:table-cell office:value-type="string">
            <text:p>u/gherkinit</text:p>
          </table:table-cell>
          <table:table-cell office:value-type="string">
            <text:p>Buy and Hodl: The Guide</text:p>
          </table:table-cell>
          <table:table-cell table:number-columns-repeated="3"/>
        </table:table-row>
        <table:table-row table:style-name="ro1">
          <table:table-cell office:value-type="string">
            <text:p>https://www.reddit.com/r/Superstonk/comments/pk1g5d/t69/</text:p>
          </table:table-cell>
          <table:table-cell office:value-type="string">
            <text:p>2021-09-07</text:p>
          </table:table-cell>
          <table:table-cell office:value-type="string">
            <text:p>u/gherkinit</text:p>
          </table:table-cell>
          <table:table-cell office:value-type="string">
            <text:p>T+69</text:p>
          </table:table-cell>
          <table:table-cell table:number-columns-repeated="3"/>
        </table:table-row>
        <table:table-row table:style-name="ro1">
          <table:table-cell office:value-type="string">
            <text:p>https://www.reddit.com/r/Superstonk/comments/qf37pv/moon_on_the_horizon_and_a_look_at_102521_102921/</text:p>
          </table:table-cell>
          <table:table-cell office:value-type="string">
            <text:p>2021-10-24</text:p>
          </table:table-cell>
          <table:table-cell office:value-type="string">
            <text:p>u/gherkinit</text:p>
          </table:table-cell>
          <table:table-cell office:value-type="string">
            <text:p>Moon on the Horizon (and a look at 10.25.21 – 10.29.21)</text:p>
          </table:table-cell>
          <table:table-cell table:number-columns-repeated="3"/>
        </table:table-row>
        <table:table-row table:style-name="ro1">
          <table:table-cell office:value-type="string">
            <text:p>https://www.reddit.com/r/Superstonk/comments/qvyjap/moass_the_trilogy_book_one/</text:p>
          </table:table-cell>
          <table:table-cell office:value-type="string">
            <text:p>2021-11-17</text:p>
          </table:table-cell>
          <table:table-cell office:value-type="string">
            <text:p>u/gherkinit</text:p>
          </table:table-cell>
          <table:table-cell office:value-type="string">
            <text:p>MOASS the Trilogy: Book One</text:p>
          </table:table-cell>
          <table:table-cell table:number-columns-repeated="3"/>
        </table:table-row>
        <table:table-row table:style-name="ro1">
          <table:table-cell office:value-type="string">
            <text:p>https://www.reddit.com/r/Superstonk/comments/qxbzim/moass_the_trilogy_book_two/</text:p>
          </table:table-cell>
          <table:table-cell office:value-type="string">
            <text:p>2021-11-19</text:p>
          </table:table-cell>
          <table:table-cell office:value-type="string">
            <text:p>u/gherkinit</text:p>
          </table:table-cell>
          <table:table-cell office:value-type="string">
            <text:p>MOASS the Trilogy: Book Two</text:p>
          </table:table-cell>
          <table:table-cell table:number-columns-repeated="3"/>
        </table:table-row>
        <table:table-row table:style-name="ro1">
          <table:table-cell office:value-type="string">
            <text:p>https://www.reddit.com/r/Superstonk/comments/qzcag6/moass_the_trilogy_book_three/</text:p>
          </table:table-cell>
          <table:table-cell office:value-type="string">
            <text:p>2021-11-21</text:p>
          </table:table-cell>
          <table:table-cell office:value-type="string">
            <text:p>u/gherkinit</text:p>
          </table:table-cell>
          <table:table-cell office:value-type="string">
            <text:p>MOASS the Trilogy: Book Three</text:p>
          </table:table-cell>
          <table:table-cell table:number-columns-repeated="3"/>
        </table:table-row>
        <table:table-row table:style-name="ro1">
          <table:table-cell office:value-type="string">
            <text:p>https://www.reddit.com/r/Superstonk/comments/rpfabx/are_we_there_yet_moass_bingo/</text:p>
          </table:table-cell>
          <table:table-cell office:value-type="string">
            <text:p>2021-12-26</text:p>
          </table:table-cell>
          <table:table-cell office:value-type="string">
            <text:p>u/gherkinit</text:p>
          </table:table-cell>
          <table:table-cell office:value-type="string">
            <text:p>Are we there yet? MOASS Bingo</text:p>
          </table:table-cell>
          <table:table-cell table:number-columns-repeated="3"/>
        </table:table-row>
        <table:table-row table:style-name="ro1">
          <table:table-cell office:value-type="string">
            <text:p>https://www.reddit.com/r/Superstonk/comments/ry83hz/the_greatest_fud_ever_told/</text:p>
          </table:table-cell>
          <table:table-cell office:value-type="string">
            <text:p>2022-01-07</text:p>
          </table:table-cell>
          <table:table-cell office:value-type="string">
            <text:p>u/gherkinit</text:p>
          </table:table-cell>
          <table:table-cell office:value-type="string">
            <text:p>The Greatest FUD Ever Told</text:p>
          </table:table-cell>
          <table:table-cell table:number-columns-repeated="3"/>
        </table:table-row>
        <table:table-row table:style-name="ro1">
          <table:table-cell office:value-type="string">
            <text:p>https://www.reddit.com/r/Superstonk/comments/snzn04/it_takes_money_to_buy_whisky_distilling_gmes/</text:p>
          </table:table-cell>
          <table:table-cell office:value-type="string">
            <text:p>2022-02-09</text:p>
          </table:table-cell>
          <table:table-cell office:value-type="string">
            <text:p>u/gherkinit</text:p>
          </table:table-cell>
          <table:table-cell office:value-type="string">
            <text:p>It Takes Money to Buy Whisky: Distilling GME’s Options</text:p>
          </table:table-cell>
          <table:table-cell table:number-columns-repeated="3"/>
        </table:table-row>
        <table:table-row table:style-name="ro1">
          <table:table-cell office:value-type="string">
            <text:p>https://www.reddit.com/r/Superstonk/comments/mw42ys/counterpoint_shareholders_do_not_own_ious/</text:p>
          </table:table-cell>
          <table:table-cell office:value-type="string">
            <text:p>2021-04-22</text:p>
          </table:table-cell>
          <table:table-cell office:value-type="string">
            <text:p>u/greysweatseveryday</text:p>
          </table:table-cell>
          <table:table-cell office:value-type="string">
            <text:p>COUNTERPOINT: Shareholders do NOT own IOU's</text:p>
          </table:table-cell>
          <table:table-cell table:number-columns-repeated="3"/>
        </table:table-row>
        <table:table-row table:style-name="ro1">
          <table:table-cell office:value-type="string">
            <text:p>https://www.reddit.com/r/Superstonk/comments/mwg1z9/lesson_one_how_to_create_12_trillion_of_value_on/</text:p>
          </table:table-cell>
          <table:table-cell office:value-type="string">
            <text:p>2021-04-22</text:p>
          </table:table-cell>
          <table:table-cell office:value-type="string">
            <text:p>u/greysweatseveryday</text:p>
          </table:table-cell>
          <table:table-cell office:value-type="string">
            <text:p>Lesson One: How to Create $1.2 Trillion of Value on Paper for Around $2 Million</text:p>
          </table:table-cell>
          <table:table-cell table:number-columns-repeated="3"/>
        </table:table-row>
        <table:table-row table:style-name="ro1">
          <table:table-cell office:value-type="string">
            <text:p>https://www.reddit.com/r/Superstonk/comments/mya2a8/dd_heres_what_happens_if_there_is_over_voting/</text:p>
          </table:table-cell>
          <table:table-cell office:value-type="string">
            <text:p>2021-04-25</text:p>
          </table:table-cell>
          <table:table-cell office:value-type="string">
            <text:p>u/greysweatseveryday</text:p>
          </table:table-cell>
          <table:table-cell office:value-type="string">
            <text:p>DD: Here's what happens if there is over voting (more shares voted than issued)</text:p>
          </table:table-cell>
          <table:table-cell table:number-columns-repeated="3"/>
        </table:table-row>
        <table:table-row table:style-name="ro1">
          <table:table-cell office:value-type="string">
            <text:p>https://www.reddit.com/r/Superstonk/comments/nvzwou/important_this_is_why_they_mentioned_more_than_a/</text:p>
          </table:table-cell>
          <table:table-cell office:value-type="string">
            <text:p>2021-06-09</text:p>
          </table:table-cell>
          <table:table-cell office:value-type="string">
            <text:p>u/greysweatseveryday</text:p>
          </table:table-cell>
          <table:table-cell office:value-type="string">
            <text:p>IMPORTANT: This is why they mentioned "more than a majority represented" at the meeting. It's simple. Read this. Please. </text:p>
          </table:table-cell>
          <table:table-cell table:number-columns-repeated="3"/>
        </table:table-row>
        <table:table-row table:style-name="ro1">
          <table:table-cell office:value-type="string">
            <text:p>https://www.reddit.com/r/Superstonk/comments/nwc4mi/psa_the_votes_are_in_heres_all_you_need_to_know/</text:p>
          </table:table-cell>
          <table:table-cell office:value-type="string">
            <text:p>2021-06-10</text:p>
          </table:table-cell>
          <table:table-cell office:value-type="string">
            <text:p>u/greysweatseveryday</text:p>
          </table:table-cell>
          <table:table-cell office:value-type="string">
            <text:p>PSA: The Votes Are In! Here's all you need to know.</text:p>
          </table:table-cell>
          <table:table-cell table:number-columns-repeated="3"/>
        </table:table-row>
        <table:table-row table:style-name="ro1">
          <table:table-cell office:value-type="string">
            <text:p>https://www.reddit.com/r/Superstonk/comments/oq55er/on_a_typical_business_day_150_billion_of/</text:p>
          </table:table-cell>
          <table:table-cell office:value-type="string">
            <text:p>2021-07-23</text:p>
          </table:table-cell>
          <table:table-cell office:value-type="string">
            <text:p>u/greysweatseveryday</text:p>
          </table:table-cell>
          <table:table-cell office:value-type="string">
            <text:p>On a typical business day, $150 BILLION of securities lending transactions take place to avoid FTDs, naked shorts and similar situations. I knew it was bad, but that’s insane… Source: NSCC-2021-010</text:p>
          </table:table-cell>
          <table:table-cell table:number-columns-repeated="3"/>
        </table:table-row>
        <table:table-row table:style-name="ro1">
          <table:table-cell office:value-type="string">
            <text:p>https://www.reddit.com/r/Superstonk/comments/v3yn5x/securities_lawyer_ape_thoughts_on_gcs_comments/</text:p>
          </table:table-cell>
          <table:table-cell office:value-type="string">
            <text:p>2022-06-03</text:p>
          </table:table-cell>
          <table:table-cell office:value-type="string">
            <text:p>u/greysweatseveryday</text:p>
          </table:table-cell>
          <table:table-cell office:value-type="string">
            <text:p>Securities Lawyer Ape - Thoughts on GC’s Comments That Board Not Decided on Stock Split</text:p>
          </table:table-cell>
          <table:table-cell table:number-columns-repeated="3"/>
        </table:table-row>
        <table:table-row table:style-name="ro1">
          <table:table-cell office:value-type="string">
            <text:p>https://www.reddit.com/r/Superstonk/comments/125v0fm/10k_a_securities_lawyers_take_on_updated_drs/</text:p>
          </table:table-cell>
          <table:table-cell office:value-type="string">
            <text:p>2023-03-29</text:p>
          </table:table-cell>
          <table:table-cell office:value-type="string">
            <text:p>u/greysweatseveryday</text:p>
          </table:table-cell>
          <table:table-cell office:value-type="string">
            <text:p>10-K - A Securities Lawyer's Take on Updated DRS Wording</text:p>
          </table:table-cell>
          <table:table-cell table:number-columns-repeated="3"/>
        </table:table-row>
        <table:table-row table:style-name="ro1">
          <table:table-cell office:value-type="string">
            <text:p>https://www.reddit.com/r/Superstonk/comments/ros6ii/student_loan_asset_backed_securities_slabs_the/</text:p>
          </table:table-cell>
          <table:table-cell office:value-type="string">
            <text:p>2021-12-25</text:p>
          </table:table-cell>
          <table:table-cell office:value-type="string">
            <text:p>u/happyegg1000</text:p>
          </table:table-cell>
          <table:table-cell office:value-type="string">
            <text:p>Student Loan Asset Backed Securities (SLABs): The Subprime Mortgages of 2021.</text:p>
          </table:table-cell>
          <table:table-cell table:number-columns-repeated="3"/>
        </table:table-row>
        <table:table-row table:style-name="ro1">
          <table:table-cell office:value-type="string">
            <text:p>https://www.reddit.com/r/Superstonk/comments/rp585d/the_slabs_rabbit_hole_part_2_conflicts_of/</text:p>
          </table:table-cell>
          <table:table-cell office:value-type="string">
            <text:p>2021-12-26</text:p>
          </table:table-cell>
          <table:table-cell office:value-type="string">
            <text:p>u/happyegg1000</text:p>
          </table:table-cell>
          <table:table-cell office:value-type="string">
            <text:p>The SLABs Rabbit Hole Part 2: Conflicts of Interest, and the True Worthlessness of SLABs.</text:p>
          </table:table-cell>
          <table:table-cell table:number-columns-repeated="3"/>
        </table:table-row>
        <table:table-row table:style-name="ro1">
          <table:table-cell office:value-type="string">
            <text:p>https://www.reddit.com/r/Superstonk/comments/rpoupc/the_big_short_reloaded_a_summary_of_my_dds_on/</text:p>
          </table:table-cell>
          <table:table-cell office:value-type="string">
            <text:p>2021-12-27</text:p>
          </table:table-cell>
          <table:table-cell office:value-type="string">
            <text:p>u/happyegg1000</text:p>
          </table:table-cell>
          <table:table-cell office:value-type="string">
            <text:p>The Big Short: Reloaded. A Summary of My DDs on Student Loan Asset Backed Securities.</text:p>
          </table:table-cell>
          <table:table-cell table:number-columns-repeated="3"/>
        </table:table-row>
        <table:table-row table:style-name="ro1">
          <table:table-cell office:value-type="string">
            <text:p>https://www.reddit.com/r/Superstonk/comments/rpu2eq/the_slabs_rabbit_hole_part_4_return_of_the_slab/</text:p>
          </table:table-cell>
          <table:table-cell office:value-type="string">
            <text:p>2021-12-27</text:p>
          </table:table-cell>
          <table:table-cell office:value-type="string">
            <text:p>u/happyegg1000</text:p>
          </table:table-cell>
          <table:table-cell office:value-type="string">
            <text:p>The SLABS Rabbit Hole - Part 4: Return of the SLAB. Peer to Peer lending, SoFi, The DeVos Connection, and Big Banks.</text:p>
          </table:table-cell>
          <table:table-cell table:number-columns-repeated="3"/>
        </table:table-row>
        <table:table-row table:style-name="ro1">
          <table:table-cell office:value-type="string">
            <text:p>https://www.reddit.com/r/Superstonk/comments/rpcyt6/the_slabs_rabbit_hole_part_3_revenge_of_the_slab/</text:p>
          </table:table-cell>
          <table:table-cell office:value-type="string">
            <text:p>2021-12-27</text:p>
          </table:table-cell>
          <table:table-cell office:value-type="string">
            <text:p>u/happyegg1000</text:p>
          </table:table-cell>
          <table:table-cell office:value-type="string">
            <text:p>The SLABS Rabbit Hole Part 3: Revenge of the SLAB. Refinancing, Repeating History, RRP, The Fall of Navient and Other SLABS Companies, and University Corruption.</text:p>
          </table:table-cell>
          <table:table-cell table:number-columns-repeated="3"/>
        </table:table-row>
        <table:table-row table:style-name="ro1">
          <table:table-cell office:value-type="string">
            <text:p>https://www.reddit.com/r/Superstonk/comments/rq6vmi/down_the_slabbit_hole_part_5_the_federal_reserve/</text:p>
          </table:table-cell>
          <table:table-cell office:value-type="string">
            <text:p>2021-12-28</text:p>
          </table:table-cell>
          <table:table-cell office:value-type="string">
            <text:p>u/happyegg1000</text:p>
          </table:table-cell>
          <table:table-cell office:value-type="string">
            <text:p>Down the SLABbit Hole Part 5: The Federal Reserve/ TALF Measures, The Link Between SLABS and 401Ks, and how IBR Plans Relate To The Housing Market.</text:p>
          </table:table-cell>
          <table:table-cell table:number-columns-repeated="3"/>
        </table:table-row>
        <table:table-row table:style-name="ro1">
          <table:table-cell office:value-type="string">
            <text:p>https://www.reddit.com/r/Superstonk/comments/rqle93/the_big_short_again_auto_loans_bubble_edition/</text:p>
          </table:table-cell>
          <table:table-cell office:value-type="string">
            <text:p>2021-12-28</text:p>
          </table:table-cell>
          <table:table-cell office:value-type="string">
            <text:p>u/happyegg1000</text:p>
          </table:table-cell>
          <table:table-cell office:value-type="string">
            <text:p>The Big Short (Again) - Auto Loans Bubble Edition. Auto Loan Asset Backed Securities (ALABS): Another Huge Bubble About to Burst.</text:p>
          </table:table-cell>
          <table:table-cell table:number-columns-repeated="3"/>
        </table:table-row>
        <table:table-row table:style-name="ro1">
          <table:table-cell office:value-type="string">
            <text:p>https://www.reddit.com/r/Superstonk/comments/rr8dfg/the_big_short_remixed_a_summary_of_my_dds_on_auto/</text:p>
          </table:table-cell>
          <table:table-cell office:value-type="string">
            <text:p>2021-12-29</text:p>
          </table:table-cell>
          <table:table-cell office:value-type="string">
            <text:p>u/happyegg1000</text:p>
          </table:table-cell>
          <table:table-cell office:value-type="string">
            <text:p>The Big Short: Remixed. A Summary of My DDs on Auto Loan Asset Backed Securities. This is pretty huge.</text:p>
          </table:table-cell>
          <table:table-cell table:number-columns-repeated="3"/>
        </table:table-row>
        <table:table-row table:style-name="ro1">
          <table:table-cell office:value-type="string">
            <text:p>https://www.reddit.com/r/Superstonk/comments/s2deik/down_the_slabbit_hole_part_6_maturation_dates/</text:p>
          </table:table-cell>
          <table:table-cell office:value-type="string">
            <text:p>2022-01-12</text:p>
          </table:table-cell>
          <table:table-cell office:value-type="string">
            <text:p>u/happyegg1000</text:p>
          </table:table-cell>
          <table:table-cell office:value-type="string">
            <text:p>Down the SLABbit Hole Part 6: Maturation Dates, Tuition Lawsuits, and How Big is the Bubble?</text:p>
          </table:table-cell>
          <table:table-cell table:number-columns-repeated="3"/>
        </table:table-row>
        <table:table-row table:style-name="ro1">
          <table:table-cell office:value-type="string">
            <text:p>https://www.reddit.com/r/Superstonk/comments/sfsz6t/the_student_loan_asset_backed_securities_slabs/</text:p>
          </table:table-cell>
          <table:table-cell office:value-type="string">
            <text:p>2022-01-29</text:p>
          </table:table-cell>
          <table:table-cell office:value-type="string">
            <text:p>u/happyegg1000</text:p>
          </table:table-cell>
          <table:table-cell office:value-type="string">
            <text:p>The Student Loan Asset Backed Securities (SLABS) Bubble Part 7: Public Service Loan Forgiveness, Can-Kicking, and Navient Updates.</text:p>
          </table:table-cell>
          <table:table-cell table:number-columns-repeated="3"/>
        </table:table-row>
        <table:table-row table:style-name="ro1">
          <table:table-cell office:value-type="string">
            <text:p>https://www.reddit.com/r/Superstonk/comments/tjawzz/theyre_doing_it_again_the_current_mortgage_backed/</text:p>
          </table:table-cell>
          <table:table-cell office:value-type="string">
            <text:p>2022-03-21</text:p>
          </table:table-cell>
          <table:table-cell office:value-type="string">
            <text:p>u/happyegg1000</text:p>
          </table:table-cell>
          <table:table-cell office:value-type="string">
            <text:p>They're Doing It Again. The Current Mortgage Backed Security (MBS) Bubble: HELOCS, negative convexity, COVID-19, and Callable Bonds.</text:p>
          </table:table-cell>
          <table:table-cell table:number-columns-repeated="3"/>
        </table:table-row>
        <table:table-row table:style-name="ro1">
          <table:table-cell office:value-type="string">
            <text:p>https://www.reddit.com/r/Superstonk/comments/xei6c2/student_loan_asset_backed_securities_the_recent/</text:p>
          </table:table-cell>
          <table:table-cell office:value-type="string">
            <text:p>2022-09-15</text:p>
          </table:table-cell>
          <table:table-cell office:value-type="string">
            <text:p>u/happyegg1000</text:p>
          </table:table-cell>
          <table:table-cell office:value-type="string">
            <text:p>Student Loan Asset Backed Securities: The Recent Cancellation, CLOs, Prepayment, and NaviRefi. TLDR; SLABS just took a nosedive. How will this effect other ABS markets?</text:p>
          </table:table-cell>
          <table:table-cell table:number-columns-repeated="3"/>
        </table:table-row>
        <table:table-row table:style-name="ro1">
          <table:table-cell office:value-type="string">
            <text:p>https://www.reddit.com/r/Superstonk/comments/xrk8ft/unprecedented_slabs_update_the_white_house/</text:p>
          </table:table-cell>
          <table:table-cell office:value-type="string">
            <text:p>2022-09-29</text:p>
          </table:table-cell>
          <table:table-cell office:value-type="string">
            <text:p>u/happyegg1000</text:p>
          </table:table-cell>
          <table:table-cell office:value-type="string">
            <text:p>UNPRECEDENTED SLABS Update: The White House REVOKES Eligibility for some borrowers. How were SLABS and Big Banks involved? This is NUTS. Story developing.</text:p>
          </table:table-cell>
          <table:table-cell table:number-columns-repeated="3"/>
        </table:table-row>
        <table:table-row table:style-name="ro1">
          <table:table-cell office:value-type="string">
            <text:p>https://www.reddit.com/r/Superstonk/comments/n6zw24/counterdd_to_the_theory_that_when_dtcc_margin/</text:p>
          </table:table-cell>
          <table:table-cell office:value-type="string">
            <text:p>2021-05-07</text:p>
          </table:table-cell>
          <table:table-cell office:value-type="string">
            <text:p>u/hcmf_maceface</text:p>
          </table:table-cell>
          <table:table-cell office:value-type="string">
            <text:p>Counter-DD to the Theory that when DTCC MARGIN CALLS AND LIQUIDATES ,THEY WILL LET THEIR COMPUTERS GO HAM AT ANY PRICE UNTIL 100% COMPLETE/COVERED (EVEN IF THEY START USING THEIR MONEY). THESIS TO PROVE/DISPROVE IS WHETHER DTCC/NSCC WILL CHANGE APPROACH WHEN THE LIQUIDATED COLLECTOR IS ALL GONE</text:p>
          </table:table-cell>
          <table:table-cell table:number-columns-repeated="3"/>
        </table:table-row>
        <table:table-row table:style-name="ro1">
          <table:table-cell office:value-type="string">
            <text:p>https://www.reddit.com/r/Superstonk/comments/n8qavc/as_we_near_the_end_game_lets_take_a_moment_to/</text:p>
          </table:table-cell>
          <table:table-cell office:value-type="string">
            <text:p>2021-05-10</text:p>
          </table:table-cell>
          <table:table-cell office:value-type="string">
            <text:p>u/hcmf_maceface</text:p>
          </table:table-cell>
          <table:table-cell office:value-type="string">
            <text:p>As we near the end game, let's take a moment to resync on the sensitive topic of Theoretical Floors (Yes, the 10M floor). I present "The Dangers of Groupthink: THE OMEGA BRRR CLUSTER AND THE 10M DOLLAR FLOOR". TLDR - Can 10M happen? Yes, but make sure you understand the conditions of "HOW".</text:p>
          </table:table-cell>
          <table:table-cell table:number-columns-repeated="3"/>
        </table:table-row>
        <table:table-row table:style-name="ro1">
          <table:table-cell office:value-type="string">
            <text:p>https://www.reddit.com/r/Superstonk/comments/nletnn/gme_the_mother_of_all_short_squeezes_moass_thesis/</text:p>
          </table:table-cell>
          <table:table-cell office:value-type="string">
            <text:p>2021-05-26</text:p>
          </table:table-cell>
          <table:table-cell office:value-type="string">
            <text:p>u/hcmf_maceface</text:p>
          </table:table-cell>
          <table:table-cell office:value-type="string">
            <text:p>$GME - The Mother of All Short Squeezes (MOASS) Thesis. Summarized and broken down in a way for all (or most) to understand. We are in the end-game everyone, and this rocket is taking off with or without you. If you want to understand that whole "GME thing" this is my best shot at explaining it </text:p>
          </table:table-cell>
          <table:table-cell table:number-columns-repeated="3"/>
        </table:table-row>
        <table:table-row table:style-name="ro1">
          <table:table-cell office:value-type="string">
            <text:p>https://www.reddit.com/r/Superstonk/comments/nwqaj0/gme_moass_thesis_summary_20_summarization_of_the/</text:p>
          </table:table-cell>
          <table:table-cell office:value-type="string">
            <text:p>2021-06-10</text:p>
          </table:table-cell>
          <table:table-cell office:value-type="string">
            <text:p>u/hcmf_maceface</text:p>
          </table:table-cell>
          <table:table-cell office:value-type="string">
            <text:p>GME MOASS THESIS SUMMARY - 2.0 | Summarization of the Mother of All Short Squeezes Thesis and the Market Concepts/Mechanics behind it. Buckle Up ???</text:p>
          </table:table-cell>
          <table:table-cell table:number-columns-repeated="3"/>
        </table:table-row>
        <table:table-row table:style-name="ro1">
          <table:table-cell office:value-type="string">
            <text:p>https://www.reddit.com/r/Superstonk/comments/ny8mk8/the_infinity_squeeze_thesis_summary_and_breakdown/</text:p>
          </table:table-cell>
          <table:table-cell office:value-type="string">
            <text:p>2021-06-12</text:p>
          </table:table-cell>
          <table:table-cell office:value-type="string">
            <text:p>u/hcmf_maceface</text:p>
          </table:table-cell>
          <table:table-cell office:value-type="string">
            <text:p>The Infinity Squeeze Thesis Summary and Breakdown of the Market Concepts/Mechanics That Make it Possible</text:p>
          </table:table-cell>
          <table:table-cell table:number-columns-repeated="3"/>
        </table:table-row>
        <table:table-row table:style-name="ro1">
          <table:table-cell office:value-type="string">
            <text:p>https://www.reddit.com/r/Superstonk/comments/odk41o/the_anatomy_of_the_moass_part_13_the_key_market/</text:p>
          </table:table-cell>
          <table:table-cell office:value-type="string">
            <text:p>2021-07-04</text:p>
          </table:table-cell>
          <table:table-cell office:value-type="string">
            <text:p>u/hcmf_maceface</text:p>
          </table:table-cell>
          <table:table-cell office:value-type="string">
            <text:p>The Anatomy of the MOASS - Part 1/3: The Key Market Concepts that Make the MOASS Possible and Other Important Terminology</text:p>
          </table:table-cell>
          <table:table-cell table:number-columns-repeated="3"/>
        </table:table-row>
        <table:table-row table:style-name="ro1">
          <table:table-cell office:value-type="string">
            <text:p>https://www.reddit.com/r/Superstonk/comments/pitjab/apes_wanted_to_know_computershares_institutional/</text:p>
          </table:table-cell>
          <table:table-cell office:value-type="string">
            <text:p>2021-09-06</text:p>
          </table:table-cell>
          <table:table-cell office:value-type="string">
            <text:p>u/hcmf_maceface</text:p>
          </table:table-cell>
          <table:table-cell office:value-type="string">
            <text:p>Apes wanted to know Computershare's Institutional Ownership. Here is is.</text:p>
          </table:table-cell>
          <table:table-cell table:number-columns-repeated="3"/>
        </table:table-row>
        <table:table-row table:style-name="ro1">
          <table:table-cell office:value-type="string">
            <text:p>https://www.reddit.com/r/GME/comments/m36t82/do_not_let_them_fucking_bury_this/</text:p>
          </table:table-cell>
          <table:table-cell office:value-type="string">
            <text:p>2021-03-12</text:p>
          </table:table-cell>
          <table:table-cell office:value-type="string">
            <text:p>u/hell-mitc</text:p>
          </table:table-cell>
          <table:table-cell office:value-type="string">
            <text:p>DO NOT LET THEM FUCKING BURY THIS</text:p>
          </table:table-cell>
          <table:table-cell table:number-columns-repeated="3"/>
        </table:table-row>
        <table:table-row table:style-name="ro1">
          <table:table-cell office:value-type="string">
            <text:p>https://www.reddit.com/r/Superstonk/comments/nexfv4/its_just_a_pyramid_scheme_part_1_the_missing/</text:p>
          </table:table-cell>
          <table:table-cell office:value-type="string">
            <text:p>2021-05-18</text:p>
          </table:table-cell>
          <table:table-cell office:value-type="string">
            <text:p>u/hell-mitc</text:p>
          </table:table-cell>
          <table:table-cell office:value-type="string">
            <text:p>It's Just a Pyramid Scheme Part 1: The Missing Cornerstone</text:p>
          </table:table-cell>
          <table:table-cell table:number-columns-repeated="3"/>
        </table:table-row>
        <table:table-row table:style-name="ro1">
          <table:table-cell office:value-type="string">
            <text:p>https://www.reddit.com/r/Superstonk/comments/o7c9n9/data_or_is_it_data_someone_has_tiedup_the_entire/</text:p>
          </table:table-cell>
          <table:table-cell office:value-type="string">
            <text:p>2021-06-25</text:p>
          </table:table-cell>
          <table:table-cell office:value-type="string">
            <text:p>u/hell-mitc</text:p>
          </table:table-cell>
          <table:table-cell office:value-type="string">
            <text:p>Data. Or is it Data? Someone Has Tied-Up the Entire Float in Derivatives in Less Than 3 Weeks.</text:p>
          </table:table-cell>
          <table:table-cell table:number-columns-repeated="3"/>
        </table:table-row>
        <table:table-row table:style-name="ro1">
          <table:table-cell office:value-type="string">
            <text:p>https://www.reddit.com/r/GME/comments/lxs9ka/conditions_are_primed_to_trigger_a_gamma_squeeze/</text:p>
          </table:table-cell>
          <table:table-cell office:value-type="string">
            <text:p>2021-03-04</text:p>
          </table:table-cell>
          <table:table-cell office:value-type="string">
            <text:p>u/Hemoglobin_trotter</text:p>
          </table:table-cell>
          <table:table-cell office:value-type="string">
            <text:p>Conditions are Primed to Trigger a Gamma Squeeze that Rivals the VW MOASS of '08 on its Own.</text:p>
          </table:table-cell>
          <table:table-cell table:number-columns-repeated="3"/>
        </table:table-row>
        <table:table-row table:style-name="ro1">
          <table:table-cell office:value-type="string">
            <text:p>https://www.reddit.com/r/Superstonk/comments/o9ifjx/infinity_pool_how_gme_will_break_the_laws_of/</text:p>
          </table:table-cell>
          <table:table-cell office:value-type="string">
            <text:p>2021-06-28</text:p>
          </table:table-cell>
          <table:table-cell office:value-type="string">
            <text:p>u/Hemoglobin_trotter</text:p>
          </table:table-cell>
          <table:table-cell office:value-type="string">
            <text:p>Infinity Pool: How GME Will Break the Laws of Supply and Demand and Enable the Money Glitch</text:p>
          </table:table-cell>
          <table:table-cell table:number-columns-repeated="3"/>
        </table:table-row>
        <table:table-row table:style-name="ro1">
          <table:table-cell office:value-type="string">
            <text:p>https://www.reddit.com/r/Superstonk/comments/orx895/infinity_pool_2_my_favorite_holding_period_is/</text:p>
          </table:table-cell>
          <table:table-cell office:value-type="string">
            <text:p>2021-07-26</text:p>
          </table:table-cell>
          <table:table-cell office:value-type="string">
            <text:p>u/Hemoglobin_trotter</text:p>
          </table:table-cell>
          <table:table-cell office:value-type="string">
            <text:p>Infinity Pool 2: My Favorite Holding Period is Forever </text:p>
          </table:table-cell>
          <table:table-cell table:number-columns-repeated="3"/>
        </table:table-row>
        <table:table-row table:style-name="ro1">
          <table:table-cell office:value-type="string">
            <text:p>https://www.reddit.com/r/Superstonk/comments/qzvydp/msm_silence_regarding_this_particular_runup_is/</text:p>
          </table:table-cell>
          <table:table-cell office:value-type="string">
            <text:p>2021-11-22</text:p>
          </table:table-cell>
          <table:table-cell office:value-type="string">
            <text:p>u/Hemoglobin_trotter</text:p>
          </table:table-cell>
          <table:table-cell office:value-type="string">
            <text:p>MSM silence regarding this particular run-up is deafening. They are showing their hand by not maintaining the status-quo of providing half-baked excuses for GME price movement.</text:p>
          </table:table-cell>
          <table:table-cell table:number-columns-repeated="3"/>
        </table:table-row>
        <table:table-row table:style-name="ro1">
          <table:table-cell office:value-type="string">
            <text:p>https://www.reddit.com/r/Superstonk/comments/r1jrwy/hedgies_can_win_all_the_battles_they_want_but_for/</text:p>
          </table:table-cell>
          <table:table-cell office:value-type="string">
            <text:p>2021-11-25</text:p>
          </table:table-cell>
          <table:table-cell office:value-type="string">
            <text:p>u/Hemoglobin_trotter</text:p>
          </table:table-cell>
          <table:table-cell office:value-type="string">
            <text:p>Hedgies can win all the "battles" they want, but for them the war is completely lost. Their win condition has shifted from long-term solvency to daily survival, and it shows.</text:p>
          </table:table-cell>
          <table:table-cell table:number-columns-repeated="3"/>
        </table:table-row>
        <table:table-row table:style-name="ro1">
          <table:table-cell office:value-type="string">
            <text:p>https://www.reddit.com/r/Superstonk/comments/o49o2w/debunking_the_20_inflation_dds_it_is_crucial_to/</text:p>
          </table:table-cell>
          <table:table-cell office:value-type="string">
            <text:p>2021-06-20</text:p>
          </table:table-cell>
          <table:table-cell office:value-type="string">
            <text:p>u/hikurashi83</text:p>
          </table:table-cell>
          <table:table-cell office:value-type="string">
            <text:p>DEBUNKING THE 20% INFLATION DDs! IT IS CRUCIAL TO FACT-CHECK BEFORE UPVOTING DDs WITH WILDLY ABSURD CLAIMS! </text:p>
          </table:table-cell>
          <table:table-cell table:number-columns-repeated="3"/>
        </table:table-row>
        <table:table-row table:style-name="ro1">
          <table:table-cell office:value-type="string">
            <text:p>https://www.reddit.com/r/Superstonk/comments/pil8q5/big_changes_coming_that_could_affect_otc_zombie/</text:p>
          </table:table-cell>
          <table:table-cell office:value-type="string">
            <text:p>2021-09-05</text:p>
          </table:table-cell>
          <table:table-cell office:value-type="string">
            <text:p>u/hmhemes</text:p>
          </table:table-cell>
          <table:table-cell office:value-type="string">
            <text:p>Big Changes Coming That Could Affect OTC Zombie Stocks</text:p>
          </table:table-cell>
          <table:table-cell table:number-columns-repeated="3"/>
        </table:table-row>
        <table:table-row table:style-name="ro1">
          <table:table-cell office:value-type="string">
            <text:p>https://www.reddit.com/r/Superstonk/comments/sr5a5h/navigating_moass_a_beginners_guide_to/</text:p>
          </table:table-cell>
          <table:table-cell office:value-type="string">
            <text:p>2022-02-13</text:p>
          </table:table-cell>
          <table:table-cell office:value-type="string">
            <text:p>u/hmhemes</text:p>
          </table:table-cell>
          <table:table-cell office:value-type="string">
            <text:p>Navigating MOASS: A Beginner's Guide To Understanding Price And Order Execution</text:p>
          </table:table-cell>
          <table:table-cell table:number-columns-repeated="3"/>
        </table:table-row>
        <table:table-row table:style-name="ro1">
          <table:table-cell office:value-type="string">
            <text:p>https://www.reddit.com/r/Superstonk/comments/vc3ovs/yesterday_we_had_dlauer_fud_today_we_have/</text:p>
          </table:table-cell>
          <table:table-cell office:value-type="string">
            <text:p>2022-06-14</text:p>
          </table:table-cell>
          <table:table-cell office:value-type="string">
            <text:p>u/hmhemes</text:p>
          </table:table-cell>
          <table:table-cell office:value-type="string">
            <text:p>Yesterday we had Dlauer FUD, today we have Computershare selling FUD. Let's dispel it.</text:p>
          </table:table-cell>
          <table:table-cell table:number-columns-repeated="3"/>
        </table:table-row>
        <table:table-row table:style-name="ro1">
          <table:table-cell office:value-type="string">
            <text:p>https://www.reddit.com/r/Superstonk/comments/vt5ahd/want_some_more_confirmation_that_short_sellers/</text:p>
          </table:table-cell>
          <table:table-cell office:value-type="string">
            <text:p>2022-07-06</text:p>
          </table:table-cell>
          <table:table-cell office:value-type="string">
            <text:p>u/hmhemes</text:p>
          </table:table-cell>
          <table:table-cell office:value-type="string">
            <text:p>Want some more confirmation that short sellers get fucked by a stock DIVIDEND? Well here is a source straight from the IRS. After reading this, there should be absolutely zero reason to get FUDed by nonsense. I'll keep it short (lol) and sweet, I promise.</text:p>
          </table:table-cell>
          <table:table-cell table:number-columns-repeated="3"/>
        </table:table-row>
        <table:table-row table:style-name="ro1">
          <table:table-cell office:value-type="string">
            <text:p>https://www.reddit.com/r/wallstreetbets/comments/ma4oeo/an_illiad_of_gme_technical_analysis_and_dd/</text:p>
          </table:table-cell>
          <table:table-cell office:value-type="string">
            <text:p>2021-03-21</text:p>
          </table:table-cell>
          <table:table-cell office:value-type="string">
            <text:p>u/homedepothank69</text:p>
          </table:table-cell>
          <table:table-cell office:value-type="string">
            <text:p>The Iliad of GME Technical Analysis and DD</text:p>
          </table:table-cell>
          <table:table-cell table:number-columns-repeated="3"/>
        </table:table-row>
        <table:table-row table:style-name="ro1">
          <table:table-cell office:value-type="string">
            <text:p>https://www.reddit.com/r/Superstonk/comments/myxei0/hank_returns_with_some_ftd_cycle_dd/</text:p>
          </table:table-cell>
          <table:table-cell office:value-type="string">
            <text:p>2021-04-26</text:p>
          </table:table-cell>
          <table:table-cell office:value-type="string">
            <text:p>u/homedepothank69</text:p>
          </table:table-cell>
          <table:table-cell office:value-type="string">
            <text:p>Hank Returns.... WITH SOME FTD CYCLE DD</text:p>
          </table:table-cell>
          <table:table-cell table:number-columns-repeated="3"/>
        </table:table-row>
        <table:table-row table:style-name="ro1">
          <table:table-cell office:value-type="string">
            <text:p>http://web.archive.org/web/20210504002841/https://www.reddit.com/r/Superstonk/comments/n42suk/hank_helping_you_understand_why_mmhfs_would_take/</text:p>
          </table:table-cell>
          <table:table-cell office:value-type="string">
            <text:p>2021-05-03</text:p>
          </table:table-cell>
          <table:table-cell office:value-type="string">
            <text:p>u/homedepothank69</text:p>
          </table:table-cell>
          <table:table-cell office:value-type="string">
            <text:p>Helping You Understand Why MM-HFs Would Take These Crazy Risks</text:p>
          </table:table-cell>
          <table:table-cell table:number-columns-repeated="3"/>
        </table:table-row>
        <table:table-row table:style-name="ro1">
          <table:table-cell office:value-type="string">
            <text:p>https://www.reddit.com/r/Superstonk/comments/n66tzh/hanks_definitive_gme_theory_of_everything/</text:p>
          </table:table-cell>
          <table:table-cell office:value-type="string">
            <text:p>2021-05-06</text:p>
          </table:table-cell>
          <table:table-cell office:value-type="string">
            <text:p>u/homedepothank69</text:p>
          </table:table-cell>
          <table:table-cell office:value-type="string">
            <text:p>Hank's Definitive GME Theory of Everything</text:p>
          </table:table-cell>
          <table:table-cell table:number-columns-repeated="3"/>
        </table:table-row>
        <table:table-row table:style-name="ro1">
          <table:table-cell office:value-type="string">
            <text:p>http://web.archive.org/web/20210511123459/https://www.reddit.com/r/Superstonk/comments/n9vyr4/hank_visits_gmes_bermuda_triangle_gone_sexual/</text:p>
          </table:table-cell>
          <table:table-cell office:value-type="string">
            <text:p>2021-05-11</text:p>
          </table:table-cell>
          <table:table-cell office:value-type="string">
            <text:p>u/homedepothank69</text:p>
          </table:table-cell>
          <table:table-cell office:value-type="string">
            <text:p>Hank Visits GME's Bermuda Triangle</text:p>
          </table:table-cell>
          <table:table-cell office:value-type="string">
            <text:p>https://bafybeibmmil2iufqrfb6hnvnp2kh6a6tyi3p2tos4kqqj3gfzqfg4dvwue.ipfs.w3s.link/</text:p>
          </table:table-cell>
          <table:table-cell office:value-type="string">
            <text:p>https://archive.ph/www.reddit.com/r/Superstonk/comments/n66tzh/hanks_definitive_gme_theory_of_everything/</text:p>
          </table:table-cell>
          <table:table-cell/>
        </table:table-row>
        <table:table-row table:style-name="ro1">
          <table:table-cell office:value-type="string">
            <text:p>https://www.reddit.com/r/Superstonk/comments/oailkx/why_the_ftd_cycle_didnt_happen_hankys_take/</text:p>
          </table:table-cell>
          <table:table-cell office:value-type="string">
            <text:p>2021-05-11</text:p>
          </table:table-cell>
          <table:table-cell office:value-type="string">
            <text:p>u/homedepothank69</text:p>
          </table:table-cell>
          <table:table-cell office:value-type="string">
            <text:p>Why the FTD cycle didn't happen - Hanky's take</text:p>
          </table:table-cell>
          <table:table-cell table:number-columns-repeated="3"/>
        </table:table-row>
        <table:table-row table:style-name="ro1">
          <table:table-cell office:value-type="string">
            <text:p>https://www.reddit.com/r/Superstonk/comments/nnsfs6/another_gme_dd_dump_from_hank/</text:p>
          </table:table-cell>
          <table:table-cell office:value-type="string">
            <text:p>2021-05-29</text:p>
          </table:table-cell>
          <table:table-cell office:value-type="string">
            <text:p>u/homedepothank69</text:p>
          </table:table-cell>
          <table:table-cell office:value-type="string">
            <text:p>Another GME DD dump from Hank</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Quant Apes Glitch the Simulation</text:p>
          </table:table-cell>
          <table:table-cell table:number-columns-repeated="3"/>
        </table:table-row>
        <table:table-row table:style-name="ro1">
          <table:table-cell office:value-type="string">
            <text:p>https://www.reddit.com/r/Superstonk/comments/nu9qq9/hanks_big_bang_quant_apes_glitch_the_simulation/</text:p>
          </table:table-cell>
          <table:table-cell office:value-type="string">
            <text:p>2021-06-07</text:p>
          </table:table-cell>
          <table:table-cell office:value-type="string">
            <text:p>u/homedepothank69</text:p>
          </table:table-cell>
          <table:table-cell office:value-type="string">
            <text:p>Hanks Big Bang - Quant Apes Glitch the Simulation</text:p>
          </table:table-cell>
          <table:table-cell office:value-type="string">
            <text:p>https://bafybeihvqwmjez76datfqbqvdsgmqt7osxkvq7b6nqvde2paqhgiykwrly.ipfs.w3s.link</text:p>
          </table:table-cell>
          <table:table-cell office:value-type="string">
            <text:p>https://archive.ph/www.reddit.com/r/Superstonk/comments/nnsfs6/another_gme_dd_dump_from_hank/</text:p>
          </table:table-cell>
          <table:table-cell/>
        </table:table-row>
        <table:table-row table:style-name="ro1">
          <table:table-cell office:value-type="string">
            <text:p>https://www.reddit.com/r/Superstonk/comments/mwuszf/actually_useful_info_you_might_have_missed_230421/</text:p>
          </table:table-cell>
          <table:table-cell office:value-type="string">
            <text:p>2021-04-23</text:p>
          </table:table-cell>
          <table:table-cell office:value-type="string">
            <text:p>u/HPADude</text:p>
          </table:table-cell>
          <table:table-cell office:value-type="string">
            <text:p>Actually useful info you might have missed, 23/04/21 </text:p>
          </table:table-cell>
          <table:table-cell office:value-type="string">
            <text:p>https://bafybeigxuhvr23n46lga77ffjq4klou6uiy5f2ykjtiby7kfbo3snnxrbe.ipfs.w3s.link/</text:p>
          </table:table-cell>
          <table:table-cell office:value-type="string">
            <text:p>https://archive.ph/www.reddit.com/r/Superstonk/comments/nu9qq9/hanks_big_bang_quant_apes_glitch_the_simulation/</text:p>
          </table:table-cell>
          <table:table-cell/>
        </table:table-row>
        <table:table-row table:style-name="ro1">
          <table:table-cell office:value-type="string">
            <text:p>https://www.reddit.com/r/GME/comments/lxu6nf/i_created_a_webpage_to_draw_attention_to_the_gme/</text:p>
          </table:table-cell>
          <table:table-cell office:value-type="string">
            <text:p>2021-03-04</text:p>
          </table:table-cell>
          <table:table-cell office:value-type="string">
            <text:p>u/infj-t</text:p>
          </table:table-cell>
          <table:table-cell office:value-type="string">
            <text:p>I created a webpage to draw attention to the GME media and stock manipulation and I can see DDOS attempts in the site's error logs ??</text:p>
          </table:table-cell>
          <table:table-cell table:number-columns-repeated="3"/>
        </table:table-row>
        <table:table-row table:style-name="ro1">
          <table:table-cell office:value-type="string">
            <text:p>https://www.reddit.com/r/Superstonk/comments/mv2mxs/ive_seen_the_dont_sell_under_100k_comment_posted/</text:p>
          </table:table-cell>
          <table:table-cell office:value-type="string">
            <text:p>2021-04-21</text:p>
          </table:table-cell>
          <table:table-cell office:value-type="string">
            <text:p>u/infj-t</text:p>
          </table:table-cell>
          <table:table-cell office:value-type="string">
            <text:p>I’ve seen the “don’t sell under 100k” comment posted 3 times so far... obvious price anchoring do not fall for it. THE FLOOR IS 10MIL. Nothing has changed. ?</text:p>
          </table:table-cell>
          <table:table-cell table:number-columns-repeated="3"/>
        </table:table-row>
        <table:table-row table:style-name="ro1">
          <table:table-cell office:value-type="string">
            <text:p>https://www.reddit.com/r/Superstonk/comments/rfswb2/you_know_were_close_when_you_start_seeing/</text:p>
          </table:table-cell>
          <table:table-cell office:value-type="string">
            <text:p>2021-12-13</text:p>
          </table:table-cell>
          <table:table-cell office:value-type="string">
            <text:p>u/infj-t</text:p>
          </table:table-cell>
          <table:table-cell office:value-type="string">
            <text:p>You know we’re close when you start seeing bullshit headlines like this… pretty sure some fellow apes predicted this headline back in April ? HOLD MY BEER WHILE I DRS BABY</text:p>
          </table:table-cell>
          <table:table-cell table:number-columns-repeated="3"/>
        </table:table-row>
        <table:table-row table:style-name="ro1">
          <table:table-cell office:value-type="string">
            <text:p>https://www.reddit.com/r/Superstonk/comments/rmbm5u/so_what_youre_saying_is_that_drs_is/</text:p>
          </table:table-cell>
          <table:table-cell office:value-type="string">
            <text:p>2021-12-22</text:p>
          </table:table-cell>
          <table:table-cell office:value-type="string">
            <text:p>u/infj-t</text:p>
          </table:table-cell>
          <table:table-cell office:value-type="string">
            <text:p>So what you’re saying is that DRS is “inconsequential” - so you won’t mind if we DRS the entire float, and that prime brokers and therefore banks are ultimately the criminals here - so we should look for a DeFi alternative? ?? #thx4thahottipz</text:p>
          </table:table-cell>
          <table:table-cell table:number-columns-repeated="3"/>
        </table:table-row>
        <table:table-row table:style-name="ro1">
          <table:table-cell office:value-type="string">
            <text:p>https://www.reddit.com/r/Superstonk/comments/rve3f0/psyops_the_firehose_of_falsehood_dd_if_you_tell_a/</text:p>
          </table:table-cell>
          <table:table-cell office:value-type="string">
            <text:p>2022-01-03</text:p>
          </table:table-cell>
          <table:table-cell office:value-type="string">
            <text:p>u/infj-t</text:p>
          </table:table-cell>
          <table:table-cell office:value-type="string">
            <text:p>PsyOps - The Firehose of Falsehood (DD) - “If you tell a lie big enough and keep repeating it, people will eventually come to believe it.”</text:p>
          </table:table-cell>
          <table:table-cell table:number-columns-repeated="3"/>
        </table:table-row>
        <table:table-row table:style-name="ro1">
          <table:table-cell office:value-type="string">
            <text:p>https://www.reddit.com/r/Superstonk/comments/sqym8a/without_admitting_or_denying_guilt_a_term_used_by/</text:p>
          </table:table-cell>
          <table:table-cell office:value-type="string">
            <text:p>2022-02-12</text:p>
          </table:table-cell>
          <table:table-cell office:value-type="string">
            <text:p>u/infj-t</text:p>
          </table:table-cell>
          <table:table-cell office:value-type="string">
            <text:p>WITHOUT ADMITTING OR DENYING GUILT - a term used by FINRA to allow rich assholes to buy their way out of proper regulation and punishment. APEX fined 44 times (for deleting evidence amongst other crimes) over 2 decades all without admitting any liability - when gonna do jobs properly FINRA? ?? ?</text:p>
          </table:table-cell>
          <table:table-cell table:number-columns-repeated="2"/>
          <table:table-cell office:value-type="string">
            <text:p>http://web.archive.org/web/*/https://www.reddit.com/r/Superstonk/comments/n66tzh/hanks_definitive_gme_theory_of_everything/</text:p>
          </table:table-cell>
        </table:table-row>
        <table:table-row table:style-name="ro1">
          <table:table-cell office:value-type="string">
            <text:p>https://www.reddit.com/r/Superstonk/comments/sy2140/whilst_were_all_reminiscing_remember_when_citadel/</text:p>
          </table:table-cell>
          <table:table-cell office:value-type="string">
            <text:p>2022-02-21</text:p>
          </table:table-cell>
          <table:table-cell office:value-type="string">
            <text:p>u/infj-t</text:p>
          </table:table-cell>
          <table:table-cell office:value-type="string">
            <text:p>Whilst we’re all reminiscing - remember when Citadel got a bailout from Sequoia and before anyone could breathe, the media made sure we knew it ‘wasn’t a bailout’ ?</text:p>
          </table:table-cell>
          <table:table-cell table:number-columns-repeated="3"/>
        </table:table-row>
        <table:table-row table:style-name="ro1">
          <table:table-cell office:value-type="string">
            <text:p>https://www.reddit.com/r/Superstonk/comments/tp8gse/_/</text:p>
          </table:table-cell>
          <table:table-cell office:value-type="string">
            <text:p>2022-03-27</text:p>
          </table:table-cell>
          <table:table-cell office:value-type="string">
            <text:p>u/infj-t</text:p>
          </table:table-cell>
          <table:table-cell office:value-type="string">
            <text:p>? ???? ? ????</text:p>
          </table:table-cell>
          <table:table-cell table:number-columns-repeated="2"/>
          <table:table-cell office:value-type="string">
            <text:p>http://web.archive.org/web/*/https://www.reddit.com/r/Superstonk/comments/nnsfs6/another_gme_dd_dump_from_hank/</text:p>
          </table:table-cell>
        </table:table-row>
        <table:table-row table:style-name="ro1">
          <table:table-cell office:value-type="string">
            <text:p>https://www.reddit.com/r/Superstonk/comments/yfkz5q/ortex_2_a_glitchy_boogaloo/</text:p>
          </table:table-cell>
          <table:table-cell office:value-type="string">
            <text:p>2022-10-28</text:p>
          </table:table-cell>
          <table:table-cell office:value-type="string">
            <text:p>u/infj-t</text:p>
          </table:table-cell>
          <table:table-cell office:value-type="string">
            <text:p>Ortex 2 - A glitchy boogaloo</text:p>
          </table:table-cell>
          <table:table-cell table:number-columns-repeated="2"/>
          <table:table-cell office:value-type="string">
            <text:p>http://web.archive.org/web/*/https://www.reddit.com/r/Superstonk/comments/nu9qq9/hanks_big_bang_quant_apes_glitch_the_simulation/</text:p>
          </table:table-cell>
        </table:table-row>
        <table:table-row table:style-name="ro1">
          <table:table-cell office:value-type="string">
            <text:p>https://www.reddit.com/r/Superstonk/comments/yluinp/i_commented_on_this_linkedin_post_by_the_director/</text:p>
          </table:table-cell>
          <table:table-cell office:value-type="string">
            <text:p>2022-11-04</text:p>
          </table:table-cell>
          <table:table-cell office:value-type="string">
            <text:p>u/infj-t</text:p>
          </table:table-cell>
          <table:table-cell office:value-type="string">
            <text:p>I commented on this LinkedIn post (by the Director of Gamng Wall St.) saying "What about DRS???" and he deleted my comment ?</text:p>
          </table:table-cell>
          <table:table-cell table:number-columns-repeated="3"/>
        </table:table-row>
        <table:table-row table:style-name="ro1">
          <table:table-cell office:value-type="string">
            <text:p>https://www.reddit.com/r/Superstonk/comments/yxbqdl/audio_from_catskillcrypto_talking_about_naked/</text:p>
          </table:table-cell>
          <table:table-cell office:value-type="string">
            <text:p>2022-11-17</text:p>
          </table:table-cell>
          <table:table-cell office:value-type="string">
            <text:p>u/infj-t</text:p>
          </table:table-cell>
          <table:table-cell office:value-type="string">
            <text:p>Audio from CatsKillCrypto talking about Naked Shorting and how exchanges are cess pits of fraud ? ? (Credit to u/ToDaMoon1399 for the original post!)</text:p>
          </table:table-cell>
          <table:table-cell table:number-columns-repeated="3"/>
        </table:table-row>
        <table:table-row table:style-name="ro1">
          <table:table-cell office:value-type="string">
            <text:p>https://www.reddit.com/r/GME/comments/m7x2gq/dd_i_did_the_math_there_is_literally_no_doubt/</text:p>
          </table:table-cell>
          <table:table-cell office:value-type="string">
            <text:p>2021-03-18</text:p>
          </table:table-cell>
          <table:table-cell office:value-type="string">
            <text:p>u/InForTheSqueeze</text:p>
          </table:table-cell>
          <table:table-cell office:value-type="string">
            <text:p>DD: I did the math, there is literally NO DOUBT that we own &gt;100% of the remaining float (could be up to 1000% or even more), SHARE THIS ! ? </text:p>
          </table:table-cell>
          <table:table-cell table:number-columns-repeated="3"/>
        </table:table-row>
        <table:table-row table:style-name="ro1">
          <table:table-cell office:value-type="string">
            <text:p>https://www.reddit.com/r/Superstonk/comments/mxrdcb/updated_dd_i_did_the_math_there_is_literally_no/</text:p>
          </table:table-cell>
          <table:table-cell office:value-type="string">
            <text:p>2021-04-24</text:p>
          </table:table-cell>
          <table:table-cell office:value-type="string">
            <text:p>u/InForTheSqueeze</text:p>
          </table:table-cell>
          <table:table-cell office:value-type="string">
            <text:p>[UPDATED] DD: I did the math, there is literally NO DOUBT that we own &gt;100% of the remaining float. [including updated remaining float from GME's proxy statement] ??? </text:p>
          </table:table-cell>
          <table:table-cell table:number-columns-repeated="3"/>
        </table:table-row>
        <table:table-row table:style-name="ro1">
          <table:table-cell office:value-type="string">
            <text:p>https://www.reddit.com/r/Superstonk/comments/nnngl6/update_dd_i_did_the_math_latest_nordnet_and/</text:p>
          </table:table-cell>
          <table:table-cell office:value-type="string">
            <text:p>2021-05-29</text:p>
          </table:table-cell>
          <table:table-cell office:value-type="string">
            <text:p>u/InForTheSqueeze</text:p>
          </table:table-cell>
          <table:table-cell office:value-type="string">
            <text:p>[UPDATE] DD: I did the math. Latest Nordnet and Avanza ownership numbers confirming what we already knew: WE OWN THE FLOAT!</text:p>
          </table:table-cell>
          <table:table-cell table:number-columns-repeated="3"/>
        </table:table-row>
        <table:table-row table:style-name="ro1">
          <table:table-cell office:value-type="string">
            <text:p>https://www.reddit.com/r/Superstonk/comments/mp8ugj/bigger_than_indoor_plumbing_a_gamestop_business/</text:p>
          </table:table-cell>
          <table:table-cell office:value-type="string">
            <text:p>2021-04-12</text:p>
          </table:table-cell>
          <table:table-cell office:value-type="string">
            <text:p>u/itsdaynotdave</text:p>
          </table:table-cell>
          <table:table-cell office:value-type="string">
            <text:p>Bigger Than Indoor Plumbing - A Gamestop Business Analysis</text:p>
          </table:table-cell>
          <table:table-cell table:number-columns-repeated="3"/>
        </table:table-row>
        <table:table-row table:style-name="ro1">
          <table:table-cell office:value-type="string">
            <text:p>https://www.reddit.com/r/Superstonk/comments/mswcdm/lifewater_media_trojan_horse_the_ultimate_guide/</text:p>
          </table:table-cell>
          <table:table-cell office:value-type="string">
            <text:p>2021-04-17</text:p>
          </table:table-cell>
          <table:table-cell office:value-type="string">
            <text:p>u/itsdaynotdave</text:p>
          </table:table-cell>
          <table:table-cell office:value-type="string">
            <text:p>LifeWater Media : Trojan Horse, The Ultimate Guide</text:p>
          </table:table-cell>
          <table:table-cell table:number-columns-repeated="3"/>
        </table:table-row>
        <table:table-row table:style-name="ro1">
          <table:table-cell office:value-type="string">
            <text:p>https://www.reddit.com/r/Superstonk/comments/mskz2e/lifewater_media_trojan_horse/</text:p>
          </table:table-cell>
          <table:table-cell office:value-type="string">
            <text:p>2021-04-17</text:p>
          </table:table-cell>
          <table:table-cell office:value-type="string">
            <text:p>u/itsdaynotdave</text:p>
          </table:table-cell>
          <table:table-cell office:value-type="string">
            <text:p>LifeWater Media: Trojan Horse</text:p>
          </table:table-cell>
          <table:table-cell table:number-columns-repeated="3"/>
        </table:table-row>
        <table:table-row table:style-name="ro1">
          <table:table-cell office:value-type="string">
            <text:p>https://www.reddit.com/r/Superstonk/comments/myryiv/andrewmomoney_used_my_dd_in_a_live_stream_ft/</text:p>
          </table:table-cell>
          <table:table-cell office:value-type="string">
            <text:p>2021-04-26</text:p>
          </table:table-cell>
          <table:table-cell office:value-type="string">
            <text:p>u/itsdaynotdave</text:p>
          </table:table-cell>
          <table:table-cell office:value-type="string">
            <text:p>AndrewMoMoney Used My DD In A Live Stream Ft. Shill Sniffing Dog And Deleted My Comment, So I Analyzed His Channel </text:p>
          </table:table-cell>
          <table:table-cell table:number-columns-repeated="3"/>
        </table:table-row>
        <table:table-row table:style-name="ro1">
          <table:table-cell office:value-type="string">
            <text:p>https://www.reddit.com/r/Superstonk/comments/pohfdd/china_evergrande_was_on_the_brink_of_insolvency_a/</text:p>
          </table:table-cell>
          <table:table-cell office:value-type="string">
            <text:p>2021-09-14</text:p>
          </table:table-cell>
          <table:table-cell office:value-type="string">
            <text:p>u/jake2b</text:p>
          </table:table-cell>
          <table:table-cell office:value-type="string">
            <text:p>China Evergrande was on the brink of insolvency A YEAR AGO, requesting Government funding and assistance in a "leaked letter" dated August 27 2020 and leaked online in September 2020. Here's what I've found: </text:p>
          </table:table-cell>
          <table:table-cell table:number-columns-repeated="3"/>
        </table:table-row>
        <table:table-row table:style-name="ro1">
          <table:table-cell office:value-type="string">
            <text:p><text:a xlink:href="https://www/">https://www</text:a>.reddit.com/r/Superstonk/comments/qgyjy9/bank_of_canada_ends_qe_inflation_appears_less/</text:p>
          </table:table-cell>
          <table:table-cell office:value-type="string">
            <text:p>2021-10-27</text:p>
          </table:table-cell>
          <table:table-cell office:value-type="string">
            <text:p>u/jake2b</text:p>
          </table:table-cell>
          <table:table-cell office:value-type="string">
            <text:p>Bank of Canada ends QE, inflation "appears less temporary than originally thought" ? shockedpikachu.jpg </text:p>
          </table:table-cell>
          <table:table-cell table:number-columns-repeated="3"/>
        </table:table-row>
        <table:table-row table:style-name="ro1">
          <table:table-cell office:value-type="string">
            <text:p>https://www.reddit.com/r/Superstonk/comments/qpt4wg/federal_reserve_releases_financial_stability/</text:p>
          </table:table-cell>
          <table:table-cell office:value-type="string">
            <text:p>2021-11-08</text:p>
          </table:table-cell>
          <table:table-cell office:value-type="string">
            <text:p>u/jake2b</text:p>
          </table:table-cell>
          <table:table-cell office:value-type="string">
            <text:p>Federal Reserve releases Financial Stability Report: some $GME breakdown, some dumb-dumb talk about apps with fancy colours and increased risk appetite, some interesting PFOF data! ? everythingisfine.jpg ? </text:p>
          </table:table-cell>
          <table:table-cell table:number-columns-repeated="3"/>
        </table:table-row>
        <table:table-row table:style-name="ro1">
          <table:table-cell office:value-type="string">
            <text:p>https://www.reddit.com/r/Superstonk/comments/usq8uf/bye_bye_greatest_investor_of_our_generation/</text:p>
          </table:table-cell>
          <table:table-cell office:value-type="string">
            <text:p>2022-05-19</text:p>
          </table:table-cell>
          <table:table-cell office:value-type="string">
            <text:p>u/jake2b</text:p>
          </table:table-cell>
          <table:table-cell office:value-type="string">
            <text:p>Bye, bye, greatest investor of our generation. Melvin closing its doors.</text:p>
          </table:table-cell>
          <table:table-cell table:number-columns-repeated="3"/>
        </table:table-row>
        <table:table-row table:style-name="ro1">
          <table:table-cell office:value-type="string">
            <text:p>https://www.reddit.com/r/GME/comments/mj6tpd/prepare_for_another_major_short_attack_next_week/</text:p>
          </table:table-cell>
          <table:table-cell office:value-type="string">
            <text:p>2021-04-03</text:p>
          </table:table-cell>
          <table:table-cell office:value-type="string">
            <text:p>u/jakob_xavier</text:p>
          </table:table-cell>
          <table:table-cell office:value-type="string">
            <text:p>Prepare for Another Major Short Attack Next Week</text:p>
          </table:table-cell>
          <table:table-cell table:number-columns-repeated="3"/>
        </table:table-row>
        <table:table-row table:style-name="ro1">
          <table:table-cell office:value-type="string">
            <text:p>https://www.reddit.com/r/Superstonk/comments/mulstf/cointelpro_techniques_for_dilution_misdirection/</text:p>
          </table:table-cell>
          <table:table-cell office:value-type="string">
            <text:p>2021-04-20</text:p>
          </table:table-cell>
          <table:table-cell office:value-type="string">
            <text:p>u/jakob_xavier</text:p>
          </table:table-cell>
          <table:table-cell office:value-type="string">
            <text:p>COINTELPRO Techniques for dilution, misdirection and control of a internet forum</text:p>
          </table:table-cell>
          <table:table-cell table:number-columns-repeated="3"/>
        </table:table-row>
        <table:table-row table:style-name="ro1">
          <table:table-cell office:value-type="string">
            <text:p>https://www.reddit.com/r/Superstonk/comments/mq4gfi/sec_filing_merger_with_brokarage_detailing/</text:p>
          </table:table-cell>
          <table:table-cell office:value-type="string">
            <text:p>2021-04-13</text:p>
          </table:table-cell>
          <table:table-cell office:value-type="string">
            <text:p>u/jamiegirl21</text:p>
          </table:table-cell>
          <table:table-cell office:value-type="string">
            <text:p>SEC Filing: Merger with brokarage, detailing lawssuit, mentions 30 brokerages engaging in coordinated conspiracy </text:p>
          </table:table-cell>
          <table:table-cell table:number-columns-repeated="3"/>
        </table:table-row>
        <table:table-row table:style-name="ro1">
          <table:table-cell office:value-type="string">
            <text:p>https://www.reddit.com/r/Superstonk/comments/w6pz86/the_blockbuster_trademark_application_paints_a/</text:p>
          </table:table-cell>
          <table:table-cell office:value-type="string">
            <text:p>2022-07-24</text:p>
          </table:table-cell>
          <table:table-cell office:value-type="string">
            <text:p>u/jamiegirl22</text:p>
          </table:table-cell>
          <table:table-cell office:value-type="string">
            <text:p>The Blockbuster trademark application paints a very thorough explanation of what’s to come— and I dig the simple logo</text:p>
          </table:table-cell>
          <table:table-cell table:number-columns-repeated="3"/>
        </table:table-row>
        <table:table-row table:style-name="ro1">
          <table:table-cell office:value-type="string">
            <text:p>https://www.reddit.com/r/wallstreetbets/comments/ip6jnv/the_real_greatest_short_burn_of_the_century/</text:p>
          </table:table-cell>
          <table:table-cell office:value-type="string">
            <text:p>2020-09-08</text:p>
          </table:table-cell>
          <table:table-cell office:value-type="string">
            <text:p>u/Jeffamazon</text:p>
          </table:table-cell>
          <table:table-cell office:value-type="string">
            <text:p>The REAL Greatest Short Burn of the Century</text:p>
          </table:table-cell>
          <table:table-cell table:number-columns-repeated="3"/>
        </table:table-row>
        <table:table-row table:style-name="ro1">
          <table:table-cell office:value-type="string">
            <text:p>https://www.reddit.com/r/wallstreetbets/comments/kwuc3a/gme_end_game/</text:p>
          </table:table-cell>
          <table:table-cell office:value-type="string">
            <text:p>2021-01-14</text:p>
          </table:table-cell>
          <table:table-cell office:value-type="string">
            <text:p>u/Jeffamazon</text:p>
          </table:table-cell>
          <table:table-cell office:value-type="string">
            <text:p>$GME - End Game ?????</text:p>
          </table:table-cell>
          <table:table-cell table:number-columns-repeated="3"/>
        </table:table-row>
        <table:table-row table:style-name="ro1">
          <table:table-cell office:value-type="string">
            <text:p>https://www.reddit.com/r/investing/comments/l5l413/gamestop_big_picture_the_short_singularity/</text:p>
          </table:table-cell>
          <table:table-cell office:value-type="string">
            <text:p>2021-01-26</text:p>
          </table:table-cell>
          <table:table-cell office:value-type="string">
            <text:p>u/jn_ku</text:p>
          </table:table-cell>
          <table:table-cell office:value-type="string">
            <text:p>Gamestop Big Picture: The Short Singularity</text:p>
          </table:table-cell>
          <table:table-cell office:value-type="string">
            <text:p>https://bafybeibqypwdkdotmhwbmwca5oozt2ztjuxowzkmisfmy7g3x5fjkroi2e.ipfs.w3s.link/</text:p>
          </table:table-cell>
          <table:table-cell office:value-type="string">
            <text:p>https://archive.ph/www.reddit.com/r/Superstonk/comments/mq4gfi/sec_filing_merger_with_brokarage_detailing/</text:p>
          </table:table-cell>
          <table:table-cell/>
        </table:table-row>
        <table:table-row table:style-name="ro1">
          <table:table-cell office:value-type="string">
            <text:p>https://www.reddit.com/r/investing/comments/l6xc8l/gamestop_big_picture_the_short_singularity_pt_2/</text:p>
          </table:table-cell>
          <table:table-cell office:value-type="string">
            <text:p>2021-01-28</text:p>
          </table:table-cell>
          <table:table-cell office:value-type="string">
            <text:p>u/jn_ku</text:p>
          </table:table-cell>
          <table:table-cell office:value-type="string">
            <text:p>Gamestop Big Picture: The Short Singularity Pt 2</text:p>
          </table:table-cell>
          <table:table-cell table:number-columns-repeated="3"/>
        </table:table-row>
        <table:table-row table:style-name="ro1">
          <table:table-cell office:value-type="string">
            <text:p>https://www.reddit.com/r/investing/comments/l7qlfh/gamestop_big_picture_the_short_singularity_pt_3/</text:p>
          </table:table-cell>
          <table:table-cell office:value-type="string">
            <text:p>2021-01-29</text:p>
          </table:table-cell>
          <table:table-cell office:value-type="string">
            <text:p>u/jn_ku</text:p>
          </table:table-cell>
          <table:table-cell office:value-type="string">
            <text:p>Gamestop Big Picture: The Short Singularity Pt 3 - WTF edition</text:p>
          </table:table-cell>
          <table:table-cell table:number-columns-repeated="3"/>
        </table:table-row>
        <table:table-row table:style-name="ro1">
          <table:table-cell office:value-type="string">
            <text:p>https://www.reddit.com/r/investing/comments/l97jbo/gamestop_big_picture_market_mechanics/</text:p>
          </table:table-cell>
          <table:table-cell office:value-type="string">
            <text:p>2021-01-30</text:p>
          </table:table-cell>
          <table:table-cell office:value-type="string">
            <text:p>u/jn_ku</text:p>
          </table:table-cell>
          <table:table-cell office:value-type="string">
            <text:p>Gamestop Big Picture: Market Mechanics</text:p>
          </table:table-cell>
          <table:table-cell table:number-columns-repeated="3"/>
        </table:table-row>
        <table:table-row table:style-name="ro1">
          <table:table-cell office:value-type="string">
            <text:p>https://www.reddit.com/r/investing/comments/l8jwsl/gamestop_big_picture_technical_recap_125_129/</text:p>
          </table:table-cell>
          <table:table-cell office:value-type="string">
            <text:p>2021-01-30</text:p>
          </table:table-cell>
          <table:table-cell office:value-type="string">
            <text:p>u/jn_ku</text:p>
          </table:table-cell>
          <table:table-cell office:value-type="string">
            <text:p>Gamestop Big Picture: Technical Recap 1/25-1/29</text:p>
          </table:table-cell>
          <table:table-cell table:number-columns-repeated="3"/>
        </table:table-row>
        <table:table-row table:style-name="ro1">
          <table:table-cell office:value-type="string">
            <text:p>https://www.reddit.com/r/investing/comments/lasgrh/gamestop_big_picture_theory_strategy_reality/</text:p>
          </table:table-cell>
          <table:table-cell office:value-type="string">
            <text:p>2021-02-02</text:p>
          </table:table-cell>
          <table:table-cell office:value-type="string">
            <text:p>u/jn_ku</text:p>
          </table:table-cell>
          <table:table-cell office:value-type="string">
            <text:p>Gamestop Big Picture: Theory, Strategy, Reality</text:p>
          </table:table-cell>
          <table:table-cell table:number-columns-repeated="3"/>
        </table:table-row>
        <table:table-row table:style-name="ro1">
          <table:table-cell office:value-type="string">
            <text:p>https://www.reddit.com/r/investing/comments/lbjzsn/gamestop_big_picture_has_the_game_stopped/</text:p>
          </table:table-cell>
          <table:table-cell office:value-type="string">
            <text:p>2021-02-03</text:p>
          </table:table-cell>
          <table:table-cell office:value-type="string">
            <text:p>u/jn_ku</text:p>
          </table:table-cell>
          <table:table-cell office:value-type="string">
            <text:p>Gamestop Big Picture: Has the Game Stopped?</text:p>
          </table:table-cell>
          <table:table-cell table:number-columns-repeated="3"/>
        </table:table-row>
        <table:table-row table:style-name="ro1">
          <table:table-cell office:value-type="string">
            <text:p>https://www.reddit.com/r/investing/comments/lcc24v/gamestop_big_picture_evolution_of_a_trade/</text:p>
          </table:table-cell>
          <table:table-cell office:value-type="string">
            <text:p>2021-02-04</text:p>
          </table:table-cell>
          <table:table-cell office:value-type="string">
            <text:p>u/jn_ku</text:p>
          </table:table-cell>
          <table:table-cell office:value-type="string">
            <text:p>Gamestop Big Picture: Evolution of a Trade?</text:p>
          </table:table-cell>
          <table:table-cell table:number-columns-repeated="2"/>
          <table:table-cell office:value-type="string">
            <text:p>http://web.archive.org/web/*/https://www.reddit.com/r/Superstonk/comments/mq4gfi/sec_filing_merger_with_brokarage_detailing/</text:p>
          </table:table-cell>
        </table:table-row>
        <table:table-row table:style-name="ro1">
          <table:table-cell office:value-type="string">
            <text:p>https://www.reddit.com/r/investing/comments/leju1l/gamestop_big_picture_the_bigger_picture/</text:p>
          </table:table-cell>
          <table:table-cell office:value-type="string">
            <text:p>2021-02-07</text:p>
          </table:table-cell>
          <table:table-cell office:value-type="string">
            <text:p>u/jn_ku</text:p>
          </table:table-cell>
          <table:table-cell office:value-type="string">
            <text:p>Gamestop Big Picture: The Bigger Picture</text:p>
          </table:table-cell>
          <table:table-cell table:number-columns-repeated="3"/>
        </table:table-row>
        <table:table-row table:style-name="ro1">
          <table:table-cell office:value-type="string">
            <text:p>https://www.reddit.com/user/jn_ku/comments/ljx0dq/gamestop_big_picture_final_thoughts/</text:p>
          </table:table-cell>
          <table:table-cell office:value-type="string">
            <text:p>2021-02-14</text:p>
          </table:table-cell>
          <table:table-cell office:value-type="string">
            <text:p>u/jn_ku</text:p>
          </table:table-cell>
          <table:table-cell office:value-type="string">
            <text:p>Gamestop Big Picture: Final Thoughts</text:p>
          </table:table-cell>
          <table:table-cell table:number-columns-repeated="3"/>
        </table:table-row>
        <table:table-row table:style-name="ro1">
          <table:table-cell office:value-type="string">
            <text:p>https://www.reddit.com/user/jn_ku/comments/m4fnfg/gamestop_moass_no_tinfoil_hat_required/</text:p>
          </table:table-cell>
          <table:table-cell office:value-type="string">
            <text:p>2021-03-13</text:p>
          </table:table-cell>
          <table:table-cell office:value-type="string">
            <text:p>u/jn_ku</text:p>
          </table:table-cell>
          <table:table-cell office:value-type="string">
            <text:p>Gamestop MOASS: No Tinfoil Hat Required</text:p>
          </table:table-cell>
          <table:table-cell table:number-columns-repeated="3"/>
        </table:table-row>
        <table:table-row table:style-name="ro1">
          <table:table-cell office:value-type="string">
            <text:p>https://www.reddit.com/r/GME/comments/rv53yx/a_news_blackout_on_the_feds_naming_of_the_banks/</text:p>
          </table:table-cell>
          <table:table-cell office:value-type="string">
            <text:p>2022-01-03</text:p>
          </table:table-cell>
          <table:table-cell office:value-type="string">
            <text:p>u/jolly-conclusion</text:p>
          </table:table-cell>
          <table:table-cell office:value-type="string">
            <text:p>A News Blackout on the Fed’s Naming of the Banks that Got Its Emergency Repo Loans; Some Journalists Appear to Be Under Gag Orders</text:p>
          </table:table-cell>
          <table:table-cell table:number-columns-repeated="3"/>
        </table:table-row>
        <table:table-row table:style-name="ro1">
          <table:table-cell office:value-type="string">
            <text:p>https://www.reddit.com/r/Superstonk/comments/rv4axv/a_news_blackout_on_the_feds_naming_of_the_banks/</text:p>
          </table:table-cell>
          <table:table-cell office:value-type="string">
            <text:p>2022-01-03</text:p>
          </table:table-cell>
          <table:table-cell office:value-type="string">
            <text:p>u/jolly-conclusion</text:p>
          </table:table-cell>
          <table:table-cell office:value-type="string">
            <text:p>News Blackout on the Fed's Naming of the Banks that Got its Emergency Repo Loans </text:p>
          </table:table-cell>
          <table:table-cell table:number-columns-repeated="3"/>
        </table:table-row>
        <table:table-row table:style-name="ro1">
          <table:table-cell office:value-type="string">
            <text:p>https://www.reddit.com/r/Superstonk/comments/s32n42/27_billion_in_credit_default_swaps_blew_up_one/</text:p>
          </table:table-cell>
          <table:table-cell office:value-type="string">
            <text:p>2022-01-13</text:p>
          </table:table-cell>
          <table:table-cell office:value-type="string">
            <text:p>u/jolly-conclusion</text:p>
          </table:table-cell>
          <table:table-cell office:value-type="string">
            <text:p>$2.7 Billion in Credit Default Swaps Blew Up One Day Before the Fed Launched Its Repo Loan Bailouts in 2019 - Wall Street on Parade</text:p>
          </table:table-cell>
          <table:table-cell table:number-columns-repeated="3"/>
        </table:table-row>
        <table:table-row table:style-name="ro1">
          <table:table-cell office:value-type="string">
            <text:p><text:a xlink:href="https://www/">https://www</text:a>.reddit.com/r/Superstonk/comments/tr4qhh/without_registering_as_stock_exchanges_citadel/</text:p>
          </table:table-cell>
          <table:table-cell office:value-type="string">
            <text:p>2022-03-29</text:p>
          </table:table-cell>
          <table:table-cell office:value-type="string">
            <text:p>u/jolly-conclusion</text:p>
          </table:table-cell>
          <table:table-cell office:value-type="string">
            <text:p>Without Registering as Stock Exchanges, Citadel Securities and Virtu Financial Account for More Stock Trading than the New York Stock Exchange</text:p>
          </table:table-cell>
          <table:table-cell table:number-columns-repeated="3"/>
        </table:table-row>
        <table:table-row table:style-name="ro1">
          <table:table-cell office:value-type="string">
            <text:p>https://www.reddit.com/r/Superstonk/comments/udy0ru/justice_department_and_sec_portray/</text:p>
          </table:table-cell>
          <table:table-cell office:value-type="string">
            <text:p>2022-04-28</text:p>
          </table:table-cell>
          <table:table-cell office:value-type="string">
            <text:p>u/jolly-conclusion</text:p>
          </table:table-cell>
          <table:table-cell office:value-type="string">
            <text:p>Justice Department and SEC Portray Serially-Charged Banks on Wall Street as Hapless Victims of Archegos Fraud. Nobody’s Buying It. - Wall Street on Parade</text:p>
          </table:table-cell>
          <table:table-cell table:number-columns-repeated="3"/>
        </table:table-row>
        <table:table-row table:style-name="ro1">
          <table:table-cell office:value-type="string">
            <text:p>https://www.reddit.com/r/GME/comments/lzopfg/welcome_to_stats_class_stock_price_distributions/</text:p>
          </table:table-cell>
          <table:table-cell office:value-type="string">
            <text:p>2021-03-07</text:p>
          </table:table-cell>
          <table:table-cell office:value-type="string">
            <text:p>u/jsmar18</text:p>
          </table:table-cell>
          <table:table-cell office:value-type="string">
            <text:p>Welcome to Stats Class! | Stock Price Distributions &amp; HFT Manipulation</text:p>
          </table:table-cell>
          <table:table-cell table:number-columns-repeated="3"/>
        </table:table-row>
        <table:table-row table:style-name="ro1">
          <table:table-cell office:value-type="string">
            <text:p>http://web.archive.org/web/20210331163723/https://www.reddit.com/r/GME/comments/mdnph0/more_proof_the_115_billion_buy_order_was_real_and/</text:p>
          </table:table-cell>
          <table:table-cell office:value-type="string">
            <text:p>2021-03-26</text:p>
          </table:table-cell>
          <table:table-cell office:value-type="string">
            <text:p>u/jsmar18</text:p>
          </table:table-cell>
          <table:table-cell office:value-type="string">
            <text:p>More Proof the $115 Billion Buy Order WAS REAL and how HFs use HFT to Manipulate GME through One Specific Order Type.</text:p>
          </table:table-cell>
          <table:table-cell table:number-columns-repeated="3"/>
        </table:table-row>
        <table:table-row table:style-name="ro1">
          <table:table-cell office:value-type="string">
            <text:p>http://web.archive.org/web/20211126033720/https://www.reddit.com/r/GME/comments/mf1f6n/i_was_missing_a_key_piece_of_the_puzzel_this_is/</text:p>
          </table:table-cell>
          <table:table-cell office:value-type="string">
            <text:p>2021-03-28</text:p>
          </table:table-cell>
          <table:table-cell office:value-type="string">
            <text:p>u/jsmar18</text:p>
          </table:table-cell>
          <table:table-cell office:value-type="string">
            <text:p/>
            <text:p>I Was Missing A Key Piece of the Puzzle</text:p>
          </table:table-cell>
          <table:table-cell table:number-columns-repeated="3"/>
        </table:table-row>
        <table:table-row table:style-name="ro1">
          <table:table-cell office:value-type="string">
            <text:p>http://web.archive.org/web/20210402221722/https://www.reddit.com/r/GME/comments/mil875/michael_burry_handed_us_the_missing_piece_on_a/</text:p>
          </table:table-cell>
          <table:table-cell office:value-type="string">
            <text:p>2021-04-02</text:p>
          </table:table-cell>
          <table:table-cell office:value-type="string">
            <text:p>u/jsmar18</text:p>
          </table:table-cell>
          <table:table-cell office:value-type="string">
            <text:p>Michael Burry Handed us the Missing Piece on a Silver Plate... | How Financial Institutions are Using US Treasury Securities Nearly Caused the Market to Collapse and What Does it Mean for Us?</text:p>
          </table:table-cell>
          <table:table-cell table:number-columns-repeated="3"/>
        </table:table-row>
        <table:table-row table:style-name="ro1">
          <table:table-cell office:value-type="string">
            <text:p>https://www.reddit.com/r/Superstonk/comments/mpsrno/we_dont_know_if_blackrock_and_co_will_recall_and/</text:p>
          </table:table-cell>
          <table:table-cell office:value-type="string">
            <text:p>2021-04-13</text:p>
          </table:table-cell>
          <table:table-cell office:value-type="string">
            <text:p>u/jsmar18</text:p>
          </table:table-cell>
          <table:table-cell office:value-type="string">
            <text:p>We Don't Know if BlackRock and co WILL Recall. And That's Okay.</text:p>
          </table:table-cell>
          <table:table-cell table:number-columns-repeated="3"/>
        </table:table-row>
        <table:table-row table:style-name="ro1">
          <table:table-cell office:value-type="string">
            <text:p>http://web.archive.org/web/20210630124003/https://www.reddit.com/r/Superstonk/comments/oaw2ls/demystify_the_feds_onrrp_operations_why_do_we/</text:p>
          </table:table-cell>
          <table:table-cell office:value-type="string">
            <text:p>2021-06-30</text:p>
          </table:table-cell>
          <table:table-cell office:value-type="string">
            <text:p>u/jsmar18</text:p>
          </table:table-cell>
          <table:table-cell office:value-type="string">
            <text:p>Demystify the Feds ON-RRP Operations, Why do we care so much about them? | Finally figured out what Michael Burrry IS trying to tell the world</text:p>
          </table:table-cell>
          <table:table-cell table:number-columns-repeated="3"/>
        </table:table-row>
        <table:table-row table:style-name="ro1">
          <table:table-cell office:value-type="string">
            <text:p>https://www.reddit.com/r/Superstonk/comments/p491nh/deleted_by_user/</text:p>
          </table:table-cell>
          <table:table-cell office:value-type="string">
            <text:p>2021-08-14</text:p>
          </table:table-cell>
          <table:table-cell office:value-type="string">
            <text:p>u/jsmar18</text:p>
          </table:table-cell>
          <table:table-cell office:value-type="string">
            <text:p>Macroeconomics The GME Connection</text:p>
          </table:table-cell>
          <table:table-cell table:number-columns-repeated="3"/>
        </table:table-row>
        <table:table-row table:style-name="ro1">
          <table:table-cell office:value-type="string">
            <text:p>https://www.reddit.com/r/Superstonk/comments/q9brru/theyre_borrowing_shares_from_cash_accounts_which/</text:p>
          </table:table-cell>
          <table:table-cell office:value-type="string">
            <text:p>2021-10-16</text:p>
          </table:table-cell>
          <table:table-cell office:value-type="string">
            <text:p>u/jsmar18</text:p>
          </table:table-cell>
          <table:table-cell office:value-type="string">
            <text:p>They’re borrowing shares from cash accounts, which is another trick, that you have uncovered Wes | Wes Christenson and David Wenger (Shareintel)</text:p>
          </table:table-cell>
          <table:table-cell table:number-columns-repeated="3"/>
        </table:table-row>
        <table:table-row table:style-name="ro1">
          <table:table-cell office:value-type="string">
            <text:p>http://web.archive.org/web/20220206235631/https://www.reddit.com/r/Superstonk/comments/smbbe1/ama_with_immutable_cofounder_and_president_robbie/</text:p>
          </table:table-cell>
          <table:table-cell office:value-type="string">
            <text:p>2022-02-06</text:p>
          </table:table-cell>
          <table:table-cell office:value-type="string">
            <text:p>u/jsmar18</text:p>
          </table:table-cell>
          <table:table-cell office:value-type="string">
            <text:p>AMA with Immutable Co-Founder and President Robbie Ferguson</text:p>
          </table:table-cell>
          <table:table-cell table:number-columns-repeated="3"/>
        </table:table-row>
        <table:table-row table:style-name="ro1">
          <table:table-cell office:value-type="string">
            <text:p><text:a xlink:href="https://web/">https://web</text:a>.archive.org/web/20220226011858/https://www.reddit.com/r/Superstonk/comments/t1jafh/ugherkinit_has_been_banned/</text:p>
          </table:table-cell>
          <table:table-cell office:value-type="string">
            <text:p>2022-02-26</text:p>
          </table:table-cell>
          <table:table-cell office:value-type="string">
            <text:p>u/jsmar18</text:p>
          </table:table-cell>
          <table:table-cell office:value-type="string">
            <text:p>u/gherkinit Has been Banned</text:p>
          </table:table-cell>
          <table:table-cell table:number-columns-repeated="3"/>
        </table:table-row>
        <table:table-row table:style-name="ro1">
          <table:table-cell office:value-type="string">
            <text:p>https://www.reddit.com/r/Superstonk/comments/nvcwn5/0608_update_slightly_more_pimped_gme_exponential/</text:p>
          </table:table-cell>
          <table:table-cell office:value-type="string">
            <text:p>2021-06-08</text:p>
          </table:table-cell>
          <table:table-cell office:value-type="string">
            <text:p>u/JTH1</text:p>
          </table:table-cell>
          <table:table-cell office:value-type="string">
            <text:p>06/08 UPDATE: Slightly more pimped $GME exponential floor tracking chart ???</text:p>
          </table:table-cell>
          <table:table-cell table:number-columns-repeated="3"/>
        </table:table-row>
        <table:table-row table:style-name="ro1">
          <table:table-cell office:value-type="string">
            <text:p>https://www.reddit.com/r/Superstonk/comments/nw4v9i/0609_update_buckle_up/</text:p>
          </table:table-cell>
          <table:table-cell office:value-type="string">
            <text:p>2021-06-09</text:p>
          </table:table-cell>
          <table:table-cell office:value-type="string">
            <text:p>u/JTH1</text:p>
          </table:table-cell>
          <table:table-cell office:value-type="string">
            <text:p>06/09 UPDATE: Buckle up ???</text:p>
          </table:table-cell>
          <table:table-cell table:number-columns-repeated="3"/>
        </table:table-row>
        <table:table-row table:style-name="ro1">
          <table:table-cell office:value-type="string">
            <text:p>https://www.reddit.com/r/Superstonk/comments/nwwy5x/0610_update_broke_the_logfloor_by_1_5_in_linear/</text:p>
          </table:table-cell>
          <table:table-cell office:value-type="string">
            <text:p>2021-06-10</text:p>
          </table:table-cell>
          <table:table-cell office:value-type="string">
            <text:p>u/JTH1</text:p>
          </table:table-cell>
          <table:table-cell office:value-type="string">
            <text:p>06/10 UPDATE: Broke the log-floor by ~1% ( ~5% in linear price scale ). I'd say that's within the reasonable margin of error for an equation I eyeballed ~4 weeks ago, and that WE'RE STILL ON THE EXPONENTIAL JOURNEY TO THE MOON ???</text:p>
          </table:table-cell>
          <table:table-cell table:number-columns-repeated="3"/>
        </table:table-row>
        <table:table-row table:style-name="ro1">
          <table:table-cell office:value-type="string">
            <text:p>https://www.reddit.com/r/Superstonk/comments/nxosug/0611_update_needed_to_zoom_in_to_see_the_details/</text:p>
          </table:table-cell>
          <table:table-cell office:value-type="string">
            <text:p>2021-06-11</text:p>
          </table:table-cell>
          <table:table-cell office:value-type="string">
            <text:p>u/JTH1</text:p>
          </table:table-cell>
          <table:table-cell office:value-type="string">
            <text:p>06/11 UPDATE: Needed to zoom in to see the details in the log chart, so I'm still confident in the exponential floor ???</text:p>
          </table:table-cell>
          <table:table-cell table:number-columns-repeated="3"/>
        </table:table-row>
        <table:table-row table:style-name="ro1">
          <table:table-cell office:value-type="string">
            <text:p>https://www.reddit.com/r/Superstonk/comments/nzvj68/0614_update_did_share_dilution_shift_the_floor/</text:p>
          </table:table-cell>
          <table:table-cell office:value-type="string">
            <text:p>2021-06-14</text:p>
          </table:table-cell>
          <table:table-cell office:value-type="string">
            <text:p>u/JTH1</text:p>
          </table:table-cell>
          <table:table-cell office:value-type="string">
            <text:p>06/14 UPDATE: Did share dilution shift the floor downwards? Is the exponential trend broken? Are the last few days just statistical outliers? Stay tuned through this weeks trading as we keep the current floor equation as-is while collecting more data. The truth is out there! ???</text:p>
          </table:table-cell>
          <table:table-cell table:number-columns-repeated="3"/>
        </table:table-row>
        <table:table-row table:style-name="ro1">
          <table:table-cell office:value-type="string">
            <text:p>https://www.reddit.com/r/Superstonk/comments/o5vu9n/0622_update_floor_guys_log_stonkdate_265_atm/</text:p>
          </table:table-cell>
          <table:table-cell office:value-type="string">
            <text:p>2021-06-22</text:p>
          </table:table-cell>
          <table:table-cell office:value-type="string">
            <text:p>u/JTH1</text:p>
          </table:table-cell>
          <table:table-cell office:value-type="string">
            <text:p>06/22 UPDATE: Floor Guy's Log, Stonkdate 265. ATM share offering officially finalized (RC please don't do that again ?). Hoping to see a new exponential trend forming over the next days ???</text:p>
          </table:table-cell>
          <table:table-cell table:number-columns-repeated="3"/>
        </table:table-row>
        <table:table-row table:style-name="ro1">
          <table:table-cell office:value-type="string">
            <text:p>https://www.reddit.com/r/Superstonk/comments/o7va1q/0625_update_floor_guys_log_stonkdate_268_russell/</text:p>
          </table:table-cell>
          <table:table-cell office:value-type="string">
            <text:p>2021-06-25</text:p>
          </table:table-cell>
          <table:table-cell office:value-type="string">
            <text:p>u/JTH1</text:p>
          </table:table-cell>
          <table:table-cell office:value-type="string">
            <text:p>06/25 UPDATE: Floor Guy's Log, Stonkdate 268. Russell 1000 here we come! Have a great weekend fellow Apes :) ???</text:p>
          </table:table-cell>
          <table:table-cell table:number-columns-repeated="3"/>
        </table:table-row>
        <table:table-row table:style-name="ro1">
          <table:table-cell office:value-type="string">
            <text:p>https://www.reddit.com/r/Superstonk/comments/mod1h0/fake_squeeze_incoming/</text:p>
          </table:table-cell>
          <table:table-cell office:value-type="string">
            <text:p>2021-04-10</text:p>
          </table:table-cell>
          <table:table-cell office:value-type="string">
            <text:p>u/jumpster81</text:p>
          </table:table-cell>
          <table:table-cell office:value-type="string">
            <text:p>Fake Squeeze Incoming</text:p>
          </table:table-cell>
          <table:table-cell table:number-columns-repeated="3"/>
        </table:table-row>
        <table:table-row table:style-name="ro1">
          <table:table-cell office:value-type="string">
            <text:p>https://www.reddit.com/r/Superstonk/comments/mpdjwv/630_million_shares_was_not_a_glitch/</text:p>
          </table:table-cell>
          <table:table-cell office:value-type="string">
            <text:p>2021-04-12</text:p>
          </table:table-cell>
          <table:table-cell office:value-type="string">
            <text:p>u/jumpster81</text:p>
          </table:table-cell>
          <table:table-cell office:value-type="string">
            <text:p>630 Million Shares WAS NOT A GLITCH</text:p>
          </table:table-cell>
          <table:table-cell table:number-columns-repeated="3"/>
        </table:table-row>
        <table:table-row table:style-name="ro1">
          <table:table-cell office:value-type="string">
            <text:p>https://www.reddit.com/r/Superstonk/comments/np33hr/amazon_bain_capital_and_citadel_bust_out_the/</text:p>
          </table:table-cell>
          <table:table-cell office:value-type="string">
            <text:p>2021-05-31</text:p>
          </table:table-cell>
          <table:table-cell office:value-type="string">
            <text:p>u/jumpster81</text:p>
          </table:table-cell>
          <table:table-cell office:value-type="string">
            <text:p>Amazon, Bain Capital, and Citadel Bust Out the Competition</text:p>
          </table:table-cell>
          <table:table-cell table:number-columns-repeated="3"/>
        </table:table-row>
        <table:table-row table:style-name="ro1">
          <table:table-cell office:value-type="string">
            <text:p>https://www.reddit.com/r/Superstonk/comments/moldpw/11042021_the_fake_squeeze_explained_ive_set_out/</text:p>
          </table:table-cell>
          <table:table-cell office:value-type="string">
            <text:p>2021-04-11</text:p>
          </table:table-cell>
          <table:table-cell office:value-type="string">
            <text:p>u/JustBeingPunny</text:p>
          </table:table-cell>
          <table:table-cell office:value-type="string">
            <text:p>11/04/2021 - THE FAKE SQUEEZE EXPLAINED - I've set out to prove the fake squeeze theory and found some pretty crazy stuff - DAILY REPORT FROM THE FUD PATROL</text:p>
          </table:table-cell>
          <table:table-cell table:number-columns-repeated="3"/>
        </table:table-row>
        <table:table-row table:style-name="ro1">
          <table:table-cell office:value-type="string">
            <text:p>https://www.reddit.com/r/Superstonk/comments/mur8bz/srdtc2021004_the_dtcc_and_jp_morgan_theyre/</text:p>
          </table:table-cell>
          <table:table-cell office:value-type="string">
            <text:p>2021-04-20</text:p>
          </table:table-cell>
          <table:table-cell office:value-type="string">
            <text:p>u/JustBeingPunny</text:p>
          </table:table-cell>
          <table:table-cell office:value-type="string">
            <text:p>SR-DTC-2021-004, The DTCC and J.P Morgan. They're getting ready for defaults and bankruptcies, they've just opened THREE additional netting accounts. </text:p>
          </table:table-cell>
          <table:table-cell table:number-columns-repeated="3"/>
        </table:table-row>
        <table:table-row table:style-name="ro1">
          <table:table-cell office:value-type="string">
            <text:p>https://www.reddit.com/r/Superstonk/comments/o94pad/why_didnt_we_read_the_prospectus_the_reset_button/</text:p>
          </table:table-cell>
          <table:table-cell office:value-type="string">
            <text:p>2021-06-27</text:p>
          </table:table-cell>
          <table:table-cell office:value-type="string">
            <text:p>u/JustBeingPunny</text:p>
          </table:table-cell>
          <table:table-cell office:value-type="string">
            <text:p>Why didn't we read the prospectus? - The reset button.</text:p>
          </table:table-cell>
          <table:table-cell table:number-columns-repeated="3"/>
        </table:table-row>
        <table:table-row table:style-name="ro1">
          <table:table-cell office:value-type="string">
            <text:p>https://www.reddit.com/r/Superstonk/comments/ocds1m/the_dtcc_depository_that_clears_counterfeits_is/</text:p>
          </table:table-cell>
          <table:table-cell office:value-type="string">
            <text:p>2021-07-02</text:p>
          </table:table-cell>
          <table:table-cell office:value-type="string">
            <text:p>u/JustBeingPunny</text:p>
          </table:table-cell>
          <table:table-cell office:value-type="string">
            <text:p>The DTCC (Depository That Clears Counterfeits) is finished. They covered up the fraud that enables naked short selling and are why we will MOASS to epic proportions. </text:p>
          </table:table-cell>
          <table:table-cell table:number-columns-repeated="3"/>
        </table:table-row>
        <table:table-row table:style-name="ro1">
          <table:table-cell office:value-type="string">
            <text:p>https://www.reddit.com/r/Superstonk/comments/of1444/just_a_little_confirmation_bias_gamestops/</text:p>
          </table:table-cell>
          <table:table-cell office:value-type="string">
            <text:p>2021-07-06</text:p>
          </table:table-cell>
          <table:table-cell office:value-type="string">
            <text:p>u/JustBeingPunny</text:p>
          </table:table-cell>
          <table:table-cell office:value-type="string">
            <text:p>Just a little confirmation bias - GameStop's contract source code from their NFT website...THE ONE AND ONLY</text:p>
          </table:table-cell>
          <table:table-cell table:number-columns-repeated="3"/>
        </table:table-row>
        <table:table-row table:style-name="ro1">
          <table:table-cell office:value-type="string">
            <text:p>https://www.reddit.com/r/Superstonk/comments/qvtjbl/reading_through_actual_loopring_code_and_see_this/</text:p>
          </table:table-cell>
          <table:table-cell office:value-type="string">
            <text:p>2021-11-17</text:p>
          </table:table-cell>
          <table:table-cell office:value-type="string">
            <text:p>u/JustBeingPunny</text:p>
          </table:table-cell>
          <table:table-cell office:value-type="string">
            <text:p>Reading through ACTUAL loopring code and see this... (remember, crypto doesn't have an open or close ?)... Jacque le tits responisblay</text:p>
          </table:table-cell>
          <table:table-cell table:number-columns-repeated="3"/>
        </table:table-row>
        <table:table-row table:style-name="ro1">
          <table:table-cell office:value-type="string">
            <text:p>https://www.reddit.com/r/Superstonk/comments/tw9456/sbs_securitybasedswaps_or_susquehannabescared_how/</text:p>
          </table:table-cell>
          <table:table-cell office:value-type="string">
            <text:p>2022-04-04</text:p>
          </table:table-cell>
          <table:table-cell office:value-type="string">
            <text:p>u/JustBeingPunny</text:p>
          </table:table-cell>
          <table:table-cell office:value-type="string">
            <text:p>SBS - Security-Based-Swaps or Susquehanna-Be-Scared? How Susquehanna has just proven the swap theory...</text:p>
          </table:table-cell>
          <table:table-cell table:number-columns-repeated="3"/>
        </table:table-row>
        <table:table-row table:style-name="ro1">
          <table:table-cell office:value-type="string">
            <text:p>https://www.reddit.com/r/Superstonk/comments/u3n7w1/how_market_makers_are_syphoning_gamestop_shares/</text:p>
          </table:table-cell>
          <table:table-cell office:value-type="string">
            <text:p>2022-04-14</text:p>
          </table:table-cell>
          <table:table-cell office:value-type="string">
            <text:p>u/JustBeingPunny</text:p>
          </table:table-cell>
          <table:table-cell office:value-type="string">
            <text:p>How Market Makers are syphoning GameStop shares from XRT and other ETFs...</text:p>
          </table:table-cell>
          <table:table-cell table:number-columns-repeated="3"/>
        </table:table-row>
        <table:table-row table:style-name="ro1">
          <table:table-cell office:value-type="string">
            <text:p><text:a xlink:href="https://www/">https://www</text:a>.reddit.com/r/Superstonk/comments/u3qm9z/kenny_admitting_to_using_bcg_to_spy_on_other/</text:p>
          </table:table-cell>
          <table:table-cell office:value-type="string">
            <text:p>2022-04-14</text:p>
          </table:table-cell>
          <table:table-cell office:value-type="string">
            <text:p>u/JustBeingPunny</text:p>
          </table:table-cell>
          <table:table-cell office:value-type="string">
            <text:p>Kenny admitting to using BCG to spy on other hedge funds, having them on payroll and coverage on him performing 'death spirals' by excessive shorting - (2001)</text:p>
          </table:table-cell>
          <table:table-cell table:number-columns-repeated="3"/>
        </table:table-row>
        <table:table-row table:style-name="ro1">
          <table:table-cell office:value-type="string">
            <text:p>https://www.reddit.com/r/Superstonk/comments/ubkyfy/melvin_capital_lets_look_at_their_most_recent/</text:p>
          </table:table-cell>
          <table:table-cell office:value-type="string">
            <text:p>2022-04-25</text:p>
          </table:table-cell>
          <table:table-cell office:value-type="string">
            <text:p>u/JustBeingPunny</text:p>
          </table:table-cell>
          <table:table-cell office:value-type="string">
            <text:p>Melvin Capital, let's look at their most recent investor brochure...Oh and what about the fact they might have reported their HUGE GME short position too?</text:p>
          </table:table-cell>
          <table:table-cell table:number-columns-repeated="3"/>
        </table:table-row>
        <table:table-row table:style-name="ro1">
          <table:table-cell office:value-type="string">
            <text:p>https://www.reddit.com/r/Superstonk/comments/yjb727/credit_suisse_filed_their_regulatory_disclosure/</text:p>
          </table:table-cell>
          <table:table-cell office:value-type="string">
            <text:p>2022-11-01</text:p>
          </table:table-cell>
          <table:table-cell office:value-type="string">
            <text:p>u/JustBeingPunny</text:p>
          </table:table-cell>
          <table:table-cell office:value-type="string">
            <text:p>Credit Suisse filed their 'Regulatory Disclosure' showing how fuk they are. I read filings for fun but I'm gonna need some help on this one. Includes their swap amounts and their counterparty risk!</text:p>
          </table:table-cell>
          <table:table-cell table:number-columns-repeated="3"/>
        </table:table-row>
        <table:table-row table:style-name="ro1">
          <table:table-cell office:value-type="string">
            <text:p>https://www.reddit.com/r/wallstreetbets/comments/l4ypu3/gme_watch_out/</text:p>
          </table:table-cell>
          <table:table-cell office:value-type="string">
            <text:p>2021-01-25</text:p>
          </table:table-cell>
          <table:table-cell office:value-type="string">
            <text:p>u/Kintsugi2</text:p>
          </table:table-cell>
          <table:table-cell office:value-type="string">
            <text:p>GME - WATCH OUT</text:p>
          </table:table-cell>
          <table:table-cell table:number-columns-repeated="3"/>
        </table:table-row>
        <table:table-row table:style-name="ro1">
          <table:table-cell office:value-type="string">
            <text:p>https://www.reddit.com/r/wallstreetbets/comments/l742gh/gme_watch_out_pt2_why_there_is_more_than_what/</text:p>
          </table:table-cell>
          <table:table-cell office:value-type="string">
            <text:p>2021-01-28</text:p>
          </table:table-cell>
          <table:table-cell office:value-type="string">
            <text:p>u/Kintsugi2</text:p>
          </table:table-cell>
          <table:table-cell office:value-type="string">
            <text:p>GME - Watch Out Pt.2 - Why There Is More Than What Meets The Eye </text:p>
          </table:table-cell>
          <table:table-cell table:number-columns-repeated="3"/>
        </table:table-row>
        <table:table-row table:style-name="ro1">
          <table:table-cell office:value-type="string">
            <text:p>https://www.reddit.com/r/Superstonk/comments/o27k2h/reverse_repo_operations_explaining_their_purpose/</text:p>
          </table:table-cell>
          <table:table-cell office:value-type="string">
            <text:p>2021-06-17</text:p>
          </table:table-cell>
          <table:table-cell office:value-type="string">
            <text:p>u/Kintsugi2</text:p>
          </table:table-cell>
          <table:table-cell office:value-type="string">
            <text:p>Reverse Repo Operations - Explaining Their Purpose </text:p>
          </table:table-cell>
          <table:table-cell table:number-columns-repeated="3"/>
        </table:table-row>
        <table:table-row table:style-name="ro1">
          <table:table-cell office:value-type="string">
            <text:p>https://www.reddit.com/r/Superstonk/comments/okyfpm/response_to_delisting_gamestop_the_recent_letters/</text:p>
          </table:table-cell>
          <table:table-cell office:value-type="string">
            <text:p>2021-07-15</text:p>
          </table:table-cell>
          <table:table-cell office:value-type="string">
            <text:p>u/Kintsugi2</text:p>
          </table:table-cell>
          <table:table-cell office:value-type="string">
            <text:p>Response to "Delisting GameStop - The recent letters between GameStop and the SEC"</text:p>
          </table:table-cell>
          <table:table-cell table:number-columns-repeated="3"/>
        </table:table-row>
        <table:table-row table:style-name="ro1">
          <table:table-cell office:value-type="string">
            <text:p>https://www.reddit.com/r/Superstonk/comments/n59n8x/the_end_has_begun_important_info_inside/</text:p>
          </table:table-cell>
          <table:table-cell office:value-type="string">
            <text:p>2021-05-04</text:p>
          </table:table-cell>
          <table:table-cell office:value-type="string">
            <text:p>u/Kitchen-Rain-9986</text:p>
          </table:table-cell>
          <table:table-cell office:value-type="string">
            <text:p>The end has begun. (IMPORTANT INFO INSIDE) </text:p>
          </table:table-cell>
          <table:table-cell table:number-columns-repeated="3"/>
        </table:table-row>
        <table:table-row table:style-name="ro1">
          <table:table-cell office:value-type="string">
            <text:p>https://www.reddit.com/r/Superstonk/comments/qv99qg/gmeddcom_releases_first_refreshed_research_report/</text:p>
          </table:table-cell>
          <table:table-cell office:value-type="string">
            <text:p>2021-11-16</text:p>
          </table:table-cell>
          <table:table-cell office:value-type="string">
            <text:p>u/knutolee</text:p>
          </table:table-cell>
          <table:table-cell office:value-type="string">
            <text:p>GMEdd.com Releases First Refreshed Research Report, Outlines Bullish $80B+ Market Cap for GME by 2023</text:p>
          </table:table-cell>
          <table:table-cell table:number-columns-repeated="3"/>
        </table:table-row>
        <table:table-row table:style-name="ro1">
          <table:table-cell office:value-type="string">
            <text:p>https://www.reddit.com/r/Superstonk/comments/ocotk9/new_occ_rule_passed_to_fuck_the_large_financial/</text:p>
          </table:table-cell>
          <table:table-cell office:value-type="string">
            <text:p>2021-07-02</text:p>
          </table:table-cell>
          <table:table-cell office:value-type="string">
            <text:p>u/laflammaster</text:p>
          </table:table-cell>
          <table:table-cell office:value-type="string">
            <text:p>New OCC rule passed to fuck the large financial institutions out of using derivatives to pass their tests. </text:p>
          </table:table-cell>
          <table:table-cell table:number-columns-repeated="3"/>
        </table:table-row>
        <table:table-row table:style-name="ro1">
          <table:table-cell office:value-type="string">
            <text:p>https://www.reddit.com/r/Superstonk/comments/nt8qzj/rip_uleavemeanon_where_are_the_shares_part_2/</text:p>
          </table:table-cell>
          <table:table-cell office:value-type="string">
            <text:p>2021-06-05</text:p>
          </table:table-cell>
          <table:table-cell office:value-type="string">
            <text:p>u/leavemeanon via u/voxumbra</text:p>
          </table:table-cell>
          <table:table-cell office:value-type="string">
            <text:p>RIP /u/leavemeanon - WHERE ARE THE SHARES (Part 2) Resurrected</text:p>
          </table:table-cell>
          <table:table-cell table:number-columns-repeated="3"/>
        </table:table-row>
        <table:table-row table:style-name="ro1">
          <table:table-cell office:value-type="string">
            <text:p>https://www.reddit.com/r/Superstonk/comments/nt8t9n/rip_uleavemeanon_where_are_the_shares_part_3/</text:p>
          </table:table-cell>
          <table:table-cell office:value-type="string">
            <text:p>2021-06-05</text:p>
          </table:table-cell>
          <table:table-cell office:value-type="string">
            <text:p>u/leavemeanon via u/voxumbra</text:p>
          </table:table-cell>
          <table:table-cell office:value-type="string">
            <text:p>RIP /u/leavemeanon - WHERE ARE THE SHARES (Part 3) Resurrected</text:p>
          </table:table-cell>
          <table:table-cell table:number-columns-repeated="3"/>
        </table:table-row>
        <table:table-row table:style-name="ro1">
          <table:table-cell office:value-type="string">
            <text:p>https://www.reddit.com/r/Superstonk/comments/nt8ot8/rip_uleavemeanon_where_are_the_shares_part_1/</text:p>
          </table:table-cell>
          <table:table-cell office:value-type="string">
            <text:p>2021-06-05</text:p>
          </table:table-cell>
          <table:table-cell office:value-type="string">
            <text:p>u/leavemeanon via u/voxumbra</text:p>
          </table:table-cell>
          <table:table-cell office:value-type="string">
            <text:p>WHERE ARE THE SHARES Resurrected</text:p>
          </table:table-cell>
          <table:table-cell table:number-columns-repeated="3"/>
        </table:table-row>
        <table:table-row table:style-name="ro1">
          <table:table-cell office:value-type="string">
            <text:p>http://web.archive.org/web/20210511023632/https://www.reddit.com/r/Superstonk/comments/n5trot/i_dont_to_tout_the_horn_without_knowing_anything/</text:p>
          </table:table-cell>
          <table:table-cell office:value-type="string">
            <text:p>2021-05-06</text:p>
          </table:table-cell>
          <table:table-cell office:value-type="string">
            <text:p>u/Leenixus</text:p>
          </table:table-cell>
          <table:table-cell office:value-type="string">
            <text:p>I don't to tout the horn without knowing anything, but, i think "they" got margin called today.</text:p>
          </table:table-cell>
          <table:table-cell table:number-columns-repeated="3"/>
        </table:table-row>
        <table:table-row table:style-name="ro1">
          <table:table-cell office:value-type="string">
            <text:p>https://www.reddit.com/r/Superstonk/comments/nf22qz/theory_on_the_ftd_loop_missing_link_a_t35_surge/</text:p>
          </table:table-cell>
          <table:table-cell office:value-type="string">
            <text:p>2021-05-17</text:p>
          </table:table-cell>
          <table:table-cell office:value-type="string">
            <text:p>u/Leenixus</text:p>
          </table:table-cell>
          <table:table-cell office:value-type="string">
            <text:p>FTD Cycle Reset Theory</text:p>
          </table:table-cell>
          <table:table-cell table:number-columns-repeated="3"/>
        </table:table-row>
        <table:table-row table:style-name="ro1">
          <table:table-cell office:value-type="string">
            <text:p>http://web.archive.org/web/20210608113338/https://www.reddit.com/r/Superstonk/comments/nv1w1l/i_think_its_all_a_done_deal_at_this_point/</text:p>
          </table:table-cell>
          <table:table-cell office:value-type="string">
            <text:p>2021-06-08</text:p>
          </table:table-cell>
          <table:table-cell office:value-type="string">
            <text:p>u/Leenixus</text:p>
          </table:table-cell>
          <table:table-cell office:value-type="string">
            <text:p>I think it's all a done deal at this point.</text:p>
          </table:table-cell>
          <table:table-cell table:number-columns-repeated="3"/>
        </table:table-row>
        <table:table-row table:style-name="ro1">
          <table:table-cell office:value-type="string">
            <text:p>http://web.archive.org/web/20210628195507/https://www.reddit.com/r/Superstonk/comments/o9heac/0_days_to_expiry_options_analysis_possibly_what/</text:p>
          </table:table-cell>
          <table:table-cell office:value-type="string">
            <text:p>2021-06-28</text:p>
          </table:table-cell>
          <table:table-cell office:value-type="string">
            <text:p>u/Leenixus</text:p>
          </table:table-cell>
          <table:table-cell office:value-type="string">
            <text:p>0 Days to Expiry options Analysis - Possibly what DFV tried to tell us and we missed it - The actual T+21 - T+35 GME Main Cycle</text:p>
          </table:table-cell>
          <table:table-cell table:number-columns-repeated="3"/>
        </table:table-row>
        <table:table-row table:style-name="ro1">
          <table:table-cell office:value-type="string">
            <text:p>https://web.archive.org/web/20211115190336/https://www.reddit.com/r/Superstonk/comments/quj97o/gme_evidence_of_predictable_cycles_gme_explained/?utm_medium=android_app&amp;utm_source=share</text:p>
          </table:table-cell>
          <table:table-cell office:value-type="string">
            <text:p>2021-11-15</text:p>
          </table:table-cell>
          <table:table-cell office:value-type="string">
            <text:p>u/Leenixus</text:p>
          </table:table-cell>
          <table:table-cell office:value-type="string">
            <text:p>GME &amp; Evidence of Predictable Cycles</text:p>
          </table:table-cell>
          <table:table-cell table:number-columns-repeated="3"/>
        </table:table-row>
        <table:table-row table:style-name="ro1">
          <table:table-cell office:value-type="string">
            <text:p>https://www.reddit.com/r/Superstonk/comments/o2lgfg/i_think_the_fed_just_accidentally_proved_us_right/</text:p>
          </table:table-cell>
          <table:table-cell office:value-type="string">
            <text:p>2021-06-18</text:p>
          </table:table-cell>
          <table:table-cell office:value-type="string">
            <text:p>u/leisure_rules</text:p>
          </table:table-cell>
          <table:table-cell office:value-type="string">
            <text:p>I think the Fed just accidentally proved us right</text:p>
          </table:table-cell>
          <table:table-cell table:number-columns-repeated="3"/>
        </table:table-row>
        <table:table-row table:style-name="ro1">
          <table:table-cell office:value-type="string">
            <text:p><text:a xlink:href="https://www/">https://www</text:a>.reddit.com/r/Superstonk/comments/pmlnpu/10_year_old_video_about_cellar_boxing_with_less/</text:p>
          </table:table-cell>
          <table:table-cell office:value-type="string">
            <text:p>2021-09-11</text:p>
          </table:table-cell>
          <table:table-cell office:value-type="string">
            <text:p>u/longjumping_college</text:p>
          </table:table-cell>
          <table:table-cell office:value-type="string">
            <text:p>10 year old video about cellar boxing, with less than 500 views</text:p>
          </table:table-cell>
          <table:table-cell table:number-columns-repeated="3"/>
        </table:table-row>
        <table:table-row table:style-name="ro1">
          <table:table-cell office:value-type="string">
            <text:p><text:a xlink:href="https://www/">https://www</text:a>.reddit.com/r/Superstonk/comments/pmlqyg/found_a_2008_testimony_referencing_cellar_boxing/</text:p>
          </table:table-cell>
          <table:table-cell office:value-type="string">
            <text:p>2021-09-12</text:p>
          </table:table-cell>
          <table:table-cell office:value-type="string">
            <text:p>u/longjumping_college</text:p>
          </table:table-cell>
          <table:table-cell office:value-type="string">
            <text:p>Found a 2008 testimony referencing cellar boxing, whole thing is worth reading. (Link in comments)</text:p>
          </table:table-cell>
          <table:table-cell table:number-columns-repeated="3"/>
        </table:table-row>
        <table:table-row table:style-name="ro1">
          <table:table-cell office:value-type="string">
            <text:p>https://www.reddit.com/r/Superstonk/comments/q3ew13/bernie_madoffs_actual_crime_was_as_a_mm_making_a/</text:p>
          </table:table-cell>
          <table:table-cell office:value-type="string">
            <text:p>2021-10-07</text:p>
          </table:table-cell>
          <table:table-cell office:value-type="string">
            <text:p>u/longjumping_college</text:p>
          </table:table-cell>
          <table:table-cell office:value-type="string">
            <text:p>Bernie Madoff's actual crime was, as a MM, making a bet stocks would go down. They went up, he got caught naked short as a result. (Sounds familiar huh?)</text:p>
          </table:table-cell>
          <table:table-cell table:number-columns-repeated="3"/>
        </table:table-row>
        <table:table-row table:style-name="ro1">
          <table:table-cell office:value-type="string">
            <text:p>https://www.reddit.com/r/Superstonk/comments/q67qrl/is_citadel_really_is_trying_to_madoff_20_with/</text:p>
          </table:table-cell>
          <table:table-cell office:value-type="string">
            <text:p>2021-10-12</text:p>
          </table:table-cell>
          <table:table-cell office:value-type="string">
            <text:p>u/longjumping_college</text:p>
          </table:table-cell>
          <table:table-cell office:value-type="string">
            <text:p>Is Citadel really is trying to Madoff 2.0? With lots of the same players even?</text:p>
          </table:table-cell>
          <table:table-cell table:number-columns-repeated="3"/>
        </table:table-row>
        <table:table-row table:style-name="ro1">
          <table:table-cell office:value-type="string">
            <text:p>https://www.reddit.com/r/Superstonk/comments/qdhi14/the_trio_of_crime_citadel_goldman_sachs_and_bny/</text:p>
          </table:table-cell>
          <table:table-cell office:value-type="string">
            <text:p>2021-10-22</text:p>
          </table:table-cell>
          <table:table-cell office:value-type="string">
            <text:p>u/longjumping_college</text:p>
          </table:table-cell>
          <table:table-cell office:value-type="string">
            <text:p>The trio of crime - Citadel, Goldman Sachs, and BNY Mellon</text:p>
          </table:table-cell>
          <table:table-cell table:number-columns-repeated="3"/>
        </table:table-row>
        <table:table-row table:style-name="ro1">
          <table:table-cell office:value-type="string">
            <text:p>https://www.reddit.com/r/Superstonk/comments/qrpkmy/people_keep_asking_why_is_the_msm_lying_im_here/</text:p>
          </table:table-cell>
          <table:table-cell office:value-type="string">
            <text:p>2021-11-11</text:p>
          </table:table-cell>
          <table:table-cell office:value-type="string">
            <text:p>u/longjumping_college</text:p>
          </table:table-cell>
          <table:table-cell office:value-type="string">
            <text:p>People keep asking "Why is the MSM lying?!" I'm here to show the are nothing more than companies owned by hedges funds used as a megaphone for their dirty deeds.</text:p>
          </table:table-cell>
          <table:table-cell table:number-columns-repeated="3"/>
        </table:table-row>
        <table:table-row table:style-name="ro1">
          <table:table-cell office:value-type="string">
            <text:p><text:a xlink:href="https://www/">https://www</text:a>.reddit.com/r/Superstonk/comments/rfrbqm/i_present_the_entire_list_of_citadels_prime/</text:p>
          </table:table-cell>
          <table:table-cell office:value-type="string">
            <text:p>2021-12-13</text:p>
          </table:table-cell>
          <table:table-cell office:value-type="string">
            <text:p>u/longjumping_college</text:p>
          </table:table-cell>
          <table:table-cell office:value-type="string">
            <text:p>I present: The entire list of Citadel's prime brokers and Custodians for all of their funds. It's a LOT.</text:p>
          </table:table-cell>
          <table:table-cell table:number-columns-repeated="3"/>
        </table:table-row>
        <table:table-row table:style-name="ro1">
          <table:table-cell office:value-type="string">
            <text:p>https://www.reddit.com/r/Superstonk/comments/rkuxnd/elad_l_roisman_is_suddenly_leaving_the_sec/</text:p>
          </table:table-cell>
          <table:table-cell office:value-type="string">
            <text:p>2021-12-20</text:p>
          </table:table-cell>
          <table:table-cell office:value-type="string">
            <text:p>u/longjumping_college</text:p>
          </table:table-cell>
          <table:table-cell office:value-type="string">
            <text:p>Elad L. Roisman is suddenly leaving the SEC Commission after the DoJ starts investigating. Here's why that's curious ?</text:p>
          </table:table-cell>
          <table:table-cell table:number-columns-repeated="3"/>
        </table:table-row>
        <table:table-row table:style-name="ro1">
          <table:table-cell office:value-type="string">
            <text:p>https://www.reddit.com/r/Superstonk/comments/rqiq7b/gamestop_has_held_a_patent_for_a_system_for/</text:p>
          </table:table-cell>
          <table:table-cell office:value-type="string">
            <text:p>2021-12-28</text:p>
          </table:table-cell>
          <table:table-cell office:value-type="string">
            <text:p>u/longjumping_college</text:p>
          </table:table-cell>
          <table:table-cell office:value-type="string">
            <text:p>Gamestop has held a patent for a "system for remote game access" and "network enabled game controllers" since 2006, BofA and Wells Fargo knew about them and put the patents as collateral in their toxic financing deal.</text:p>
          </table:table-cell>
          <table:table-cell table:number-columns-repeated="3"/>
        </table:table-row>
        <table:table-row table:style-name="ro1">
          <table:table-cell office:value-type="string">
            <text:p>https://www.reddit.com/r/Superstonk/comments/rqi33o/gamestop_nfts_and_their_own_metaverse_to_support/</text:p>
          </table:table-cell>
          <table:table-cell office:value-type="string">
            <text:p>2021-12-28</text:p>
          </table:table-cell>
          <table:table-cell office:value-type="string">
            <text:p>u/longjumping_college</text:p>
          </table:table-cell>
          <table:table-cell office:value-type="string">
            <text:p>Gamestop, NFTs and their own Metaverse to support the marketplace.</text:p>
          </table:table-cell>
          <table:table-cell table:number-columns-repeated="3"/>
        </table:table-row>
        <table:table-row table:style-name="ro1">
          <table:table-cell office:value-type="string">
            <text:p>https://www.reddit.com/r/Superstonk/comments/rwt6vi/i_found_bny_mellons_adv_form_remember_all_those/</text:p>
          </table:table-cell>
          <table:table-cell office:value-type="string">
            <text:p>2022-01-05</text:p>
          </table:table-cell>
          <table:table-cell office:value-type="string">
            <text:p>u/longjumping_college</text:p>
          </table:table-cell>
          <table:table-cell office:value-type="string">
            <text:p>I found BNY Mellon's ADV form... remember all those $GME puts in Brazil they continually are administrator of? Actually, all those funds they have in Brazil - they state they have zero foreign clients. Which makes every single holding in Brazil, hiding there for reporting/regulating purposes.</text:p>
          </table:table-cell>
          <table:table-cell table:number-columns-repeated="3"/>
        </table:table-row>
        <table:table-row table:style-name="ro1">
          <table:table-cell office:value-type="string">
            <text:p>https://www.reddit.com/r/Superstonk/comments/sdc0ce/hester_peirce_voted_no_today_for_hedge_fund/</text:p>
          </table:table-cell>
          <table:table-cell office:value-type="string">
            <text:p>2022-01-26</text:p>
          </table:table-cell>
          <table:table-cell office:value-type="string">
            <text:p>u/longjumping_college</text:p>
          </table:table-cell>
          <table:table-cell office:value-type="string">
            <text:p>Hester Peirce voted no today for hedge fund transparency, here's why</text:p>
          </table:table-cell>
          <table:table-cell table:number-columns-repeated="3"/>
        </table:table-row>
        <table:table-row table:style-name="ro1">
          <table:table-cell office:value-type="string">
            <text:p><text:a xlink:href="https://www/">https://www</text:a>.reddit.com/r/Superstonk/comments/skje8j/hey_finra_heres_181_pages_of_fines_against/</text:p>
          </table:table-cell>
          <table:table-cell office:value-type="string">
            <text:p>2022-02-04</text:p>
          </table:table-cell>
          <table:table-cell office:value-type="string">
            <text:p>u/longjumping_college</text:p>
          </table:table-cell>
          <table:table-cell office:value-type="string">
            <text:p>Hey FINRA, here's 181 pages of fines against Citadel for breaking the law, then not admitting fault. It's on your own website (pages 40-221). Imagine getting away with breaking the law a few hundred times, and you're still in business. </text:p>
          </table:table-cell>
          <table:table-cell table:number-columns-repeated="3"/>
        </table:table-row>
        <table:table-row table:style-name="ro1">
          <table:table-cell office:value-type="string">
            <text:p>https://www.reddit.com/r/Superstonk/comments/svl80n/were_in_2008_on_repeat_ill_show_you/</text:p>
          </table:table-cell>
          <table:table-cell office:value-type="string">
            <text:p>2022-02-18</text:p>
          </table:table-cell>
          <table:table-cell office:value-type="string">
            <text:p>u/longjumping_college</text:p>
          </table:table-cell>
          <table:table-cell office:value-type="string">
            <text:p>We're In 2008 On Repeat</text:p>
          </table:table-cell>
          <table:table-cell table:number-columns-repeated="3"/>
        </table:table-row>
        <table:table-row table:style-name="ro1">
          <table:table-cell office:value-type="string">
            <text:p>https://www.reddit.com/r/Superstonk/comments/t6j39c/the_crimes_of_citadel_goldman_sachs_and_friends/</text:p>
          </table:table-cell>
          <table:table-cell office:value-type="string">
            <text:p>2022-03-04</text:p>
          </table:table-cell>
          <table:table-cell office:value-type="string">
            <text:p>u/longjumping_college</text:p>
          </table:table-cell>
          <table:table-cell office:value-type="string">
            <text:p>The crimes of Citadel, Goldman Sachs and friends</text:p>
          </table:table-cell>
          <table:table-cell table:number-columns-repeated="3"/>
        </table:table-row>
        <table:table-row table:style-name="ro1">
          <table:table-cell office:value-type="string">
            <text:p><text:a xlink:href="https://www/">https://www</text:a>.reddit.com/r/Superstonk/comments/tn2uuo/bcg_gave_consulting_advice_to_toysrus_as_well_as/</text:p>
          </table:table-cell>
          <table:table-cell office:value-type="string">
            <text:p>2022-03-24</text:p>
          </table:table-cell>
          <table:table-cell office:value-type="string">
            <text:p>u/longjumping_college</text:p>
          </table:table-cell>
          <table:table-cell office:value-type="string">
            <text:p>BCG gave consulting advice to Toys"r"Us as well as blockbuster.</text:p>
          </table:table-cell>
          <table:table-cell table:number-columns-repeated="3"/>
        </table:table-row>
        <table:table-row table:style-name="ro1">
          <table:table-cell office:value-type="string">
            <text:p>https://www.reddit.com/r/Superstonk/comments/tn3iqv/bcg_planted_an_exec_at_sears_two_years_before/</text:p>
          </table:table-cell>
          <table:table-cell office:value-type="string">
            <text:p>2022-03-24</text:p>
          </table:table-cell>
          <table:table-cell office:value-type="string">
            <text:p>u/longjumping_college</text:p>
          </table:table-cell>
          <table:table-cell office:value-type="string">
            <text:p>BCG planted an exec at Sears two years before bankruptcy</text:p>
          </table:table-cell>
          <table:table-cell table:number-columns-repeated="3"/>
        </table:table-row>
        <table:table-row table:style-name="ro1">
          <table:table-cell office:value-type="string">
            <text:p><text:a xlink:href="https://www/">https://www</text:a>.reddit.com/r/Superstonk/comments/tn2irj/the_senior_vice_president_of_digital/</text:p>
          </table:table-cell>
          <table:table-cell office:value-type="string">
            <text:p>2022-03-24</text:p>
          </table:table-cell>
          <table:table-cell office:value-type="string">
            <text:p>u/longjumping_college</text:p>
          </table:table-cell>
          <table:table-cell office:value-type="string">
            <text:p>The "Senior Vice President of Digital Entertainment" at Blockbuster came from Boston Consulting (2009) a year later, Blockbuster went bankrupt.</text:p>
          </table:table-cell>
          <table:table-cell table:number-columns-repeated="3"/>
        </table:table-row>
        <table:table-row table:style-name="ro1">
          <table:table-cell office:value-type="string">
            <text:p><text:a xlink:href="https://www/">https://www</text:a>.reddit.com/r/Superstonk/comments/tp3vbd/jim_cramer_and_thestreet_have_connections_to/</text:p>
          </table:table-cell>
          <table:table-cell office:value-type="string">
            <text:p>2022-03-26</text:p>
          </table:table-cell>
          <table:table-cell office:value-type="string">
            <text:p>u/longjumping_college</text:p>
          </table:table-cell>
          <table:table-cell office:value-type="string">
            <text:p>Jim Cramer and TheStreet have connections to Boston Consulting Group</text:p>
          </table:table-cell>
          <table:table-cell table:number-columns-repeated="3"/>
        </table:table-row>
        <table:table-row table:style-name="ro1">
          <table:table-cell office:value-type="string">
            <text:p><text:a xlink:href="https://www/">https://www</text:a>.reddit.com/r/Superstonk/comments/tvb3nz/ken_griffin_has_financial_ties_to_russian/</text:p>
          </table:table-cell>
          <table:table-cell office:value-type="string">
            <text:p>2022-04-03</text:p>
          </table:table-cell>
          <table:table-cell office:value-type="string">
            <text:p>u/longjumping_college</text:p>
          </table:table-cell>
          <table:table-cell office:value-type="string">
            <text:p>Ken Griffin has financial ties to Russian oligarchs; this one is straight up profits from propaganda. $1.25 billion you got invested there huh Ken?</text:p>
          </table:table-cell>
          <table:table-cell table:number-columns-repeated="3"/>
        </table:table-row>
        <table:table-row table:style-name="ro1">
          <table:table-cell office:value-type="string">
            <text:p>https://www.reddit.com/r/Superstonk/comments/tzb6mu/the_judge_in_charge_of_the_gamestop_lawsuit_has/</text:p>
          </table:table-cell>
          <table:table-cell office:value-type="string">
            <text:p>2022-04-08</text:p>
          </table:table-cell>
          <table:table-cell office:value-type="string">
            <text:p>u/longjumping_college</text:p>
          </table:table-cell>
          <table:table-cell office:value-type="string">
            <text:p>The judge in charge of the GameStop lawsuit has interfered for Bain &amp;amp; Company/Goldman Sachs repeatedly - Mattel, Kb Toys, Toys r Us, eToys to name some</text:p>
          </table:table-cell>
          <table:table-cell table:number-columns-repeated="3"/>
        </table:table-row>
        <table:table-row table:style-name="ro1">
          <table:table-cell office:value-type="string">
            <text:p>https://www.reddit.com/r/Superstonk/comments/u0ilwg/the_price_is_fake_the_retail_market_is_fake_price/</text:p>
          </table:table-cell>
          <table:table-cell office:value-type="string">
            <text:p>2022-04-10</text:p>
          </table:table-cell>
          <table:table-cell office:value-type="string">
            <text:p>u/longjumping_college</text:p>
          </table:table-cell>
          <table:table-cell office:value-type="string">
            <text:p>The price is fake, the retail market is fake, price discovery doesn't exist. Says Stacey Cunningham and Gary Gensler.</text:p>
          </table:table-cell>
          <table:table-cell table:number-columns-repeated="3"/>
        </table:table-row>
        <table:table-row table:style-name="ro1">
          <table:table-cell office:value-type="string">
            <text:p>https://www.reddit.com/r/Superstonk/comments/u17572/you_ask_how_bcg_gets_all_the_govt_contracts_this/</text:p>
          </table:table-cell>
          <table:table-cell office:value-type="string">
            <text:p>2022-04-11</text:p>
          </table:table-cell>
          <table:table-cell office:value-type="string">
            <text:p>u/longjumping_college</text:p>
          </table:table-cell>
          <table:table-cell office:value-type="string">
            <text:p>You ask how BCG gets all the Govt contracts, this lady helps presidents transition into office and stuff the cabinet</text:p>
          </table:table-cell>
          <table:table-cell table:number-columns-repeated="3"/>
        </table:table-row>
        <table:table-row table:style-name="ro1">
          <table:table-cell office:value-type="string">
            <text:p><text:a xlink:href="https://www/">https://www</text:a>.reddit.com/r/Superstonk/comments/urw55d/anyone_noticed_the_cftc_says_there_is_364/</text:p>
          </table:table-cell>
          <table:table-cell office:value-type="string">
            <text:p>2022-05-17</text:p>
          </table:table-cell>
          <table:table-cell office:value-type="string">
            <text:p>u/longjumping_college</text:p>
          </table:table-cell>
          <table:table-cell office:value-type="string">
            <text:p>Anyone noticed the CFTC says there is $364 trillion in swaps outstanding?</text:p>
          </table:table-cell>
          <table:table-cell table:number-columns-repeated="3"/>
        </table:table-row>
        <table:table-row table:style-name="ro1">
          <table:table-cell office:value-type="string">
            <text:p>https://www.reddit.com/r/Superstonk/comments/o1gn2u/i_processed_16_years_of_data_across_8_stocks_to/</text:p>
          </table:table-cell>
          <table:table-cell office:value-type="string">
            <text:p>2021-06-16</text:p>
          </table:table-cell>
          <table:table-cell office:value-type="string">
            <text:p>u/LongTimeGamer</text:p>
          </table:table-cell>
          <table:table-cell office:value-type="string">
            <text:p>I processed 16 years of data across 8 stocks to prove something no one cares about: GME's price is ending in .00 10X more than it should be. </text:p>
          </table:table-cell>
          <table:table-cell table:number-columns-repeated="3"/>
        </table:table-row>
        <table:table-row table:style-name="ro1">
          <table:table-cell office:value-type="string">
            <text:p>https://www.reddit.com/r/GME/comments/mqt7w6/gamestop_vs_overstock/</text:p>
          </table:table-cell>
          <table:table-cell office:value-type="string">
            <text:p>2021-04-14</text:p>
          </table:table-cell>
          <table:table-cell office:value-type="string">
            <text:p>u/Magistricide</text:p>
          </table:table-cell>
          <table:table-cell office:value-type="string">
            <text:p>Gamestop Vs Overstock</text:p>
          </table:table-cell>
          <table:table-cell table:number-columns-repeated="3"/>
        </table:table-row>
        <table:table-row table:style-name="ro1">
          <table:table-cell office:value-type="string">
            <text:p>https://www.reddit.com/r/Superstonk/comments/n19kgr/zerocoupon_bonds/</text:p>
          </table:table-cell>
          <table:table-cell office:value-type="string">
            <text:p>2021-04-29</text:p>
          </table:table-cell>
          <table:table-cell office:value-type="string">
            <text:p>u/Magistricide</text:p>
          </table:table-cell>
          <table:table-cell office:value-type="string">
            <text:p>Zero-Coupon Bonds</text:p>
          </table:table-cell>
          <table:table-cell table:number-columns-repeated="3"/>
        </table:table-row>
        <table:table-row table:style-name="ro1">
          <table:table-cell office:value-type="string">
            <text:p>https://www.reddit.com/r/Superstonk/comments/n3d9sf/how_the_dtcc_screwed_over_the_janurary_short/</text:p>
          </table:table-cell>
          <table:table-cell office:value-type="string">
            <text:p>2021-05-02</text:p>
          </table:table-cell>
          <table:table-cell office:value-type="string">
            <text:p>u/Magistricide</text:p>
          </table:table-cell>
          <table:table-cell office:value-type="string">
            <text:p>How the DTCC screwed over the Janurary short squeeze, and what they might do for the next one</text:p>
          </table:table-cell>
          <table:table-cell table:number-columns-repeated="3"/>
        </table:table-row>
        <table:table-row table:style-name="ro1">
          <table:table-cell office:value-type="string">
            <text:p>https://www.reddit.com/r/Superstonk/comments/na260b/why_i_believe_gme_is_on_a_doomsday_clock/</text:p>
          </table:table-cell>
          <table:table-cell office:value-type="string">
            <text:p>2021-05-11</text:p>
          </table:table-cell>
          <table:table-cell office:value-type="string">
            <text:p>u/Magistricide</text:p>
          </table:table-cell>
          <table:table-cell office:value-type="string">
            <text:p>Why I believe GME is on a doomsday clock.</text:p>
          </table:table-cell>
          <table:table-cell table:number-columns-repeated="3"/>
        </table:table-row>
        <table:table-row table:style-name="ro1">
          <table:table-cell office:value-type="string">
            <text:p>https://www.reddit.com/r/Superstonk/comments/nfqhp2/wes_christian_ama_tldr/</text:p>
          </table:table-cell>
          <table:table-cell office:value-type="string">
            <text:p>2021-05-19</text:p>
          </table:table-cell>
          <table:table-cell office:value-type="string">
            <text:p>u/Magistricide</text:p>
          </table:table-cell>
          <table:table-cell office:value-type="string">
            <text:p>Wes Christian AMA TLDR</text:p>
          </table:table-cell>
          <table:table-cell table:number-columns-repeated="3"/>
        </table:table-row>
        <table:table-row table:style-name="ro1">
          <table:table-cell office:value-type="string">
            <text:p>https://www.reddit.com/r/Superstonk/comments/njd8au/the_moass_is_not_a_straight_line_up_do_not_paper/</text:p>
          </table:table-cell>
          <table:table-cell office:value-type="string">
            <text:p>2021-05-23</text:p>
          </table:table-cell>
          <table:table-cell office:value-type="string">
            <text:p>u/Magistricide</text:p>
          </table:table-cell>
          <table:table-cell office:value-type="string">
            <text:p>The MOASS is not a straight line up, do not paper hand at a minor dip</text:p>
          </table:table-cell>
          <table:table-cell table:number-columns-repeated="3"/>
        </table:table-row>
        <table:table-row table:style-name="ro1">
          <table:table-cell office:value-type="string">
            <text:p>https://www.reddit.com/r/Superstonk/comments/nq22pe/unfunded_liable_and_completly_screwed_part_1_why/</text:p>
          </table:table-cell>
          <table:table-cell office:value-type="string">
            <text:p>2021-06-01</text:p>
          </table:table-cell>
          <table:table-cell office:value-type="string">
            <text:p>u/Magistricide</text:p>
          </table:table-cell>
          <table:table-cell office:value-type="string">
            <text:p>Unfunded, Liable and Completly Screwed Part 1: Why the US is under much more debt than you think</text:p>
          </table:table-cell>
          <table:table-cell table:number-columns-repeated="3"/>
        </table:table-row>
        <table:table-row table:style-name="ro1">
          <table:table-cell office:value-type="string">
            <text:p>https://www.reddit.com/r/Superstonk/comments/o8ejwm/counter_dd_to_how_apes_could_inadvertently_kill/</text:p>
          </table:table-cell>
          <table:table-cell office:value-type="string">
            <text:p>2021-06-26</text:p>
          </table:table-cell>
          <table:table-cell office:value-type="string">
            <text:p>u/Magistricide</text:p>
          </table:table-cell>
          <table:table-cell office:value-type="string">
            <text:p>Counter DD to : How apes could inadvertently kill the MOASS</text:p>
          </table:table-cell>
          <table:table-cell table:number-columns-repeated="3"/>
        </table:table-row>
        <table:table-row table:style-name="ro1">
          <table:table-cell office:value-type="string">
            <text:p>https://www.reddit.com/r/Superstonk/comments/mtmqf3/critical_thinking_from_a_psychology_academic/</text:p>
          </table:table-cell>
          <table:table-cell office:value-type="string">
            <text:p>2021-04-19</text:p>
          </table:table-cell>
          <table:table-cell office:value-type="string">
            <text:p>u/makataui</text:p>
          </table:table-cell>
          <table:table-cell office:value-type="string">
            <text:p>Critical Thinking from a Psychology Academic</text:p>
          </table:table-cell>
          <table:table-cell table:number-columns-repeated="3"/>
        </table:table-row>
        <table:table-row table:style-name="ro1">
          <table:table-cell office:value-type="string">
            <text:p>https://www.reddit.com/r/Superstonk/comments/munr53/5050_or_balance_fallacy_the_prof_is_back/</text:p>
          </table:table-cell>
          <table:table-cell office:value-type="string">
            <text:p>2021-04-20</text:p>
          </table:table-cell>
          <table:table-cell office:value-type="string">
            <text:p>u/makataui</text:p>
          </table:table-cell>
          <table:table-cell office:value-type="string">
            <text:p>50/50 or Balance Fallacy - The Prof Is Back</text:p>
          </table:table-cell>
          <table:table-cell table:number-columns-repeated="3"/>
        </table:table-row>
        <table:table-row table:style-name="ro1">
          <table:table-cell office:value-type="string">
            <text:p>https://www.reddit.com/r/Superstonk/comments/wssqzb/rcs_an_absolute_genius_yes_hes_playing_69741d/</text:p>
          </table:table-cell>
          <table:table-cell office:value-type="string">
            <text:p>2022-08-19</text:p>
          </table:table-cell>
          <table:table-cell office:value-type="string">
            <text:p>u/Massive_Nectarine438</text:p>
          </table:table-cell>
          <table:table-cell office:value-type="string">
            <text:p>RC's an absolute genius. Yes, he's playing 69741D chess. Yes, you're in the right play. Yes, get your tits jacked. </text:p>
          </table:table-cell>
          <table:table-cell table:number-columns-repeated="3"/>
        </table:table-row>
        <table:table-row table:style-name="ro1">
          <table:table-cell office:value-type="string">
            <text:p>https://www.reddit.com/r/DDintoGME/comments/q3axsc/variance_swaps_cheatsheet/</text:p>
          </table:table-cell>
          <table:table-cell office:value-type="string">
            <text:p>2021-10-07</text:p>
          </table:table-cell>
          <table:table-cell office:value-type="string">
            <text:p>u/mauerastronaut</text:p>
          </table:table-cell>
          <table:table-cell office:value-type="string">
            <text:p>Variance Swaps Cheatsheet</text:p>
          </table:table-cell>
          <table:table-cell table:number-columns-repeated="3"/>
        </table:table-row>
        <table:table-row table:style-name="ro1">
          <table:table-cell office:value-type="string">
            <text:p>https://www.reddit.com/r/Superstonk/comments/qoz68k/how_variance_swaps_can_explain_oi_in_far_otm_puts/</text:p>
          </table:table-cell>
          <table:table-cell office:value-type="string">
            <text:p>2021-11-07</text:p>
          </table:table-cell>
          <table:table-cell office:value-type="string">
            <text:p>u/mauerastronaut</text:p>
          </table:table-cell>
          <table:table-cell office:value-type="string">
            <text:p>How Variance Swaps can explain OI in far OTM Puts and many other of the Weirdnesses that were observable this year.</text:p>
          </table:table-cell>
          <table:table-cell table:number-columns-repeated="3"/>
        </table:table-row>
        <table:table-row table:style-name="ro1">
          <table:table-cell office:value-type="string">
            <text:p>https://www.reddit.com/r/Superstonk/comments/rg5z3z/the_dip_caused_an_update_in_gmes_option_series/</text:p>
          </table:table-cell>
          <table:table-cell office:value-type="string">
            <text:p>2021-12-14</text:p>
          </table:table-cell>
          <table:table-cell office:value-type="string">
            <text:p>u/mauerastronaut</text:p>
          </table:table-cell>
          <table:table-cell office:value-type="string">
            <text:p>The Dip caused an Update in GME's Option Series. What that means for how Hedges are playing the Stonk</text:p>
          </table:table-cell>
          <table:table-cell table:number-columns-repeated="3"/>
        </table:table-row>
        <table:table-row table:style-name="ro1">
          <table:table-cell office:value-type="string">
            <text:p>https://www.reddit.com/r/Superstonk/comments/sv1ry8/synthetic_forwards_on_gme/</text:p>
          </table:table-cell>
          <table:table-cell office:value-type="string">
            <text:p>2022-02-17</text:p>
          </table:table-cell>
          <table:table-cell office:value-type="string">
            <text:p>u/mauerastronaut</text:p>
          </table:table-cell>
          <table:table-cell office:value-type="string">
            <text:p>Synthetic Forwards on GME</text:p>
          </table:table-cell>
          <table:table-cell table:number-columns-repeated="3"/>
        </table:table-row>
        <table:table-row table:style-name="ro1">
          <table:table-cell office:value-type="string">
            <text:p>https://www.reddit.com/r/Superstonk/comments/rl1q6t/im_going_to_keep_saying_this/</text:p>
          </table:table-cell>
          <table:table-cell office:value-type="string">
            <text:p>2021-12-21</text:p>
          </table:table-cell>
          <table:table-cell office:value-type="string">
            <text:p>u/millertime1216</text:p>
          </table:table-cell>
          <table:table-cell office:value-type="string">
            <text:p>I’m going to keep saying this.</text:p>
          </table:table-cell>
          <table:table-cell table:number-columns-repeated="3"/>
        </table:table-row>
        <table:table-row table:style-name="ro1">
          <table:table-cell office:value-type="string">
            <text:p>https://www.reddit.com/r/Superstonk/comments/tgykiv/this_is_how_to_make_drs_go_viral_calling_all_apes/</text:p>
          </table:table-cell>
          <table:table-cell office:value-type="string">
            <text:p>2022-03-18</text:p>
          </table:table-cell>
          <table:table-cell office:value-type="string">
            <text:p>u/millertime1216</text:p>
          </table:table-cell>
          <table:table-cell office:value-type="string">
            <text:p>THIS IS HOW TO MAKE DRS GO VIRAL: CALLING ALL APES. ABSOLUTE MUST READ! WE'VE BEEN WORKING LIKE FIENDS ON AN INDEPENDENT WEBSITE TO HELP SPREAD THE WORD ABOUT DRS OUTSIDE OF REDDIT - PLEASE HELP US!</text:p>
          </table:table-cell>
          <table:table-cell table:number-columns-repeated="3"/>
        </table:table-row>
        <table:table-row table:style-name="ro1">
          <table:table-cell office:value-type="string">
            <text:p>https://www.reddit.com/r/Superstonk/comments/tsa3ha/drsgmeorg_is_ready_to_be_shared_with_the_world/</text:p>
          </table:table-cell>
          <table:table-cell office:value-type="string">
            <text:p>2022-03-20</text:p>
          </table:table-cell>
          <table:table-cell office:value-type="string">
            <text:p>u/millertime1216</text:p>
          </table:table-cell>
          <table:table-cell office:value-type="string">
            <text:p>DRSGME.ORG is ready to be shared with the world NOW !! Please help lock the float! ???????</text:p>
          </table:table-cell>
          <table:table-cell table:number-columns-repeated="3"/>
        </table:table-row>
        <table:table-row table:style-name="ro1">
          <table:table-cell office:value-type="string">
            <text:p>https://www.reddit.com/r/Superstonk/comments/vlx014/drsgmeorg_and_drs_hits_the_streetcom_its_working/</text:p>
          </table:table-cell>
          <table:table-cell office:value-type="string">
            <text:p>2022-06-27</text:p>
          </table:table-cell>
          <table:table-cell office:value-type="string">
            <text:p>u/millertime1216</text:p>
          </table:table-cell>
          <table:table-cell office:value-type="string">
            <text:p>DRSGME.ORG and DRS hits the street.com ! It’s working! Link in comments</text:p>
          </table:table-cell>
          <table:table-cell table:number-columns-repeated="3"/>
        </table:table-row>
        <table:table-row table:style-name="ro1">
          <table:table-cell office:value-type="string">
            <text:p>https://www.reddit.com/r/Superstonk/comments/mvcqpi/holy_shit_i_was_skeptical_of_all_the_high/</text:p>
          </table:table-cell>
          <table:table-cell office:value-type="string">
            <text:p>2021-04-21</text:p>
          </table:table-cell>
          <table:table-cell office:value-type="string">
            <text:p>u/missing_the_point_</text:p>
          </table:table-cell>
          <table:table-cell office:value-type="string">
            <text:p>Holy shit. I was skeptical of all the high ceilings being thrown out until I put the pieces together. I honestly think GME is priceless, and the most valuable stock you will ever buy. Here's the full picture, as I understand it... </text:p>
          </table:table-cell>
          <table:table-cell table:number-columns-repeated="3"/>
        </table:table-row>
        <table:table-row table:style-name="ro1">
          <table:table-cell office:value-type="string">
            <text:p>https://www.reddit.com/r/Superstonk/comments/pmsmpj/a_letter_on_the_secs_website_begging_them_to_do/</text:p>
          </table:table-cell>
          <table:table-cell office:value-type="string">
            <text:p>2021-09-12</text:p>
          </table:table-cell>
          <table:table-cell office:value-type="string">
            <text:p>u/missing_the_point_</text:p>
          </table:table-cell>
          <table:table-cell office:value-type="string">
            <text:p>A letter on the SEC’s WEBSITE begging them to do their job in 2008, calling out naked shorting, FTDs, cellar boxing, and even suggesting the Secret Service get involved since it constitutes counterfeiting. We aren’t the first to uncover any of it…the SEC has known all along; they just didn’t care.</text:p>
          </table:table-cell>
          <table:table-cell table:number-columns-repeated="3"/>
        </table:table-row>
        <table:table-row table:style-name="ro1">
          <table:table-cell office:value-type="string">
            <text:p>https://www.reddit.com/r/Superstonk/comments/rha5w9/this_mindblowing_comment_on_the_secs_website_text/</text:p>
          </table:table-cell>
          <table:table-cell office:value-type="string">
            <text:p>2021-12-15</text:p>
          </table:table-cell>
          <table:table-cell office:value-type="string">
            <text:p>u/missing_the_point_</text:p>
          </table:table-cell>
          <table:table-cell office:value-type="string">
            <text:p>This MIND-BLOWING comment on the SEC's website (text also in comments)</text:p>
          </table:table-cell>
          <table:table-cell table:number-columns-repeated="3"/>
        </table:table-row>
        <table:table-row table:style-name="ro1">
          <table:table-cell office:value-type="string">
            <text:p>https://www.reddit.com/r/Superstonk/comments/sgdk32/were_living_through_an_experiment_by_the_federal/</text:p>
          </table:table-cell>
          <table:table-cell office:value-type="string">
            <text:p>2022-01-30</text:p>
          </table:table-cell>
          <table:table-cell office:value-type="string">
            <text:p>u/missing_the_point_</text:p>
          </table:table-cell>
          <table:table-cell office:value-type="string">
            <text:p>We’re living through an experiment by the Federal Reserve and it's gone terribly wrong. Economic intervention since 2008 has fueled Wall Street’s greed, caused significant inflation, widened income &amp;amp; wealth gaps, &amp;amp; is responsible for a completely broken labor market - All to help the rich get richer</text:p>
          </table:table-cell>
          <table:table-cell table:number-columns-repeated="3"/>
        </table:table-row>
        <table:table-row table:style-name="ro1">
          <table:table-cell office:value-type="string">
            <text:p>https://www.reddit.com/r/Superstonk/comments/ta9agh/while_were_talking_about_the_doj_investigating/</text:p>
          </table:table-cell>
          <table:table-cell office:value-type="string">
            <text:p>2022-03-09</text:p>
          </table:table-cell>
          <table:table-cell office:value-type="string">
            <text:p>u/missing_the_point_</text:p>
          </table:table-cell>
          <table:table-cell office:value-type="string">
            <text:p>While we're talking about the DOJ investigating Amazon for anticompetitive practices...</text:p>
          </table:table-cell>
          <table:table-cell table:number-columns-repeated="3"/>
        </table:table-row>
        <table:table-row table:style-name="ro1">
          <table:table-cell office:value-type="string">
            <text:p>https://www.reddit.com/r/Superstonk/comments/u1xynt/the_annual_inflation_rate_in_the_us_accelerated/</text:p>
          </table:table-cell>
          <table:table-cell office:value-type="string">
            <text:p>2022-04-12</text:p>
          </table:table-cell>
          <table:table-cell office:value-type="string">
            <text:p>u/missing_the_point_</text:p>
          </table:table-cell>
          <table:table-cell office:value-type="string">
            <text:p>The annual inflation rate in the US accelerated to 8.5% in March of 2022</text:p>
          </table:table-cell>
          <table:table-cell table:number-columns-repeated="3"/>
        </table:table-row>
        <table:table-row table:style-name="ro1">
          <table:table-cell office:value-type="string">
            <text:p>https://www.reddit.com/r/Superstonk/comments/od7swq/wen_moon_10_endgame_final_ta/</text:p>
          </table:table-cell>
          <table:table-cell office:value-type="string">
            <text:p>2021-07-03</text:p>
          </table:table-cell>
          <table:table-cell office:value-type="string">
            <text:p>u/MOSfriedeggs</text:p>
          </table:table-cell>
          <table:table-cell office:value-type="string">
            <text:p>wen moon 10 : Endgame ? Final TA</text:p>
          </table:table-cell>
          <table:table-cell table:number-columns-repeated="3"/>
        </table:table-row>
        <table:table-row table:style-name="ro1">
          <table:table-cell office:value-type="string">
            <text:p>http://web.archive.org/web/20221220140528/https://www.reddit.com/r/Superstonk/comments/zq6dpe/when_was_the_last_time_you_heard_some_casino/</text:p>
          </table:table-cell>
          <table:table-cell office:value-type="string">
            <text:p>2022-12-19</text:p>
          </table:table-cell>
          <table:table-cell office:value-type="string">
            <text:p>u/mrferno</text:p>
          </table:table-cell>
          <table:table-cell office:value-type="string">
            <text:p>When was the last time you heard some casino owner trash talking its clientele for seemingly wasting all their money on slot machines? I can save you the google search: never. There's a reason why we keep getting hated on for buying our favourite stock and it's not because we're wasting our money.</text:p>
          </table:table-cell>
          <table:table-cell table:number-columns-repeated="3"/>
        </table:table-row>
        <table:table-row table:style-name="ro1">
          <table:table-cell office:value-type="string">
            <text:p>https://www.reddit.com/r/Superstonk/comments/n6wcum/an_apes_primer_to_decision_making_game_theory_vs/</text:p>
          </table:table-cell>
          <table:table-cell office:value-type="string">
            <text:p>2021-05-07</text:p>
          </table:table-cell>
          <table:table-cell office:value-type="string">
            <text:p>u/mrrippington</text:p>
          </table:table-cell>
          <table:table-cell office:value-type="string">
            <text:p>An Ape's Primer to Decision Making - Game Theory ( ? vs ?)</text:p>
          </table:table-cell>
          <table:table-cell table:number-columns-repeated="3"/>
        </table:table-row>
        <table:table-row table:style-name="ro1">
          <table:table-cell office:value-type="string">
            <text:p>https://www.reddit.com/r/DDintoGME/comments/no31ii/the_everything_in_the_everything_short_ragnarok_dd/</text:p>
          </table:table-cell>
          <table:table-cell office:value-type="string">
            <text:p>2021-05-30</text:p>
          </table:table-cell>
          <table:table-cell office:value-type="string">
            <text:p>u/mrrippington</text:p>
          </table:table-cell>
          <table:table-cell office:value-type="string">
            <text:p>The "everything" in the Everything Short. Ragnarok dd</text:p>
          </table:table-cell>
          <table:table-cell table:number-columns-repeated="3"/>
        </table:table-row>
        <table:table-row table:style-name="ro1">
          <table:table-cell office:value-type="string">
            <text:p>https://www.reddit.com/r/Superstonk/comments/nqalpq/ragnarok_part_2_the_man_behind_the_curtain_aka/</text:p>
          </table:table-cell>
          <table:table-cell office:value-type="string">
            <text:p>2021-06-02</text:p>
          </table:table-cell>
          <table:table-cell office:value-type="string">
            <text:p>u/mrrippington</text:p>
          </table:table-cell>
          <table:table-cell office:value-type="string">
            <text:p>Ragnarok part 2- the Man Behind the Curtain... Aka why we are here</text:p>
          </table:table-cell>
          <table:table-cell table:number-columns-repeated="3"/>
        </table:table-row>
        <table:table-row table:style-name="ro1">
          <table:table-cell office:value-type="string">
            <text:p>https://www.reddit.com/r/Superstonk/comments/sxd4am/i_analyzed_20_years_worth_of_fools_articles_for/</text:p>
          </table:table-cell>
          <table:table-cell office:value-type="string">
            <text:p>2022-02-20</text:p>
          </table:table-cell>
          <table:table-cell office:value-type="string">
            <text:p>u/mrrippington</text:p>
          </table:table-cell>
          <table:table-cell office:value-type="string">
            <text:p>I analyzed 20 YEARS worth of Fools articles for GME - sharing my findings and the sauce in this post ?</text:p>
          </table:table-cell>
          <table:table-cell table:number-columns-repeated="3"/>
        </table:table-row>
        <table:table-row table:style-name="ro1">
          <table:table-cell office:value-type="string">
            <text:p>https://www.reddit.com/r/Superstonk/comments/x9tft0/120_london_wall_occupants_citadels_uk_hq/</text:p>
          </table:table-cell>
          <table:table-cell office:value-type="string">
            <text:p>2022-09-09</text:p>
          </table:table-cell>
          <table:table-cell office:value-type="string">
            <text:p>u/mrrippington</text:p>
          </table:table-cell>
          <table:table-cell office:value-type="string">
            <text:p>120 London Wall Occupants - Citadel's UK HQ.</text:p>
          </table:table-cell>
          <table:table-cell table:number-columns-repeated="3"/>
        </table:table-row>
        <table:table-row table:style-name="ro1">
          <table:table-cell office:value-type="string">
            <text:p>https://www.reddit.com/r/Superstonk/comments/no14pt/a_followup_to_the_hoc_dd_the_everything_in/</text:p>
          </table:table-cell>
          <table:table-cell office:value-type="string">
            <text:p>2021-05-29</text:p>
          </table:table-cell>
          <table:table-cell office:value-type="string">
            <text:p>u/mybustersword</text:p>
          </table:table-cell>
          <table:table-cell office:value-type="string">
            <text:p>a followup to the HoC DD- the "everything" in Everything Short. I present, RAGNAROK </text:p>
          </table:table-cell>
          <table:table-cell table:number-columns-repeated="3"/>
        </table:table-row>
        <table:table-row table:style-name="ro1">
          <table:table-cell office:value-type="string">
            <text:p>https://www.reddit.com/r/Superstonk/comments/nqzo1o/i_got_what_you_quant_6221_trading_analysis_and_a/</text:p>
          </table:table-cell>
          <table:table-cell office:value-type="string">
            <text:p>2021-06-03</text:p>
          </table:table-cell>
          <table:table-cell office:value-type="string">
            <text:p>u/myplayprofile</text:p>
          </table:table-cell>
          <table:table-cell office:value-type="string">
            <text:p>I Got What You Quant - 6/2/21 Trading Analysis and a Deeper Dive Into Today's Tape</text:p>
          </table:table-cell>
          <table:table-cell table:number-columns-repeated="3"/>
        </table:table-row>
        <table:table-row table:style-name="ro1">
          <table:table-cell office:value-type="string">
            <text:p>https://www.reddit.com/r/Superstonk/comments/oj1tjl/erasing_the_tape_how_to_remove_daily_trade_volume/</text:p>
          </table:table-cell>
          <table:table-cell office:value-type="string">
            <text:p>2021-07-13</text:p>
          </table:table-cell>
          <table:table-cell office:value-type="string">
            <text:p>u/myplayprofile</text:p>
          </table:table-cell>
          <table:table-cell office:value-type="string">
            <text:p>Erasing The Tape - How to Remove Daily Trade Volume and Why it Matters</text:p>
          </table:table-cell>
          <table:table-cell table:number-columns-repeated="3"/>
        </table:table-row>
        <table:table-row table:style-name="ro1">
          <table:table-cell office:value-type="string">
            <text:p>https://www.reddit.com/r/Superstonk/comments/pjcnbu/open_letter_to_the_sec_cftc_finra_members_of_the/</text:p>
          </table:table-cell>
          <table:table-cell office:value-type="string">
            <text:p>2021-09-06</text:p>
          </table:table-cell>
          <table:table-cell office:value-type="string">
            <text:p>u/myplayprofile</text:p>
          </table:table-cell>
          <table:table-cell office:value-type="string">
            <text:p>Open Letter to the SEC, CFTC, FINRA, Members of the Financial Industry, and any Honest Journalist Regarding Systemically Destabilizing Risks In Today's Market</text:p>
          </table:table-cell>
          <table:table-cell table:number-columns-repeated="3"/>
        </table:table-row>
        <table:table-row table:style-name="ro1">
          <table:table-cell office:value-type="string">
            <text:p>https://www.reddit.com/r/Superstonk/comments/pzjg8u/broker_ftds_are_piling_up_a_cautionary_drs_tale/</text:p>
          </table:table-cell>
          <table:table-cell office:value-type="string">
            <text:p>2021-10-02</text:p>
          </table:table-cell>
          <table:table-cell office:value-type="string">
            <text:p>u/myplayprofile</text:p>
          </table:table-cell>
          <table:table-cell office:value-type="string">
            <text:p>Broker FTD's are Piling Up - A Cautionary DRS Tale from E*Trade and Why My Concerns Are Growing</text:p>
          </table:table-cell>
          <table:table-cell table:number-columns-repeated="3"/>
        </table:table-row>
        <table:table-row table:style-name="ro1">
          <table:table-cell office:value-type="string">
            <text:p>https://www.reddit.com/r/Superstonk/comments/q3hjjs/hope_for_the_best_prepare_for_the_worst_an/</text:p>
          </table:table-cell>
          <table:table-cell office:value-type="string">
            <text:p>2021-10-07</text:p>
          </table:table-cell>
          <table:table-cell office:value-type="string">
            <text:p>u/myplayprofile</text:p>
          </table:table-cell>
          <table:table-cell office:value-type="string">
            <text:p>Hope for the Best, Prepare for the Worst - An Overview of the Securities Investor Protection Corporation, SIPC Insurance, and How it May Impact MOASS</text:p>
          </table:table-cell>
          <table:table-cell table:number-columns-repeated="3"/>
        </table:table-row>
        <table:table-row table:style-name="ro1">
          <table:table-cell office:value-type="string">
            <text:p>https://www.reddit.com/r/Superstonk/comments/qw5441/a_simplex_situation_the_drs_impact_is_real_but/</text:p>
          </table:table-cell>
          <table:table-cell office:value-type="string">
            <text:p>2021-11-17</text:p>
          </table:table-cell>
          <table:table-cell office:value-type="string">
            <text:p>u/myplayprofile</text:p>
          </table:table-cell>
          <table:table-cell office:value-type="string">
            <text:p>A Simplex Situation - The DRS Impact is Real, but Where Did the Variance Go? - Chapter 1</text:p>
          </table:table-cell>
          <table:table-cell table:number-columns-repeated="3"/>
        </table:table-row>
        <table:table-row table:style-name="ro1">
          <table:table-cell office:value-type="string">
            <text:p>https://www.reddit.com/r/Superstonk/comments/nycuk4/cohen_has_reached_the_same_conclusion_as_ucriands/</text:p>
          </table:table-cell>
          <table:table-cell office:value-type="string">
            <text:p>2021-06-12</text:p>
          </table:table-cell>
          <table:table-cell office:value-type="string">
            <text:p>u/Nalifi</text:p>
          </table:table-cell>
          <table:table-cell office:value-type="string">
            <text:p>Cohen has reached the same conclusion as u/Criand's T+21 Net Capital thesis: An analysis of tweet activity and corporate announcements </text:p>
          </table:table-cell>
          <table:table-cell table:number-columns-repeated="3"/>
        </table:table-row>
        <table:table-row table:style-name="ro1">
          <table:table-cell office:value-type="string">
            <text:p>https://www.reddit.com/r/Superstonk/comments/o6tax3/hi_all_its_ryan_cohen_t21_tweet_guy_im_losing_my/</text:p>
          </table:table-cell>
          <table:table-cell office:value-type="string">
            <text:p>2021-06-24</text:p>
          </table:table-cell>
          <table:table-cell office:value-type="string">
            <text:p>u/Nalifi</text:p>
          </table:table-cell>
          <table:table-cell office:value-type="string">
            <text:p>Hi All, It's Ryan Cohen T+21 Tweet Guy. I'm losing my shit</text:p>
          </table:table-cell>
          <table:table-cell table:number-columns-repeated="3"/>
        </table:table-row>
        <table:table-row table:style-name="ro1">
          <table:table-cell office:value-type="string">
            <text:p>https://www.reddit.com/r/Superstonk/comments/mvfs0c/over_30_of_gme_bananas_are_missing_from_bloomberg/</text:p>
          </table:table-cell>
          <table:table-cell office:value-type="string">
            <text:p>2021-04-21</text:p>
          </table:table-cell>
          <table:table-cell office:value-type="string">
            <text:p>u/nayboyer2</text:p>
          </table:table-cell>
          <table:table-cell office:value-type="string">
            <text:p>Over 30% of GME bananas are missing from Bloomberg Terminal. Over 69% of GME is trading off exchanges or in an unreported Dark Pool? It's National Banana Day - Do you know where your GME bananas are?</text:p>
          </table:table-cell>
          <table:table-cell table:number-columns-repeated="3"/>
        </table:table-row>
        <table:table-row table:style-name="ro1">
          <table:table-cell office:value-type="string">
            <text:p>https://www.reddit.com/r/Superstonk/comments/mx4j9p/dark_pool_dd_summary_and_a_quick_update_on_all/</text:p>
          </table:table-cell>
          <table:table-cell office:value-type="string">
            <text:p>2021-04-23</text:p>
          </table:table-cell>
          <table:table-cell office:value-type="string">
            <text:p>u/nayboyer2</text:p>
          </table:table-cell>
          <table:table-cell office:value-type="string">
            <text:p>Dark Pool DD Summary and A Quick Update on all those Missing GME Bananas </text:p>
          </table:table-cell>
          <table:table-cell table:number-columns-repeated="3"/>
        </table:table-row>
        <table:table-row table:style-name="ro1">
          <table:table-cell office:value-type="string">
            <text:p>https://www.reddit.com/r/Superstonk/comments/myf505/probably_the_last_dd_youll_ever_need_to_read_the/</text:p>
          </table:table-cell>
          <table:table-cell office:value-type="string">
            <text:p>2021-04-25</text:p>
          </table:table-cell>
          <table:table-cell office:value-type="string">
            <text:p>u/nayboyer2</text:p>
          </table:table-cell>
          <table:table-cell office:value-type="string">
            <text:p>Probably the last DD you'll ever need to read... The OTC Conspiracy - Shining Some Light into the Dark Pool data </text:p>
          </table:table-cell>
          <table:table-cell table:number-columns-repeated="3"/>
        </table:table-row>
        <table:table-row table:style-name="ro1">
          <table:table-cell office:value-type="string">
            <text:p>https://www.reddit.com/r/Superstonk/comments/n5q76p/the_otc_conspiracy_part_2_shining_some_light_into/</text:p>
          </table:table-cell>
          <table:table-cell office:value-type="string">
            <text:p>2021-05-05</text:p>
          </table:table-cell>
          <table:table-cell office:value-type="string">
            <text:p>u/nayboyer2</text:p>
          </table:table-cell>
          <table:table-cell office:value-type="string">
            <text:p>The OTC Conspiracy (Part 2) - Shining Some Light into the Dark Pool data (March Update)</text:p>
          </table:table-cell>
          <table:table-cell table:number-columns-repeated="3"/>
        </table:table-row>
        <table:table-row table:style-name="ro1">
          <table:table-cell office:value-type="string">
            <text:p>https://www.reddit.com/r/Superstonk/comments/o5amd8/the_otc_conspiracy_this_graph_and_data_shows_gme/</text:p>
          </table:table-cell>
          <table:table-cell office:value-type="string">
            <text:p>2021-06-21</text:p>
          </table:table-cell>
          <table:table-cell office:value-type="string">
            <text:p>u/nayboyer2</text:p>
          </table:table-cell>
          <table:table-cell office:value-type="string">
            <text:p>The OTC Conspiracy - This graph and data shows GME price is being manipulated by predatory, high frequency OTC and Off-Exchange trading by Market Makers and Robinhood. I will try to put together a full DD by the end of the week. HODL!</text:p>
          </table:table-cell>
          <table:table-cell table:number-columns-repeated="3"/>
        </table:table-row>
        <table:table-row table:style-name="ro1">
          <table:table-cell office:value-type="string">
            <text:p>https://www.reddit.com/r/Superstonk/comments/oejtty/the_otc_conspiracy_gme_idiosyncrasies_and_the/</text:p>
          </table:table-cell>
          <table:table-cell office:value-type="string">
            <text:p>2021-07-05</text:p>
          </table:table-cell>
          <table:table-cell office:value-type="string">
            <text:p>u/nayboyer2</text:p>
          </table:table-cell>
          <table:table-cell office:value-type="string">
            <text:p>The OTC Conspiracy - GME, idiosyncrasies, and the infinite Banana Trees (Part 1)</text:p>
          </table:table-cell>
          <table:table-cell table:number-columns-repeated="3"/>
        </table:table-row>
        <table:table-row table:style-name="ro1">
          <table:table-cell office:value-type="string">
            <text:p>https://www.reddit.com/r/Superstonk/comments/q8x3g7/oh_where_oh_where_can_the_missing_puts_be_hidden/</text:p>
          </table:table-cell>
          <table:table-cell office:value-type="string">
            <text:p>2021-10-15</text:p>
          </table:table-cell>
          <table:table-cell office:value-type="string">
            <text:p>u/nayboyer2</text:p>
          </table:table-cell>
          <table:table-cell office:value-type="string">
            <text:p>Oh where, oh where, can the Missing Puts be? Hidden from view by Kenny G? They Kicked the Can, as you will see. Concrete evidence of Options Fuckery! Almost 1.95 million deep out-of-the-money Puts were purchased on 6/23, 6/24, and 6/29 and expired today! Is this finally The End of Ken?</text:p>
          </table:table-cell>
          <table:table-cell table:number-columns-repeated="3"/>
        </table:table-row>
        <table:table-row table:style-name="ro1">
          <table:table-cell office:value-type="string">
            <text:p>https://www.reddit.com/r/Superstonk/comments/svv5rq/citadel_traded_714_million_gme_shares_otc_over/</text:p>
          </table:table-cell>
          <table:table-cell office:value-type="string">
            <text:p>2022-02-18</text:p>
          </table:table-cell>
          <table:table-cell office:value-type="string">
            <text:p>u/nayboyer2</text:p>
          </table:table-cell>
          <table:table-cell office:value-type="string">
            <text:p>Citadel traded 714 million GME shares OTC over the past 70 weeks, almost 40% of the 1.791 billion GME shares traded OTC. 4.477 billion shares traded overall over the past 70 weeks. Let's see how this whole naked shorting thing works out for them...</text:p>
          </table:table-cell>
          <table:table-cell table:number-columns-repeated="3"/>
        </table:table-row>
        <table:table-row table:style-name="ro1">
          <table:table-cell office:value-type="string">
            <text:p>https://www.reddit.com/r/Superstonk/comments/tdw59e/the_crooks_keep_cookin_like_nobody_is_lookin/</text:p>
          </table:table-cell>
          <table:table-cell office:value-type="string">
            <text:p>2022-03-14</text:p>
          </table:table-cell>
          <table:table-cell office:value-type="string">
            <text:p>u/nayboyer2</text:p>
          </table:table-cell>
          <table:table-cell office:value-type="string">
            <text:p>The Crooks Keep Cookin like Nobody is Lookin! Robinhood and Drivewealth submitting OTC trades over a year after they happened? Never previously reported until now? Literally cooking the books on the official FINRA OTC TrAnSpArEnCy website? This game is rigged; It's time break the wheel!</text:p>
          </table:table-cell>
          <table:table-cell table:number-columns-repeated="3"/>
        </table:table-row>
        <table:table-row table:style-name="ro1">
          <table:table-cell office:value-type="string">
            <text:p>https://www.reddit.com/r/GME/comments/m0r4kg/gme_exit_strategy_here_is_what_i_not_we_i_am/</text:p>
          </table:table-cell>
          <table:table-cell office:value-type="string">
            <text:p>2021-03-08</text:p>
          </table:table-cell>
          <table:table-cell office:value-type="string">
            <text:p>u/nhne</text:p>
          </table:table-cell>
          <table:table-cell office:value-type="string">
            <text:p>GME Exit Strategy Using MACD and STOCH RSI Indicators</text:p>
          </table:table-cell>
          <table:table-cell table:number-columns-repeated="3"/>
        </table:table-row>
        <table:table-row table:style-name="ro1">
          <table:table-cell office:value-type="string">
            <text:p>https://www.reddit.com/r/Superstonk/comments/naz8df/clarifying_carl_hagbergs_statement_of_shorts_not/</text:p>
          </table:table-cell>
          <table:table-cell office:value-type="string">
            <text:p>2021-05-12</text:p>
          </table:table-cell>
          <table:table-cell office:value-type="string">
            <text:p>u/nhne</text:p>
          </table:table-cell>
          <table:table-cell office:value-type="string">
            <text:p>Clarifying Carl Hagberg's statement of "Shorts not having to Cover" during today's AMA</text:p>
          </table:table-cell>
          <table:table-cell table:number-columns-repeated="3"/>
        </table:table-row>
        <table:table-row table:style-name="ro1">
          <table:table-cell office:value-type="string">
            <text:p>https://www.reddit.com/r/GME/comments/md69vo/dd_why_gme_went_up_today_and_how_citadel_may/</text:p>
          </table:table-cell>
          <table:table-cell office:value-type="string">
            <text:p>2021-03-25</text:p>
          </table:table-cell>
          <table:table-cell office:value-type="string">
            <text:p>u/northbalance</text:p>
          </table:table-cell>
          <table:table-cell office:value-type="string">
            <text:p>Citadel May Crash The Market Through Naked Shorting ETFs</text:p>
          </table:table-cell>
          <table:table-cell table:number-columns-repeated="3"/>
        </table:table-row>
        <table:table-row table:style-name="ro1">
          <table:table-cell office:value-type="string">
            <text:p>https://www.reddit.com/r/GME/comments/lzxbzm/be_adamant_some_reminders_for_managing_behavior/</text:p>
          </table:table-cell>
          <table:table-cell office:value-type="string">
            <text:p>2021-03-07</text:p>
          </table:table-cell>
          <table:table-cell office:value-type="string">
            <text:p>u/oaf_king</text:p>
          </table:table-cell>
          <table:table-cell office:value-type="string">
            <text:p>Be Adamant: Some Reminders for Managing Behavior During a Short Squeeze </text:p>
          </table:table-cell>
          <table:table-cell table:number-columns-repeated="3"/>
        </table:table-row>
        <table:table-row table:style-name="ro1">
          <table:table-cell office:value-type="string">
            <text:p>https://www.reddit.com/r/GME/comments/m1oc5u/shill_tactics_a_classification_based_on_infection/</text:p>
          </table:table-cell>
          <table:table-cell office:value-type="string">
            <text:p>2021-03-10</text:p>
          </table:table-cell>
          <table:table-cell office:value-type="string">
            <text:p>u/oaf_king</text:p>
          </table:table-cell>
          <table:table-cell office:value-type="string">
            <text:p>Shill Tactics: A Classification Based on Infection, Upset, and Threat</text:p>
          </table:table-cell>
          <table:table-cell table:number-columns-repeated="3"/>
        </table:table-row>
        <table:table-row table:style-name="ro1">
          <table:table-cell office:value-type="string">
            <text:p>https://www.reddit.com/r/GME/comments/mg37cy/be_adamant_part_2_dont_crack_now/</text:p>
          </table:table-cell>
          <table:table-cell office:value-type="string">
            <text:p>2021-03-30</text:p>
          </table:table-cell>
          <table:table-cell office:value-type="string">
            <text:p>u/oaf_king</text:p>
          </table:table-cell>
          <table:table-cell office:value-type="string">
            <text:p>Be Adamant, Part 2: Don’t Crack Now</text:p>
          </table:table-cell>
          <table:table-cell table:number-columns-repeated="3"/>
        </table:table-row>
        <table:table-row table:style-name="ro1">
          <table:table-cell office:value-type="string">
            <text:p>https://www.reddit.com/r/Superstonk/comments/n9mkoj/obv_and_beta_definitively_show_that_the_price_is/</text:p>
          </table:table-cell>
          <table:table-cell office:value-type="string">
            <text:p>2021-05-10</text:p>
          </table:table-cell>
          <table:table-cell office:value-type="string">
            <text:p>u/OverlordHippo</text:p>
          </table:table-cell>
          <table:table-cell office:value-type="string">
            <text:p>OBV and Beta definitively show that the price is heavily suppressed and that GME is the ultimate hedge against market volatility </text:p>
          </table:table-cell>
          <table:table-cell table:number-columns-repeated="3"/>
        </table:table-row>
        <table:table-row table:style-name="ro1">
          <table:table-cell office:value-type="string">
            <text:p>https://www.reddit.com/r/Superstonk/comments/tdmv7h/point_72_and_goldman_sachs/</text:p>
          </table:table-cell>
          <table:table-cell office:value-type="string">
            <text:p>2022-03-14</text:p>
          </table:table-cell>
          <table:table-cell office:value-type="string">
            <text:p>u/OverlordHippo</text:p>
          </table:table-cell>
          <table:table-cell office:value-type="string">
            <text:p>Point 72 and Goldman Sachs</text:p>
          </table:table-cell>
          <table:table-cell table:number-columns-repeated="3"/>
        </table:table-row>
        <table:table-row table:style-name="ro1">
          <table:table-cell office:value-type="string">
            <text:p>https://www.reddit.com/r/GME/comments/nhz9n9/connecting_the_dots_citadels_treasury_market_short/</text:p>
          </table:table-cell>
          <table:table-cell office:value-type="string">
            <text:p>2021-05-21</text:p>
          </table:table-cell>
          <table:table-cell office:value-type="string">
            <text:p>u/peruvian_bull</text:p>
          </table:table-cell>
          <table:table-cell office:value-type="string">
            <text:p>Connecting the Dots- Citadel's Treasury Market Short (REPOST with edits) </text:p>
          </table:table-cell>
          <table:table-cell table:number-columns-repeated="2"/>
          <table:table-cell office:value-type="string">
            <text:p>http://web.archive.org/web/*/https://www.reddit.com/r/Superstonk/comments/nycuk4/cohen_has_reached_the_same_conclusion_as_ucriands/</text:p>
          </table:table-cell>
        </table:table-row>
        <table:table-row table:style-name="ro1">
          <table:table-cell office:value-type="string">
            <text:p>https://www.reddit.com/r/Superstonk/comments/nje7xk/clearinghouses_explained/</text:p>
          </table:table-cell>
          <table:table-cell office:value-type="string">
            <text:p>2021-05-23</text:p>
          </table:table-cell>
          <table:table-cell office:value-type="string">
            <text:p>u/peruvian_bull</text:p>
          </table:table-cell>
          <table:table-cell office:value-type="string">
            <text:p>ClearingHouses Explained</text:p>
          </table:table-cell>
          <table:table-cell table:number-columns-repeated="3"/>
        </table:table-row>
        <table:table-row table:style-name="ro1">
          <table:table-cell office:value-type="string">
            <text:p>https://www.reddit.com/r/Superstonk/comments/nk1s2a/connecting_the_dots_citadels_treasury_market/</text:p>
          </table:table-cell>
          <table:table-cell office:value-type="string">
            <text:p>2021-05-24</text:p>
          </table:table-cell>
          <table:table-cell office:value-type="string">
            <text:p>u/peruvian_bull</text:p>
          </table:table-cell>
          <table:table-cell office:value-type="string">
            <text:p>Connecting the Dots- Citadel's Treasury Market Short (REPOST with edits) </text:p>
          </table:table-cell>
          <table:table-cell table:number-columns-repeated="3"/>
        </table:table-row>
        <table:table-row table:style-name="ro1">
          <table:table-cell office:value-type="string">
            <text:p>https://www.reddit.com/r/Superstonk/comments/o4vzau/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 “A New Rome” </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1-06-21</text:p>
          </table:table-cell>
          <table:table-cell office:value-type="string">
            <text:p>u/peruvian_bull</text:p>
          </table:table-cell>
          <table:table-cell office:value-type="string">
            <text:p>Hyperinflation is Coming- The Dollar Endgame: PART 1.5: Triffin’s Dilemma and the New Rome</text:p>
          </table:table-cell>
          <table:table-cell table:number-columns-repeated="3"/>
        </table:table-row>
        <table:table-row table:style-name="ro1">
          <table:table-cell office:value-type="string">
            <text:p>https://www.reddit.com/r/Superstonk/comments/o727oc/the_dollar_endgame_part_2_the_ouroboros/</text:p>
          </table:table-cell>
          <table:table-cell office:value-type="string">
            <text:p>2021-06-24</text:p>
          </table:table-cell>
          <table:table-cell office:value-type="string">
            <text:p>u/peruvian_bull</text:p>
          </table:table-cell>
          <table:table-cell office:value-type="string">
            <text:p>The Dollar Endgame PART 2 “The Ouroboros” </text:p>
          </table:table-cell>
          <table:table-cell table:number-columns-repeated="3"/>
        </table:table-row>
        <table:table-row table:style-name="ro1">
          <table:table-cell office:value-type="string">
            <text:p>https://www.reddit.com/r/Superstonk/comments/o72fc1/the_dollar_endgame_part_25_the_ouroboros/</text:p>
          </table:table-cell>
          <table:table-cell office:value-type="string">
            <text:p>2021-06-24</text:p>
          </table:table-cell>
          <table:table-cell office:value-type="string">
            <text:p>u/peruvian_bull</text:p>
          </table:table-cell>
          <table:table-cell office:value-type="string">
            <text:p>The Dollar Endgame PART 2.5 “The Ouroboros” </text:p>
          </table:table-cell>
          <table:table-cell table:number-columns-repeated="3"/>
        </table:table-row>
        <table:table-row table:style-name="ro1">
          <table:table-cell office:value-type="string">
            <text:p>https://www.reddit.com/r/Superstonk/comments/ogzoco/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 - "The Money Machine" </text:p>
          </table:table-cell>
          <table:table-cell table:number-columns-repeated="3"/>
        </table:table-row>
        <table:table-row table:style-name="ro1">
          <table:table-cell office:value-type="string">
            <text:p>https://www.reddit.com/r/Superstonk/comments/oh0m2s/hyperinflation_is_coming_the_dollar_endgame_part/</text:p>
          </table:table-cell>
          <table:table-cell office:value-type="string">
            <text:p>2021-07-09</text:p>
          </table:table-cell>
          <table:table-cell office:value-type="string">
            <text:p>u/peruvian_bull</text:p>
          </table:table-cell>
          <table:table-cell office:value-type="string">
            <text:p>Hyperinflation Is Coming- The Dollar Endgame Part 3.5- "The Money Machine" </text:p>
          </table:table-cell>
          <table:table-cell table:number-columns-repeated="3"/>
        </table:table-row>
        <table:table-row table:style-name="ro1">
          <table:table-cell office:value-type="string">
            <text:p>https://www.reddit.com/r/Superstonk/comments/otz1kh/evergrande_is_nearing_bankruptcy_chinese_stock/</text:p>
          </table:table-cell>
          <table:table-cell office:value-type="string">
            <text:p>2021-07-29</text:p>
          </table:table-cell>
          <table:table-cell office:value-type="string">
            <text:p>u/peruvian_bull</text:p>
          </table:table-cell>
          <table:table-cell office:value-type="string">
            <text:p>Evergrande is nearing bankruptcy; Chinese stock and bond markets tumble </text:p>
          </table:table-cell>
          <table:table-cell table:number-columns-repeated="3"/>
        </table:table-row>
        <table:table-row table:style-name="ro1">
          <table:table-cell office:value-type="string">
            <text:p>https://www.reddit.com/r/Superstonk/comments/oxsde3/major_signals_are_flashing_code_red_in_the_shadow/</text:p>
          </table:table-cell>
          <table:table-cell office:value-type="string">
            <text:p>2021-08-04</text:p>
          </table:table-cell>
          <table:table-cell office:value-type="string">
            <text:p>u/peruvian_bull</text:p>
          </table:table-cell>
          <table:table-cell office:value-type="string">
            <text:p>Major Signals are Flashing Code Red in the Shadow Banking System- Reverse Repo hitting $1T is just the Tip of the Iceberg </text:p>
          </table:table-cell>
          <table:table-cell table:number-columns-repeated="3"/>
        </table:table-row>
        <table:table-row table:style-name="ro1">
          <table:table-cell office:value-type="string">
            <text:p>https://www.reddit.com/r/Superstonk/comments/pfnd4m/zh_chinas_lehman_moment_approaching_evergrande/</text:p>
          </table:table-cell>
          <table:table-cell office:value-type="string">
            <text:p>2021-08-31</text:p>
          </table:table-cell>
          <table:table-cell office:value-type="string">
            <text:p>u/peruvian_bull</text:p>
          </table:table-cell>
          <table:table-cell office:value-type="string">
            <text:p>ZH: China's "Lehman Moment" Approaching: Evergrande Warns Of Default Risk From Cash Crunch </text:p>
          </table:table-cell>
          <table:table-cell table:number-columns-repeated="3"/>
        </table:table-row>
        <table:table-row table:style-name="ro1">
          <table:table-cell office:value-type="string">
            <text:p>https://www.reddit.com/r/Superstonk/comments/png8nu/hyperinflation_is_coming_the_dollar_endgame_part/</text:p>
          </table:table-cell>
          <table:table-cell office:value-type="string">
            <text:p>2021-09-13</text:p>
          </table:table-cell>
          <table:table-cell office:value-type="string">
            <text:p>u/peruvian_bull</text:p>
          </table:table-cell>
          <table:table-cell office:value-type="string">
            <text:p>Hyperinflation is Coming- The Dollar Endgame: PART 4.0, “At World’s End”</text:p>
          </table:table-cell>
          <table:table-cell table:number-columns-repeated="3"/>
        </table:table-row>
        <table:table-row table:style-name="ro1">
          <table:table-cell office:value-type="string">
            <text:p>https://www.reddit.com/r/Superstonk/comments/ppenly/hyperinflation_is_coming_the_dollar_endgame_part/</text:p>
          </table:table-cell>
          <table:table-cell office:value-type="string">
            <text:p>2021-09-16</text:p>
          </table:table-cell>
          <table:table-cell office:value-type="string">
            <text:p>u/peruvian_bull</text:p>
          </table:table-cell>
          <table:table-cell office:value-type="string">
            <text:p>Hyperinflation is Coming- The Dollar Endgame PART 4.1,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assc0/hyperinflation_is_coming_the_dollar_endgame_part/</text:p>
          </table:table-cell>
          <table:table-cell office:value-type="string">
            <text:p>2021-10-18</text:p>
          </table:table-cell>
          <table:table-cell office:value-type="string">
            <text:p>u/peruvian_bull</text:p>
          </table:table-cell>
          <table:table-cell office:value-type="string">
            <text:p>Hyperinflation is Coming- The Dollar Endgame PART 4.2 "At World's End" </text:p>
          </table:table-cell>
          <table:table-cell table:number-columns-repeated="3"/>
        </table:table-row>
        <table:table-row table:style-name="ro1">
          <table:table-cell office:value-type="string">
            <text:p>https://www.reddit.com/r/Superstonk/comments/qh5217/the_fed_is_trapped_a_twitter_thread/</text:p>
          </table:table-cell>
          <table:table-cell office:value-type="string">
            <text:p>2021-10-27</text:p>
          </table:table-cell>
          <table:table-cell office:value-type="string">
            <text:p>u/peruvian_bull</text:p>
          </table:table-cell>
          <table:table-cell office:value-type="string">
            <text:p>"The FED is Trapped" ~ A Twitter Thread</text:p>
          </table:table-cell>
          <table:table-cell table:number-columns-repeated="3"/>
        </table:table-row>
        <table:table-row table:style-name="ro1">
          <table:table-cell office:value-type="string">
            <text:p>https://www.reddit.com/r/Superstonk/comments/s7wtza/what_the_feds_taper_really_means/</text:p>
          </table:table-cell>
          <table:table-cell office:value-type="string">
            <text:p>2022-01-19</text:p>
          </table:table-cell>
          <table:table-cell office:value-type="string">
            <text:p>u/peruvian_bull</text:p>
          </table:table-cell>
          <table:table-cell office:value-type="string">
            <text:p>What the Fed's Taper REALLY Means</text:p>
          </table:table-cell>
          <table:table-cell table:number-columns-repeated="3"/>
        </table:table-row>
        <table:table-row table:style-name="ro1">
          <table:table-cell office:value-type="string">
            <text:p>https://www.reddit.com/r/Superstonk/comments/stz5lm/hyperinflation_is_coming_the_dollar_endgame_part/</text:p>
          </table:table-cell>
          <table:table-cell office:value-type="string">
            <text:p>2022-02-16</text:p>
          </table:table-cell>
          <table:table-cell office:value-type="string">
            <text:p>u/peruvian_bull</text:p>
          </table:table-cell>
          <table:table-cell office:value-type="string">
            <text:p>Hyperinflation Is Coming- The Dollar Endgame PART 4.3, "At World's End"</text:p>
          </table:table-cell>
          <table:table-cell table:number-columns-repeated="3"/>
        </table:table-row>
        <table:table-row table:style-name="ro1">
          <table:table-cell office:value-type="string">
            <text:p>https://www.reddit.com/r/Superstonk/comments/ujx9c2/stagflation_is_here_and_the_deleveraging_has_only/</text:p>
          </table:table-cell>
          <table:table-cell office:value-type="string">
            <text:p>2022-05-06</text:p>
          </table:table-cell>
          <table:table-cell office:value-type="string">
            <text:p>u/peruvian_bull</text:p>
          </table:table-cell>
          <table:table-cell office:value-type="string">
            <text:p>Stagflation is Here, and the Deleveraging has only just begun </text:p>
          </table:table-cell>
          <table:table-cell table:number-columns-repeated="3"/>
        </table:table-row>
        <table:table-row table:style-name="ro1">
          <table:table-cell office:value-type="string">
            <text:p>https://www.reddit.com/r/Superstonk/comments/x48osc/strange_things_volume_1_the_vanishing_bond_market/</text:p>
          </table:table-cell>
          <table:table-cell office:value-type="string">
            <text:p>2022-09-02</text:p>
          </table:table-cell>
          <table:table-cell office:value-type="string">
            <text:p>u/peruvian_bull</text:p>
          </table:table-cell>
          <table:table-cell office:value-type="string">
            <text:p>Strange Things Volume 1: The Vanishing Bond Market </text:p>
          </table:table-cell>
          <table:table-cell table:number-columns-repeated="3"/>
        </table:table-row>
        <table:table-row table:style-name="ro1">
          <table:table-cell office:value-type="string">
            <text:p>https://www.reddit.com/user/peruvian_bull/comments/xob07f/the_british_pound_is_collapsing_vs_the_dollar/</text:p>
          </table:table-cell>
          <table:table-cell office:value-type="string">
            <text:p>2022-09-25</text:p>
          </table:table-cell>
          <table:table-cell office:value-type="string">
            <text:p>u/peruvian_bull</text:p>
          </table:table-cell>
          <table:table-cell office:value-type="string">
            <text:p>The British Pound is collapsing vs the Dollar Tonight. I'm writing a new DD as fast as possible </text:p>
          </table:table-cell>
          <table:table-cell table:number-columns-repeated="3"/>
        </table:table-row>
        <table:table-row table:style-name="ro1">
          <table:table-cell office:value-type="string">
            <text:p>https://www.reddit.com/r/Superstonk/comments/xrdxrt/strange_things_volume_ii_triffins_dilemma_and_the/</text:p>
          </table:table-cell>
          <table:table-cell office:value-type="string">
            <text:p>2022-09-29</text:p>
          </table:table-cell>
          <table:table-cell office:value-type="string">
            <text:p>u/peruvian_bull</text:p>
          </table:table-cell>
          <table:table-cell office:value-type="string">
            <text:p>Strange Things Volume II: Triffin's Dilemma and The Dollar Milkshake</text:p>
          </table:table-cell>
          <table:table-cell table:number-columns-repeated="3"/>
        </table:table-row>
        <table:table-row table:style-name="ro1">
          <table:table-cell office:value-type="string">
            <text:p>https://www.reddit.com/r/Superstonk/comments/z8wus9/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0- "Enter the Dragon" (FIRST HALF OF FINALE) </text:p>
          </table:table-cell>
          <table:table-cell table:number-columns-repeated="3"/>
        </table:table-row>
        <table:table-row table:style-name="ro1">
          <table:table-cell office:value-type="string">
            <text:p>https://www.reddit.com/r/Superstonk/comments/z8wx9i/hyperinflation_is_coming_the_dollar_endgame_part/</text:p>
          </table:table-cell>
          <table:table-cell office:value-type="string">
            <text:p>2022-11-30</text:p>
          </table:table-cell>
          <table:table-cell office:value-type="string">
            <text:p>u/peruvian_bull</text:p>
          </table:table-cell>
          <table:table-cell office:value-type="string">
            <text:p>Hyperinflation is Coming- The Dollar Endgame: PART 5.1- "Enter the Dragon" (SECOND HALF OF FINALE) </text:p>
          </table:table-cell>
          <table:table-cell table:number-columns-repeated="3"/>
        </table:table-row>
        <table:table-row table:style-name="ro1">
          <table:table-cell office:value-type="string">
            <text:p>https://www.reddit.com/r/Superstonk/comments/zatkel/hyperinflation_is_coming_the_dollar_endgame/</text:p>
          </table:table-cell>
          <table:table-cell office:value-type="string">
            <text:p>2022-12-02</text:p>
          </table:table-cell>
          <table:table-cell office:value-type="string">
            <text:p>u/peruvian_bull</text:p>
          </table:table-cell>
          <table:table-cell office:value-type="string">
            <text:p>Hyperinflation is Coming- The Dollar Endgame ADDENDUM (FIRST PART) </text:p>
          </table:table-cell>
          <table:table-cell table:number-columns-repeated="3"/>
        </table:table-row>
        <table:table-row table:style-name="ro1">
          <table:table-cell office:value-type="string">
            <text:p>https://www.reddit.com/r/Superstonk/comments/znipu2/the_dollar_endgame_addendum_part_2/</text:p>
          </table:table-cell>
          <table:table-cell office:value-type="string">
            <text:p>2022-12-16</text:p>
          </table:table-cell>
          <table:table-cell office:value-type="string">
            <text:p>u/peruvian_bull</text:p>
          </table:table-cell>
          <table:table-cell office:value-type="string">
            <text:p>The Dollar Endgame: ADDENDUM PART 2 </text:p>
          </table:table-cell>
          <table:table-cell table:number-columns-repeated="3"/>
        </table:table-row>
        <table:table-row table:style-name="ro1">
          <table:table-cell office:value-type="string">
            <text:p>https://www.reddit.com/r/Superstonk/comments/12psycz/made_a_very_basic_map_of_the_feds_repo_facilities/</text:p>
          </table:table-cell>
          <table:table-cell office:value-type="string">
            <text:p>2023-04-17</text:p>
          </table:table-cell>
          <table:table-cell office:value-type="string">
            <text:p>u/peruvian_bull</text:p>
          </table:table-cell>
          <table:table-cell office:value-type="string">
            <text:p>Made a very basic map of the Fed's Repo Facilities! </text:p>
          </table:table-cell>
          <table:table-cell table:number-columns-repeated="3"/>
        </table:table-row>
        <table:table-row table:style-name="ro1">
          <table:table-cell office:value-type="string">
            <text:p>https://www.reddit.com/r/Superstonk/comments/13529zw/strange_things_volume_iii_the_dying_banks_and_the/</text:p>
          </table:table-cell>
          <table:table-cell office:value-type="string">
            <text:p>2023-05-01</text:p>
          </table:table-cell>
          <table:table-cell office:value-type="string">
            <text:p>u/peruvian_bull</text:p>
          </table:table-cell>
          <table:table-cell office:value-type="string">
            <text:p>Strange Things Volume III: The Dying Banks and the Singularity </text:p>
          </table:table-cell>
          <table:table-cell table:number-columns-repeated="3"/>
        </table:table-row>
        <table:table-row table:style-name="ro1">
          <table:table-cell office:value-type="string">
            <text:p>https://www.reddit.com/r/Superstonk/comments/13vhel8/edging_armageddon/</text:p>
          </table:table-cell>
          <table:table-cell office:value-type="string">
            <text:p>2023-05-29</text:p>
          </table:table-cell>
          <table:table-cell office:value-type="string">
            <text:p>u/peruvian_bull</text:p>
          </table:table-cell>
          <table:table-cell office:value-type="string">
            <text:p>Edging Armageddon </text:p>
          </table:table-cell>
          <table:table-cell table:number-columns-repeated="3"/>
        </table:table-row>
        <table:table-row table:style-name="ro1">
          <table:table-cell office:value-type="string">
            <text:p>https://www.reddit.com/r/Superstonk/comments/150jd7a/the_monetary_event_horizon/</text:p>
          </table:table-cell>
          <table:table-cell office:value-type="string">
            <text:p>2023-07-15</text:p>
          </table:table-cell>
          <table:table-cell office:value-type="string">
            <text:p>u/peruvian_bull</text:p>
          </table:table-cell>
          <table:table-cell office:value-type="string">
            <text:p>The Monetary Event Horizon</text:p>
          </table:table-cell>
          <table:table-cell table:number-columns-repeated="3"/>
        </table:table-row>
        <table:table-row table:style-name="ro1">
          <table:table-cell office:value-type="string">
            <text:p>https://www.reddit.com/r/GMEJungle/comments/p42cuv/computershare_megathread_drs_direct_registration/</text:p>
          </table:table-cell>
          <table:table-cell office:value-type="string">
            <text:p>2021-08-13</text:p>
          </table:table-cell>
          <table:table-cell office:value-type="string">
            <text:p>u/PinkCatsOnAcid</text:p>
          </table:table-cell>
          <table:table-cell office:value-type="string">
            <text:p>Computershare Megathread!!- DRS- Direct Registration of your GME shares ?? </text:p>
          </table:table-cell>
          <table:table-cell table:number-columns-repeated="3"/>
        </table:table-row>
        <table:table-row table:style-name="ro1">
          <table:table-cell office:value-type="string">
            <text:p>https://www.reddit.com/r/GMEJungle/comments/pficfa/computershare_megathread_part_2_withdrawing_your</text:p>
          </table:table-cell>
          <table:table-cell office:value-type="string">
            <text:p>2021-08-31</text:p>
          </table:table-cell>
          <table:table-cell office:value-type="string">
            <text:p>u/PinkCatsOnAcid</text:p>
          </table:table-cell>
          <table:table-cell office:value-type="string">
            <text:p>Computershare Megathread Part 2- Withdrawing your GME shares from the DTC with Direct Registration ???</text:p>
          </table:table-cell>
          <table:table-cell table:number-columns-repeated="3"/>
        </table:table-row>
        <table:table-row table:style-name="ro1">
          <table:table-cell office:value-type="string">
            <text:p>https://www.reddit.com/r/GMEJungle/comments/pnqi5p/computershare_dd_series_part_3_all_about_the_drip/</text:p>
          </table:table-cell>
          <table:table-cell office:value-type="string">
            <text:p>2021-09-13</text:p>
          </table:table-cell>
          <table:table-cell office:value-type="string">
            <text:p>u/PinkCatsOnAcid</text:p>
          </table:table-cell>
          <table:table-cell office:value-type="string">
            <text:p>Computershare DD series part 3- All about the DRIP ?? Dividend Reinvestment Plan Holdings and important clarifications/updates</text:p>
          </table:table-cell>
          <table:table-cell table:number-columns-repeated="3"/>
        </table:table-row>
        <table:table-row table:style-name="ro1">
          <table:table-cell office:value-type="string">
            <text:p>https://www.reddit.com/r/GMEJungle/comments/pqa21g/computershare_dd_series_part_4_fighting_the_fud/?utm_source=share&amp;utm_medium=web2x&amp;context=3</text:p>
          </table:table-cell>
          <table:table-cell office:value-type="string">
            <text:p>2021-09-17</text:p>
          </table:table-cell>
          <table:table-cell office:value-type="string">
            <text:p>u/PinkCatsOnAcid</text:p>
          </table:table-cell>
          <table:table-cell office:value-type="string">
            <text:p>Computershare DD Series Part 4- Fighting the FUD with Facts (and confirmation bias!) DRS is the way and YOU are the catalyst ???</text:p>
          </table:table-cell>
          <table:table-cell table:number-columns-repeated="3"/>
        </table:table-row>
        <table:table-row table:style-name="ro1">
          <table:table-cell office:value-type="string">
            <text:p>https://www.reddit.com/r/GMEJungle/comments/prfez8/computershare_dd_series_part_5_whats_an_exit/?utm_source=share&amp;utm_medium=web2x&amp;context=3</text:p>
          </table:table-cell>
          <table:table-cell office:value-type="string">
            <text:p>2021-09-19</text:p>
          </table:table-cell>
          <table:table-cell office:value-type="string">
            <text:p>u/PinkCatsOnAcid</text:p>
          </table:table-cell>
          <table:table-cell office:value-type="string">
            <text:p>Computershare DD Series Part 5- What's an exit strategy? What we know so far about selling DRS ???</text:p>
          </table:table-cell>
          <table:table-cell table:number-columns-repeated="3"/>
        </table:table-row>
        <table:table-row table:style-name="ro1">
          <table:table-cell office:value-type="string">
            <text:p>https://www.reddit.com/r/GMEJungle/comments/pupgic/computershare_dd_series_part_6_infinity_squeeze/</text:p>
          </table:table-cell>
          <table:table-cell office:value-type="string">
            <text:p>2021-09-24</text:p>
          </table:table-cell>
          <table:table-cell office:value-type="string">
            <text:p>u/PinkCatsOnAcid</text:p>
          </table:table-cell>
          <table:table-cell office:value-type="string">
            <text:p>Computershare DD Series Part 6- Infinity Squeeze explained- What happens when the entire float is DRS? Are broker shares safe? </text:p>
          </table:table-cell>
          <table:table-cell table:number-columns-repeated="3"/>
        </table:table-row>
        <table:table-row table:style-name="ro1">
          <table:table-cell office:value-type="string">
            <text:p>https://www.reddit.com/r/Superstonk/comments/mt62vm/the_big_picture_dd_a_comprehensive_dd_suitable/</text:p>
          </table:table-cell>
          <table:table-cell office:value-type="string">
            <text:p>2021-04-17</text:p>
          </table:table-cell>
          <table:table-cell office:value-type="string">
            <text:p>u/plants69</text:p>
          </table:table-cell>
          <table:table-cell office:value-type="string">
            <text:p>The Big Picture Due Diligence</text:p>
          </table:table-cell>
          <table:table-cell table:number-columns-repeated="3"/>
        </table:table-row>
        <table:table-row table:style-name="ro1">
          <table:table-cell office:value-type="string">
            <text:p>https://www.reddit.com/r/Superstonk/comments/mx25li/the_most_manipulated_stock_a_gme_comprehensive_dd/</text:p>
          </table:table-cell>
          <table:table-cell office:value-type="string">
            <text:p>2021-04-23</text:p>
          </table:table-cell>
          <table:table-cell office:value-type="string">
            <text:p>u/plants69</text:p>
          </table:table-cell>
          <table:table-cell office:value-type="string">
            <text:p>The Most Manipulated Stock</text:p>
          </table:table-cell>
          <table:table-cell table:number-columns-repeated="3"/>
        </table:table-row>
        <table:table-row table:style-name="ro1">
          <table:table-cell office:value-type="string">
            <text:p>https://www.reddit.com/r/Superstonk/comments/nhepn1/the_imminent_liquidity_crisis_reverse_repos_usage/</text:p>
          </table:table-cell>
          <table:table-cell office:value-type="string">
            <text:p>2021-05-20</text:p>
          </table:table-cell>
          <table:table-cell office:value-type="string">
            <text:p>u/plants69</text:p>
          </table:table-cell>
          <table:table-cell office:value-type="string">
            <text:p>The Imminent Liquidity Crisis &amp; Reverse Repos Usage</text:p>
          </table:table-cell>
          <table:table-cell table:number-columns-repeated="3"/>
        </table:table-row>
        <table:table-row table:style-name="ro1">
          <table:table-cell office:value-type="string">
            <text:p>https://www.reddit.com/r/Superstonk/comments/p5u6g5/shfs_and_mms_are_coordinating_to_keep_gme_from/</text:p>
          </table:table-cell>
          <table:table-cell office:value-type="string">
            <text:p>2021-08-16</text:p>
          </table:table-cell>
          <table:table-cell office:value-type="string">
            <text:p>u/plants69</text:p>
          </table:table-cell>
          <table:table-cell office:value-type="string">
            <text:p>SHFs and MMs are Coordinating to Keep GME from returning to the NYSE Threshold Securities List</text:p>
          </table:table-cell>
          <table:table-cell table:number-columns-repeated="3"/>
        </table:table-row>
        <table:table-row table:style-name="ro1">
          <table:table-cell office:value-type="string">
            <text:p>https://www.reddit.com/r/GME/comments/mbiocm/it_isnt_just_gme_the_entire_stock_market_has_been/</text:p>
          </table:table-cell>
          <table:table-cell office:value-type="string">
            <text:p>2021-03-23</text:p>
          </table:table-cell>
          <table:table-cell office:value-type="string">
            <text:p>u/pm_me_your-leu</text:p>
          </table:table-cell>
          <table:table-cell office:value-type="string">
            <text:p>It isn't just GME! The entire stock market has been manipulated for decades through FTDs and it is about to explode</text:p>
          </table:table-cell>
          <table:table-cell table:number-columns-repeated="3"/>
        </table:table-row>
        <table:table-row table:style-name="ro1">
          <table:table-cell office:value-type="string">
            <text:p>https://www.reddit.com/r/Superstonk/comments/nwyj77/elliot_waves_and_gme_why_im_jacked_to_infinity/</text:p>
          </table:table-cell>
          <table:table-cell office:value-type="string">
            <text:p>2021-06-10</text:p>
          </table:table-cell>
          <table:table-cell office:value-type="string">
            <text:p>u/possibly6</text:p>
          </table:table-cell>
          <table:table-cell office:value-type="string">
            <text:p>Elliot Waves and GME, Why I'm Jacked To Infinity With Today's 82 Point Drop ? </text:p>
          </table:table-cell>
          <table:table-cell table:number-columns-repeated="3"/>
        </table:table-row>
        <table:table-row table:style-name="ro1">
          <table:table-cell office:value-type="string">
            <text:p>https://www.reddit.com/r/Superstonk/comments/nyhr3m/riding_elliot_waves_to_the_moon_why_gme_from_a/</text:p>
          </table:table-cell>
          <table:table-cell office:value-type="string">
            <text:p>2021-06-12</text:p>
          </table:table-cell>
          <table:table-cell office:value-type="string">
            <text:p>u/possibly6</text:p>
          </table:table-cell>
          <table:table-cell office:value-type="string">
            <text:p>Riding Elliot Waves to the Moon, Why GME from a Technical Standpoint Alone is Better Than Gold ? </text:p>
          </table:table-cell>
          <table:table-cell table:number-columns-repeated="3"/>
        </table:table-row>
        <table:table-row table:style-name="ro1">
          <table:table-cell office:value-type="string">
            <text:p>https://www.reddit.com/r/Superstonk/comments/o02fnr/elliot_waves_gme_the_sp_500_wen_market_peak_and/</text:p>
          </table:table-cell>
          <table:table-cell office:value-type="string">
            <text:p>2021-06-14</text:p>
          </table:table-cell>
          <table:table-cell office:value-type="string">
            <text:p>u/possibly6</text:p>
          </table:table-cell>
          <table:table-cell office:value-type="string">
            <text:p>Elliot Waves, GME, The S&amp;P 500, Wen Market Peak and GME Boom? </text:p>
          </table:table-cell>
          <table:table-cell table:number-columns-repeated="3"/>
        </table:table-row>
        <table:table-row table:style-name="ro1">
          <table:table-cell office:value-type="string">
            <text:p>https://www.reddit.com/r/Superstonk/comments/o4jxb3/gme_banks_falling_off_a_cliff_the_movie_stock/</text:p>
          </table:table-cell>
          <table:table-cell office:value-type="string">
            <text:p>2021-06-20</text:p>
          </table:table-cell>
          <table:table-cell office:value-type="string">
            <text:p>u/possibly6</text:p>
          </table:table-cell>
          <table:table-cell office:value-type="string">
            <text:p>GME, Banks Falling Off a Cliff, The Movie Stock, Elliot Waves, WUT Mean For This Week? ? </text:p>
          </table:table-cell>
          <table:table-cell table:number-columns-repeated="3"/>
        </table:table-row>
        <table:table-row table:style-name="ro1">
          <table:table-cell office:value-type="string">
            <text:p>https://www.reddit.com/r/Superstonk/comments/obn6rx/elliott_waves_and_the_top_of_the_market_is_this/</text:p>
          </table:table-cell>
          <table:table-cell office:value-type="string">
            <text:p>2021-07-01</text:p>
          </table:table-cell>
          <table:table-cell office:value-type="string">
            <text:p>u/possibly6</text:p>
          </table:table-cell>
          <table:table-cell office:value-type="string">
            <text:p>Elliott Waves and The Top Of The Market, Is This THE TOP? </text:p>
          </table:table-cell>
          <table:table-cell table:number-columns-repeated="3"/>
        </table:table-row>
        <table:table-row table:style-name="ro1">
          <table:table-cell office:value-type="string">
            <text:p>https://www.reddit.com/r/Superstonk/comments/of4zjh/elliott_waves_gme_wen_the_fck_moon/</text:p>
          </table:table-cell>
          <table:table-cell office:value-type="string">
            <text:p>2021-07-06</text:p>
          </table:table-cell>
          <table:table-cell office:value-type="string">
            <text:p>u/possibly6</text:p>
          </table:table-cell>
          <table:table-cell office:value-type="string">
            <text:p>Elliott Waves, GME, WEN THE F*CK MOON!? ?</text:p>
          </table:table-cell>
          <table:table-cell table:number-columns-repeated="3"/>
        </table:table-row>
        <table:table-row table:style-name="ro1">
          <table:table-cell office:value-type="string">
            <text:p>https://www.reddit.com/r/Superstonk/comments/o61rkw/elliot_waves_and_gme_the_return_of_the_uptrend/</text:p>
          </table:table-cell>
          <table:table-cell office:value-type="string">
            <text:p>2022-06-22</text:p>
          </table:table-cell>
          <table:table-cell office:value-type="string">
            <text:p>u/possibly6</text:p>
          </table:table-cell>
          <table:table-cell office:value-type="string">
            <text:p>Elliot Waves And GME, The Return Of The Uptrend ? </text:p>
          </table:table-cell>
          <table:table-cell table:number-columns-repeated="3"/>
        </table:table-row>
        <table:table-row table:style-name="ro1">
          <table:table-cell office:value-type="string">
            <text:p>https://www.reddit.com/r/Superstonk/comments/qvjq4n/613m_lrc_tokens_were_sent_to_the_loopring/</text:p>
          </table:table-cell>
          <table:table-cell office:value-type="string">
            <text:p>2021-11-16</text:p>
          </table:table-cell>
          <table:table-cell office:value-type="string">
            <text:p>u/Prof_Dankmemes</text:p>
          </table:table-cell>
          <table:table-cell office:value-type="string">
            <text:p>61.3m LRC tokens were sent to the Loopring Exchange address today and moved from Layer 1 to Layer 2. The address that initiated the transfer has connections. This isn’t for a dividend, it’s to provide liquidity… which is even better ???</text:p>
          </table:table-cell>
          <table:table-cell table:number-columns-repeated="3"/>
        </table:table-row>
        <table:table-row table:style-name="ro1">
          <table:table-cell office:value-type="string">
            <text:p>https://www.reddit.com/r/Superstonk/comments/r8rvi8/frog_in_the_ice_cream_machine/</text:p>
          </table:table-cell>
          <table:table-cell office:value-type="string">
            <text:p>2021-12-04</text:p>
          </table:table-cell>
          <table:table-cell office:value-type="string">
            <text:p>u/Prof_Dankmemes</text:p>
          </table:table-cell>
          <table:table-cell office:value-type="string">
            <text:p>Frog In The Ice Cream Machine</text:p>
          </table:table-cell>
          <table:table-cell table:number-columns-repeated="3"/>
        </table:table-row>
        <table:table-row table:style-name="ro1">
          <table:table-cell office:value-type="string">
            <text:p>https://www.reddit.com/r/Superstonk/comments/ogjkao/i_think_i_figured_out_the_shorting_algorithm/</text:p>
          </table:table-cell>
          <table:table-cell office:value-type="string">
            <text:p>2021-07-09</text:p>
          </table:table-cell>
          <table:table-cell office:value-type="string">
            <text:p>u/PWNWTFBBQ</text:p>
          </table:table-cell>
          <table:table-cell office:value-type="string">
            <text:p>I think I figured out the shorting algorithm</text:p>
          </table:table-cell>
          <table:table-cell table:number-columns-repeated="3"/>
        </table:table-row>
        <table:table-row table:style-name="ro1">
          <table:table-cell office:value-type="string">
            <text:p>https://www.reddit.com/r/Superstonk/comments/oibnz2/there_have_been_a_lot_of_dd_that_is_more_karma/</text:p>
          </table:table-cell>
          <table:table-cell office:value-type="string">
            <text:p>2021-07-11</text:p>
          </table:table-cell>
          <table:table-cell office:value-type="string">
            <text:p>u/PWNWTFBBQ</text:p>
          </table:table-cell>
          <table:table-cell office:value-type="string">
            <text:p>There have been a lot of DD that is more karma farming than actual anything of scientific, research, or mathematical basis.</text:p>
          </table:table-cell>
          <table:table-cell table:number-columns-repeated="3"/>
        </table:table-row>
        <table:table-row table:style-name="ro1">
          <table:table-cell office:value-type="string">
            <text:p>https://www.reddit.com/r/Superstonk/comments/trd2lj/the_trading_halt_was_a_removal_of_the_buy_button/</text:p>
          </table:table-cell>
          <table:table-cell office:value-type="string">
            <text:p>2022-03-29</text:p>
          </table:table-cell>
          <table:table-cell office:value-type="string">
            <text:p>u/PWNWTFBBQ</text:p>
          </table:table-cell>
          <table:table-cell office:value-type="string">
            <text:p>The Trading Halt was a Removal of the Buy Button</text:p>
          </table:table-cell>
          <table:table-cell table:number-columns-repeated="3"/>
        </table:table-row>
        <table:table-row table:style-name="ro1">
          <table:table-cell office:value-type="string">
            <text:p>https://www.reddit.com/r/Superstonk/comments/v65pd0/the_burning_cogs_in_the_wheel_part_11_gamestop/</text:p>
          </table:table-cell>
          <table:table-cell office:value-type="string">
            <text:p>2022-06-06</text:p>
          </table:table-cell>
          <table:table-cell office:value-type="string">
            <text:p>u/PWNWTFBBQ</text:p>
          </table:table-cell>
          <table:table-cell office:value-type="string">
            <text:p>The Burning Cogs in The Wheel - Part 1.1: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v65q13/the_burning_cogs_in_the_wheel_part_12_gamestop/</text:p>
          </table:table-cell>
          <table:table-cell office:value-type="string">
            <text:p>2022-06-06</text:p>
          </table:table-cell>
          <table:table-cell office:value-type="string">
            <text:p>u/PWNWTFBBQ</text:p>
          </table:table-cell>
          <table:table-cell office:value-type="string">
            <text:p>The Burning Cogs in The Wheel - Part 1.2: GameStop wasn't going to be permanently closed. GME was groomed to be acquired. It had to accumulate a lot of debt first.</text:p>
          </table:table-cell>
          <table:table-cell table:number-columns-repeated="3"/>
        </table:table-row>
        <table:table-row table:style-name="ro1">
          <table:table-cell office:value-type="string">
            <text:p>https://www.reddit.com/r/Superstonk/comments/y5rvyw/system_collapse_macroeconomics_fx_and_the_curious/</text:p>
          </table:table-cell>
          <table:table-cell office:value-type="string">
            <text:p>2022-10-16</text:p>
          </table:table-cell>
          <table:table-cell office:value-type="string">
            <text:p>u/rmlkt</text:p>
          </table:table-cell>
          <table:table-cell office:value-type="string">
            <text:p>SYSTEM COLLAPSE: Macroeconomics, FX, and the curious case of disappearing bond market</text:p>
          </table:table-cell>
          <table:table-cell table:number-columns-repeated="3"/>
        </table:table-row>
        <table:table-row table:style-name="ro1">
          <table:table-cell office:value-type="string">
            <text:p>https://www.reddit.com/r/Superstonk/comments/y7oijg/system_collapse_pt_2_geopolitics_the_system_and/</text:p>
          </table:table-cell>
          <table:table-cell office:value-type="string">
            <text:p>2022-10-18</text:p>
          </table:table-cell>
          <table:table-cell office:value-type="string">
            <text:p>u/rmlkt</text:p>
          </table:table-cell>
          <table:table-cell office:value-type="string">
            <text:p>SYSTEM COLLAPSE PT 2: Geopolitics, the system, and the weaponization of energy</text:p>
          </table:table-cell>
          <table:table-cell table:number-columns-repeated="3"/>
        </table:table-row>
        <table:table-row table:style-name="ro1">
          <table:table-cell office:value-type="string">
            <text:p>https://www.reddit.com/r/Superstonk/comments/urmh05/the_shrinking_exit_gme_at_a_major_turning_point/</text:p>
          </table:table-cell>
          <table:table-cell office:value-type="string">
            <text:p>2022-05-17</text:p>
          </table:table-cell>
          <table:table-cell office:value-type="string">
            <text:p>u/rockets2themoon</text:p>
          </table:table-cell>
          <table:table-cell office:value-type="string">
            <text:p>The Shrinking Exit: GME at a Major Turning Point + The Short's Nightmares + PSA</text:p>
          </table:table-cell>
          <table:table-cell table:number-columns-repeated="3"/>
        </table:table-row>
        <table:table-row table:style-name="ro1">
          <table:table-cell office:value-type="string">
            <text:p>https://www.reddit.com/r/Superstonk/comments/uvqcjr/the_rising_moass_drs_slamming_close_the_exit_the/</text:p>
          </table:table-cell>
          <table:table-cell office:value-type="string">
            <text:p>2022-05-23</text:p>
          </table:table-cell>
          <table:table-cell office:value-type="string">
            <text:p>u/rockets2themoon</text:p>
          </table:table-cell>
          <table:table-cell office:value-type="string">
            <text:p>The Rising MOASS: DRS Slamming Close the Exit + The Keys to Trigger Rocket Launch</text:p>
          </table:table-cell>
          <table:table-cell table:number-columns-repeated="3"/>
        </table:table-row>
        <table:table-row table:style-name="ro1">
          <table:table-cell office:value-type="string">
            <text:p>https://www.reddit.com/r/Superstonk/comments/mt8syk/attention_rbc_citadel_misinformation/</text:p>
          </table:table-cell>
          <table:table-cell office:value-type="string">
            <text:p>2021-04-18</text:p>
          </table:table-cell>
          <table:table-cell office:value-type="string">
            <text:p>u/Rugby97</text:p>
          </table:table-cell>
          <table:table-cell office:value-type="string">
            <text:p>ATTENTION ?: RBC, CITADEL, MISINFORMATION</text:p>
          </table:table-cell>
          <table:table-cell table:number-columns-repeated="3"/>
        </table:table-row>
        <table:table-row table:style-name="ro1">
          <table:table-cell office:value-type="string">
            <text:p>https://www.reddit.com/r/Superstonk/comments/n417c1/the_price_is_artificial/</text:p>
          </table:table-cell>
          <table:table-cell office:value-type="string">
            <text:p>2021-05-03</text:p>
          </table:table-cell>
          <table:table-cell office:value-type="string">
            <text:p>u/Rugby97</text:p>
          </table:table-cell>
          <table:table-cell office:value-type="string">
            <text:p>The Price is Artificial.</text:p>
          </table:table-cell>
          <table:table-cell table:number-columns-repeated="3"/>
        </table:table-row>
        <table:table-row table:style-name="ro1">
          <table:table-cell office:value-type="string">
            <text:p>https://www.reddit.com/r/Superstonk/comments/n5yl8r/citadel_margin_call_1m_missing_shares_the_trading/</text:p>
          </table:table-cell>
          <table:table-cell office:value-type="string">
            <text:p>2021-05-06</text:p>
          </table:table-cell>
          <table:table-cell office:value-type="string">
            <text:p>u/Rugby97</text:p>
          </table:table-cell>
          <table:table-cell office:value-type="string">
            <text:p>CITADEL, MARGIN CALL, 1M MISSING SHARES &amp;amp; THE TRADING HALT</text:p>
          </table:table-cell>
          <table:table-cell table:number-columns-repeated="3"/>
        </table:table-row>
        <table:table-row table:style-name="ro1">
          <table:table-cell office:value-type="string">
            <text:p>https://www.reddit.com/r/Superstonk/comments/ogp3se/a_tldr_history_of_market_crashes/</text:p>
          </table:table-cell>
          <table:table-cell office:value-type="string">
            <text:p>2021-07-09</text:p>
          </table:table-cell>
          <table:table-cell office:value-type="string">
            <text:p>u/Rugby97</text:p>
          </table:table-cell>
          <table:table-cell office:value-type="string">
            <text:p>A TL:DR History of Market Crashes</text:p>
          </table:table-cell>
          <table:table-cell table:number-columns-repeated="3"/>
        </table:table-row>
        <table:table-row table:style-name="ro1">
          <table:table-cell office:value-type="string">
            <text:p>https://www.reddit.com/r/Superstonk/comments/rn5yn6/citadels_bond_review_is_juicy_af/</text:p>
          </table:table-cell>
          <table:table-cell office:value-type="string">
            <text:p>2021-12-23</text:p>
          </table:table-cell>
          <table:table-cell office:value-type="string">
            <text:p>u/scienceisexy</text:p>
          </table:table-cell>
          <table:table-cell office:value-type="string">
            <text:p>CITADEL’S BOND REVIEW IS JUICY AF</text:p>
          </table:table-cell>
          <table:table-cell table:number-columns-repeated="3"/>
        </table:table-row>
        <table:table-row table:style-name="ro1">
          <table:table-cell office:value-type="string">
            <text:p>https://www.reddit.com/r/Superstonk/comments/sxhlqp/citadel_is_not_creating_billions_of_dollars_in/</text:p>
          </table:table-cell>
          <table:table-cell office:value-type="string">
            <text:p>2022-02-01</text:p>
          </table:table-cell>
          <table:table-cell office:value-type="string">
            <text:p>u/scienceisexy</text:p>
          </table:table-cell>
          <table:table-cell office:value-type="string">
            <text:p>CITADEL IS **NOT** CREATING BILLIONS OF DOLLARS IN MARGIN OUT OF THIN AIR</text:p>
          </table:table-cell>
          <table:table-cell table:number-columns-repeated="3"/>
        </table:table-row>
        <table:table-row table:style-name="ro1">
          <table:table-cell office:value-type="string">
            <text:p>https://www.reddit.com/r/Superstonk/comments/spmfg0/citadel_is_creating_billions_of_dollars_in_margin/</text:p>
          </table:table-cell>
          <table:table-cell office:value-type="string">
            <text:p>2022-02-11</text:p>
          </table:table-cell>
          <table:table-cell office:value-type="string">
            <text:p>u/scienceisexy</text:p>
          </table:table-cell>
          <table:table-cell office:value-type="string">
            <text:p>CITADEL IS CREATING BILLIONS OF DOLLARS IN MARGIN OUT OF THIN AIR</text:p>
          </table:table-cell>
          <table:table-cell table:number-columns-repeated="3"/>
        </table:table-row>
        <table:table-row table:style-name="ro1">
          <table:table-cell office:value-type="string">
            <text:p>https://www.reddit.com/r/Superstonk/comments/tyncnl/proof_that_gme_order_flow_is_being_manipulated/</text:p>
          </table:table-cell>
          <table:table-cell office:value-type="string">
            <text:p>2022-04-07</text:p>
          </table:table-cell>
          <table:table-cell office:value-type="string">
            <text:p>u/scienceisexy</text:p>
          </table:table-cell>
          <table:table-cell office:value-type="string">
            <text:p>Proof that GME Order Flow is Being Manipulated</text:p>
          </table:table-cell>
          <table:table-cell table:number-columns-repeated="3"/>
        </table:table-row>
        <table:table-row table:style-name="ro1">
          <table:table-cell office:value-type="string">
            <text:p>https://www.reddit.com/r/Superstonk/comments/v6cwds/gamestop_critical_margin_theory/</text:p>
          </table:table-cell>
          <table:table-cell office:value-type="string">
            <text:p>2022-06-06</text:p>
          </table:table-cell>
          <table:table-cell office:value-type="string">
            <text:p>u/scienceisexy</text:p>
          </table:table-cell>
          <table:table-cell office:value-type="string">
            <text:p>GameStop Critical Margin Theory</text:p>
          </table:table-cell>
          <table:table-cell table:number-columns-repeated="3"/>
        </table:table-row>
        <table:table-row table:style-name="ro1">
          <table:table-cell office:value-type="string">
            <text:p>https://www.reddit.com/r/Superstonk/comments/vmvn0s/what_if_the_bloomberg_terminal_is_accurate/</text:p>
          </table:table-cell>
          <table:table-cell office:value-type="string">
            <text:p>2022-06-28</text:p>
          </table:table-cell>
          <table:table-cell office:value-type="string">
            <text:p>u/scienceisexy</text:p>
          </table:table-cell>
          <table:table-cell office:value-type="string">
            <text:p>What if the Bloomberg Terminal is Accurate? (Thought Experiment)</text:p>
          </table:table-cell>
          <table:table-cell table:number-columns-repeated="3"/>
        </table:table-row>
        <table:table-row table:style-name="ro1">
          <table:table-cell office:value-type="string">
            <text:p>https://www.reddit.com/r/Superstonk/comments/w32xb3/gamestop_has_closed_above_my_original_critical/</text:p>
          </table:table-cell>
          <table:table-cell office:value-type="string">
            <text:p>2022-07-19</text:p>
          </table:table-cell>
          <table:table-cell office:value-type="string">
            <text:p>u/scienceisexy</text:p>
          </table:table-cell>
          <table:table-cell office:value-type="string">
            <text:p>GameStop Has Closed Above My Original Critical Margin Line (for the first time)</text:p>
          </table:table-cell>
          <table:table-cell table:number-columns-repeated="3"/>
        </table:table-row>
        <table:table-row table:style-name="ro1">
          <table:table-cell office:value-type="string">
            <text:p>http://web.archive.org/web/20210406183641/https://www.reddit.com/r/Superstonk/comments/mliey5/confirmation_for_the_everything_short_thesis/</text:p>
          </table:table-cell>
          <table:table-cell office:value-type="string">
            <text:p>2021-04-06</text:p>
          </table:table-cell>
          <table:table-cell office:value-type="string">
            <text:p>u/sharkbaitlol</text:p>
          </table:table-cell>
          <table:table-cell office:value-type="string">
            <text:p>Confirmation for the 'Everything Short' thesis</text:p>
          </table:table-cell>
          <table:table-cell table:number-columns-repeated="3"/>
        </table:table-row>
        <table:table-row table:style-name="ro1">
          <table:table-cell office:value-type="string">
            <text:p>http://web.archive.org/web/20210411210007/https://www.reddit.com/r/Superstonk/comments/mokvhk/chaos_theory_the_everything_connection/</text:p>
          </table:table-cell>
          <table:table-cell office:value-type="string">
            <text:p>2021-04-11</text:p>
          </table:table-cell>
          <table:table-cell office:value-type="string">
            <text:p>u/sharkbaitlol</text:p>
          </table:table-cell>
          <table:table-cell office:value-type="string">
            <text:p>Chaos Theory - The EVERYTHING Connection</text:p>
          </table:table-cell>
          <table:table-cell table:number-columns-repeated="3"/>
        </table:table-row>
        <table:table-row table:style-name="ro1">
          <table:table-cell office:value-type="string">
            <text:p>http://web.archive.org/web/20210412203509/https://www.reddit.com/r/Superstonk/comments/mpmnzt/chaos_theory_conflicts_of_interest/</text:p>
          </table:table-cell>
          <table:table-cell office:value-type="string">
            <text:p>2021-04-12</text:p>
          </table:table-cell>
          <table:table-cell office:value-type="string">
            <text:p>u/sharkbaitlol</text:p>
          </table:table-cell>
          <table:table-cell office:value-type="string">
            <text:p>CHAOS THEORY - Conflicts of Interest</text:p>
          </table:table-cell>
          <table:table-cell table:number-columns-repeated="3"/>
        </table:table-row>
        <table:table-row table:style-name="ro1">
          <table:table-cell office:value-type="string">
            <text:p>http://web.archive.org/web/20210417170439/https://www.reddit.com/r/Superstonk/comments/mseyai/chaos_theory_the_final_connection/</text:p>
          </table:table-cell>
          <table:table-cell office:value-type="string">
            <text:p>2021-04-17</text:p>
          </table:table-cell>
          <table:table-cell office:value-type="string">
            <text:p>u/sharkbaitlol</text:p>
          </table:table-cell>
          <table:table-cell office:value-type="string">
            <text:p>CHAOS THEORY - The FINAL Connection</text:p>
          </table:table-cell>
          <table:table-cell table:number-columns-repeated="3"/>
        </table:table-row>
        <table:table-row table:style-name="ro1">
          <table:table-cell office:value-type="string">
            <text:p><text:a xlink:href="https://www.reddit.com/">https://www.reddit.com</text:a></text:p>
          </table:table-cell>
          <table:table-cell office:value-type="string">
            <text:p>2021-06-05</text:p>
          </table:table-cell>
          <table:table-cell office:value-type="string">
            <text:p>u/sharkbaitlol</text:p>
          </table:table-cell>
          <table:table-cell office:value-type="string">
            <text:p>Everything Superstonk Knows About Naked Shorting - A Definitive Guide</text:p>
          </table:table-cell>
          <table:table-cell table:number-columns-repeated="3"/>
        </table:table-row>
        <table:table-row table:style-name="ro1">
          <table:table-cell office:value-type="string">
            <text:p>http://web.archive.org/web/20210605173247/https://www.reddit.com/r/Superstonk/comments/nt0ojl/everything_superstonk_knows_about_naked_shorting/</text:p>
          </table:table-cell>
          <table:table-cell office:value-type="string">
            <text:p>2021-06-05</text:p>
          </table:table-cell>
          <table:table-cell office:value-type="string">
            <text:p>u/sharkbaitlol</text:p>
          </table:table-cell>
          <table:table-cell office:value-type="string">
            <text:p>Naked Shorting - A Definitive Guide</text:p>
          </table:table-cell>
          <table:table-cell table:number-columns-repeated="3"/>
        </table:table-row>
        <table:table-row table:style-name="ro1">
          <table:table-cell office:value-type="string">
            <text:p>https://web.archive.org/web/20210829203913/https://www.reddit.com/r/Superstonk/comments/pe37k7/the_gme_warpath/</text:p>
          </table:table-cell>
          <table:table-cell office:value-type="string">
            <text:p>2021-08-29</text:p>
          </table:table-cell>
          <table:table-cell office:value-type="string">
            <text:p>u/sharkbaitlol</text:p>
          </table:table-cell>
          <table:table-cell office:value-type="string">
            <text:p>The GME Warpath</text:p>
          </table:table-cell>
          <table:table-cell table:number-columns-repeated="3"/>
        </table:table-row>
        <table:table-row table:style-name="ro1">
          <table:table-cell office:value-type="string">
            <text:p>https://www.reddit.com/r/Superstonk/comments/owpfc3/will_the_real_gme_bbemg_please_stand_up_part_1/</text:p>
          </table:table-cell>
          <table:table-cell office:value-type="string">
            <text:p>2021-08-02</text:p>
          </table:table-cell>
          <table:table-cell office:value-type="string">
            <text:p>u/slyver21</text:p>
          </table:table-cell>
          <table:table-cell office:value-type="string">
            <text:p>Will The Real GME BBEMG Please Stand Up; Part 1: FINKLE IS EINHORN</text:p>
          </table:table-cell>
          <table:table-cell table:number-columns-repeated="3"/>
        </table:table-row>
        <table:table-row table:style-name="ro1">
          <table:table-cell office:value-type="string">
            <text:p>https://www.reddit.com/r/Superstonk/comments/wdr1j6/welcome_to_the_machine_part_2_the_matrix/</text:p>
          </table:table-cell>
          <table:table-cell office:value-type="string">
            <text:p>2022-08-01</text:p>
          </table:table-cell>
          <table:table-cell office:value-type="string">
            <text:p>u/slyver21</text:p>
          </table:table-cell>
          <table:table-cell office:value-type="string">
            <text:p>Welcome To The Machine: Part 2, The Matrix</text:p>
          </table:table-cell>
          <table:table-cell table:number-columns-repeated="3"/>
        </table:table-row>
        <table:table-row table:style-name="ro1">
          <table:table-cell office:value-type="string">
            <text:p>https://www.reddit.com/r/Superstonk/comments/wfh287/welcome_to_the_machine_part_2_the_matrix_cont_1/</text:p>
          </table:table-cell>
          <table:table-cell office:value-type="string">
            <text:p>2022-08-03</text:p>
          </table:table-cell>
          <table:table-cell office:value-type="string">
            <text:p>u/slyver21</text:p>
          </table:table-cell>
          <table:table-cell office:value-type="string">
            <text:p>Welcome To The Machine: Part 2, The Matrix (Cont. 1)</text:p>
          </table:table-cell>
          <table:table-cell table:number-columns-repeated="3"/>
        </table:table-row>
        <table:table-row table:style-name="ro1">
          <table:table-cell office:value-type="string">
            <text:p>https://www.reddit.com/r/Superstonk/comments/wh5bse/welcome_to_the_machine_part_2_the_matrix_cont_2/</text:p>
          </table:table-cell>
          <table:table-cell office:value-type="string">
            <text:p>2022-08-05</text:p>
          </table:table-cell>
          <table:table-cell office:value-type="string">
            <text:p>u/slyver21</text:p>
          </table:table-cell>
          <table:table-cell office:value-type="string">
            <text:p>Welcome To The Machine: Part 2, The Matrix (Cont. 2)</text:p>
          </table:table-cell>
          <table:table-cell table:number-columns-repeated="3"/>
        </table:table-row>
        <table:table-row table:style-name="ro1">
          <table:table-cell office:value-type="string">
            <text:p>https://www.reddit.com/r/Superstonk/comments/wjiox2/welcome_to_the_machine_part_2_the_matrix_cont_3/</text:p>
          </table:table-cell>
          <table:table-cell office:value-type="string">
            <text:p>2022-08-08</text:p>
          </table:table-cell>
          <table:table-cell office:value-type="string">
            <text:p>u/slyver21</text:p>
          </table:table-cell>
          <table:table-cell office:value-type="string">
            <text:p>Welcome To The Machine: Part 2, The Matrix (Cont. 3)</text:p>
          </table:table-cell>
          <table:table-cell table:number-columns-repeated="3"/>
        </table:table-row>
        <table:table-row table:style-name="ro1">
          <table:table-cell office:value-type="string">
            <text:p>https://www.reddit.com/r/Superstonk/comments/wl9u6m/welcome_to_the_machine_part_2_the_matrix_cont_4/</text:p>
          </table:table-cell>
          <table:table-cell office:value-type="string">
            <text:p>2022-08-10</text:p>
          </table:table-cell>
          <table:table-cell office:value-type="string">
            <text:p>u/slyver21</text:p>
          </table:table-cell>
          <table:table-cell office:value-type="string">
            <text:p>Welcome To The Machine: Part 2, The Matrix (Cont. 4)</text:p>
          </table:table-cell>
          <table:table-cell table:number-columns-repeated="3"/>
        </table:table-row>
        <table:table-row table:style-name="ro1">
          <table:table-cell office:value-type="string">
            <text:p>https://www.reddit.com/r/Superstonk/comments/wmvlud/welcome_to_the_machine_part_2_the_matrix_cont_5/</text:p>
          </table:table-cell>
          <table:table-cell office:value-type="string">
            <text:p>2022-08-12</text:p>
          </table:table-cell>
          <table:table-cell office:value-type="string">
            <text:p>u/slyver21</text:p>
          </table:table-cell>
          <table:table-cell office:value-type="string">
            <text:p>Welcome To The Machine: Part 2, The Matrix (Cont. 5)</text:p>
          </table:table-cell>
          <table:table-cell table:number-columns-repeated="3"/>
        </table:table-row>
        <table:table-row table:style-name="ro1">
          <table:table-cell office:value-type="string">
            <text:p>https://www.reddit.com/r/Superstonk/comments/wp9v2m/welcome_to_the_machine_part_2_the_matrix_cont_6/</text:p>
          </table:table-cell>
          <table:table-cell office:value-type="string">
            <text:p>2022-08-15</text:p>
          </table:table-cell>
          <table:table-cell office:value-type="string">
            <text:p>u/slyver21</text:p>
          </table:table-cell>
          <table:table-cell office:value-type="string">
            <text:p>Welcome To The Machine: Part 2, The Matrix (Cont. 6)</text:p>
          </table:table-cell>
          <table:table-cell table:number-columns-repeated="3"/>
        </table:table-row>
        <table:table-row table:style-name="ro1">
          <table:table-cell office:value-type="string">
            <text:p>https://www.reddit.com/r/Superstonk/comments/wqyz0j/welcome_to_the_machine_part_2_the_matrix_cont_7/</text:p>
          </table:table-cell>
          <table:table-cell office:value-type="string">
            <text:p>2022-08-17</text:p>
          </table:table-cell>
          <table:table-cell office:value-type="string">
            <text:p>u/slyver21</text:p>
          </table:table-cell>
          <table:table-cell office:value-type="string">
            <text:p>Welcome To The Machine: Part 2, The Matrix (Cont. 7)</text:p>
          </table:table-cell>
          <table:table-cell table:number-columns-repeated="3"/>
        </table:table-row>
        <table:table-row table:style-name="ro1">
          <table:table-cell office:value-type="string">
            <text:p>https://www.reddit.com/r/Superstonk/comments/wsnlfn/welcome_to_the_machine_part_2_the_matrix_cont_8/</text:p>
          </table:table-cell>
          <table:table-cell office:value-type="string">
            <text:p>2022-08-19</text:p>
          </table:table-cell>
          <table:table-cell office:value-type="string">
            <text:p>u/slyver21</text:p>
          </table:table-cell>
          <table:table-cell office:value-type="string">
            <text:p>Welcome To The Machine: Part 2, The Matrix (Cont. 8)</text:p>
          </table:table-cell>
          <table:table-cell table:number-columns-repeated="3"/>
        </table:table-row>
        <table:table-row table:style-name="ro1">
          <table:table-cell office:value-type="string">
            <text:p>https://www.reddit.com/r/Superstonk/comments/wv4wl3/welcome_to_the_machine_part_2_the_matrix_cont_9/</text:p>
          </table:table-cell>
          <table:table-cell office:value-type="string">
            <text:p>2022-08-22</text:p>
          </table:table-cell>
          <table:table-cell office:value-type="string">
            <text:p>u/slyver21</text:p>
          </table:table-cell>
          <table:table-cell office:value-type="string">
            <text:p>Welcome To The Machine: Part 2, The Matrix (Cont. 9)</text:p>
          </table:table-cell>
          <table:table-cell table:number-columns-repeated="3"/>
        </table:table-row>
        <table:table-row table:style-name="ro1">
          <table:table-cell office:value-type="string">
            <text:p>https://www.reddit.com/r/Superstonk/comments/wwus1l/welcome_to_the_machine_part_2_the_matrix_cont_10/</text:p>
          </table:table-cell>
          <table:table-cell office:value-type="string">
            <text:p>2022-08-24</text:p>
          </table:table-cell>
          <table:table-cell office:value-type="string">
            <text:p>u/slyver21</text:p>
          </table:table-cell>
          <table:table-cell office:value-type="string">
            <text:p>Welcome To The Machine: Part 2, The Matrix (Cont. 10)</text:p>
          </table:table-cell>
          <table:table-cell table:number-columns-repeated="3"/>
        </table:table-row>
        <table:table-row table:style-name="ro1">
          <table:table-cell office:value-type="string">
            <text:p>https://www.reddit.com/r/Superstonk/comments/wyjhz7/welcome_to_the_machine_part_2_the_matrix_cont_11/</text:p>
          </table:table-cell>
          <table:table-cell office:value-type="string">
            <text:p>2022-08-26</text:p>
          </table:table-cell>
          <table:table-cell office:value-type="string">
            <text:p>u/slyver21</text:p>
          </table:table-cell>
          <table:table-cell office:value-type="string">
            <text:p>Welcome To The Machine: Part 2, The Matrix (Cont. 11)</text:p>
          </table:table-cell>
          <table:table-cell table:number-columns-repeated="3"/>
        </table:table-row>
        <table:table-row table:style-name="ro1">
          <table:table-cell office:value-type="string">
            <text:p>https://www.reddit.com/r/Superstonk/comments/x150uv/welcome_to_the_machine_part_2_the_matrix_cont_12/</text:p>
          </table:table-cell>
          <table:table-cell office:value-type="string">
            <text:p>2022-08-29</text:p>
          </table:table-cell>
          <table:table-cell office:value-type="string">
            <text:p>u/slyver21</text:p>
          </table:table-cell>
          <table:table-cell office:value-type="string">
            <text:p>Welcome To The Machine: Part 2, The Matrix (Cont. 12)</text:p>
          </table:table-cell>
          <table:table-cell table:number-columns-repeated="3"/>
        </table:table-row>
        <table:table-row table:style-name="ro1">
          <table:table-cell office:value-type="string">
            <text:p>https://www.reddit.com/r/Superstonk/comments/x2ncsm/welcome_to_the_machine_part_2_the_matrix_cont_13/</text:p>
          </table:table-cell>
          <table:table-cell office:value-type="string">
            <text:p>2022-08-31</text:p>
          </table:table-cell>
          <table:table-cell office:value-type="string">
            <text:p>u/slyver21</text:p>
          </table:table-cell>
          <table:table-cell office:value-type="string">
            <text:p>Welcome To The Machine: Part 2, The Matrix (Cont. 13)</text:p>
          </table:table-cell>
          <table:table-cell table:number-columns-repeated="3"/>
        </table:table-row>
        <table:table-row table:style-name="ro1">
          <table:table-cell office:value-type="string">
            <text:p>https://www.reddit.com/r/Superstonk/comments/x4c6ty/welcome_to_the_machine_part_2_the_matrix_cont_14/</text:p>
          </table:table-cell>
          <table:table-cell office:value-type="string">
            <text:p>2022-09-02</text:p>
          </table:table-cell>
          <table:table-cell office:value-type="string">
            <text:p>u/slyver21</text:p>
          </table:table-cell>
          <table:table-cell office:value-type="string">
            <text:p>Welcome To The Machine: Part 2, The Matrix (Cont. 14)</text:p>
          </table:table-cell>
          <table:table-cell table:number-columns-repeated="3"/>
        </table:table-row>
        <table:table-row table:style-name="ro1">
          <table:table-cell office:value-type="string">
            <text:p>https://www.reddit.com/r/Superstonk/comments/x6pmz6/welcome_to_the_machine_part_2_the_matrix_cont_15/</text:p>
          </table:table-cell>
          <table:table-cell office:value-type="string">
            <text:p>2022-09-05</text:p>
          </table:table-cell>
          <table:table-cell office:value-type="string">
            <text:p>u/slyver21</text:p>
          </table:table-cell>
          <table:table-cell office:value-type="string">
            <text:p>Welcome To The Machine: Part 2, The Matrix (Cont. 15)</text:p>
          </table:table-cell>
          <table:table-cell table:number-columns-repeated="3"/>
        </table:table-row>
        <table:table-row table:style-name="ro1">
          <table:table-cell office:value-type="string">
            <text:p>https://www.reddit.com/r/Superstonk/comments/x8fepr/welcome_to_the_machine_part_2_the_matrix_cont_16/</text:p>
          </table:table-cell>
          <table:table-cell office:value-type="string">
            <text:p>2022-09-07</text:p>
          </table:table-cell>
          <table:table-cell office:value-type="string">
            <text:p>u/slyver21</text:p>
          </table:table-cell>
          <table:table-cell office:value-type="string">
            <text:p>Welcome To The Machine: Part 2, The Matrix (Cont. 16)</text:p>
          </table:table-cell>
          <table:table-cell table:number-columns-repeated="3"/>
        </table:table-row>
        <table:table-row table:style-name="ro1">
          <table:table-cell office:value-type="string">
            <text:p>https://www.reddit.com/r/Superstonk/comments/xa5cdj/welcome_to_the_machine_part_2_the_matrix_cont_17/</text:p>
          </table:table-cell>
          <table:table-cell office:value-type="string">
            <text:p>2022-09-09</text:p>
          </table:table-cell>
          <table:table-cell office:value-type="string">
            <text:p>u/slyver21</text:p>
          </table:table-cell>
          <table:table-cell office:value-type="string">
            <text:p>Welcome To The Machine: Part 2, The Matrix (Cont. 17)</text:p>
          </table:table-cell>
          <table:table-cell table:number-columns-repeated="3"/>
        </table:table-row>
        <table:table-row table:style-name="ro1">
          <table:table-cell office:value-type="string">
            <text:p>https://www.reddit.com/r/GME/comments/lxzi4m/ryan_cohens_tweet_explained_why_gamestop_will_be/</text:p>
          </table:table-cell>
          <table:table-cell office:value-type="string">
            <text:p>2021-03-04</text:p>
          </table:table-cell>
          <table:table-cell office:value-type="string">
            <text:p>u/socrates6210</text:p>
          </table:table-cell>
          <table:table-cell office:value-type="string">
            <text:p>Ryan Cohens Tweet Explained - Why GameStop will be the next Amazon</text:p>
          </table:table-cell>
          <table:table-cell table:number-columns-repeated="3"/>
        </table:table-row>
        <table:table-row table:style-name="ro1">
          <table:table-cell office:value-type="string">
            <text:p>https://www.reddit.com/r/GME/comments/m7vbli/video_proof_cnbc_edited_the_hearing_to_protect/</text:p>
          </table:table-cell>
          <table:table-cell office:value-type="string">
            <text:p>2021-03-18</text:p>
          </table:table-cell>
          <table:table-cell office:value-type="string">
            <text:p>u/socrates6210</text:p>
          </table:table-cell>
          <table:table-cell office:value-type="string">
            <text:p>***Video proof CNBC edited the hearing to protect their puppet master*** (left is CNBC and right is official)</text:p>
          </table:table-cell>
          <table:table-cell table:number-columns-repeated="3"/>
        </table:table-row>
        <table:table-row table:style-name="ro1">
          <table:table-cell office:value-type="string">
            <text:p>https://www.reddit.com/r/Superstonk/comments/mm5qle/the_moass_preparation_guide/</text:p>
          </table:table-cell>
          <table:table-cell office:value-type="string">
            <text:p>2021-04-07</text:p>
          </table:table-cell>
          <table:table-cell office:value-type="string">
            <text:p>u/socrates6210</text:p>
          </table:table-cell>
          <table:table-cell office:value-type="string">
            <text:p>The MOASS Preparation Guide </text:p>
          </table:table-cell>
          <table:table-cell table:number-columns-repeated="2"/>
          <table:table-cell office:value-type="string">
            <text:p>http://web.archive.org/web/*/https://www.reddit.com/r/Superstonk/comments/n5yl8r/citadel_margin_call_1m_missing_shares_the_trading/</text:p>
          </table:table-cell>
        </table:table-row>
        <table:table-row table:style-name="ro1">
          <table:table-cell office:value-type="string">
            <text:p>https://www.reddit.com/r/Superstonk/comments/mowzjk/the_broker_preparation_guide/</text:p>
          </table:table-cell>
          <table:table-cell office:value-type="string">
            <text:p>2021-04-11</text:p>
          </table:table-cell>
          <table:table-cell office:value-type="string">
            <text:p>u/socrates6210</text:p>
          </table:table-cell>
          <table:table-cell office:value-type="string">
            <text:p>The Broker Preparation Guide</text:p>
          </table:table-cell>
          <table:table-cell table:number-columns-repeated="3"/>
        </table:table-row>
        <table:table-row table:style-name="ro1">
          <table:table-cell office:value-type="string">
            <text:p>https://www.reddit.com/r/Superstonk/comments/mrrwz5/jp_morgan_spoofed_their_earnings_to_get_investors/</text:p>
          </table:table-cell>
          <table:table-cell office:value-type="string">
            <text:p>2021-04-15</text:p>
          </table:table-cell>
          <table:table-cell office:value-type="string">
            <text:p>u/socrates6210</text:p>
          </table:table-cell>
          <table:table-cell office:value-type="string">
            <text:p>JP Morgan spoofed their earnings to get investors interested, then sells $13 Billion in bonds to keep them afloat during the MOASS.</text:p>
          </table:table-cell>
          <table:table-cell table:number-columns-repeated="3"/>
        </table:table-row>
        <table:table-row table:style-name="ro1">
          <table:table-cell office:value-type="string">
            <text:p>https://www.reddit.com/r/Superstonk/comments/oakqvt/the_moass_preparation_guide_20/</text:p>
          </table:table-cell>
          <table:table-cell office:value-type="string">
            <text:p>2021-06-29</text:p>
          </table:table-cell>
          <table:table-cell office:value-type="string">
            <text:p>u/socrates6210</text:p>
          </table:table-cell>
          <table:table-cell office:value-type="string">
            <text:p>The MOASS Preparation Guide 2.0 </text:p>
          </table:table-cell>
          <table:table-cell table:number-columns-repeated="3"/>
        </table:table-row>
        <table:table-row table:style-name="ro1">
          <table:table-cell office:value-type="string">
            <text:p>https://www.reddit.com/r/Superstonk/comments/pia7kz/cnbc_are_baiting_retail_into_commodities_calling/</text:p>
          </table:table-cell>
          <table:table-cell office:value-type="string">
            <text:p>2021-09-05</text:p>
          </table:table-cell>
          <table:table-cell office:value-type="string">
            <text:p>u/socrates6210</text:p>
          </table:table-cell>
          <table:table-cell office:value-type="string">
            <text:p>CNBC are baiting retail into commodities, calling reddit retail investors the "bullies of financial markets"</text:p>
          </table:table-cell>
          <table:table-cell table:number-columns-repeated="3"/>
        </table:table-row>
        <table:table-row table:style-name="ro1">
          <table:table-cell office:value-type="string">
            <text:p>https://www.reddit.com/r/Superstonk/comments/mutuhv/postmoass_an_indepth_examination_of_financial/</text:p>
          </table:table-cell>
          <table:table-cell office:value-type="string">
            <text:p>2021-04-20</text:p>
          </table:table-cell>
          <table:table-cell office:value-type="string">
            <text:p>u/soluna7827</text:p>
          </table:table-cell>
          <table:table-cell office:value-type="string">
            <text:p>Post-MOASS: An In-Depth Examination of Financial Advisors, Tax Attorneys, Certified Public Accountants, &amp;amp; Wills</text:p>
          </table:table-cell>
          <table:table-cell table:number-columns-repeated="3"/>
        </table:table-row>
        <table:table-row table:style-name="ro1">
          <table:table-cell office:value-type="string">
            <text:p>https://www.reddit.com/r/Superstonk/comments/n0ksdb/postmoass_examining_your_new_status_with/</text:p>
          </table:table-cell>
          <table:table-cell office:value-type="string">
            <text:p>2021-04-28</text:p>
          </table:table-cell>
          <table:table-cell office:value-type="string">
            <text:p>u/soluna7827</text:p>
          </table:table-cell>
          <table:table-cell office:value-type="string">
            <text:p>Post-MOASS: Examining Your New Status with Consideration on Banking and Storing Assets</text:p>
          </table:table-cell>
          <table:table-cell table:number-columns-repeated="3"/>
        </table:table-row>
        <table:table-row table:style-name="ro1">
          <table:table-cell office:value-type="string">
            <text:p>https://www.reddit.com/r/Superstonk/comments/nxkuvw/clarification_of_when_gamestop_will_issue_a_press/</text:p>
          </table:table-cell>
          <table:table-cell office:value-type="string">
            <text:p>2021-06-11</text:p>
          </table:table-cell>
          <table:table-cell office:value-type="string">
            <text:p>u/Squashua1982</text:p>
          </table:table-cell>
          <table:table-cell office:value-type="string">
            <text:p>Clarification of when GameStop will issue a press release stating the ATM Offering is complete, sale price max, maximum offering, update on outstanding shares, the reason why MarketWatch and Ortex differ, and other Form 424B5 goodies with highlighted pictures! </text:p>
          </table:table-cell>
          <table:table-cell table:number-columns-repeated="3"/>
        </table:table-row>
        <table:table-row table:style-name="ro1">
          <table:table-cell office:value-type="string">
            <text:p>https://www.reddit.com/r/Superstonk/comments/nzmj4z/sell_walls_explained_from_a_4th_grade_teacher/</text:p>
          </table:table-cell>
          <table:table-cell office:value-type="string">
            <text:p>2021-06-14</text:p>
          </table:table-cell>
          <table:table-cell office:value-type="string">
            <text:p>u/Squashua1982</text:p>
          </table:table-cell>
          <table:table-cell office:value-type="string">
            <text:p>Sell Walls Explained from a 4th Grade Teacher</text:p>
          </table:table-cell>
          <table:table-cell table:number-columns-repeated="3"/>
        </table:table-row>
        <table:table-row table:style-name="ro1">
          <table:table-cell office:value-type="string">
            <text:p>https://www.reddit.com/r/Superstonk/comments/q1imj0/the_only_time_gamestop_was_mentioned_during_the/</text:p>
          </table:table-cell>
          <table:table-cell office:value-type="string">
            <text:p>2021-10-04</text:p>
          </table:table-cell>
          <table:table-cell office:value-type="string">
            <text:p>u/Squashua1982</text:p>
          </table:table-cell>
          <table:table-cell office:value-type="string">
            <text:p>The only time GameStop was mentioned during the entire interview… Watch Kenny G.’s body language. The tongue to the cheek is a very common anger tick.</text:p>
          </table:table-cell>
          <table:table-cell table:number-columns-repeated="3"/>
        </table:table-row>
        <table:table-row table:style-name="ro1">
          <table:table-cell office:value-type="string">
            <text:p>https://www.reddit.com/r/Superstonk/comments/n3ehw0/the_march_to_zero_liquidity_volume_or_bust/</text:p>
          </table:table-cell>
          <table:table-cell office:value-type="string">
            <text:p>2021-05-02</text:p>
          </table:table-cell>
          <table:table-cell office:value-type="string">
            <text:p>u/suspicious-singer243</text:p>
          </table:table-cell>
          <table:table-cell office:value-type="string">
            <text:p>The March to Zero Liquidity: Volume or Bust</text:p>
          </table:table-cell>
          <table:table-cell table:number-columns-repeated="2"/>
          <table:table-cell office:value-type="string">
            <text:p>http://web.archive.org/web/*/https://www.reddit.com/r/Superstonk/comments/mseyai/chaos_theory_the_final_connection/</text:p>
          </table:table-cell>
        </table:table-row>
        <table:table-row table:style-name="ro1">
          <table:table-cell office:value-type="string">
            <text:p>https://www.reddit.com/r/Superstonk/comments/n4con3/the_march_to_zero_liquidity_pt_2_the_beat_goes_on/</text:p>
          </table:table-cell>
          <table:table-cell office:value-type="string">
            <text:p>2021-05-03</text:p>
          </table:table-cell>
          <table:table-cell office:value-type="string">
            <text:p>u/suspicious-singer243</text:p>
          </table:table-cell>
          <table:table-cell office:value-type="string">
            <text:p>The March to Zero Liquidity Pt. 2: The Beat Goes On. Just Slower.</text:p>
          </table:table-cell>
          <table:table-cell table:number-columns-repeated="3"/>
        </table:table-row>
        <table:table-row table:style-name="ro1">
          <table:table-cell office:value-type="string">
            <text:p>https://www.reddit.com/r/Superstonk/comments/ndzxdh/origin_stories_an_uncovering_of_more_ftd_cycles/</text:p>
          </table:table-cell>
          <table:table-cell office:value-type="string">
            <text:p>2021-05-16</text:p>
          </table:table-cell>
          <table:table-cell office:value-type="string">
            <text:p>u/suspicious-singer243</text:p>
          </table:table-cell>
          <table:table-cell office:value-type="string">
            <text:p>Origin Stories: An Uncovering of More FTD Cycles Than You Can Imagine</text:p>
          </table:table-cell>
          <table:table-cell table:number-columns-repeated="3"/>
        </table:table-row>
        <table:table-row table:style-name="ro1">
          <table:table-cell office:value-type="string">
            <text:p>https://www.reddit.com/r/Superstonk/comments/o2xz48/the_sun_never_sets_on_citadel_part_1/</text:p>
          </table:table-cell>
          <table:table-cell office:value-type="string">
            <text:p>2021-06-18</text:p>
          </table:table-cell>
          <table:table-cell office:value-type="string">
            <text:p>u/swede_child_of_mine</text:p>
          </table:table-cell>
          <table:table-cell office:value-type="string">
            <text:p>The Sun Never Sets On Citadel: Part 1</text:p>
          </table:table-cell>
          <table:table-cell table:number-columns-repeated="3"/>
        </table:table-row>
        <table:table-row table:style-name="ro1">
          <table:table-cell office:value-type="string">
            <text:p>https://www.reddit.com/r/Superstonk/comments/od4bb1/the_sun_never_sets_on_citadel_part_2/</text:p>
          </table:table-cell>
          <table:table-cell office:value-type="string">
            <text:p>2021-07-03</text:p>
          </table:table-cell>
          <table:table-cell office:value-type="string">
            <text:p>u/swede_child_of_mine</text:p>
          </table:table-cell>
          <table:table-cell office:value-type="string">
            <text:p>The Sun Never Sets on Citadel -- Part 2</text:p>
          </table:table-cell>
          <table:table-cell table:number-columns-repeated="3"/>
        </table:table-row>
        <table:table-row table:style-name="ro1">
          <table:table-cell office:value-type="string">
            <text:p>https://www.reddit.com/r/Superstonk/comments/pzfxnd/the_sun_never_sets_on_citadel_part_3/</text:p>
          </table:table-cell>
          <table:table-cell office:value-type="string">
            <text:p>2021-10-01</text:p>
          </table:table-cell>
          <table:table-cell office:value-type="string">
            <text:p>u/swede_child_of_mine</text:p>
          </table:table-cell>
          <table:table-cell office:value-type="string">
            <text:p>The Sun Never Sets On Citadel -- Part 3</text:p>
          </table:table-cell>
          <table:table-cell table:number-columns-repeated="3"/>
        </table:table-row>
        <table:table-row table:style-name="ro1">
          <table:table-cell office:value-type="string">
            <text:p>https://www.reddit.com/r/Superstonk/comments/veqzr4/the_sun_never_sets_on_citadel_part_4/</text:p>
          </table:table-cell>
          <table:table-cell office:value-type="string">
            <text:p>2022-06-17</text:p>
          </table:table-cell>
          <table:table-cell office:value-type="string">
            <text:p>u/swede_child_of_mine</text:p>
          </table:table-cell>
          <table:table-cell office:value-type="string">
            <text:p>The Sun Never Sets on Citadel -- Part 4</text:p>
          </table:table-cell>
          <table:table-cell table:number-columns-repeated="3"/>
        </table:table-row>
        <table:table-row table:style-name="ro1">
          <table:table-cell office:value-type="string">
            <text:p>http://web.archive.org/web/20221208032351/https://www.reddit.com/r/Superstonk/comments/zffbab/we_should_assume_the_drs_count_of_718_million_is/</text:p>
          </table:table-cell>
          <table:table-cell office:value-type="string">
            <text:p>2022-12-07</text:p>
          </table:table-cell>
          <table:table-cell office:value-type="string">
            <text:p>u/tehchives</text:p>
          </table:table-cell>
          <table:table-cell office:value-type="string">
            <text:p>We should assume the DRS count of 71.8 Million is correct. What does that mean?</text:p>
          </table:table-cell>
          <table:table-cell table:number-columns-repeated="3"/>
        </table:table-row>
        <table:table-row table:style-name="ro1">
          <table:table-cell office:value-type="string">
            <text:p>http://web.archive.org/web/20210622182433/https://www.reddit.com/r/Superstonk/comments/o5phuu/ryan_cohen_started_chewy_with_15m_in_investments/</text:p>
          </table:table-cell>
          <table:table-cell office:value-type="string">
            <text:p>2021-06-22</text:p>
          </table:table-cell>
          <table:table-cell office:value-type="string">
            <text:p>u/tendieful</text:p>
          </table:table-cell>
          <table:table-cell office:value-type="string">
            <text:p>Ryan Cohen Started Chewy with $15m in Investments. He is Starting Off at GME with $1bn. This Interview is the Only DD I Need. Possible Blue Prints for GME?</text:p>
          </table:table-cell>
          <table:table-cell table:number-columns-repeated="3"/>
        </table:table-row>
        <table:table-row table:style-name="ro1">
          <table:table-cell office:value-type="string">
            <text:p>https://www.reddit.com/r/wallstreetbets/comments/lol283/theory_gamestop_was_in_the_process_of_going/</text:p>
          </table:table-cell>
          <table:table-cell office:value-type="string">
            <text:p>2021-02-20</text:p>
          </table:table-cell>
          <table:table-cell office:value-type="string">
            <text:p>u/thabat</text:p>
          </table:table-cell>
          <table:table-cell office:value-type="string">
            <text:p>Theory: Gamestop was in the process of going bankrupt, JP Morgan, Goldman Sachs and Melvin were in the process of profiting from inside information obtained from GME real estate division.</text:p>
          </table:table-cell>
          <table:table-cell table:number-columns-repeated="3"/>
        </table:table-row>
        <table:table-row table:style-name="ro1">
          <table:table-cell office:value-type="string">
            <text:p>https://www.reddit.com/r/Superstonk/comments/n5yxpd/dtcc_and_citadel_intimately_connected_to_a_firm/</text:p>
          </table:table-cell>
          <table:table-cell office:value-type="string">
            <text:p>2021-05-06</text:p>
          </table:table-cell>
          <table:table-cell office:value-type="string">
            <text:p>u/thabat</text:p>
          </table:table-cell>
          <table:table-cell office:value-type="string">
            <text:p>DTCC and Citadel intimately connected to a firm called Price Waterhouse Coopers which profited 322M from Lehman's collapse.</text:p>
          </table:table-cell>
          <table:table-cell table:number-columns-repeated="3"/>
        </table:table-row>
        <table:table-row table:style-name="ro1">
          <table:table-cell office:value-type="string">
            <text:p>https://www.reddit.com/r/Superstonk/comments/pcklz0/rolling_in_the_deep_dive_hiding_money_in_the/</text:p>
          </table:table-cell>
          <table:table-cell office:value-type="string">
            <text:p>2021-08-27</text:p>
          </table:table-cell>
          <table:table-cell office:value-type="string">
            <text:p>u/thabat</text:p>
          </table:table-cell>
          <table:table-cell office:value-type="string">
            <text:p>Rolling in the Deep Dive: Hiding money in the Cayman Islands is back on the menu boys. Bribes and memes. Return Swap money trail and suspicious rule exemptions from keeping records of any kind. Hedgies are... well you know. </text:p>
          </table:table-cell>
          <table:table-cell table:number-columns-repeated="3"/>
        </table:table-row>
        <table:table-row table:style-name="ro1">
          <table:table-cell office:value-type="string">
            <text:p>https://www.reddit.com/r/Superstonk/comments/ph3bfr/zombies_found_thousands_of_otc_stocks_correlating/</text:p>
          </table:table-cell>
          <table:table-cell office:value-type="string">
            <text:p>2021-09-04</text:p>
          </table:table-cell>
          <table:table-cell office:value-type="string">
            <text:p>u/thabat</text:p>
          </table:table-cell>
          <table:table-cell office:value-type="string">
            <text:p>ZOMBIES - Found thousands of OTC stocks correlating with GME with huge spikes in volume starting mostly in the last few weeks. Many of them rising from the dead within the last few days. $0 to $0.001 real quick.</text:p>
          </table:table-cell>
          <table:table-cell table:number-columns-repeated="3"/>
        </table:table-row>
        <table:table-row table:style-name="ro1">
          <table:table-cell office:value-type="string">
            <text:p>https://www.reddit.com/r/Superstonk/comments/plas24/the_loop_capital_magic_johnson_credit_suisse_and/</text:p>
          </table:table-cell>
          <table:table-cell office:value-type="string">
            <text:p>2021-09-09</text:p>
          </table:table-cell>
          <table:table-cell office:value-type="string">
            <text:p>u/thabat</text:p>
          </table:table-cell>
          <table:table-cell office:value-type="string">
            <text:p>The Loop Capital, Magic Johnson, Credit Suisse and Citadel connection. Awwww snap.</text:p>
          </table:table-cell>
          <table:table-cell office:value-type="string">
            <text:p>https://bafybeia5dudqwmcg3c6nvprubym3rxt44aya42o2hgbmlguzjfghfj3lxq.ipfs.w3s.link/</text:p>
          </table:table-cell>
          <table:table-cell office:value-type="string">
            <text:p>https://archive.ph/www.reddit.com/r/Superstonk/comments/o5phuu/ryan_cohen_started_chewy_with_15m_in_investments/</text:p>
          </table:table-cell>
          <table:table-cell/>
        </table:table-row>
        <table:table-row table:style-name="ro1">
          <table:table-cell office:value-type="string">
            <text:p>https://www.reddit.com/r/Superstonk/comments/pmj9yk/i_found_the_entire_naked_shorting_game_plan/</text:p>
          </table:table-cell>
          <table:table-cell office:value-type="string">
            <text:p>2021-09-11</text:p>
          </table:table-cell>
          <table:table-cell office:value-type="string">
            <text:p>u/thabat</text:p>
          </table:table-cell>
          <table:table-cell office:value-type="string">
            <text:p>I found the entire naked shorting game plan playbook posted on a forum in 2004. They called it "Cellar Boxing". + Yahoo / Morningstar censoring GME data depending on your IP. It's not a glitch. </text:p>
          </table:table-cell>
          <table:table-cell table:number-columns-repeated="3"/>
        </table:table-row>
        <table:table-row table:style-name="ro1">
          <table:table-cell office:value-type="string">
            <text:p>https://www.reddit.com/r/Superstonk/comments/qn0jmq/the_volume_is_wrong_gme_reported_volume_has_been/</text:p>
          </table:table-cell>
          <table:table-cell office:value-type="string">
            <text:p>2021-11-04</text:p>
          </table:table-cell>
          <table:table-cell office:value-type="string">
            <text:p>u/thabat</text:p>
          </table:table-cell>
          <table:table-cell office:value-type="string">
            <text:p>The Volume is Wrong! - GME reported volume has been divided by 10 since January 8th.</text:p>
          </table:table-cell>
          <table:table-cell table:number-columns-repeated="3"/>
        </table:table-row>
        <table:table-row table:style-name="ro1">
          <table:table-cell office:value-type="string">
            <text:p>https://www.reddit.com/r/Superstonk/comments/qs5u7g/analyzing_kennys_microexpressions/</text:p>
          </table:table-cell>
          <table:table-cell office:value-type="string">
            <text:p>2021-11-11</text:p>
          </table:table-cell>
          <table:table-cell office:value-type="string">
            <text:p>u/thabat</text:p>
          </table:table-cell>
          <table:table-cell office:value-type="string">
            <text:p>Analyzing Kenny's Microexpressions</text:p>
          </table:table-cell>
          <table:table-cell table:number-columns-repeated="3"/>
        </table:table-row>
        <table:table-row table:style-name="ro1">
          <table:table-cell office:value-type="string">
            <text:p>https://www.reddit.com/r/Superstonk/comments/r0sji0/ceiling_boxed_the_moass_is_upon_us_for_real/</text:p>
          </table:table-cell>
          <table:table-cell office:value-type="string">
            <text:p>2021-11-23</text:p>
          </table:table-cell>
          <table:table-cell office:value-type="string">
            <text:p>u/thabat</text:p>
          </table:table-cell>
          <table:table-cell office:value-type="string">
            <text:p>Ceiling Boxed. The MOASS is upon us. For real.</text:p>
          </table:table-cell>
          <table:table-cell table:number-columns-repeated="3"/>
        </table:table-row>
        <table:table-row table:style-name="ro1">
          <table:table-cell office:value-type="string">
            <text:p>https://www.reddit.com/r/Superstonk/comments/r5drfg/11348_si_is_not_a_glitch_examples_of_finviz/</text:p>
          </table:table-cell>
          <table:table-cell office:value-type="string">
            <text:p>2021-11-29</text:p>
          </table:table-cell>
          <table:table-cell office:value-type="string">
            <text:p>u/thabat</text:p>
          </table:table-cell>
          <table:table-cell office:value-type="string">
            <text:p>113.48% SI is not a glitch. Examples of Finviz updating before Yahoo.</text:p>
          </table:table-cell>
          <table:table-cell table:number-columns-repeated="3"/>
        </table:table-row>
        <table:table-row table:style-name="ro1">
          <table:table-cell office:value-type="string">
            <text:p>https://www.reddit.com/r/Superstonk/comments/sgs7o3/summary_of_all_my_dd_some_bonus_wrinkles_looking/</text:p>
          </table:table-cell>
          <table:table-cell office:value-type="string">
            <text:p>2022-01-31</text:p>
          </table:table-cell>
          <table:table-cell office:value-type="string">
            <text:p>u/thabat</text:p>
          </table:table-cell>
          <table:table-cell office:value-type="string">
            <text:p>Summary of all my DD + Some bonus wrinkles looking back on everything as we wait for what the future HODLs.</text:p>
          </table:table-cell>
          <table:table-cell table:number-columns-repeated="3"/>
        </table:table-row>
        <table:table-row table:style-name="ro1">
          <table:table-cell office:value-type="string">
            <text:p>https://www.reddit.com/r/Superstonk/comments/snct6w/another_day_another_death_threat/</text:p>
          </table:table-cell>
          <table:table-cell office:value-type="string">
            <text:p>2022-02-07</text:p>
          </table:table-cell>
          <table:table-cell office:value-type="string">
            <text:p>u/thabat</text:p>
          </table:table-cell>
          <table:table-cell office:value-type="string">
            <text:p>Another day, another death threat.</text:p>
          </table:table-cell>
          <table:table-cell table:number-columns-repeated="3"/>
        </table:table-row>
        <table:table-row table:style-name="ro1">
          <table:table-cell office:value-type="string">
            <text:p>https://www.reddit.com/r/Superstonk/comments/speo6b/it_looks_like_melvin_capital_had_insider_info_on/</text:p>
          </table:table-cell>
          <table:table-cell office:value-type="string">
            <text:p>2022-02-10</text:p>
          </table:table-cell>
          <table:table-cell office:value-type="string">
            <text:p>u/thabat</text:p>
          </table:table-cell>
          <table:table-cell office:value-type="string">
            <text:p>It looks like Melvin Capital had insider info on the development of Cyberpunk 2077, shorted it 3 months before release and were forced to close on CD Projekt Red in order to stay in on GME.</text:p>
          </table:table-cell>
          <table:table-cell table:number-columns-repeated="3"/>
        </table:table-row>
        <table:table-row table:style-name="ro1">
          <table:table-cell office:value-type="string">
            <text:p>https://www.reddit.com/r/Superstonk/comments/tn0enc/bcgs_lawsuit_was_a_planned_part_of_the_cellar/</text:p>
          </table:table-cell>
          <table:table-cell office:value-type="string">
            <text:p>2022-03-24</text:p>
          </table:table-cell>
          <table:table-cell office:value-type="string">
            <text:p>u/thabat</text:p>
          </table:table-cell>
          <table:table-cell office:value-type="string">
            <text:p>BCG's lawsuit was a planned part of the Cellar Boxing strategy by MM as a nail in the coffin to put GME stock into the pennies. RC ruined their plans, and now it's instead a last ditch effort to hurt investor morale.</text:p>
          </table:table-cell>
          <table:table-cell table:number-columns-repeated="3"/>
        </table:table-row>
        <table:table-row table:style-name="ro1">
          <table:table-cell office:value-type="string">
            <text:p>https://www.reddit.com/r/Superstonk/comments/w2q0qt/major_trust_me_bro_story_fidelity_senior_advisor/</text:p>
          </table:table-cell>
          <table:table-cell office:value-type="string">
            <text:p>2022-07-19</text:p>
          </table:table-cell>
          <table:table-cell office:value-type="string">
            <text:p>u/thabat</text:p>
          </table:table-cell>
          <table:table-cell office:value-type="string">
            <text:p>Major Trust me bro story: Fidelity Senior Advisor confirms DD. Says "It's not a conspiracy, it's all 100% true".</text:p>
          </table:table-cell>
          <table:table-cell table:number-columns-repeated="3"/>
        </table:table-row>
        <table:table-row table:style-name="ro1">
          <table:table-cell office:value-type="string">
            <text:p>https://www.reddit.com/r/Superstonk/comments/mzuodo/final_update_superstonk_users_alone_hold_between/</text:p>
          </table:table-cell>
          <table:table-cell office:value-type="string">
            <text:p>2021-04-27</text:p>
          </table:table-cell>
          <table:table-cell office:value-type="string">
            <text:p>u/TheCaptainCog</text:p>
          </table:table-cell>
          <table:table-cell office:value-type="string">
            <text:p>[Final Update] Superstonk users ALONE hold between 27 million and 35 million shares. No, really. </text:p>
          </table:table-cell>
          <table:table-cell table:number-columns-repeated="3"/>
        </table:table-row>
        <table:table-row table:style-name="ro1">
          <table:table-cell office:value-type="string">
            <text:p>https://www.reddit.com/r/Superstonk/comments/u9u1p7/etf_shortselling_is_used_to_circumvent_hard_to/</text:p>
          </table:table-cell>
          <table:table-cell office:value-type="string">
            <text:p>2022-04-22</text:p>
          </table:table-cell>
          <table:table-cell office:value-type="string">
            <text:p>u/TheCaptainCog</text:p>
          </table:table-cell>
          <table:table-cell office:value-type="string">
            <text:p>ETF short-selling is used to circumvent hard to borrow or high borrow cost stocks, and naked shorting leads to increased broker non-votes.</text:p>
          </table:table-cell>
          <table:table-cell table:number-columns-repeated="3"/>
        </table:table-row>
        <table:table-row table:style-name="ro1">
          <table:table-cell office:value-type="string">
            <text:p>https://www.reddit.com/r/Superstonk/comments/p3eye1/proof_of_price_suppression_and_its_source_and_a/</text:p>
          </table:table-cell>
          <table:table-cell office:value-type="string">
            <text:p>2021-08-12</text:p>
          </table:table-cell>
          <table:table-cell office:value-type="string">
            <text:p>u/thedude0007</text:p>
          </table:table-cell>
          <table:table-cell office:value-type="string">
            <text:p/>
            <text:p>Proof of Price Suppression and its Source</text:p>
          </table:table-cell>
          <table:table-cell table:number-columns-repeated="2"/>
          <table:table-cell office:value-type="string">
            <text:p>http://web.archive.org/web/*/https://www.reddit.com/r/Superstonk/comments/o5phuu/ryan_cohen_started_chewy_with_15m_in_investments/</text:p>
          </table:table-cell>
        </table:table-row>
        <table:table-row table:style-name="ro1">
          <table:table-cell office:value-type="string">
            <text:p>https://www.reddit.com/r/Superstonk/comments/10hhgza/the_magnitude_of_our_work_is_unparalleled/</text:p>
          </table:table-cell>
          <table:table-cell office:value-type="string">
            <text:p>2023-01-20</text:p>
          </table:table-cell>
          <table:table-cell office:value-type="string">
            <text:p>u/thedude0007</text:p>
          </table:table-cell>
          <table:table-cell office:value-type="string">
            <text:p>The magnitude of our work is unparalleled. Together, we have sparked the beginnings of a paradigm shift in global economic equality that will last as long as we do. If ever you are feeling bummed, please reflect on the astronomical weight of the aforementioned statement.</text:p>
          </table:table-cell>
          <table:table-cell table:number-columns-repeated="3"/>
        </table:table-row>
        <table:table-row table:style-name="ro1">
          <table:table-cell office:value-type="string">
            <text:p>https://www.reddit.com/r/Superstonk/comments/t0mmih/no_oligarch_is_an_island_russian_oligarchs_apollo/</text:p>
          </table:table-cell>
          <table:table-cell office:value-type="string">
            <text:p>2022-02-24</text:p>
          </table:table-cell>
          <table:table-cell office:value-type="string">
            <text:p>u/throwawaylurker004</text:p>
          </table:table-cell>
          <table:table-cell office:value-type="string">
            <text:p>No Oligarch is an Island: Russian Oligarchs &amp; Apollo Global Management</text:p>
          </table:table-cell>
          <table:table-cell table:number-columns-repeated="3"/>
        </table:table-row>
        <table:table-row table:style-name="ro1">
          <table:table-cell office:value-type="string">
            <text:p>https://www.reddit.com/r/Superstonk/comments/yx249b/wrapped_gme_crypto_tokensassociated_with_ftxhad/</text:p>
          </table:table-cell>
          <table:table-cell office:value-type="string">
            <text:p>2022-11-16</text:p>
          </table:table-cell>
          <table:table-cell office:value-type="string">
            <text:p>u/throwawaylurker005</text:p>
          </table:table-cell>
          <table:table-cell office:value-type="string">
            <text:p>Wrapped GME crypto tokens--associated with FTX--had direct interactions with Alameda Research, Jump Trading, and Genesis Trading in the hours before the token launched on January 26th, 2021.</text:p>
          </table:table-cell>
          <table:table-cell table:number-columns-repeated="3"/>
        </table:table-row>
        <table:table-row table:style-name="ro1">
          <table:table-cell office:value-type="string">
            <text:p>https://www.reddit.com/r/Superstonk/comments/xrf5uq/that_blackrock_post_about_halting_trading_due_to/</text:p>
          </table:table-cell>
          <table:table-cell office:value-type="string">
            <text:p>2022-09-22</text:p>
          </table:table-cell>
          <table:table-cell office:value-type="string">
            <text:p>u/throwawaylurker006</text:p>
          </table:table-cell>
          <table:table-cell office:value-type="string">
            <text:p>That BlackRock post about halting trading due to the UK pension crisis mentioned its "rival" Legal &amp; General. Knew L&amp;G looked familiar...they also own some GME.</text:p>
          </table:table-cell>
          <table:table-cell table:number-columns-repeated="3"/>
        </table:table-row>
        <table:table-row table:style-name="ro1">
          <table:table-cell office:value-type="string">
            <text:p>https://www.reddit.com/r/Superstonk/comments/um2omm/in_2012_citadel_sat_on_the_cddc_the_secretive/</text:p>
          </table:table-cell>
          <table:table-cell office:value-type="string">
            <text:p>2022-05-09</text:p>
          </table:table-cell>
          <table:table-cell office:value-type="string">
            <text:p>u/throwawaylurker007</text:p>
          </table:table-cell>
          <table:table-cell office:value-type="string">
            <text:p>In 2012, Citadel sat on the CDDC, the secretive board that determined if Greece defaulted. In 2022, they still sit on the same board, alongside other banks/SHFs who decide just WHEN credit default swaps actually pay out.</text:p>
          </table:table-cell>
          <table:table-cell table:number-columns-repeated="3"/>
        </table:table-row>
        <table:table-row table:style-name="ro1">
          <table:table-cell office:value-type="string">
            <text:p>https://www.reddit.com/r/Superstonk/comments/sssnnj/dillards_and_the_2017_infinity_squeeze_that_never/</text:p>
          </table:table-cell>
          <table:table-cell office:value-type="string">
            <text:p>2022-02-14</text:p>
          </table:table-cell>
          <table:table-cell office:value-type="string">
            <text:p>u/throwawaylurker008</text:p>
          </table:table-cell>
          <table:table-cell office:value-type="string">
            <text:p>Dillard’s and the 2017 “Infinity Squeeze” That Never Happened</text:p>
          </table:table-cell>
          <table:table-cell table:number-columns-repeated="3"/>
        </table:table-row>
        <table:table-row table:style-name="ro1">
          <table:table-cell office:value-type="string">
            <text:p>https://www.reddit.com/r/Superstonk/comments/t9vd1z/burn_the_furniture_kidnap_the_child_the_story_of/</text:p>
          </table:table-cell>
          <table:table-cell office:value-type="string">
            <text:p>2022-03-08</text:p>
          </table:table-cell>
          <table:table-cell office:value-type="string">
            <text:p>u/throwawaylurker009</text:p>
          </table:table-cell>
          <table:table-cell office:value-type="string">
            <text:p>Burn the furniture, kidnap the child: The story of Amazon &amp; Sears' SHOS and what it might tell us about BBBY &amp; BuyBuyBaby</text:p>
          </table:table-cell>
          <table:table-cell table:number-columns-repeated="3"/>
        </table:table-row>
        <table:table-row table:style-name="ro1">
          <table:table-cell office:value-type="string">
            <text:p>https://www.reddit.com/r/Superstonk/comments/ywf41j/onyx_is_jp_morgan_using_its_onyx_program_to/</text:p>
          </table:table-cell>
          <table:table-cell office:value-type="string">
            <text:p>2022-11-15</text:p>
          </table:table-cell>
          <table:table-cell office:value-type="string">
            <text:p>u/throwawaylurker010</text:p>
          </table:table-cell>
          <table:table-cell office:value-type="string">
            <text:p>ONYX: is JP Morgan using its Onyx program to rehypothecate BlackRock's MMF's balance sheet/treasuries (overnight repo market) and using them as collateral...by making BlackRock's treasuries into tokenized stocks? </text:p>
          </table:table-cell>
          <table:table-cell table:number-columns-repeated="3"/>
        </table:table-row>
        <table:table-row table:style-name="ro1">
          <table:table-cell office:value-type="string">
            <text:p>https://www.reddit.com/r/Superstonk/comments/vsdqwt/ysk_that_gamestops_old_apple_resellerrepair_biz/</text:p>
          </table:table-cell>
          <table:table-cell office:value-type="string">
            <text:p>2022-07-05</text:p>
          </table:table-cell>
          <table:table-cell office:value-type="string">
            <text:p>u/throwawaylurker011</text:p>
          </table:table-cell>
          <table:table-cell office:value-type="string">
            <text:p>YSK that GameStop's old Apple reseller/repair biz SIMPLY MAC just got delisted...now for its 2ND time. Another fun fact? The private equity firm SOL that helped run it into the ground also now owns a huge chunk of another delisted stock: Jones Soda...and Jones Soda owns patents. </text:p>
          </table:table-cell>
          <table:table-cell table:number-columns-repeated="3"/>
        </table:table-row>
        <table:table-row table:style-name="ro1">
          <table:table-cell office:value-type="string">
            <text:p>https://www.reddit.com/r/Superstonk/comments/rhfhwm/not_just_an_sec_comment_nearly_exactly_12_years/</text:p>
          </table:table-cell>
          <table:table-cell office:value-type="string">
            <text:p>2021-12-15</text:p>
          </table:table-cell>
          <table:table-cell office:value-type="string">
            <text:p>u/throwawaylurker012</text:p>
          </table:table-cell>
          <table:table-cell office:value-type="string">
            <text:p>Not Just an SEC Comment: Nearly exactly 12 years ago to today, in 2009, Overstock CEO called out Jim Cramer and CNBC BY NAME in a press release to all Overstock shareholders. This letter still exists on the Overstock.com website.</text:p>
          </table:table-cell>
          <table:table-cell table:number-columns-repeated="3"/>
        </table:table-row>
        <table:table-row table:style-name="ro1">
          <table:table-cell office:value-type="string">
            <text:p>https://www.reddit.com/r/Superstonk/comments/ryqwhm/fuck_msm_wedbush_michael_pachters_butterfly_meme/</text:p>
          </table:table-cell>
          <table:table-cell office:value-type="string">
            <text:p>2022-01-07</text:p>
          </table:table-cell>
          <table:table-cell office:value-type="string">
            <text:p>u/throwawaylurker012</text:p>
          </table:table-cell>
          <table:table-cell office:value-type="string">
            <text:p>Fuck MSM, Wedbush &amp; Michael Pachter's Butterfly Meme about the NFT Marketplace. You Wanna Play Rough MSM? OK. How about a list of entities who al Qaeda has already dealt with: big banks like HSBC. </text:p>
          </table:table-cell>
          <table:table-cell table:number-columns-repeated="3"/>
        </table:table-row>
        <table:table-row table:style-name="ro1">
          <table:table-cell office:value-type="string">
            <text:p>https://www.reddit.com/r/Superstonk/comments/smd7op/in_2017_months_before_its_bankruptcy_sears_got_a/</text:p>
          </table:table-cell>
          <table:table-cell office:value-type="string">
            <text:p>2022-02-06</text:p>
          </table:table-cell>
          <table:table-cell office:value-type="string">
            <text:p>u/throwawaylurker012</text:p>
          </table:table-cell>
          <table:table-cell office:value-type="string">
            <text:p>In 2017 months before its bankruptcy, Sears got a letter near seething with rage. The secretive Swiss family office Memento S.A. had 1 demand: tell them to stop fucking naked shorting our stock.</text:p>
          </table:table-cell>
          <table:table-cell table:number-columns-repeated="3"/>
        </table:table-row>
        <table:table-row table:style-name="ro1">
          <table:table-cell office:value-type="string">
            <text:p>https://www.reddit.com/r/Superstonk/comments/s5o8ok/the_tuesday_morning_rabbit_hole_revisiting_the/</text:p>
          </table:table-cell>
          <table:table-cell office:value-type="string">
            <text:p>2022-02-06</text:p>
          </table:table-cell>
          <table:table-cell office:value-type="string">
            <text:p>u/throwawaylurker012</text:p>
          </table:table-cell>
          <table:table-cell office:value-type="string">
            <text:p>Sears Got a Letter About Naked Shorting</text:p>
          </table:table-cell>
          <table:table-cell table:number-columns-repeated="3"/>
        </table:table-row>
        <table:table-row table:style-name="ro1">
          <table:table-cell office:value-type="string">
            <text:p>https://www.reddit.com/r/Superstonk/comments/spqmex/what_in_the_flying_fuckwaffle_fuckerydid_big/</text:p>
          </table:table-cell>
          <table:table-cell office:value-type="string">
            <text:p>2022-02-10</text:p>
          </table:table-cell>
          <table:table-cell office:value-type="string">
            <text:p>u/throwawaylurker012</text:p>
          </table:table-cell>
          <table:table-cell office:value-type="string">
            <text:p>What in the flying fuckwaffle fuckery...did big banks fucking bribe US senators to hide a billion-dollar Ponzi scheme against Puerto Rico, causing the biggest municipal default in American history?</text:p>
          </table:table-cell>
          <table:table-cell table:number-columns-repeated="3"/>
        </table:table-row>
        <table:table-row table:style-name="ro1">
          <table:table-cell office:value-type="string">
            <text:p>https://www.reddit.com/r/Superstonk/comments/thjypa/uburnquist1_had_an_amazing_post_elsewhere_that/</text:p>
          </table:table-cell>
          <table:table-cell office:value-type="string">
            <text:p>2022-03-18</text:p>
          </table:table-cell>
          <table:table-cell office:value-type="string">
            <text:p>u/throwawaylurker012</text:p>
          </table:table-cell>
          <table:table-cell office:value-type="string">
            <text:p>u/Burnquist1 had an amazing post elsewhere that felt belonged here: "Was Gamestop's Q4 2021 Earnings Call Music Carefully Chosen?"</text:p>
          </table:table-cell>
          <table:table-cell table:number-columns-repeated="3"/>
        </table:table-row>
        <table:table-row table:style-name="ro1">
          <table:table-cell office:value-type="string">
            <text:p>https://www.reddit.com/r/Superstonk/comments/uru368/new_hot_research_draft_shit_just_dropped_smu_law/</text:p>
          </table:table-cell>
          <table:table-cell office:value-type="string">
            <text:p>2022-05-17</text:p>
          </table:table-cell>
          <table:table-cell office:value-type="string">
            <text:p>u/throwawaylurker012</text:p>
          </table:table-cell>
          <table:table-cell office:value-type="string">
            <text:p>NEW ?HOT ? ? RESEARCH DRAFT SHIT JUST DROPPED @ SMU LAW ???? ???? ! “Total Return Meltdown: The Case for Treating Total Return Swaps as Disguised ? Secured Transactions”</text:p>
          </table:table-cell>
          <table:table-cell table:number-columns-repeated="3"/>
        </table:table-row>
        <table:table-row table:style-name="ro1">
          <table:table-cell office:value-type="string">
            <text:p>https://www.reddit.com/r/Superstonk/comments/vtoec6/holy_effing_moly_shoutout_to_u_powerfulpay5559/</text:p>
          </table:table-cell>
          <table:table-cell office:value-type="string">
            <text:p>2022-07-07</text:p>
          </table:table-cell>
          <table:table-cell office:value-type="string">
            <text:p>u/throwawaylurker012</text:p>
          </table:table-cell>
          <table:table-cell office:value-type="string">
            <text:p>HOLY EFFING MOLY! Shoutout to u/ Powerful-pay-5559 for following up on a recent post of mine on SIMPLY MAC, GameStop's old shorted/delisted "baby" company that sold Apple products. It's up +25,000% today!</text:p>
          </table:table-cell>
          <table:table-cell table:number-columns-repeated="3"/>
        </table:table-row>
        <table:table-row table:style-name="ro1">
          <table:table-cell office:value-type="string">
            <text:p>https://www.reddit.com/r/BBBY/comments/xt81oi/the_big_mall_short_pt_2_on_shorting_commercial/</text:p>
          </table:table-cell>
          <table:table-cell office:value-type="string">
            <text:p>2022-10-01</text:p>
          </table:table-cell>
          <table:table-cell office:value-type="string">
            <text:p>u/throwawaylurker012</text:p>
          </table:table-cell>
          <table:table-cell office:value-type="string">
            <text:p>The Big Mall Short: Pt. 2 On Shorting Commercial Real Estate &amp; Jerica Capital Management</text:p>
          </table:table-cell>
          <table:table-cell table:number-columns-repeated="3"/>
        </table:table-row>
        <table:table-row table:style-name="ro1">
          <table:table-cell office:value-type="string">
            <text:p>https://www.reddit.com/r/Superstonk/comments/yukzt5/this_is_a_rug_pull_machine_please_be_aware_the/</text:p>
          </table:table-cell>
          <table:table-cell office:value-type="string">
            <text:p>2022-11-13</text:p>
          </table:table-cell>
          <table:table-cell office:value-type="string">
            <text:p>u/throwawaylurker012</text:p>
          </table:table-cell>
          <table:table-cell office:value-type="string">
            <text:p>"This is a rug pull machine.. Please be aware!" The anonymous comment written on January 26, 2021 on the GME FTX token's first transfer before the "sneeze" timeline. </text:p>
          </table:table-cell>
          <table:table-cell table:number-columns-repeated="3"/>
        </table:table-row>
        <table:table-row table:style-name="ro1">
          <table:table-cell office:value-type="string">
            <text:p>https://www.reddit.com/r/GME/comments/sgbetf/the_big_mall_short_5_blast_radius/</text:p>
          </table:table-cell>
          <table:table-cell office:value-type="string">
            <text:p>2022-01-30</text:p>
          </table:table-cell>
          <table:table-cell office:value-type="string">
            <text:p>u/throwawaylurker013</text:p>
          </table:table-cell>
          <table:table-cell office:value-type="string">
            <text:p>The Big Mall Short #5: Blast Radius</text:p>
          </table:table-cell>
          <table:table-cell table:number-columns-repeated="3"/>
        </table:table-row>
        <table:table-row table:style-name="ro1">
          <table:table-cell office:value-type="string">
            <text:p>https://www.reddit.com/r/Superstonk/comments/sgps41/the_big_mall_short_6_amazon_and_how_jeff_bezos/</text:p>
          </table:table-cell>
          <table:table-cell office:value-type="string">
            <text:p>2022-01-31</text:p>
          </table:table-cell>
          <table:table-cell office:value-type="string">
            <text:p>u/throwawaylurker013</text:p>
          </table:table-cell>
          <table:table-cell office:value-type="string">
            <text:p>The Big Mall Short #6: Amazon and How Jeff Bezos Helped Main Street America to Shoot Itself in the Dick</text:p>
          </table:table-cell>
          <table:table-cell table:number-columns-repeated="3"/>
        </table:table-row>
        <table:table-row table:style-name="ro1">
          <table:table-cell office:value-type="string">
            <text:p>https://www.reddit.com/r/Superstonk/comments/slo0q1/negative_cost_to_borrow_just_like_sears_krispy/</text:p>
          </table:table-cell>
          <table:table-cell office:value-type="string">
            <text:p>2022-02-05</text:p>
          </table:table-cell>
          <table:table-cell office:value-type="string">
            <text:p>u/throwawaylurker013</text:p>
          </table:table-cell>
          <table:table-cell office:value-type="string">
            <text:p>Negative Cost to Borrow: Just like Sears &amp; Krispy Kreme, u/Tartooth's find hasn't been just for GME</text:p>
          </table:table-cell>
          <table:table-cell table:number-columns-repeated="3"/>
        </table:table-row>
        <table:table-row table:style-name="ro1">
          <table:table-cell office:value-type="string">
            <text:p>https://www.reddit.com/r/Superstonk/comments/t5br7k/the_big_mall_short_7_from_the_window_to_the/</text:p>
          </table:table-cell>
          <table:table-cell office:value-type="string">
            <text:p>2022-03-02</text:p>
          </table:table-cell>
          <table:table-cell office:value-type="string">
            <text:p>u/throwawaylurker013</text:p>
          </table:table-cell>
          <table:table-cell office:value-type="string">
            <text:p>The Big Mall Short #7: From the Window to the Walmart, till the Sweat drips down my Ballmart</text:p>
          </table:table-cell>
          <table:table-cell table:number-columns-repeated="3"/>
        </table:table-row>
        <table:table-row table:style-name="ro1">
          <table:table-cell office:value-type="string">
            <text:p>https://www.reddit.com/r/Superstonk/comments/tdmhbj/the_big_mall_short_8_indiana_jones_the_ol/</text:p>
          </table:table-cell>
          <table:table-cell office:value-type="string">
            <text:p>2022-03-14</text:p>
          </table:table-cell>
          <table:table-cell office:value-type="string">
            <text:p>u/throwawaylurker013</text:p>
          </table:table-cell>
          <table:table-cell office:value-type="string">
            <text:p>The Big Mall Short #8: Indiana Jones &amp;amp; The Ol’ Doubly-Defeasin’ Treasury-Tumblin’ Collateral-Crisscrossin’ Security-Switcheroo</text:p>
          </table:table-cell>
          <table:table-cell table:number-columns-repeated="3"/>
        </table:table-row>
        <table:table-row table:style-name="ro1">
          <table:table-cell office:value-type="string">
            <text:p>https://www.reddit.com/r/Superstonk/comments/tg6x8b/cnbc_melissa_lee_lied_about_naked_shorts_yeah_2x/</text:p>
          </table:table-cell>
          <table:table-cell office:value-type="string">
            <text:p>2022-03-17</text:p>
          </table:table-cell>
          <table:table-cell office:value-type="string">
            <text:p>u/throwawaylurker013</text:p>
          </table:table-cell>
          <table:table-cell office:value-type="string">
            <text:p>CNBC &amp; Melissa Lee lied about naked shorts (Yeah!) 2x: It's not just for when a stock dies, but when it's born. When greenshoe options aren't enough for underwriters, naked shorts get weaponized during IPOs.</text:p>
          </table:table-cell>
          <table:table-cell table:number-columns-repeated="3"/>
        </table:table-row>
        <table:table-row table:style-name="ro1">
          <table:table-cell office:value-type="string">
            <text:p>https://www.reddit.com/r/Superstonk/comments/woci4c/til_that_the_panic_of_1901_the_1st_stock_market/</text:p>
          </table:table-cell>
          <table:table-cell office:value-type="string">
            <text:p>2022-08-14</text:p>
          </table:table-cell>
          <table:table-cell office:value-type="string">
            <text:p>u/throwawaylurker013</text:p>
          </table:table-cell>
          <table:table-cell office:value-type="string">
            <text:p>TIL that the Panic of 1901, the 1st stock market crash of the 20th century and 1st ever on the NYSE, was effectively caused by a short squeeze (Northern Pacific). </text:p>
          </table:table-cell>
          <table:table-cell table:number-columns-repeated="3"/>
        </table:table-row>
        <table:table-row table:style-name="ro1">
          <table:table-cell office:value-type="string">
            <text:p>https://www.reddit.com/r/Superstonk/comments/xtyapl/the_big_mall_short_9_check_your_phone_chapter_1/</text:p>
          </table:table-cell>
          <table:table-cell office:value-type="string">
            <text:p>2022-10-02</text:p>
          </table:table-cell>
          <table:table-cell office:value-type="string">
            <text:p>u/throwawaylurker013</text:p>
          </table:table-cell>
          <table:table-cell office:value-type="string">
            <text:p>The Big Mall Short #9: Check. Your. Phone. Chapter 1</text:p>
          </table:table-cell>
          <table:table-cell table:number-columns-repeated="3"/>
        </table:table-row>
        <table:table-row table:style-name="ro1">
          <table:table-cell office:value-type="string">
            <text:p>https://www.reddit.com/r/Superstonk/comments/10es0pc/the_big_mall_short_10_on_ventriloquism_and_the/</text:p>
          </table:table-cell>
          <table:table-cell office:value-type="string">
            <text:p>2023-01-18</text:p>
          </table:table-cell>
          <table:table-cell office:value-type="string">
            <text:p>u/throwawaylurker013</text:p>
          </table:table-cell>
          <table:table-cell office:value-type="string">
            <text:p>The Big Mall Short #10: On Ventriloquism and the Unbearable Lightness of Brian Sozzi &amp;amp; Jim Cramer's "Where, Memesters, is Everyone?" Epistemological Bullshit</text:p>
          </table:table-cell>
          <table:table-cell table:number-columns-repeated="3"/>
        </table:table-row>
        <table:table-row table:style-name="ro1">
          <table:table-cell office:value-type="string">
            <text:p>https://www.reddit.com/r/Superstonk/comments/14jma7o/the_big_mall_short_11_the_gamestop_loans/</text:p>
          </table:table-cell>
          <table:table-cell office:value-type="string">
            <text:p>2023-06-26</text:p>
          </table:table-cell>
          <table:table-cell office:value-type="string">
            <text:p>u/throwawaylurker013</text:p>
          </table:table-cell>
          <table:table-cell office:value-type="string">
            <text:p>The Big Mall Short #11: The GameStop Loans &amp; Morningstar's "How Many More Lives?" GME Mythbuilding Part I</text:p>
          </table:table-cell>
          <table:table-cell table:number-columns-repeated="3"/>
        </table:table-row>
        <table:table-row table:style-name="ro1">
          <table:table-cell office:value-type="string">
            <text:p>https://www.reddit.com/r/Superstonk/comments/14jn26g/the_big_mall_short_12_the_gamestop_loans/</text:p>
          </table:table-cell>
          <table:table-cell office:value-type="string">
            <text:p>2023-06-26</text:p>
          </table:table-cell>
          <table:table-cell office:value-type="string">
            <text:p>u/throwawaylurker013</text:p>
          </table:table-cell>
          <table:table-cell office:value-type="string">
            <text:p>The Big Mall Short #12: The GameStop Loans &amp; Morningstar's "How Many More Lives?" GME Mythbuilding Part II</text:p>
          </table:table-cell>
          <table:table-cell table:number-columns-repeated="3"/>
        </table:table-row>
        <table:table-row table:style-name="ro1">
          <table:table-cell office:value-type="string">
            <text:p>https://www.reddit.com/r/Superstonk/comments/14m2r3l/research_journal_may_2023_on_turning_the_buy/</text:p>
          </table:table-cell>
          <table:table-cell office:value-type="string">
            <text:p>2023-06-29</text:p>
          </table:table-cell>
          <table:table-cell office:value-type="string">
            <text:p>u/throwawaylurker013</text:p>
          </table:table-cell>
          <table:table-cell office:value-type="string">
            <text:p>RESEARCH JOURNAL (May 2023) on turning the buy button off: "GameStopped: How Robinhood’s GameStop Trading Halt Reveals the Complexities of Retail Investor Protection"</text:p>
          </table:table-cell>
          <table:table-cell table:number-columns-repeated="3"/>
        </table:table-row>
        <table:table-row table:style-name="ro1">
          <table:table-cell office:value-type="string">
            <text:p>https://www.reddit.com/r/DDintoGME/comments/p047n6/virtu_an_early_history_pt_1/</text:p>
          </table:table-cell>
          <table:table-cell office:value-type="string">
            <text:p>2021-08-07</text:p>
          </table:table-cell>
          <table:table-cell office:value-type="string">
            <text:p>u/throwawaylurker014</text:p>
          </table:table-cell>
          <table:table-cell office:value-type="string">
            <text:p>Virtu: An Early History Pt. 1</text:p>
          </table:table-cell>
          <table:table-cell table:number-columns-repeated="3"/>
        </table:table-row>
        <table:table-row table:style-name="ro1">
          <table:table-cell office:value-type="string">
            <text:p>https://www.reddit.com/r/DDintoGME/comments/p0n1sy/virtu_palm_beach_better_have_my_money_q_what_is/</text:p>
          </table:table-cell>
          <table:table-cell office:value-type="string">
            <text:p>2021-08-08</text:p>
          </table:table-cell>
          <table:table-cell office:value-type="string">
            <text:p>u/throwawaylurker014</text:p>
          </table:table-cell>
          <table:table-cell office:value-type="string">
            <text:p>Virtu: Palm Beach Better Have My Money | Q: What is "Wall Street South", the new go-to spot for many MM/hedge fund firms? </text:p>
          </table:table-cell>
          <table:table-cell table:number-columns-repeated="3"/>
        </table:table-row>
        <table:table-row table:style-name="ro1">
          <table:table-cell office:value-type="string">
            <text:p>https://www.reddit.com/r/Superstonk/comments/rky2kf/platos_cave_pt_2_an_attempt_to_address_loose_ends/</text:p>
          </table:table-cell>
          <table:table-cell office:value-type="string">
            <text:p>2021-12-20</text:p>
          </table:table-cell>
          <table:table-cell office:value-type="string">
            <text:p>u/throwawaylurker014</text:p>
          </table:table-cell>
          <table:table-cell office:value-type="string">
            <text:p>Plato's Cave Pt. 2: An Attempt to Address Loose Ends Between CFTC's SEFs, 563 T in Swaps, Revisiting the Dec. 15th "Skyscraper Glitch" &amp; Mar. 12th GME-Adjacent Spike, and Atomic Swaps</text:p>
          </table:table-cell>
          <table:table-cell table:number-columns-repeated="3"/>
        </table:table-row>
        <table:table-row table:style-name="ro1">
          <table:table-cell office:value-type="string">
            <text:p>https://www.reddit.com/r/Superstonk/comments/sudwy9/the_irish_goodbye_pt_1_icavs_or_how_a_total/</text:p>
          </table:table-cell>
          <table:table-cell office:value-type="string">
            <text:p>2022-02-16</text:p>
          </table:table-cell>
          <table:table-cell office:value-type="string">
            <text:p>u/throwawaylurker014</text:p>
          </table:table-cell>
          <table:table-cell office:value-type="string">
            <text:p>The Irish Goodbye Pt. 1: ICAVs, or How a Total Return Swap walked out the back door and into Ireland</text:p>
          </table:table-cell>
          <table:table-cell table:number-columns-repeated="3"/>
        </table:table-row>
        <table:table-row table:style-name="ro1">
          <table:table-cell office:value-type="string">
            <text:p>https://www.reddit.com/r/Superstonk/comments/sxhfxb/suisse_secrets_official_occrp_hub_to_credit/</text:p>
          </table:table-cell>
          <table:table-cell office:value-type="string">
            <text:p>2022-02-20</text:p>
          </table:table-cell>
          <table:table-cell office:value-type="string">
            <text:p>u/throwawaylurker014</text:p>
          </table:table-cell>
          <table:table-cell office:value-type="string">
            <text:p>Suisse Secrets: Official OCCRP Hub to Credit Suisse's Organized Crime Links</text:p>
          </table:table-cell>
          <table:table-cell table:number-columns-repeated="3"/>
        </table:table-row>
        <table:table-row table:style-name="ro1">
          <table:table-cell office:value-type="string">
            <text:p>https://www.reddit.com/r/Superstonk/comments/sxzk3n/blame_normalcy_bias_psychologys_explanation_why/</text:p>
          </table:table-cell>
          <table:table-cell office:value-type="string">
            <text:p>2022-02-21</text:p>
          </table:table-cell>
          <table:table-cell office:value-type="string">
            <text:p>u/throwawaylurker014</text:p>
          </table:table-cell>
          <table:table-cell office:value-type="string">
            <text:p>Blame Normalcy Bias: Psychology's Explanation Why No One Might Believe Superstonkers</text:p>
          </table:table-cell>
          <table:table-cell table:number-columns-repeated="3"/>
        </table:table-row>
        <table:table-row table:style-name="ro1">
          <table:table-cell office:value-type="string">
            <text:p>https://www.reddit.com/r/Superstonk/comments/sy9u5v/the_irish_goodbye_pt_2_quilters_queeftastic_qualm/</text:p>
          </table:table-cell>
          <table:table-cell office:value-type="string">
            <text:p>2022-02-21</text:p>
          </table:table-cell>
          <table:table-cell office:value-type="string">
            <text:p>u/throwawaylurker014</text:p>
          </table:table-cell>
          <table:table-cell office:value-type="string">
            <text:p>The Irish Goodbye: Pt. 2 Quilter’s Queeftastic Qualm with GME</text:p>
          </table:table-cell>
          <table:table-cell table:number-columns-repeated="3"/>
        </table:table-row>
        <table:table-row table:style-name="ro1">
          <table:table-cell office:value-type="string">
            <text:p>https://www.reddit.com/r/Superstonk/comments/t35rdi/sovereign_debts_ransom_notes_pt_1_the_importance/</text:p>
          </table:table-cell>
          <table:table-cell office:value-type="string">
            <text:p>2022-02-27</text:p>
          </table:table-cell>
          <table:table-cell office:value-type="string">
            <text:p>u/throwawaylurker014</text:p>
          </table:table-cell>
          <table:table-cell office:value-type="string">
            <text:p>Sovereign Debts &amp; Ransom Notes: Pt. 1 The Importance of Being Non-Linearly Destabilized through Sovereign Credit Default Swaps</text:p>
          </table:table-cell>
          <table:table-cell table:number-columns-repeated="3"/>
        </table:table-row>
        <table:table-row table:style-name="ro1">
          <table:table-cell office:value-type="string">
            <text:p>https://www.reddit.com/r/DDintoGME/comments/tps9n1/sovereign_debts_ransom_notes_pt_2_elliot/</text:p>
          </table:table-cell>
          <table:table-cell office:value-type="string">
            <text:p>2022-03-27</text:p>
          </table:table-cell>
          <table:table-cell office:value-type="string">
            <text:p>u/throwawaylurker014</text:p>
          </table:table-cell>
          <table:table-cell office:value-type="string">
            <text:p>Sovereign Debts &amp; Ransom Notes: Pt. 2 Elliot Management and the Damocles Sword Hanging over the World </text:p>
          </table:table-cell>
          <table:table-cell table:number-columns-repeated="3"/>
        </table:table-row>
        <table:table-row table:style-name="ro1">
          <table:table-cell office:value-type="string">
            <text:p>https://www.reddit.com/r/Superstonk/comments/u5ywdi/is_there_something_in_the_boston_water_1st_state/</text:p>
          </table:table-cell>
          <table:table-cell office:value-type="string">
            <text:p>2022-04-17</text:p>
          </table:table-cell>
          <table:table-cell office:value-type="string">
            <text:p>u/throwawaylurker014</text:p>
          </table:table-cell>
          <table:table-cell office:value-type="string">
            <text:p>Is there something in the Boston water? 1st State Street's XRT, then BCG, now meet Boston Partners! Their Long/Short Fund was short GME back in Sept. 2021. </text:p>
          </table:table-cell>
          <table:table-cell table:number-columns-repeated="3"/>
        </table:table-row>
        <table:table-row table:style-name="ro1">
          <table:table-cell office:value-type="string">
            <text:p>https://www.reddit.com/r/Superstonk/comments/vzvfln/alices_hallway_pt_1_introducing_corridorvariance/</text:p>
          </table:table-cell>
          <table:table-cell office:value-type="string">
            <text:p>2022-07-15</text:p>
          </table:table-cell>
          <table:table-cell office:value-type="string">
            <text:p>u/throwawaylurker014</text:p>
          </table:table-cell>
          <table:table-cell office:value-type="string">
            <text:p>Alice’s Hallway: Pt. 1 Introducing Corridor-Variance Swaps, and how SHFs might be able to cash out when the floor is lava (but so is the ceiling)... </text:p>
          </table:table-cell>
          <table:table-cell table:number-columns-repeated="3"/>
        </table:table-row>
        <table:table-row table:style-name="ro1">
          <table:table-cell office:value-type="string">
            <text:p>https://www.reddit.com/r/Superstonk/comments/ye9lqv/fidelity_halloween_costume_be_damneddont_forget/</text:p>
          </table:table-cell>
          <table:table-cell office:value-type="string">
            <text:p>2022-10-26</text:p>
          </table:table-cell>
          <table:table-cell office:value-type="string">
            <text:p>u/throwawaylurker014</text:p>
          </table:table-cell>
          <table:table-cell office:value-type="string">
            <text:p>Fidelity Halloween costume be damned....don't forget that Fidelity's head of quant research is Gil Haddad, ex-Point 72 (Stevie Cohen) and uses "behavioral science" research based on Fidelity's internal datasets </text:p>
          </table:table-cell>
          <table:table-cell table:number-columns-repeated="3"/>
        </table:table-row>
        <table:table-row table:style-name="ro1">
          <table:table-cell office:value-type="string">
            <text:p>https://www.reddit.com/r/Superstonk/comments/10a93kt/the_physics_of_moass_pt_1_being_frank_reynolds/</text:p>
          </table:table-cell>
          <table:table-cell office:value-type="string">
            <text:p>2023-01-12</text:p>
          </table:table-cell>
          <table:table-cell office:value-type="string">
            <text:p>u/throwawaylurker014</text:p>
          </table:table-cell>
          <table:table-cell office:value-type="string">
            <text:p>The Physics of MOASS Pt. 1: Being Frank, Reynolds Numbers Be Up in your Mayo, Shampoo &amp; GME</text:p>
          </table:table-cell>
          <table:table-cell table:number-columns-repeated="3"/>
        </table:table-row>
        <table:table-row table:style-name="ro1">
          <table:table-cell office:value-type="string">
            <text:p>https://www.reddit.com/r/Superstonk/comments/11xt6zs/everything_everywhere_all_at_once_the_citadel_big/</text:p>
          </table:table-cell>
          <table:table-cell office:value-type="string">
            <text:p>2023-03-21</text:p>
          </table:table-cell>
          <table:table-cell office:value-type="string">
            <text:p>u/throwawaylurker014</text:p>
          </table:table-cell>
          <table:table-cell office:value-type="string">
            <text:p>Everything Everywhere All At Once: The Citadel Big 3 and how Citadel’s sphere of influence has its fingers stuck not just in the stock market, but the municipal/bond market and sovereign debt/sovereign debt credit default swaps to dangerous degree </text:p>
          </table:table-cell>
          <table:table-cell table:number-columns-repeated="3"/>
        </table:table-row>
        <table:table-row table:style-name="ro1">
          <table:table-cell office:value-type="string">
            <text:p>https://www.reddit.com/r/Superstonk/comments/13nbk9b/how_did_we_miss_this_could_this_be_why_rrp/</text:p>
          </table:table-cell>
          <table:table-cell office:value-type="string">
            <text:p>2023-05-20</text:p>
          </table:table-cell>
          <table:table-cell office:value-type="string">
            <text:p>u/throwawaylurker014</text:p>
          </table:table-cell>
          <table:table-cell office:value-type="string">
            <text:p>How did we miss this &amp; could this be why RRP stopped growing? Franklin Templeton, a "$1.4T financial giant", made a blockchain-based Money Market Fund (MMF) weeks ago. However, its biggest holdings aren't treasuries, but Federal Home Loan Bank (FHLB), a big liquidity tap by big banks &amp; regionals... </text:p>
          </table:table-cell>
          <table:table-cell table:number-columns-repeated="3"/>
        </table:table-row>
        <table:table-row table:style-name="ro1">
          <table:table-cell office:value-type="string">
            <text:p>https://www.reddit.com/r/Superstonk/comments/147s9d6/c_n_b_c_financial_terrorists_idiots_false_oracles/</text:p>
          </table:table-cell>
          <table:table-cell office:value-type="string">
            <text:p>2023-06-12</text:p>
          </table:table-cell>
          <table:table-cell office:value-type="string">
            <text:p>u/throwawaylurker014</text:p>
          </table:table-cell>
          <table:table-cell office:value-type="string">
            <text:p>C N B C : Financial Terrorists, Idiots, False Oracles of Delphi, All of the Above? How These Clowns Use Their Bullhorn to Burn the Market and Mom-and-Pop Investors (and Not Just Ryan Cohen Documentaries &amp; GME Stockholders)</text:p>
          </table:table-cell>
          <table:table-cell table:number-columns-repeated="3"/>
        </table:table-row>
        <table:table-row table:style-name="ro1">
          <table:table-cell office:value-type="string">
            <text:p>https://www.reddit.com/r/Superstonk/comments/tbdkgp/taste_the_rainbow/</text:p>
          </table:table-cell>
          <table:table-cell office:value-type="string">
            <text:p>2022-03-10</text:p>
          </table:table-cell>
          <table:table-cell office:value-type="string">
            <text:p>u/TiberiusWoodwind</text:p>
          </table:table-cell>
          <table:table-cell office:value-type="string">
            <text:p>Taste the Rainbow</text:p>
          </table:table-cell>
          <table:table-cell table:number-columns-repeated="3"/>
        </table:table-row>
        <table:table-row table:style-name="ro1">
          <table:table-cell office:value-type="string">
            <text:p>https://www.reddit.com/r/Superstonk/comments/vlren4/taste_the_rainbow_cloudy_with_a_chance_of/</text:p>
          </table:table-cell>
          <table:table-cell office:value-type="string">
            <text:p>2022-06-27</text:p>
          </table:table-cell>
          <table:table-cell office:value-type="string">
            <text:p>u/TiberiusWoodwind</text:p>
          </table:table-cell>
          <table:table-cell office:value-type="string">
            <text:p>Taste the Rainbow - Cloudy with a Chance of Margeballs </text:p>
          </table:table-cell>
          <table:table-cell table:number-columns-repeated="3"/>
        </table:table-row>
        <table:table-row table:style-name="ro1">
          <table:table-cell office:value-type="string">
            <text:p>https://www.reddit.com/r/Superstonk/comments/w8ggff/taste_the_rainbow_prehistoric/</text:p>
          </table:table-cell>
          <table:table-cell office:value-type="string">
            <text:p>2022-07-26</text:p>
          </table:table-cell>
          <table:table-cell office:value-type="string">
            <text:p>u/TiberiusWoodwind</text:p>
          </table:table-cell>
          <table:table-cell office:value-type="string">
            <text:p>Taste the Rainbow – Prehistoric</text:p>
          </table:table-cell>
          <table:table-cell table:number-columns-repeated="3"/>
        </table:table-row>
        <table:table-row table:style-name="ro1">
          <table:table-cell office:value-type="string">
            <text:p>https://www.reddit.com/r/wallstreetbets/comments/kz7ygv/gme_dd_one_dd_to_rule_them_one_dd_to_find_them/</text:p>
          </table:table-cell>
          <table:table-cell office:value-type="string">
            <text:p>2021-01-17</text:p>
          </table:table-cell>
          <table:table-cell office:value-type="string">
            <text:p>u/TitusSupremus</text:p>
          </table:table-cell>
          <table:table-cell office:value-type="string">
            <text:p>(GME DD) One DD to rule them. One DD to find them. One DD to to bring them all and in the darkness bind them.</text:p>
          </table:table-cell>
          <table:table-cell table:number-columns-repeated="3"/>
        </table:table-row>
        <table:table-row table:style-name="ro1">
          <table:table-cell office:value-type="string">
            <text:p>https://www.reddit.com/r/GME/comments/t3jh2q/citadel_has_released_their_2021_financial/</text:p>
          </table:table-cell>
          <table:table-cell office:value-type="string">
            <text:p>2022-02-28</text:p>
          </table:table-cell>
          <table:table-cell office:value-type="string">
            <text:p>u/travis_b13</text:p>
          </table:table-cell>
          <table:table-cell office:value-type="string">
            <text:p>Citadel has released their 2021 Financial Statements</text:p>
          </table:table-cell>
          <table:table-cell table:number-columns-repeated="3"/>
        </table:table-row>
        <table:table-row table:style-name="ro1">
          <table:table-cell office:value-type="string">
            <text:p>https://www.reddit.com/r/Superstonk/comments/ulxwar/gme_is_the_dont_look_up_of_the_financial_world/</text:p>
          </table:table-cell>
          <table:table-cell office:value-type="string">
            <text:p>2022-05-09</text:p>
          </table:table-cell>
          <table:table-cell office:value-type="string">
            <text:p>u/travis_b13</text:p>
          </table:table-cell>
          <table:table-cell office:value-type="string">
            <text:p>GME is the 'Don't Look Up' of the financial world.</text:p>
          </table:table-cell>
          <table:table-cell table:number-columns-repeated="3"/>
        </table:table-row>
        <table:table-row table:style-name="ro1">
          <table:table-cell office:value-type="string">
            <text:p>https://www.reddit.com/r/Superstonk/comments/vnmikh/dear_reddit_please_read_this_to_learn_about/</text:p>
          </table:table-cell>
          <table:table-cell office:value-type="string">
            <text:p>2022-06-29</text:p>
          </table:table-cell>
          <table:table-cell office:value-type="string">
            <text:p>u/travis_b13</text:p>
          </table:table-cell>
          <table:table-cell office:value-type="string">
            <text:p>Dear Reddit, please read this to learn about r/Superstonk and the true GameStop story.</text:p>
          </table:table-cell>
          <table:table-cell table:number-columns-repeated="3"/>
        </table:table-row>
        <table:table-row table:style-name="ro1">
          <table:table-cell office:value-type="string">
            <text:p><text:a xlink:href="https://www/">https://www</text:a>.reddit.com/r/Superstonk/comments/yf8nxr/um_apes_the_final_number_is_in_for_shares_shorted/</text:p>
          </table:table-cell>
          <table:table-cell office:value-type="string">
            <text:p>2022-10-28</text:p>
          </table:table-cell>
          <table:table-cell office:value-type="string">
            <text:p>u/travis_b13</text:p>
          </table:table-cell>
          <table:table-cell office:value-type="string">
            <text:p>Um... Apes... The final number is in for shares shorted today from Ortex. It's 115.52M. Excluding Institutions/Mutual Funds/ETFs, that leaves 6.1M shares over-shorted that will need to be purchased from DRS'd shares. We're in the endgame now.</text:p>
          </table:table-cell>
          <table:table-cell table:number-columns-repeated="3"/>
        </table:table-row>
        <table:table-row table:style-name="ro1">
          <table:table-cell office:value-type="string">
            <text:p>https://www.reddit.com/r/Superstonk/comments/ykg1j1/shorts_r_so_fuk_im_highly_regarded_in_my_field_im/</text:p>
          </table:table-cell>
          <table:table-cell office:value-type="string">
            <text:p>2022-11-02</text:p>
          </table:table-cell>
          <table:table-cell office:value-type="string">
            <text:p>u/travis_b13</text:p>
          </table:table-cell>
          <table:table-cell office:value-type="string">
            <text:p>Shorts R so Fuk. I'm highly regarded in my field. I'm an accountant and I took the time to break down the Archegos swap data for everyone, and put it into Excel for everyone to see. Come on in to get some analysis of the data.</text:p>
          </table:table-cell>
          <table:table-cell table:number-columns-repeated="3"/>
        </table:table-row>
        <table:table-row table:style-name="ro1">
          <table:table-cell office:value-type="string">
            <text:p>https://www.reddit.com/r/Superstonk/comments/movevb/dance_of_darkness_the_sec_and_dark_pools/</text:p>
          </table:table-cell>
          <table:table-cell office:value-type="string">
            <text:p>2021-04-11</text:p>
          </table:table-cell>
          <table:table-cell office:value-type="string">
            <text:p>u/umu68</text:p>
          </table:table-cell>
          <table:table-cell office:value-type="string">
            <text:p>Dance of Darkness: The SEC and Dark Pools </text:p>
          </table:table-cell>
          <table:table-cell table:number-columns-repeated="3"/>
        </table:table-row>
        <table:table-row table:style-name="ro1">
          <table:table-cell office:value-type="string">
            <text:p>https://www.reddit.com/r/Superstonk/comments/n8lraz/25_reasons_why_gmes_shortinterest_is_high_a/</text:p>
          </table:table-cell>
          <table:table-cell office:value-type="string">
            <text:p>2021-05-09</text:p>
          </table:table-cell>
          <table:table-cell office:value-type="string">
            <text:p>u/uncleziggy</text:p>
          </table:table-cell>
          <table:table-cell office:value-type="string">
            <text:p>25 Reasons Why GME's Short-Interest is High</text:p>
          </table:table-cell>
          <table:table-cell table:number-columns-repeated="3"/>
        </table:table-row>
        <table:table-row table:style-name="ro1">
          <table:table-cell office:value-type="string">
            <text:p>https://www.reddit.com/r/Superstonk/comments/rzw5o8/loopring_has_superior_tech_and_a_superior/</text:p>
          </table:table-cell>
          <table:table-cell office:value-type="string">
            <text:p>2022-01-09</text:p>
          </table:table-cell>
          <table:table-cell office:value-type="string">
            <text:p>u/uncleziggy</text:p>
          </table:table-cell>
          <table:table-cell office:value-type="string">
            <text:p>Loopring has superior tech and a superior position that is poising them to help GameStop beat all competition -- a discussion why</text:p>
          </table:table-cell>
          <table:table-cell table:number-columns-repeated="3"/>
        </table:table-row>
        <table:table-row table:style-name="ro1">
          <table:table-cell office:value-type="string">
            <text:p>https://www.reddit.com/r/Superstonk/comments/t9lxkw/theory_ryan_cohen_purchased_bbby_options_because/</text:p>
          </table:table-cell>
          <table:table-cell office:value-type="string">
            <text:p>2022-03-08</text:p>
          </table:table-cell>
          <table:table-cell office:value-type="string">
            <text:p>u/uncleziggy</text:p>
          </table:table-cell>
          <table:table-cell office:value-type="string">
            <text:p>Theory: Ryan Cohen purchased BBBY + options because he knows GME will squeeze BBBY</text:p>
          </table:table-cell>
          <table:table-cell table:number-columns-repeated="3"/>
        </table:table-row>
        <table:table-row table:style-name="ro1">
          <table:table-cell office:value-type="string">
            <text:p>https://www.reddit.com/r/Superstonk/comments/uazxkv/a_lot_of_you_missed_this_robbies_update_on_imx/</text:p>
          </table:table-cell>
          <table:table-cell office:value-type="string">
            <text:p>2022-04-24</text:p>
          </table:table-cell>
          <table:table-cell office:value-type="string">
            <text:p>u/uncleziggy</text:p>
          </table:table-cell>
          <table:table-cell office:value-type="string">
            <text:p>A lot of you missed this... Robbie's update on IMX and GameStop's NFT marketplace</text:p>
          </table:table-cell>
          <table:table-cell table:number-columns-repeated="3"/>
        </table:table-row>
        <table:table-row table:style-name="ro1">
          <table:table-cell office:value-type="string">
            <text:p>https://www.reddit.com/r/Superstonk/comments/o81w2t/overvoting_prevention_exposed_part_2/</text:p>
          </table:table-cell>
          <table:table-cell office:value-type="string">
            <text:p>2021-03-28</text:p>
          </table:table-cell>
          <table:table-cell office:value-type="string">
            <text:p>u/Unowned-Instruction</text:p>
          </table:table-cell>
          <table:table-cell office:value-type="string">
            <text:p>Thesis: SI is Upwards of 2000%, GME is a $100 Trillion Bubble, and DTCC is Attempting to <text:s/>Crash the Entire Market to Socialize Losses</text:p>
          </table:table-cell>
          <table:table-cell table:number-columns-repeated="3"/>
        </table:table-row>
        <table:table-row table:style-name="ro1">
          <table:table-cell office:value-type="string">
            <text:p>https://www.reddit.com/r/Superstonk/comments/n5me5g/the_mother_of_all_wedges_an_endgame_dd_technical/</text:p>
          </table:table-cell>
          <table:table-cell office:value-type="string">
            <text:p>2021-05-05</text:p>
          </table:table-cell>
          <table:table-cell office:value-type="string">
            <text:p>u/WardenElite</text:p>
          </table:table-cell>
          <table:table-cell office:value-type="string">
            <text:p>THE MOTHER OF ALL WEDGES: AN ENDGAME DD. Technical and Fundamental Analysis with Warden. Where we are now, where we are headed. When might the MOASS begin?</text:p>
          </table:table-cell>
          <table:table-cell table:number-columns-repeated="3"/>
        </table:table-row>
        <table:table-row table:style-name="ro1">
          <table:table-cell office:value-type="string">
            <text:p>https://www.reddit.com/r/Superstonk/comments/ooab8t/posting_here_now_that_i_meet_karma_req_the_game/</text:p>
          </table:table-cell>
          <table:table-cell office:value-type="string">
            <text:p>2021-07-20</text:p>
          </table:table-cell>
          <table:table-cell office:value-type="string">
            <text:p>u/WelcomeToSilentChill</text:p>
          </table:table-cell>
          <table:table-cell office:value-type="string">
            <text:p>Posting Here Now That I Meet Karma Req - The Game We Play: Gambling With Giants, The Myth of the Margin Call, and Why Dates Disappoint</text:p>
          </table:table-cell>
          <table:table-cell table:number-columns-repeated="3"/>
        </table:table-row>
        <table:table-row table:style-name="ro1">
          <table:table-cell office:value-type="string">
            <text:p><text:a xlink:href="https://www/">https://www</text:a>.reddit.com/r/Superstonk/comments/tmvd3a/boston_consultants_group_offered_me_16000_not_to/</text:p>
          </table:table-cell>
          <table:table-cell office:value-type="string">
            <text:p>2022-03-24</text:p>
          </table:table-cell>
          <table:table-cell office:value-type="string">
            <text:p>u/welp007</text:p>
          </table:table-cell>
          <table:table-cell office:value-type="string">
            <text:p>Boston Consultants Group offered me $16,000 not to talk. "A non-disclosure agreement that made me uncomfortable. Originally when I was hired it covered BCG’s intellectual property and client identities, this agreement on the way out the door to hush me up went much further." </text:p>
          </table:table-cell>
          <table:table-cell table:number-columns-repeated="3"/>
        </table:table-row>
        <table:table-row table:style-name="ro1">
          <table:table-cell office:value-type="string">
            <text:p>https://www.reddit.com/r/Superstonk/comments/tyj89t/children_and_animals_must_be_protected_at_all/</text:p>
          </table:table-cell>
          <table:table-cell office:value-type="string">
            <text:p>2022-04-07</text:p>
          </table:table-cell>
          <table:table-cell office:value-type="string">
            <text:p>u/welp007</text:p>
          </table:table-cell>
          <table:table-cell office:value-type="string">
            <text:p>“Children and animals must be protected at all costs”. Boston Consulting Group is deeply rooted in the "corporate" education system. Janine Yass is on the board of the Center for Education Reform &amp; is married to Susquehanna’s Jeff Yass, a big funder of anti-public school groups across the country. </text:p>
          </table:table-cell>
          <table:table-cell table:number-columns-repeated="3"/>
        </table:table-row>
        <table:table-row table:style-name="ro1">
          <table:table-cell office:value-type="string">
            <text:p>https://www.reddit.com/r/Superstonk/comments/tz94v2/children_and_animals_must_be_protected_at_all/</text:p>
          </table:table-cell>
          <table:table-cell office:value-type="string">
            <text:p>2022-04-08</text:p>
          </table:table-cell>
          <table:table-cell office:value-type="string">
            <text:p>u/welp007</text:p>
          </table:table-cell>
          <table:table-cell office:value-type="string">
            <text:p>“Children and ANIMALS must be protected at all costs” Part 2: BCG Digital Ventures's core offering is technology to verify claims about low-carbon and responsible food production in an automated, continuous way, backed by granular &amp; immutable data, a mission to verify, incentivize, &amp; reward action </text:p>
          </table:table-cell>
          <table:table-cell table:number-columns-repeated="3"/>
        </table:table-row>
        <table:table-row table:style-name="ro1">
          <table:table-cell office:value-type="string">
            <text:p><text:a xlink:href="https://www/">https://www</text:a>.reddit.com/r/Superstonk/comments/u4bcim/bcg_gaming_connection_article_written_in_dec_2021/</text:p>
          </table:table-cell>
          <table:table-cell office:value-type="string">
            <text:p>2022-04-15</text:p>
          </table:table-cell>
          <table:table-cell office:value-type="string">
            <text:p>u/welp007</text:p>
          </table:table-cell>
          <table:table-cell office:value-type="string">
            <text:p>BCG GAMING CONNECTION. Article written in Dec 2021. It’s gone now. Way back machine has it. It is quite the work up on the future profitability, gamification of everything, even investing. They brought gamers in &amp; wanted to squeeze them through Robinhood, through the companies they support. 3 slides </text:p>
          </table:table-cell>
          <table:table-cell table:number-columns-repeated="3"/>
        </table:table-row>
        <table:table-row table:style-name="ro1">
          <table:table-cell office:value-type="string">
            <text:p>https://www.reddit.com/r/Superstonk/comments/pcyv8c/evergrande_group_hong_kong_the_122nd_largest/</text:p>
          </table:table-cell>
          <table:table-cell office:value-type="string">
            <text:p>2021-08-27</text:p>
          </table:table-cell>
          <table:table-cell office:value-type="string">
            <text:p>u/wetdirtkurt</text:p>
          </table:table-cell>
          <table:table-cell office:value-type="string">
            <text:p>Evergrande Group [Hong Kong], the 122nd largest group in the world by revenue in 2021 ($79.176 Billion USD), is on the brink of a liquidity crisis and the media is mostly silent. </text:p>
          </table:table-cell>
          <table:table-cell table:number-columns-repeated="3"/>
        </table:table-row>
        <table:table-row table:style-name="ro1">
          <table:table-cell office:value-type="string">
            <text:p>https://www.reddit.com/r/Superstonk/comments/r64fhd/an_article_about_the_fidelity_error_published_by/</text:p>
          </table:table-cell>
          <table:table-cell office:value-type="string">
            <text:p>2021-12-01</text:p>
          </table:table-cell>
          <table:table-cell office:value-type="string">
            <text:p>u/wetdirtkurt</text:p>
          </table:table-cell>
          <table:table-cell office:value-type="string">
            <text:p>An article about the Fidelity error published by Market Watch featured a tweet of mine. So I changed my name and made my profile picture a butthole. Went back to the article and voilà.</text:p>
          </table:table-cell>
          <table:table-cell table:number-columns-repeated="2"/>
          <table:table-cell office:value-type="string">
            <text:p>http://web.archive.org/web/*/https://www.reddit.com/r/Superstonk/comments/n5me5g/the_mother_of_all_wedges_an_endgame_dd_technical/</text:p>
          </table:table-cell>
        </table:table-row>
        <table:table-row table:style-name="ro1">
          <table:table-cell office:value-type="string">
            <text:p>https://www.reddit.com/r/Superstonk/comments/w9hwy9/mayo_man_lists_3_apartments_for_sale_in_chicago/</text:p>
          </table:table-cell>
          <table:table-cell office:value-type="string">
            <text:p>2022-07-27</text:p>
          </table:table-cell>
          <table:table-cell office:value-type="string">
            <text:p>u/wetdirtkurt</text:p>
          </table:table-cell>
          <table:table-cell office:value-type="string">
            <text:p>Mayo Man lists 3 apartments for sale in Chicago. Come take a look. </text:p>
          </table:table-cell>
          <table:table-cell table:number-columns-repeated="3"/>
        </table:table-row>
        <table:table-row table:style-name="ro1">
          <table:table-cell office:value-type="string">
            <text:p>https://www.reddit.com/r/Superstonk/comments/odsded/peekaboo_i_see_you_79m_hidden_shorts/</text:p>
          </table:table-cell>
          <table:table-cell office:value-type="string">
            <text:p>2021-07-04</text:p>
          </table:table-cell>
          <table:table-cell office:value-type="string">
            <text:p>u/WhatCanIMakeToday</text:p>
          </table:table-cell>
          <table:table-cell office:value-type="string">
            <text:p>Peek-a-boo! I see you 79M hidden shorts! </text:p>
          </table:table-cell>
          <table:table-cell table:number-columns-repeated="3"/>
        </table:table-row>
        <table:table-row table:style-name="ro1">
          <table:table-cell office:value-type="string">
            <text:p>https://www.reddit.com/r/Superstonk/comments/oenvoh/peekaboo_i_see_103m_hidden_shorts_part_deux/</text:p>
          </table:table-cell>
          <table:table-cell office:value-type="string">
            <text:p>2021-07-05</text:p>
          </table:table-cell>
          <table:table-cell office:value-type="string">
            <text:p>u/WhatCanIMakeToday</text:p>
          </table:table-cell>
          <table:table-cell office:value-type="string">
            <text:p>Peek-a-boo! I see 103M hidden shorts! (Part Deux) </text:p>
          </table:table-cell>
          <table:table-cell table:number-columns-repeated="3"/>
        </table:table-row>
        <table:table-row table:style-name="ro1">
          <table:table-cell office:value-type="string">
            <text:p>https://www.reddit.com/r/Superstonk/comments/prsk9n/why_direct_ownership_of_gme_at_computershare_is/</text:p>
          </table:table-cell>
          <table:table-cell office:value-type="string">
            <text:p>2021-09-20</text:p>
          </table:table-cell>
          <table:table-cell office:value-type="string">
            <text:p>u/zenquest</text:p>
          </table:table-cell>
          <table:table-cell office:value-type="string">
            <text:p>Why direct ownership of GME at Computershare is the most likely trigger and what's stopping </text:p>
          </table:table-cell>
          <table:table-cell table:number-columns-repeated="3"/>
        </table:table-row>
        <table:table-row table:style-name="ro1">
          <table:table-cell office:value-type="string">
            <text:p>http://web.archive.org/web/20211104232712/https://www.reddit.com/r/Superstonk/comments/qmtt6q/volatility_variance_dispersion_oh_my/</text:p>
          </table:table-cell>
          <table:table-cell office:value-type="string">
            <text:p>2021-11-04</text:p>
          </table:table-cell>
          <table:table-cell office:value-type="string">
            <text:p>u/zinko83</text:p>
          </table:table-cell>
          <table:table-cell office:value-type="string">
            <text:p>Volatility, Variance, Dispersion, Oh my!</text:p>
          </table:table-cell>
          <table:table-cell table:number-columns-repeated="3"/>
        </table:table-row>
        <table:table-row table:style-name="ro1" table:number-rows-repeated="1047691">
          <table:table-cell table:number-columns-repeated="7"/>
        </table:table-row>
        <table:table-row table:style-name="ro2">
          <table:table-cell table:number-columns-repeated="7"/>
        </table:table-row>
      </table:table>
      <table:database-ranges>
        <table:database-range table:target-range-address="Sheet1.A1:Sheet1.AMJ884" table:contains-header="false">
          <table:sort>
            <table:sort-by table:field-number="2" table:data-type="automatic"/>
            <table:sort-by table:field-number="1"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CA"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2-04">2023-12-04</text:date>, <text:time>15:41: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date>2023-12-04T15:41:35.77</dc:date>
    <dc:creator>a b</dc:creator>
    <meta:editing-duration>PT6M27S</meta:editing-duration>
    <meta:editing-cycles>3</meta:editing-cycles>
    <meta:document-statistic meta:table-count="1" meta:cell-count="3612" meta:object-count="0"/>
  </office:meta>
</office:document-meta>
</file>